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4618in"/>
    </style:style>
    <style:style style:name="co2" style:family="table-column">
      <style:table-column-properties fo:break-before="auto" style:column-width="1.1075in"/>
    </style:style>
    <style:style style:name="co3" style:family="table-column">
      <style:table-column-properties fo:break-before="auto" style:column-width="1.4189in"/>
    </style:style>
    <style:style style:name="co4" style:family="table-column">
      <style:table-column-properties fo:break-before="auto" style:column-width="1.8472in"/>
    </style:style>
    <style:style style:name="co5" style:family="table-column">
      <style:table-column-properties fo:break-before="auto" style:column-width="1.2898in"/>
    </style:style>
    <style:style style:name="co6" style:family="table-column">
      <style:table-column-properties fo:break-before="auto" style:column-width="1.5689in"/>
    </style:style>
    <style:style style:name="co7" style:family="table-column">
      <style:table-column-properties fo:break-before="auto" style:column-width="1.5902in"/>
    </style:style>
    <style:style style:name="co9" style:family="table-column">
      <style:table-column-properties fo:break-before="auto" style:column-width="0.65in"/>
    </style:style>
    <style:style style:name="co8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1.3654in"/>
    </style:style>
    <style:style style:name="co11" style:family="table-column">
      <style:table-column-properties fo:break-before="auto" style:column-width="1.3327in"/>
    </style:style>
    <style:style style:name="co12" style:family="table-column">
      <style:table-column-properties fo:break-before="auto" style:column-width="1.579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489in" fo:break-before="auto" style:use-optimal-row-height="true"/>
    </style:style>
    <style:style style:name="ro5" style:family="table-row">
      <style:table-row-properties style:row-height="0.329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0" style:family="table-cell" style:parent-style-name="Default">
      <style:table-cell-properties fo:background-color="#dee7e5" style:text-align-source="fix" style:repeat-content="false" fo:wrap-option="wrap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2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</style:style>
    <style:style style:name="ce24" style:family="table-cell" style:parent-style-name="Default">
      <style:table-cell-properties fo:background-color="#dee7e5" style:text-align-source="fix" style:repeat-content="false" fo:wrap-option="no-wrap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dee7e5" style:text-align-source="fix" style:repeat-content="false" fo:wrap-option="wrap" fo:border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dee7e5" style:text-align-source="fix" style:repeat-content="false" fo:border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32" style:family="table-cell" style:parent-style-name="Default">
      <style:table-cell-properties style:text-align-source="fix" style:repeat-content="false" fo:wrap-option="no-wrap" fo:border="0.74pt solid #000000" style:vertical-align="middle"/>
      <style:paragraph-properties fo:text-align="center" fo:margin-left="0in"/>
    </style:style>
    <style:style style:name="ce33" style:family="table-cell" style:parent-style-name="Default">
      <style:table-cell-properties fo:background-color="#dee7e5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7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dee7e5" style:text-align-source="fix" style:repeat-content="false" fo:wrap-option="wrap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</style:style>
    <style:style style:name="ce19" style:family="table-cell" style:parent-style-name="Default">
      <style:table-cell-properties fo:background-color="#dee7e5" style:text-align-source="fix" style:repeat-content="false" fo:wrap-option="no-wrap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dee7e5" style:text-align-source="fix" style:repeat-content="false" fo:wrap-option="wrap" fo:border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dee7e5" style:text-align-source="fix" style:repeat-content="false" fo:border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8" style:family="table-cell" style:parent-style-name="Default">
      <style:table-cell-properties style:text-align-source="fix" style:repeat-content="false" fo:wrap-option="no-wrap" fo:border="0.74pt solid #000000" style:vertical-align="middle"/>
      <style:paragraph-properties fo:text-align="center" fo:margin-left="0in"/>
    </style:style>
    <style:style style:name="ce38" style:family="table-cell" style:parent-style-name="Default">
      <style:table-cell-properties fo:background-color="#dee7e5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1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T3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bold" style:font-name-complex="Arial Unicode M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nlogn_costs_experiment_results" table:style-name="ta1"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16"/>
        <table:table-column table:style-name="co7" table:default-cell-style-name="ce16"/>
        <table:table-row table:style-name="ro1">
          <table:table-cell table:style-name="ce15" office:value-type="string" calcext:value-type="string">
            <text:p>Scheduler_Name</text:p>
          </table:table-cell>
          <table:table-cell table:style-name="ce15" office:value-type="string" calcext:value-type="string">
            <text:p>Num_Tasks</text:p>
          </table:table-cell>
          <table:table-cell table:style-name="ce15" office:value-type="string" calcext:value-type="string">
            <text:p>Num_Resources</text:p>
          </table:table-cell>
          <table:table-cell table:style-name="ce15" office:value-type="string" calcext:value-type="string">
            <text:p>Num_Selected_Resources</text:p>
          </table:table-cell>
          <table:table-cell table:style-name="ce15" office:value-type="string" calcext:value-type="string">
            <text:p>Makespan</text:p>
          </table:table-cell>
          <table:table-cell table:style-name="ce15" office:value-type="string" calcext:value-type="string">
            <text:p>Energy_Consumption</text:p>
          </table:table-cell>
          <table:table-cell table:style-name="ce15" office:value-type="string" calcext:value-type="string">
            <text:p>Training_Accuracy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426.4054105321" calcext:value-type="float">
            <text:p>4426.4054105321</text:p>
          </table:table-cell>
          <table:table-cell office:value-type="float" office:value="7465.45780301597" calcext:value-type="float">
            <text:p>7465.45780301597</text:p>
          </table:table-cell>
          <table:table-cell office:value-type="float" office:value="0.0108650210406772" calcext:value-type="float">
            <text:p>0.0108650210406772</text:p>
          </table:table-cell>
        </table:table-row>
        <table:table-row table:style-name="ro1">
          <table:table-cell office:value-type="string" calcext:value-type="string">
            <text:p>OLAR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743.83302287567" calcext:value-type="float">
            <text:p>1743.83302287567</text:p>
          </table:table-cell>
          <table:table-cell office:value-type="float" office:value="5544.94025665527" calcext:value-type="float">
            <text:p>5544.94025665527</text:p>
          </table:table-cell>
          <table:table-cell office:value-type="float" office:value="0.00753078149046699" calcext:value-type="float">
            <text:p>0.00753078149046699</text:p>
          </table:table-cell>
        </table:table-row>
        <table:table-row table:style-name="ro1">
          <table:table-cell office:value-type="string" calcext:value-type="string">
            <text:p>FedAECS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7428.6788507418" calcext:value-type="float">
            <text:p>37428.6788507418</text:p>
          </table:table-cell>
          <table:table-cell office:value-type="float" office:value="11977.1772322374" calcext:value-type="float">
            <text:p>11977.1772322374</text:p>
          </table:table-cell>
          <table:table-cell office:value-type="float" office:value="0.150198509345433" calcext:value-type="float">
            <text:p>0.150198509345433</text:p>
          </table:table-cell>
        </table:table-row>
        <table:table-row table:style-name="ro1">
          <table:table-cell table:style-name="ce17" office:value-type="string" calcext:value-type="string">
            <text:p>MC²MKP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533.94715802864" calcext:value-type="float">
            <text:p>8533.94715802864</text:p>
          </table:table-cell>
          <table:table-cell office:value-type="float" office:value="2860.79079413775" calcext:value-type="float">
            <text:p>2860.79079413775</text:p>
          </table:table-cell>
          <table:table-cell office:value-type="float" office:value="0.0000830636193854211" calcext:value-type="float">
            <text:p>8.30636193854211E-05</text:p>
          </table:table-cell>
        </table:table-row>
        <table:table-row table:style-name="ro1">
          <table:table-cell table:style-name="ce17" office:value-type="string" calcext:value-type="string">
            <text:p>MEC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743.83302287567" calcext:value-type="float">
            <text:p>1743.83302287567</text:p>
          </table:table-cell>
          <table:table-cell office:value-type="float" office:value="5544.94025665527" calcext:value-type="float">
            <text:p>5544.94025665527</text:p>
          </table:table-cell>
          <table:table-cell office:value-type="float" office:value="0.00753078149046699" calcext:value-type="float">
            <text:p>0.00753078149046699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533.94715802864" calcext:value-type="float">
            <text:p>8533.94715802864</text:p>
          </table:table-cell>
          <table:table-cell office:value-type="float" office:value="2860.79079413775" calcext:value-type="float">
            <text:p>2860.79079413775</text:p>
          </table:table-cell>
          <table:table-cell office:value-type="float" office:value="0.0000830636193854211" calcext:value-type="float">
            <text:p>8.30636193854211E-05</text:p>
          </table:table-cell>
        </table:table-row>
        <table:table-row table:style-name="ro1">
          <table:table-cell office:value-type="string" calcext:value-type="string">
            <text:p>OLAR</text:p>
          </table:table-cell>
          <table:table-cell office:value-type="float" office:value="1100" calcext:value-type="float">
            <text:p>11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961.16030113944" calcext:value-type="float">
            <text:p>1961.16030113944</text:p>
          </table:table-cell>
          <table:table-cell office:value-type="float" office:value="6220.7143016874" calcext:value-type="float">
            <text:p>6220.7143016874</text:p>
          </table:table-cell>
          <table:table-cell office:value-type="float" office:value="0.00841022012490324" calcext:value-type="float">
            <text:p>0.00841022012490324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float" office:value="1100" calcext:value-type="float">
            <text:p>11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968.5181425345" calcext:value-type="float">
            <text:p>4968.5181425345</text:p>
          </table:table-cell>
          <table:table-cell office:value-type="float" office:value="8378.42374013134" calcext:value-type="float">
            <text:p>8378.42374013134</text:p>
          </table:table-cell>
          <table:table-cell office:value-type="float" office:value="0.0121925610847745" calcext:value-type="float">
            <text:p>0.0121925610847745</text:p>
          </table:table-cell>
        </table:table-row>
        <table:table-row table:style-name="ro1">
          <table:table-cell office:value-type="string" calcext:value-type="string">
            <text:p>FedAECS</text:p>
          </table:table-cell>
          <table:table-cell office:value-type="float" office:value="1100" calcext:value-type="float">
            <text:p>1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1742.6623269306" calcext:value-type="float">
            <text:p>41742.6623269306</text:p>
          </table:table-cell>
          <table:table-cell office:value-type="float" office:value="13357.6519446178" calcext:value-type="float">
            <text:p>13357.6519446178</text:p>
          </table:table-cell>
          <table:table-cell office:value-type="float" office:value="0.166145003722697" calcext:value-type="float">
            <text:p>0.166145003722697</text:p>
          </table:table-cell>
        </table:table-row>
        <table:table-row table:style-name="ro1">
          <table:table-cell office:value-type="string" calcext:value-type="string">
            <text:p>MC²MKP</text:p>
          </table:table-cell>
          <table:table-cell office:value-type="float" office:value="1100" calcext:value-type="float">
            <text:p>11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558.98577630488" calcext:value-type="float">
            <text:p>9558.98577630488</text:p>
          </table:table-cell>
          <table:table-cell office:value-type="float" office:value="3192.10773219587" calcext:value-type="float">
            <text:p>3192.10773219587</text:p>
          </table:table-cell>
          <table:table-cell office:value-type="float" office:value="0.0000834615360428938" calcext:value-type="float">
            <text:p>8.34615360428938E-05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1100" calcext:value-type="float">
            <text:p>11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961.16030113944" calcext:value-type="float">
            <text:p>1961.16030113944</text:p>
          </table:table-cell>
          <table:table-cell office:value-type="float" office:value="6220.7143016874" calcext:value-type="float">
            <text:p>6220.7143016874</text:p>
          </table:table-cell>
          <table:table-cell office:value-type="float" office:value="0.00841022012490324" calcext:value-type="float">
            <text:p>0.00841022012490324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1100" calcext:value-type="float">
            <text:p>11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558.98577630488" calcext:value-type="float">
            <text:p>9558.98577630488</text:p>
          </table:table-cell>
          <table:table-cell office:value-type="float" office:value="3192.10773219587" calcext:value-type="float">
            <text:p>3192.10773219587</text:p>
          </table:table-cell>
          <table:table-cell office:value-type="float" office:value="0.0000834615360428938" calcext:value-type="float">
            <text:p>8.34615360428938E-05</text:p>
          </table:table-cell>
        </table:table-row>
        <table:table-row table:style-name="ro1">
          <table:table-cell office:value-type="string" calcext:value-type="string">
            <text:p>OLAR</text:p>
          </table:table-cell>
          <table:table-cell office:value-type="float" office:value="1200" calcext:value-type="float">
            <text:p>12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172.07659964953" calcext:value-type="float">
            <text:p>2172.07659964953</text:p>
          </table:table-cell>
          <table:table-cell office:value-type="float" office:value="6921.68370292881" calcext:value-type="float">
            <text:p>6921.68370292881</text:p>
          </table:table-cell>
          <table:table-cell office:value-type="float" office:value="0.00930387653867282" calcext:value-type="float">
            <text:p>0.00930387653867282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float" office:value="1200" calcext:value-type="float">
            <text:p>12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519.35926264583" calcext:value-type="float">
            <text:p>5519.35926264583</text:p>
          </table:table-cell>
          <table:table-cell office:value-type="float" office:value="9306.08905720768" calcext:value-type="float">
            <text:p>9306.08905720768</text:p>
          </table:table-cell>
          <table:table-cell office:value-type="float" office:value="0.013541475437297" calcext:value-type="float">
            <text:p>0.013541475437297</text:p>
          </table:table-cell>
        </table:table-row>
        <table:table-row table:style-name="ro1">
          <table:table-cell office:value-type="string" calcext:value-type="string">
            <text:p>FedAECS</text:p>
          </table:table-cell>
          <table:table-cell office:value-type="float" office:value="1200" calcext:value-type="float">
            <text:p>12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6106.0574599677" calcext:value-type="float">
            <text:p>46106.0574599677</text:p>
          </table:table-cell>
          <table:table-cell office:value-type="float" office:value="14753.9383871897" calcext:value-type="float">
            <text:p>14753.9383871897</text:p>
          </table:table-cell>
          <table:table-cell office:value-type="float" office:value="0.182019555754032" calcext:value-type="float">
            <text:p>0.182019555754032</text:p>
          </table:table-cell>
        </table:table-row>
        <table:table-row table:style-name="ro1">
          <table:table-cell office:value-type="string" calcext:value-type="string">
            <text:p>MC²MKP</text:p>
          </table:table-cell>
          <table:table-cell office:value-type="float" office:value="1200" calcext:value-type="float">
            <text:p>12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585.7421206597" calcext:value-type="float">
            <text:p>10585.7421206597</text:p>
          </table:table-cell>
          <table:table-cell office:value-type="float" office:value="3527.38130154413" calcext:value-type="float">
            <text:p>3527.38130154413</text:p>
          </table:table-cell>
          <table:table-cell office:value-type="float" office:value="0.000083860119516043" calcext:value-type="float">
            <text:p>8.3860119516043E-05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1200" calcext:value-type="float">
            <text:p>12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172.07659964953" calcext:value-type="float">
            <text:p>2172.07659964953</text:p>
          </table:table-cell>
          <table:table-cell office:value-type="float" office:value="6921.68370292881" calcext:value-type="float">
            <text:p>6921.68370292881</text:p>
          </table:table-cell>
          <table:table-cell office:value-type="float" office:value="0.00930387653867282" calcext:value-type="float">
            <text:p>0.00930387653867282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1200" calcext:value-type="float">
            <text:p>12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585.7421206597" calcext:value-type="float">
            <text:p>10585.7421206597</text:p>
          </table:table-cell>
          <table:table-cell office:value-type="float" office:value="3527.38130154413" calcext:value-type="float">
            <text:p>3527.38130154413</text:p>
          </table:table-cell>
          <table:table-cell office:value-type="float" office:value="0.000083860119516043" calcext:value-type="float">
            <text:p>8.3860119516043E-05</text:p>
          </table:table-cell>
        </table:table-row>
        <table:table-row table:style-name="ro1">
          <table:table-cell office:value-type="string" calcext:value-type="string">
            <text:p>OLAR</text:p>
          </table:table-cell>
          <table:table-cell office:value-type="float" office:value="1300" calcext:value-type="float">
            <text:p>13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392.86728861063" calcext:value-type="float">
            <text:p>2392.86728861063</text:p>
          </table:table-cell>
          <table:table-cell office:value-type="float" office:value="7612.1847659805" calcext:value-type="float">
            <text:p>7612.1847659805</text:p>
          </table:table-cell>
          <table:table-cell office:value-type="float" office:value="0.0103411573841409" calcext:value-type="float">
            <text:p>0.0103411573841409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float" office:value="1300" calcext:value-type="float">
            <text:p>13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078.19974079754" calcext:value-type="float">
            <text:p>6078.19974079754</text:p>
          </table:table-cell>
          <table:table-cell office:value-type="float" office:value="10247.2260029297" calcext:value-type="float">
            <text:p>10247.2260029297</text:p>
          </table:table-cell>
          <table:table-cell office:value-type="float" office:value="0.0149099788300666" calcext:value-type="float">
            <text:p>0.0149099788300666</text:p>
          </table:table-cell>
        </table:table-row>
        <table:table-row table:style-name="ro1">
          <table:table-cell office:value-type="string" calcext:value-type="string">
            <text:p>FedAECS</text:p>
          </table:table-cell>
          <table:table-cell office:value-type="float" office:value="1300" calcext:value-type="float">
            <text:p>13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0514.7331460762" calcext:value-type="float">
            <text:p>50514.7331460762</text:p>
          </table:table-cell>
          <table:table-cell office:value-type="float" office:value="16164.7146067444" calcext:value-type="float">
            <text:p>16164.7146067444</text:p>
          </table:table-cell>
          <table:table-cell office:value-type="float" office:value="0.197806927609474" calcext:value-type="float">
            <text:p>0.197806927609474</text:p>
          </table:table-cell>
        </table:table-row>
        <table:table-row table:style-name="ro1">
          <table:table-cell office:value-type="string" calcext:value-type="string">
            <text:p>MC²MKP</text:p>
          </table:table-cell>
          <table:table-cell office:value-type="float" office:value="1300" calcext:value-type="float">
            <text:p>13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612.8348317462" calcext:value-type="float">
            <text:p>11612.8348317462</text:p>
          </table:table-cell>
          <table:table-cell office:value-type="float" office:value="3866.22544828342" calcext:value-type="float">
            <text:p>3866.22544828342</text:p>
          </table:table-cell>
          <table:table-cell office:value-type="float" office:value="0.000130319951783215" calcext:value-type="float">
            <text:p>0.000130319951783215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1300" calcext:value-type="float">
            <text:p>13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392.86728861063" calcext:value-type="float">
            <text:p>2392.86728861063</text:p>
          </table:table-cell>
          <table:table-cell office:value-type="float" office:value="7612.1847659805" calcext:value-type="float">
            <text:p>7612.1847659805</text:p>
          </table:table-cell>
          <table:table-cell office:value-type="float" office:value="0.0103411573841409" calcext:value-type="float">
            <text:p>0.0103411573841409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1300" calcext:value-type="float">
            <text:p>13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612.8348317462" calcext:value-type="float">
            <text:p>11612.8348317462</text:p>
          </table:table-cell>
          <table:table-cell office:value-type="float" office:value="3866.22544828342" calcext:value-type="float">
            <text:p>3866.22544828342</text:p>
          </table:table-cell>
          <table:table-cell office:value-type="float" office:value="0.000130319951783215" calcext:value-type="float">
            <text:p>0.000130319951783215</text:p>
          </table:table-cell>
        </table:table-row>
        <table:table-row table:style-name="ro1">
          <table:table-cell office:value-type="string" calcext:value-type="string">
            <text:p>OLAR</text:p>
          </table:table-cell>
          <table:table-cell office:value-type="float" office:value="1400" calcext:value-type="float">
            <text:p>14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612.3606961727" calcext:value-type="float">
            <text:p>2612.3606961727</text:p>
          </table:table-cell>
          <table:table-cell office:value-type="float" office:value="8324.48100544371" calcext:value-type="float">
            <text:p>8324.48100544371</text:p>
          </table:table-cell>
          <table:table-cell office:value-type="float" office:value="0.0112616874409243" calcext:value-type="float">
            <text:p>0.0112616874409243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float" office:value="1400" calcext:value-type="float">
            <text:p>14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644.42304728525" calcext:value-type="float">
            <text:p>6644.42304728525</text:p>
          </table:table-cell>
          <table:table-cell office:value-type="float" office:value="11200.7962865766" calcext:value-type="float">
            <text:p>11200.7962865766</text:p>
          </table:table-cell>
          <table:table-cell office:value-type="float" office:value="0.0162965614887825" calcext:value-type="float">
            <text:p>0.0162965614887825</text:p>
          </table:table-cell>
        </table:table-row>
        <table:table-row table:style-name="ro1">
          <table:table-cell office:value-type="string" calcext:value-type="string">
            <text:p>FedAECS</text:p>
          </table:table-cell>
          <table:table-cell office:value-type="float" office:value="1400" calcext:value-type="float">
            <text:p>14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4965.1963868708" calcext:value-type="float">
            <text:p>54965.1963868708</text:p>
          </table:table-cell>
          <table:table-cell office:value-type="float" office:value="17588.8628437987" calcext:value-type="float">
            <text:p>17588.8628437987</text:p>
          </table:table-cell>
          <table:table-cell office:value-type="float" office:value="0.213495092133852" calcext:value-type="float">
            <text:p>0.213495092133852</text:p>
          </table:table-cell>
        </table:table-row>
        <table:table-row table:style-name="ro1">
          <table:table-cell office:value-type="string" calcext:value-type="string">
            <text:p>MC²MKP</text:p>
          </table:table-cell>
          <table:table-cell office:value-type="float" office:value="1400" calcext:value-type="float">
            <text:p>14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2660.5817488492" calcext:value-type="float">
            <text:p>12660.5817488492</text:p>
          </table:table-cell>
          <table:table-cell office:value-type="float" office:value="4208.33058335732" calcext:value-type="float">
            <text:p>4208.33058335732</text:p>
          </table:table-cell>
          <table:table-cell office:value-type="float" office:value="0.000130726683728429" calcext:value-type="float">
            <text:p>0.000130726683728429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1400" calcext:value-type="float">
            <text:p>14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612.3606961727" calcext:value-type="float">
            <text:p>2612.3606961727</text:p>
          </table:table-cell>
          <table:table-cell office:value-type="float" office:value="8324.4810054437" calcext:value-type="float">
            <text:p>8324.4810054437</text:p>
          </table:table-cell>
          <table:table-cell office:value-type="float" office:value="0.0112616874409243" calcext:value-type="float">
            <text:p>0.0112616874409243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1400" calcext:value-type="float">
            <text:p>14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2660.5817488492" calcext:value-type="float">
            <text:p>12660.5817488492</text:p>
          </table:table-cell>
          <table:table-cell office:value-type="float" office:value="4208.33058335732" calcext:value-type="float">
            <text:p>4208.33058335732</text:p>
          </table:table-cell>
          <table:table-cell office:value-type="float" office:value="0.000130726683728429" calcext:value-type="float">
            <text:p>0.000130726683728429</text:p>
          </table:table-cell>
        </table:table-row>
        <table:table-row table:style-name="ro1">
          <table:table-cell office:value-type="string" calcext:value-type="string">
            <text:p>OLAR</text:p>
          </table:table-cell>
          <table:table-cell office:value-type="float" office:value="1500" calcext:value-type="float">
            <text:p>15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837.48935893975" calcext:value-type="float">
            <text:p>2837.48935893975</text:p>
          </table:table-cell>
          <table:table-cell office:value-type="float" office:value="9035.01471936999" calcext:value-type="float">
            <text:p>9035.01471936999</text:p>
          </table:table-cell>
          <table:table-cell office:value-type="float" office:value="0.0121933964386844" calcext:value-type="float">
            <text:p>0.0121933964386844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float" office:value="1500" calcext:value-type="float">
            <text:p>15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217.50095783972" calcext:value-type="float">
            <text:p>7217.50095783972</text:p>
          </table:table-cell>
          <table:table-cell office:value-type="float" office:value="12165.9103316147" calcext:value-type="float">
            <text:p>12165.9103316147</text:p>
          </table:table-cell>
          <table:table-cell office:value-type="float" office:value="0.0176999298838367" calcext:value-type="float">
            <text:p>0.0176999298838367</text:p>
          </table:table-cell>
        </table:table-row>
        <table:table-row table:style-name="ro1">
          <table:table-cell office:value-type="string" calcext:value-type="string">
            <text:p>FedAECS</text:p>
          </table:table-cell>
          <table:table-cell office:value-type="float" office:value="1500" calcext:value-type="float">
            <text:p>15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9454.4549255544" calcext:value-type="float">
            <text:p>59454.4549255544</text:p>
          </table:table-cell>
          <table:table-cell office:value-type="float" office:value="19025.4255761774" calcext:value-type="float">
            <text:p>19025.4255761774</text:p>
          </table:table-cell>
          <table:table-cell office:value-type="float" office:value="0.229074534937636" calcext:value-type="float">
            <text:p>0.229074534937636</text:p>
          </table:table-cell>
        </table:table-row>
        <table:table-row table:style-name="ro1">
          <table:table-cell office:value-type="string" calcext:value-type="string">
            <text:p>MC²MKP</text:p>
          </table:table-cell>
          <table:table-cell office:value-type="float" office:value="1500" calcext:value-type="float">
            <text:p>15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3717.7083403453" calcext:value-type="float">
            <text:p>13717.7083403453</text:p>
          </table:table-cell>
          <table:table-cell office:value-type="float" office:value="4553.5108646716" calcext:value-type="float">
            <text:p>4553.5108646716</text:p>
          </table:table-cell>
          <table:table-cell office:value-type="float" office:value="0.000131137056832733" calcext:value-type="float">
            <text:p>0.000131137056832733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1500" calcext:value-type="float">
            <text:p>15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837.48935893975" calcext:value-type="float">
            <text:p>2837.48935893975</text:p>
          </table:table-cell>
          <table:table-cell office:value-type="float" office:value="9035.01471936999" calcext:value-type="float">
            <text:p>9035.01471936999</text:p>
          </table:table-cell>
          <table:table-cell office:value-type="float" office:value="0.0121933964386844" calcext:value-type="float">
            <text:p>0.0121933964386844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1500" calcext:value-type="float">
            <text:p>15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3717.7083403453" calcext:value-type="float">
            <text:p>13717.7083403453</text:p>
          </table:table-cell>
          <table:table-cell office:value-type="float" office:value="4553.5108646716" calcext:value-type="float">
            <text:p>4553.5108646716</text:p>
          </table:table-cell>
          <table:table-cell office:value-type="float" office:value="0.000131137056832733" calcext:value-type="float">
            <text:p>0.000131137056832733</text:p>
          </table:table-cell>
        </table:table-row>
        <table:table-row table:style-name="ro1">
          <table:table-cell office:value-type="string" calcext:value-type="string">
            <text:p>OLAR</text:p>
          </table:table-cell>
          <table:table-cell office:value-type="float" office:value="1600" calcext:value-type="float">
            <text:p>16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064.6295435688" calcext:value-type="float">
            <text:p>3064.6295435688</text:p>
          </table:table-cell>
          <table:table-cell office:value-type="float" office:value="9758.47506300081" calcext:value-type="float">
            <text:p>9758.47506300081</text:p>
          </table:table-cell>
          <table:table-cell office:value-type="float" office:value="0.0131355721088794" calcext:value-type="float">
            <text:p>0.0131355721088794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float" office:value="1600" calcext:value-type="float">
            <text:p>16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796.97583712636" calcext:value-type="float">
            <text:p>7796.97583712636</text:p>
          </table:table-cell>
          <table:table-cell office:value-type="float" office:value="13141.797439539" calcext:value-type="float">
            <text:p>13141.797439539</text:p>
          </table:table-cell>
          <table:table-cell office:value-type="float" office:value="0.0191189633456778" calcext:value-type="float">
            <text:p>0.0191189633456778</text:p>
          </table:table-cell>
        </table:table-row>
        <table:table-row table:style-name="ro1">
          <table:table-cell office:value-type="string" calcext:value-type="string">
            <text:p>FedAECS</text:p>
          </table:table-cell>
          <table:table-cell office:value-type="float" office:value="1600" calcext:value-type="float">
            <text:p>16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63979.9166975633" calcext:value-type="float">
            <text:p>63979.9166975633</text:p>
          </table:table-cell>
          <table:table-cell office:value-type="float" office:value="20473.5733432203" calcext:value-type="float">
            <text:p>20473.5733432203</text:p>
          </table:table-cell>
          <table:table-cell office:value-type="float" office:value="0.24453773749595" calcext:value-type="float">
            <text:p>0.24453773749595</text:p>
          </table:table-cell>
        </table:table-row>
        <table:table-row table:style-name="ro1">
          <table:table-cell office:value-type="string" calcext:value-type="string">
            <text:p>MC²MKP</text:p>
          </table:table-cell>
          <table:table-cell office:value-type="float" office:value="1600" calcext:value-type="float">
            <text:p>16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4783.5752432649" calcext:value-type="float">
            <text:p>14783.5752432649</text:p>
          </table:table-cell>
          <table:table-cell office:value-type="float" office:value="4901.55059541456" calcext:value-type="float">
            <text:p>4901.55059541456</text:p>
          </table:table-cell>
          <table:table-cell office:value-type="float" office:value="0.000131550822897502" calcext:value-type="float">
            <text:p>0.000131550822897502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1600" calcext:value-type="float">
            <text:p>16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064.6295435688" calcext:value-type="float">
            <text:p>3064.6295435688</text:p>
          </table:table-cell>
          <table:table-cell office:value-type="float" office:value="9758.47506300081" calcext:value-type="float">
            <text:p>9758.47506300081</text:p>
          </table:table-cell>
          <table:table-cell office:value-type="float" office:value="0.0131355721088794" calcext:value-type="float">
            <text:p>0.0131355721088794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1600" calcext:value-type="float">
            <text:p>16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4783.5752432649" calcext:value-type="float">
            <text:p>14783.5752432649</text:p>
          </table:table-cell>
          <table:table-cell office:value-type="float" office:value="4901.55059541456" calcext:value-type="float">
            <text:p>4901.55059541456</text:p>
          </table:table-cell>
          <table:table-cell office:value-type="float" office:value="0.000131550822897502" calcext:value-type="float">
            <text:p>0.000131550822897502</text:p>
          </table:table-cell>
        </table:table-row>
        <table:table-row table:style-name="ro1">
          <table:table-cell office:value-type="string" calcext:value-type="string">
            <text:p>OLAR</text:p>
          </table:table-cell>
          <table:table-cell office:value-type="float" office:value="1700" calcext:value-type="float">
            <text:p>17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289.58046576287" calcext:value-type="float">
            <text:p>3289.58046576287</text:p>
          </table:table-cell>
          <table:table-cell office:value-type="float" office:value="10490.6983211813" calcext:value-type="float">
            <text:p>10490.6983211813</text:p>
          </table:table-cell>
          <table:table-cell office:value-type="float" office:value="0.0142243434547601" calcext:value-type="float">
            <text:p>0.0142243434547601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float" office:value="1700" calcext:value-type="float">
            <text:p>17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382.44736713402" calcext:value-type="float">
            <text:p>8382.44736713402</text:p>
          </table:table-cell>
          <table:table-cell office:value-type="float" office:value="14127.7834393023" calcext:value-type="float">
            <text:p>14127.7834393023</text:p>
          </table:table-cell>
          <table:table-cell office:value-type="float" office:value="0.0205526815649367" calcext:value-type="float">
            <text:p>0.0205526815649367</text:p>
          </table:table-cell>
        </table:table-row>
        <table:table-row table:style-name="ro1">
          <table:table-cell office:value-type="string" calcext:value-type="string">
            <text:p>FedAECS</text:p>
          </table:table-cell>
          <table:table-cell office:value-type="float" office:value="1700" calcext:value-type="float">
            <text:p>17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68539.3145294015" calcext:value-type="float">
            <text:p>68539.3145294015</text:p>
          </table:table-cell>
          <table:table-cell office:value-type="float" office:value="21932.5806494085" calcext:value-type="float">
            <text:p>21932.5806494085</text:p>
          </table:table-cell>
          <table:table-cell office:value-type="float" office:value="0.259878785984813" calcext:value-type="float">
            <text:p>0.259878785984813</text:p>
          </table:table-cell>
        </table:table-row>
        <table:table-row table:style-name="ro1">
          <table:table-cell office:value-type="string" calcext:value-type="string">
            <text:p>MC²MKP</text:p>
          </table:table-cell>
          <table:table-cell office:value-type="float" office:value="1700" calcext:value-type="float">
            <text:p>17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868.6248687584" calcext:value-type="float">
            <text:p>15868.6248687584</text:p>
          </table:table-cell>
          <table:table-cell office:value-type="float" office:value="5252.28168457298" calcext:value-type="float">
            <text:p>5252.28168457298</text:p>
          </table:table-cell>
          <table:table-cell office:value-type="float" office:value="0.000131972035632779" calcext:value-type="float">
            <text:p>0.000131972035632779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1700" calcext:value-type="float">
            <text:p>17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289.58046576287" calcext:value-type="float">
            <text:p>3289.58046576287</text:p>
          </table:table-cell>
          <table:table-cell office:value-type="float" office:value="10490.6983211813" calcext:value-type="float">
            <text:p>10490.6983211813</text:p>
          </table:table-cell>
          <table:table-cell office:value-type="float" office:value="0.0142243434547601" calcext:value-type="float">
            <text:p>0.0142243434547601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1700" calcext:value-type="float">
            <text:p>17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868.6248687584" calcext:value-type="float">
            <text:p>15868.6248687584</text:p>
          </table:table-cell>
          <table:table-cell office:value-type="float" office:value="5252.28168457298" calcext:value-type="float">
            <text:p>5252.28168457298</text:p>
          </table:table-cell>
          <table:table-cell office:value-type="float" office:value="0.000131972035632779" calcext:value-type="float">
            <text:p>0.000131972035632779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float" office:value="1800" calcext:value-type="float">
            <text:p>18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973.56240803834" calcext:value-type="float">
            <text:p>8973.56240803834</text:p>
          </table:table-cell>
          <table:table-cell office:value-type="float" office:value="15123.2736121098" calcext:value-type="float">
            <text:p>15123.2736121098</text:p>
          </table:table-cell>
          <table:table-cell office:value-type="float" office:value="0.0220002197634405" calcext:value-type="float">
            <text:p>0.0220002197634405</text:p>
          </table:table-cell>
        </table:table-row>
        <table:table-row table:style-name="ro1">
          <table:table-cell office:value-type="string" calcext:value-type="string">
            <text:p>OLAR</text:p>
          </table:table-cell>
          <table:table-cell office:value-type="float" office:value="1800" calcext:value-type="float">
            <text:p>18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520.73937204217" calcext:value-type="float">
            <text:p>3520.73937204217</text:p>
          </table:table-cell>
          <table:table-cell office:value-type="float" office:value="11221.4264895808" calcext:value-type="float">
            <text:p>11221.4264895808</text:p>
          </table:table-cell>
          <table:table-cell office:value-type="float" office:value="0.0151869305938668" calcext:value-type="float">
            <text:p>0.0151869305938668</text:p>
          </table:table-cell>
        </table:table-row>
        <table:table-row table:style-name="ro1">
          <table:table-cell office:value-type="string" calcext:value-type="string">
            <text:p>FedAECS</text:p>
          </table:table-cell>
          <table:table-cell office:value-type="float" office:value="1800" calcext:value-type="float">
            <text:p>18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73130.6486245985" calcext:value-type="float">
            <text:p>73130.6486245985</text:p>
          </table:table-cell>
          <table:table-cell office:value-type="float" office:value="23401.8075598715" calcext:value-type="float">
            <text:p>23401.8075598715</text:p>
          </table:table-cell>
          <table:table-cell office:value-type="float" office:value="0.275093069823626" calcext:value-type="float">
            <text:p>0.275093069823626</text:p>
          </table:table-cell>
        </table:table-row>
        <table:table-row table:style-name="ro1">
          <table:table-cell office:value-type="string" calcext:value-type="string">
            <text:p>MC²MKP</text:p>
          </table:table-cell>
          <table:table-cell office:value-type="float" office:value="1800" calcext:value-type="float">
            <text:p>18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6950.4423796113" calcext:value-type="float">
            <text:p>16950.4423796113</text:p>
          </table:table-cell>
          <table:table-cell office:value-type="float" office:value="5605.51541626001" calcext:value-type="float">
            <text:p>5605.51541626001</text:p>
          </table:table-cell>
          <table:table-cell office:value-type="float" office:value="0.000132391993671665" calcext:value-type="float">
            <text:p>0.000132391993671665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1800" calcext:value-type="float">
            <text:p>18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520.73937204217" calcext:value-type="float">
            <text:p>3520.73937204217</text:p>
          </table:table-cell>
          <table:table-cell office:value-type="float" office:value="11221.4264895808" calcext:value-type="float">
            <text:p>11221.4264895808</text:p>
          </table:table-cell>
          <table:table-cell office:value-type="float" office:value="0.0151869305938668" calcext:value-type="float">
            <text:p>0.0151869305938668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1800" calcext:value-type="float">
            <text:p>18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6950.4423796113" calcext:value-type="float">
            <text:p>16950.4423796113</text:p>
          </table:table-cell>
          <table:table-cell office:value-type="float" office:value="5605.51541626001" calcext:value-type="float">
            <text:p>5605.51541626001</text:p>
          </table:table-cell>
          <table:table-cell office:value-type="float" office:value="0.000132391993671665" calcext:value-type="float">
            <text:p>0.000132391993671665</text:p>
          </table:table-cell>
        </table:table-row>
        <table:table-row table:style-name="ro1">
          <table:table-cell office:value-type="string" calcext:value-type="string">
            <text:p>OLAR</text:p>
          </table:table-cell>
          <table:table-cell office:value-type="float" office:value="1900" calcext:value-type="float">
            <text:p>19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753.72590931682" calcext:value-type="float">
            <text:p>3753.72590931682</text:p>
          </table:table-cell>
          <table:table-cell office:value-type="float" office:value="11966.6239366488" calcext:value-type="float">
            <text:p>11966.6239366488</text:p>
          </table:table-cell>
          <table:table-cell office:value-type="float" office:value="0.0161582347971056" calcext:value-type="float">
            <text:p>0.0161582347971056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float" office:value="1900" calcext:value-type="float">
            <text:p>19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570.00711842007" calcext:value-type="float">
            <text:p>9570.00711842007</text:p>
          </table:table-cell>
          <table:table-cell office:value-type="float" office:value="16127.7394211673" calcext:value-type="float">
            <text:p>16127.7394211673</text:p>
          </table:table-cell>
          <table:table-cell office:value-type="float" office:value="0.0234608093979932" calcext:value-type="float">
            <text:p>0.0234608093979932</text:p>
          </table:table-cell>
        </table:table-row>
        <table:table-row table:style-name="ro1">
          <table:table-cell office:value-type="string" calcext:value-type="string">
            <text:p>FedAECS</text:p>
          </table:table-cell>
          <table:table-cell office:value-type="float" office:value="1900" calcext:value-type="float">
            <text:p>19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77752.1418751425" calcext:value-type="float">
            <text:p>77752.1418751425</text:p>
          </table:table-cell>
          <table:table-cell office:value-type="float" office:value="24880.6854000456" calcext:value-type="float">
            <text:p>24880.6854000456</text:p>
          </table:table-cell>
          <table:table-cell office:value-type="float" office:value="0.290177045703679" calcext:value-type="float">
            <text:p>0.290177045703679</text:p>
          </table:table-cell>
        </table:table-row>
        <table:table-row table:style-name="ro1">
          <table:table-cell office:value-type="string" calcext:value-type="string">
            <text:p>MC²MKP</text:p>
          </table:table-cell>
          <table:table-cell office:value-type="float" office:value="1900" calcext:value-type="float">
            <text:p>19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8050.6613142224" calcext:value-type="float">
            <text:p>18050.6613142224</text:p>
          </table:table-cell>
          <table:table-cell office:value-type="float" office:value="5961.13108724055" calcext:value-type="float">
            <text:p>5961.13108724055</text:p>
          </table:table-cell>
          <table:table-cell office:value-type="float" office:value="0.0001328190950834" calcext:value-type="float">
            <text:p>0.0001328190950834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1900" calcext:value-type="float">
            <text:p>19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753.72590931682" calcext:value-type="float">
            <text:p>3753.72590931682</text:p>
          </table:table-cell>
          <table:table-cell office:value-type="float" office:value="11966.6239366488" calcext:value-type="float">
            <text:p>11966.6239366488</text:p>
          </table:table-cell>
          <table:table-cell office:value-type="float" office:value="0.0161582347971056" calcext:value-type="float">
            <text:p>0.0161582347971056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1900" calcext:value-type="float">
            <text:p>19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8050.6613142224" calcext:value-type="float">
            <text:p>18050.6613142224</text:p>
          </table:table-cell>
          <table:table-cell office:value-type="float" office:value="5961.13108724055" calcext:value-type="float">
            <text:p>5961.13108724055</text:p>
          </table:table-cell>
          <table:table-cell office:value-type="float" office:value="0.0001328190950834" calcext:value-type="float">
            <text:p>0.0001328190950834</text:p>
          </table:table-cell>
        </table:table-row>
        <table:table-row table:style-name="ro1">
          <table:table-cell office:value-type="string" calcext:value-type="string">
            <text:p>OLAR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990.06655486391" calcext:value-type="float">
            <text:p>3990.06655486391</text:p>
          </table:table-cell>
          <table:table-cell office:value-type="float" office:value="12710.6970182092" calcext:value-type="float">
            <text:p>12710.6970182092</text:p>
          </table:table-cell>
          <table:table-cell office:value-type="float" office:value="0.0172784001856726" calcext:value-type="float">
            <text:p>0.0172784001856726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171.5007384578" calcext:value-type="float">
            <text:p>10171.5007384578</text:p>
          </table:table-cell>
          <table:table-cell office:value-type="float" office:value="17140.7080420264" calcext:value-type="float">
            <text:p>17140.7080420264</text:p>
          </table:table-cell>
          <table:table-cell office:value-type="float" office:value="0.0249337629364937" calcext:value-type="float">
            <text:p>0.0249337629364937</text:p>
          </table:table-cell>
        </table:table-row>
        <table:table-row table:style-name="ro1">
          <table:table-cell office:value-type="string" calcext:value-type="string">
            <text:p>FedAECS</text:p>
          </table:table-cell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2402.2046105451" calcext:value-type="float">
            <text:p>82402.2046105451</text:p>
          </table:table-cell>
          <table:table-cell office:value-type="float" office:value="26368.7054753744" calcext:value-type="float">
            <text:p>26368.7054753744</text:p>
          </table:table-cell>
          <table:table-cell office:value-type="float" office:value="0.305128050382847" calcext:value-type="float">
            <text:p>0.305128050382847</text:p>
          </table:table-cell>
        </table:table-row>
        <table:table-row table:style-name="ro1">
          <table:table-cell office:value-type="string" calcext:value-type="string">
            <text:p>MC²MKP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9157.8816305927" calcext:value-type="float">
            <text:p>19157.8816305927</text:p>
          </table:table-cell>
          <table:table-cell office:value-type="float" office:value="6319.01651954287" calcext:value-type="float">
            <text:p>6319.01651954287</text:p>
          </table:table-cell>
          <table:table-cell office:value-type="float" office:value="0.000133248914408761" calcext:value-type="float">
            <text:p>0.000133248914408761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990.06655486391" calcext:value-type="float">
            <text:p>3990.06655486391</text:p>
          </table:table-cell>
          <table:table-cell office:value-type="float" office:value="12710.6970182092" calcext:value-type="float">
            <text:p>12710.6970182092</text:p>
          </table:table-cell>
          <table:table-cell office:value-type="float" office:value="0.0172784001856726" calcext:value-type="float">
            <text:p>0.0172784001856726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9157.8816305927" calcext:value-type="float">
            <text:p>19157.8816305927</text:p>
          </table:table-cell>
          <table:table-cell office:value-type="float" office:value="6319.01651954287" calcext:value-type="float">
            <text:p>6319.01651954287</text:p>
          </table:table-cell>
          <table:table-cell office:value-type="float" office:value="0.000133248914408761" calcext:value-type="float">
            <text:p>0.000133248914408761</text:p>
          </table:table-cell>
        </table:table-row>
        <table:table-row table:style-name="ro1">
          <table:table-cell office:value-type="string" calcext:value-type="string">
            <text:p>OLAR</text:p>
          </table:table-cell>
          <table:table-cell office:value-type="float" office:value="2100" calcext:value-type="float">
            <text:p>21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220.85554195665" calcext:value-type="float">
            <text:p>4220.85554195665</text:p>
          </table:table-cell>
          <table:table-cell office:value-type="float" office:value="13484.7547187398" calcext:value-type="float">
            <text:p>13484.7547187398</text:p>
          </table:table-cell>
          <table:table-cell office:value-type="float" office:value="0.0182669615711146" calcext:value-type="float">
            <text:p>0.0182669615711146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float" office:value="2100" calcext:value-type="float">
            <text:p>21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777.7906192177" calcext:value-type="float">
            <text:p>10777.7906192177</text:p>
          </table:table-cell>
          <table:table-cell office:value-type="float" office:value="18161.7539914677" calcext:value-type="float">
            <text:p>18161.7539914677</text:p>
          </table:table-cell>
          <table:table-cell office:value-type="float" office:value="0.0264184616855285" calcext:value-type="float">
            <text:p>0.0264184616855285</text:p>
          </table:table-cell>
        </table:table-row>
        <table:table-row table:style-name="ro1">
          <table:table-cell office:value-type="string" calcext:value-type="string">
            <text:p>FedAECS</text:p>
          </table:table-cell>
          <table:table-cell office:value-type="float" office:value="2100" calcext:value-type="float">
            <text:p>2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7079.4064171124" calcext:value-type="float">
            <text:p>87079.4064171124</text:p>
          </table:table-cell>
          <table:table-cell office:value-type="float" office:value="27865.410053476" calcext:value-type="float">
            <text:p>27865.410053476</text:p>
          </table:table-cell>
          <table:table-cell office:value-type="float" office:value="0.319944150432558" calcext:value-type="float">
            <text:p>0.319944150432558</text:p>
          </table:table-cell>
        </table:table-row>
        <table:table-row table:style-name="ro1">
          <table:table-cell office:value-type="string" calcext:value-type="string">
            <text:p>MC²MKP</text:p>
          </table:table-cell>
          <table:table-cell office:value-type="float" office:value="2100" calcext:value-type="float">
            <text:p>21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260.461177949" calcext:value-type="float">
            <text:p>20260.461177949</text:p>
          </table:table-cell>
          <table:table-cell office:value-type="float" office:value="6679.03862816679" calcext:value-type="float">
            <text:p>6679.03862816679</text:p>
          </table:table-cell>
          <table:table-cell office:value-type="float" office:value="0.000133676932202685" calcext:value-type="float">
            <text:p>0.000133676932202685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2100" calcext:value-type="float">
            <text:p>21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220.85554195665" calcext:value-type="float">
            <text:p>4220.85554195665</text:p>
          </table:table-cell>
          <table:table-cell office:value-type="float" office:value="13484.7547187398" calcext:value-type="float">
            <text:p>13484.7547187398</text:p>
          </table:table-cell>
          <table:table-cell office:value-type="float" office:value="0.0182669615711146" calcext:value-type="float">
            <text:p>0.0182669615711146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2100" calcext:value-type="float">
            <text:p>21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260.461177949" calcext:value-type="float">
            <text:p>20260.461177949</text:p>
          </table:table-cell>
          <table:table-cell office:value-type="float" office:value="6679.03862816679" calcext:value-type="float">
            <text:p>6679.03862816679</text:p>
          </table:table-cell>
          <table:table-cell office:value-type="float" office:value="0.000133676932202685" calcext:value-type="float">
            <text:p>0.000133676932202685</text:p>
          </table:table-cell>
        </table:table-row>
        <table:table-row table:style-name="ro1">
          <table:table-cell office:value-type="string" calcext:value-type="string">
            <text:p>OLAR</text:p>
          </table:table-cell>
          <table:table-cell office:value-type="float" office:value="2200" calcext:value-type="float">
            <text:p>22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461.87953560145" calcext:value-type="float">
            <text:p>4461.87953560145</text:p>
          </table:table-cell>
          <table:table-cell office:value-type="float" office:value="14236.5838584335" calcext:value-type="float">
            <text:p>14236.5838584335</text:p>
          </table:table-cell>
          <table:table-cell office:value-type="float" office:value="0.019263000626762" calcext:value-type="float">
            <text:p>0.019263000626762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float" office:value="2200" calcext:value-type="float">
            <text:p>22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388.6482006235" calcext:value-type="float">
            <text:p>11388.6482006235</text:p>
          </table:table-cell>
          <table:table-cell office:value-type="float" office:value="19190.4923540444" calcext:value-type="float">
            <text:p>19190.4923540444</text:p>
          </table:table-cell>
          <table:table-cell office:value-type="float" office:value="0.0279143459411173" calcext:value-type="float">
            <text:p>0.0279143459411173</text:p>
          </table:table-cell>
        </table:table-row>
        <table:table-row table:style-name="ro1">
          <table:table-cell office:value-type="string" calcext:value-type="string">
            <text:p>FedAECS</text:p>
          </table:table-cell>
          <table:table-cell office:value-type="float" office:value="2200" calcext:value-type="float">
            <text:p>22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1782.453338848" calcext:value-type="float">
            <text:p>91782.453338848</text:p>
          </table:table-cell>
          <table:table-cell office:value-type="float" office:value="29370.3850684314" calcext:value-type="float">
            <text:p>29370.3850684314</text:p>
          </table:table-cell>
          <table:table-cell office:value-type="float" office:value="0.334624020416458" calcext:value-type="float">
            <text:p>0.334624020416458</text:p>
          </table:table-cell>
        </table:table-row>
        <table:table-row table:style-name="ro1">
          <table:table-cell office:value-type="string" calcext:value-type="string">
            <text:p>MC²MKP</text:p>
          </table:table-cell>
          <table:table-cell office:value-type="float" office:value="2200" calcext:value-type="float">
            <text:p>22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1391.92581144" calcext:value-type="float">
            <text:p>21391.92581144</text:p>
          </table:table-cell>
          <table:table-cell office:value-type="float" office:value="7041.10731088392" calcext:value-type="float">
            <text:p>7041.10731088392</text:p>
          </table:table-cell>
          <table:table-cell office:value-type="float" office:value="0.000134116163093093" calcext:value-type="float">
            <text:p>0.000134116163093093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2200" calcext:value-type="float">
            <text:p>22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461.87953560145" calcext:value-type="float">
            <text:p>4461.87953560145</text:p>
          </table:table-cell>
          <table:table-cell office:value-type="float" office:value="14236.5838584335" calcext:value-type="float">
            <text:p>14236.5838584335</text:p>
          </table:table-cell>
          <table:table-cell office:value-type="float" office:value="0.019263000626762" calcext:value-type="float">
            <text:p>0.019263000626762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2200" calcext:value-type="float">
            <text:p>22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1391.92581144" calcext:value-type="float">
            <text:p>21391.92581144</text:p>
          </table:table-cell>
          <table:table-cell office:value-type="float" office:value="7041.10731088392" calcext:value-type="float">
            <text:p>7041.10731088392</text:p>
          </table:table-cell>
          <table:table-cell office:value-type="float" office:value="0.000134116163093093" calcext:value-type="float">
            <text:p>0.000134116163093093</text:p>
          </table:table-cell>
        </table:table-row>
        <table:table-row table:style-name="ro1">
          <table:table-cell office:value-type="string" calcext:value-type="string">
            <text:p>OLAR</text:p>
          </table:table-cell>
          <table:table-cell office:value-type="float" office:value="2300" calcext:value-type="float">
            <text:p>23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702.85296680851" calcext:value-type="float">
            <text:p>4702.85296680851</text:p>
          </table:table-cell>
          <table:table-cell office:value-type="float" office:value="15000.6165757751" calcext:value-type="float">
            <text:p>15000.6165757751</text:p>
          </table:table-cell>
          <table:table-cell office:value-type="float" office:value="0.02026619228195" calcext:value-type="float">
            <text:p>0.02026619228195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float" office:value="2300" calcext:value-type="float">
            <text:p>23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2003.8657220175" calcext:value-type="float">
            <text:p>12003.8657220175</text:p>
          </table:table-cell>
          <table:table-cell office:value-type="float" office:value="20226.5732423767" calcext:value-type="float">
            <text:p>20226.5732423767</text:p>
          </table:table-cell>
          <table:table-cell office:value-type="float" office:value="0.0294209069334484" calcext:value-type="float">
            <text:p>0.0294209069334484</text:p>
          </table:table-cell>
        </table:table-row>
        <table:table-row table:style-name="ro1">
          <table:table-cell office:value-type="string" calcext:value-type="string">
            <text:p>FedAECS</text:p>
          </table:table-cell>
          <table:table-cell office:value-type="float" office:value="2300" calcext:value-type="float">
            <text:p>23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6510.1692334492" calcext:value-type="float">
            <text:p>96510.1692334492</text:p>
          </table:table-cell>
          <table:table-cell office:value-type="float" office:value="30883.2541547037" calcext:value-type="float">
            <text:p>30883.2541547037</text:p>
          </table:table-cell>
          <table:table-cell office:value-type="float" office:value="0.349166843242565" calcext:value-type="float">
            <text:p>0.349166843242565</text:p>
          </table:table-cell>
        </table:table-row>
        <table:table-row table:style-name="ro1">
          <table:table-cell office:value-type="string" calcext:value-type="string">
            <text:p>MC²MKP</text:p>
          </table:table-cell>
          <table:table-cell office:value-type="float" office:value="2300" calcext:value-type="float">
            <text:p>23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2518.1320286801" calcext:value-type="float">
            <text:p>22518.1320286801</text:p>
          </table:table-cell>
          <table:table-cell office:value-type="float" office:value="7405.12390929659" calcext:value-type="float">
            <text:p>7405.12390929659</text:p>
          </table:table-cell>
          <table:table-cell office:value-type="float" office:value="0.000134553352683415" calcext:value-type="float">
            <text:p>0.000134553352683415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2300" calcext:value-type="float">
            <text:p>23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702.85296680851" calcext:value-type="float">
            <text:p>4702.85296680851</text:p>
          </table:table-cell>
          <table:table-cell office:value-type="float" office:value="15000.6165757751" calcext:value-type="float">
            <text:p>15000.6165757751</text:p>
          </table:table-cell>
          <table:table-cell office:value-type="float" office:value="0.02026619228195" calcext:value-type="float">
            <text:p>0.02026619228195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2300" calcext:value-type="float">
            <text:p>23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2518.1320286801" calcext:value-type="float">
            <text:p>22518.1320286801</text:p>
          </table:table-cell>
          <table:table-cell office:value-type="float" office:value="7405.12390929659" calcext:value-type="float">
            <text:p>7405.12390929659</text:p>
          </table:table-cell>
          <table:table-cell office:value-type="float" office:value="0.000134553352683415" calcext:value-type="float">
            <text:p>0.000134553352683415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float" office:value="2400" calcext:value-type="float">
            <text:p>24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2623.2535057348" calcext:value-type="float">
            <text:p>12623.2535057348</text:p>
          </table:table-cell>
          <table:table-cell office:value-type="float" office:value="21269.6772224484" calcext:value-type="float">
            <text:p>21269.6772224484</text:p>
          </table:table-cell>
          <table:table-cell office:value-type="float" office:value="0.0309376801748223" calcext:value-type="float">
            <text:p>0.0309376801748223</text:p>
          </table:table-cell>
        </table:table-row>
        <table:table-row table:style-name="ro1">
          <table:table-cell office:value-type="string" calcext:value-type="string">
            <text:p>OLAR</text:p>
          </table:table-cell>
          <table:table-cell office:value-type="float" office:value="2400" calcext:value-type="float">
            <text:p>24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943.34783352939" calcext:value-type="float">
            <text:p>4943.34783352939</text:p>
          </table:table-cell>
          <table:table-cell office:value-type="float" office:value="15771.140866745" calcext:value-type="float">
            <text:p>15771.140866745</text:p>
          </table:table-cell>
          <table:table-cell office:value-type="float" office:value="0.0212762310726724" calcext:value-type="float">
            <text:p>0.0212762310726724</text:p>
          </table:table-cell>
        </table:table-row>
        <table:table-row table:style-name="ro1">
          <table:table-cell office:value-type="string" calcext:value-type="string">
            <text:p>FedAECS</text:p>
          </table:table-cell>
          <table:table-cell office:value-type="float" office:value="2400" calcext:value-type="float">
            <text:p>24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1261.480377787" calcext:value-type="float">
            <text:p>101261.480377787</text:p>
          </table:table-cell>
          <table:table-cell office:value-type="float" office:value="32403.6737208919" calcext:value-type="float">
            <text:p>32403.6737208919</text:p>
          </table:table-cell>
          <table:table-cell office:value-type="float" office:value="0.36357222801703" calcext:value-type="float">
            <text:p>0.36357222801703</text:p>
          </table:table-cell>
        </table:table-row>
        <table:table-row table:style-name="ro1">
          <table:table-cell office:value-type="string" calcext:value-type="string">
            <text:p>MC²MKP</text:p>
          </table:table-cell>
          <table:table-cell office:value-type="float" office:value="2400" calcext:value-type="float">
            <text:p>24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3627.1721356144" calcext:value-type="float">
            <text:p>23627.1721356144</text:p>
          </table:table-cell>
          <table:table-cell office:value-type="float" office:value="7770.98412711301" calcext:value-type="float">
            <text:p>7770.98412711301</text:p>
          </table:table-cell>
          <table:table-cell office:value-type="float" office:value="0.000134983878445554" calcext:value-type="float">
            <text:p>0.000134983878445554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2400" calcext:value-type="float">
            <text:p>24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943.34783352939" calcext:value-type="float">
            <text:p>4943.34783352939</text:p>
          </table:table-cell>
          <table:table-cell office:value-type="float" office:value="15771.140866745" calcext:value-type="float">
            <text:p>15771.140866745</text:p>
          </table:table-cell>
          <table:table-cell office:value-type="float" office:value="0.0212762310726724" calcext:value-type="float">
            <text:p>0.0212762310726724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2400" calcext:value-type="float">
            <text:p>24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3627.1721356144" calcext:value-type="float">
            <text:p>23627.1721356144</text:p>
          </table:table-cell>
          <table:table-cell office:value-type="float" office:value="7770.98412711301" calcext:value-type="float">
            <text:p>7770.98412711301</text:p>
          </table:table-cell>
          <table:table-cell office:value-type="float" office:value="0.000134983878445554" calcext:value-type="float">
            <text:p>0.000134983878445554</text:p>
          </table:table-cell>
        </table:table-row>
        <table:table-row table:style-name="ro1">
          <table:table-cell office:value-type="string" calcext:value-type="string">
            <text:p>OLAR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185.69082585698" calcext:value-type="float">
            <text:p>5185.69082585698</text:p>
          </table:table-cell>
          <table:table-cell office:value-type="float" office:value="16547.3783392913" calcext:value-type="float">
            <text:p>16547.3783392913</text:p>
          </table:table-cell>
          <table:table-cell office:value-type="float" office:value="0.0224385857090255" calcext:value-type="float">
            <text:p>0.0224385857090255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3246.6376940909" calcext:value-type="float">
            <text:p>13246.6376940909</text:p>
          </table:table-cell>
          <table:table-cell office:value-type="float" office:value="22319.5115024943" calcext:value-type="float">
            <text:p>22319.5115024943</text:p>
          </table:table-cell>
          <table:table-cell office:value-type="float" office:value="0.0324642399179279" calcext:value-type="float">
            <text:p>0.0324642399179279</text:p>
          </table:table-cell>
        </table:table-row>
        <table:table-row table:style-name="ro1">
          <table:table-cell office:value-type="string" calcext:value-type="string">
            <text:p>FedAECS</text:p>
          </table:table-cell>
          <table:table-cell office:value-type="float" office:value="2500" calcext:value-type="float">
            <text:p>25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6035.402644288" calcext:value-type="float">
            <text:p>106035.402644288</text:p>
          </table:table-cell>
          <table:table-cell office:value-type="float" office:value="33931.3288461721" calcext:value-type="float">
            <text:p>33931.3288461721</text:p>
          </table:table-cell>
          <table:table-cell office:value-type="float" office:value="0.37784014186069" calcext:value-type="float">
            <text:p>0.37784014186069</text:p>
          </table:table-cell>
        </table:table-row>
        <table:table-row table:style-name="ro1">
          <table:table-cell office:value-type="string" calcext:value-type="string">
            <text:p>MC²MKP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4764.5387703005" calcext:value-type="float">
            <text:p>24764.5387703005</text:p>
          </table:table-cell>
          <table:table-cell office:value-type="float" office:value="8138.62420548791" calcext:value-type="float">
            <text:p>8138.62420548791</text:p>
          </table:table-cell>
          <table:table-cell office:value-type="float" office:value="0.000135425400473627" calcext:value-type="float">
            <text:p>0.000135425400473627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185.69082585698" calcext:value-type="float">
            <text:p>5185.69082585698</text:p>
          </table:table-cell>
          <table:table-cell office:value-type="float" office:value="16547.3783392913" calcext:value-type="float">
            <text:p>16547.3783392913</text:p>
          </table:table-cell>
          <table:table-cell office:value-type="float" office:value="0.0224385857090255" calcext:value-type="float">
            <text:p>0.0224385857090255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4764.5387703005" calcext:value-type="float">
            <text:p>24764.5387703005</text:p>
          </table:table-cell>
          <table:table-cell office:value-type="float" office:value="8138.62420548791" calcext:value-type="float">
            <text:p>8138.62420548791</text:p>
          </table:table-cell>
          <table:table-cell office:value-type="float" office:value="0.000135425400473627" calcext:value-type="float">
            <text:p>0.000135425400473627</text:p>
          </table:table-cell>
        </table:table-row>
        <table:table-row table:style-name="ro1">
          <table:table-cell office:value-type="string" calcext:value-type="string">
            <text:p>OLAR</text:p>
          </table:table-cell>
          <table:table-cell office:value-type="float" office:value="2600" calcext:value-type="float">
            <text:p>26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429.36280039422" calcext:value-type="float">
            <text:p>5429.36280039422</text:p>
          </table:table-cell>
          <table:table-cell office:value-type="float" office:value="17333.3685415654" calcext:value-type="float">
            <text:p>17333.3685415654</text:p>
          </table:table-cell>
          <table:table-cell office:value-type="float" office:value="0.0234624085527413" calcext:value-type="float">
            <text:p>0.0234624085527413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float" office:value="2600" calcext:value-type="float">
            <text:p>26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3873.8583489493" calcext:value-type="float">
            <text:p>13873.8583489493</text:p>
          </table:table-cell>
          <table:table-cell office:value-type="float" office:value="23375.8067325026" calcext:value-type="float">
            <text:p>23375.8067325026</text:p>
          </table:table-cell>
          <table:table-cell office:value-type="float" office:value="0.034000194502012" calcext:value-type="float">
            <text:p>0.034000194502012</text:p>
          </table:table-cell>
        </table:table-row>
        <table:table-row table:style-name="ro1">
          <table:table-cell office:value-type="string" calcext:value-type="string">
            <text:p>FedAECS</text:p>
          </table:table-cell>
          <table:table-cell office:value-type="float" office:value="2600" calcext:value-type="float">
            <text:p>26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10831.030732907" calcext:value-type="float">
            <text:p>110831.030732907</text:p>
          </table:table-cell>
          <table:table-cell office:value-type="float" office:value="35465.9298345302" calcext:value-type="float">
            <text:p>35465.9298345302</text:p>
          </table:table-cell>
          <table:table-cell office:value-type="float" office:value="0.391970852972424" calcext:value-type="float">
            <text:p>0.391970852972424</text:p>
          </table:table-cell>
        </table:table-row>
        <table:table-row table:style-name="ro1">
          <table:table-cell office:value-type="string" calcext:value-type="string">
            <text:p>MC²MKP</text:p>
          </table:table-cell>
          <table:table-cell office:value-type="float" office:value="2600" calcext:value-type="float">
            <text:p>26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5907.1971857284" calcext:value-type="float">
            <text:p>25907.1971857284</text:p>
          </table:table-cell>
          <table:table-cell office:value-type="float" office:value="8507.96353959964" calcext:value-type="float">
            <text:p>8507.96353959964</text:p>
          </table:table-cell>
          <table:table-cell office:value-type="float" office:value="0.000135868976753773" calcext:value-type="float">
            <text:p>0.000135868976753773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2600" calcext:value-type="float">
            <text:p>26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429.36280039422" calcext:value-type="float">
            <text:p>5429.36280039422</text:p>
          </table:table-cell>
          <table:table-cell office:value-type="float" office:value="17333.3685415654" calcext:value-type="float">
            <text:p>17333.3685415654</text:p>
          </table:table-cell>
          <table:table-cell office:value-type="float" office:value="0.0234624085527413" calcext:value-type="float">
            <text:p>0.0234624085527413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2600" calcext:value-type="float">
            <text:p>26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5907.1971857284" calcext:value-type="float">
            <text:p>25907.1971857284</text:p>
          </table:table-cell>
          <table:table-cell office:value-type="float" office:value="8507.96353959964" calcext:value-type="float">
            <text:p>8507.96353959964</text:p>
          </table:table-cell>
          <table:table-cell office:value-type="float" office:value="0.000135868976753773" calcext:value-type="float">
            <text:p>0.000135868976753773</text:p>
          </table:table-cell>
        </table:table-row>
        <table:table-row table:style-name="ro1">
          <table:table-cell office:value-type="string" calcext:value-type="string">
            <text:p>OLAR</text:p>
          </table:table-cell>
          <table:table-cell office:value-type="float" office:value="2700" calcext:value-type="float">
            <text:p>27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679.65058630099" calcext:value-type="float">
            <text:p>5679.65058630099</text:p>
          </table:table-cell>
          <table:table-cell office:value-type="float" office:value="18107.6866138883" calcext:value-type="float">
            <text:p>18107.6866138883</text:p>
          </table:table-cell>
          <table:table-cell office:value-type="float" office:value="0.0244922886460618" calcext:value-type="float">
            <text:p>0.0244922886460618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float" office:value="2700" calcext:value-type="float">
            <text:p>27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4504.7678440316" calcext:value-type="float">
            <text:p>14504.7678440316</text:p>
          </table:table-cell>
          <table:table-cell office:value-type="float" office:value="24438.3142967231" calcext:value-type="float">
            <text:p>24438.3142967231</text:p>
          </table:table-cell>
          <table:table-cell office:value-type="float" office:value="0.0355451824159267" calcext:value-type="float">
            <text:p>0.0355451824159267</text:p>
          </table:table-cell>
        </table:table-row>
        <table:table-row table:style-name="ro1">
          <table:table-cell office:value-type="string" calcext:value-type="string">
            <text:p>FedAECS</text:p>
          </table:table-cell>
          <table:table-cell office:value-type="float" office:value="2700" calcext:value-type="float">
            <text:p>27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15647.529062584" calcext:value-type="float">
            <text:p>115647.529062584</text:p>
          </table:table-cell>
          <table:table-cell office:value-type="float" office:value="37007.209300027" calcext:value-type="float">
            <text:p>37007.209300027</text:p>
          </table:table-cell>
          <table:table-cell office:value-type="float" office:value="0.405964882830011" calcext:value-type="float">
            <text:p>0.405964882830011</text:p>
          </table:table-cell>
        </table:table-row>
        <table:table-row table:style-name="ro1">
          <table:table-cell office:value-type="string" calcext:value-type="string">
            <text:p>MC²MKP</text:p>
          </table:table-cell>
          <table:table-cell office:value-type="float" office:value="2700" calcext:value-type="float">
            <text:p>27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7054.9397936493" calcext:value-type="float">
            <text:p>27054.9397936493</text:p>
          </table:table-cell>
          <table:table-cell office:value-type="float" office:value="8878.9488128731" calcext:value-type="float">
            <text:p>8878.9488128731</text:p>
          </table:table-cell>
          <table:table-cell office:value-type="float" office:value="0.000136314526700906" calcext:value-type="float">
            <text:p>0.000136314526700906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2700" calcext:value-type="float">
            <text:p>27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679.65058630099" calcext:value-type="float">
            <text:p>5679.65058630099</text:p>
          </table:table-cell>
          <table:table-cell office:value-type="float" office:value="18107.6866138883" calcext:value-type="float">
            <text:p>18107.6866138883</text:p>
          </table:table-cell>
          <table:table-cell office:value-type="float" office:value="0.0244922886460618" calcext:value-type="float">
            <text:p>0.0244922886460618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2700" calcext:value-type="float">
            <text:p>27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7054.9397936493" calcext:value-type="float">
            <text:p>27054.9397936493</text:p>
          </table:table-cell>
          <table:table-cell office:value-type="float" office:value="8878.9488128731" calcext:value-type="float">
            <text:p>8878.9488128731</text:p>
          </table:table-cell>
          <table:table-cell office:value-type="float" office:value="0.000136314526700906" calcext:value-type="float">
            <text:p>0.000136314526700906</text:p>
          </table:table-cell>
        </table:table-row>
        <table:table-row table:style-name="ro1">
          <table:table-cell office:value-type="string" calcext:value-type="string">
            <text:p>OLAR</text:p>
          </table:table-cell>
          <table:table-cell office:value-type="float" office:value="2800" calcext:value-type="float">
            <text:p>28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922.56298107577" calcext:value-type="float">
            <text:p>5922.56298107577</text:p>
          </table:table-cell>
          <table:table-cell office:value-type="float" office:value="18910.3760802455" calcext:value-type="float">
            <text:p>18910.3760802455</text:p>
          </table:table-cell>
          <table:table-cell office:value-type="float" office:value="0.0255280106748647" calcext:value-type="float">
            <text:p>0.0255280106748647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float" office:value="2800" calcext:value-type="float">
            <text:p>28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139.229495683" calcext:value-type="float">
            <text:p>15139.229495683</text:p>
          </table:table-cell>
          <table:table-cell office:value-type="float" office:value="25506.8040077545" calcext:value-type="float">
            <text:p>25506.8040077545</text:p>
          </table:table-cell>
          <table:table-cell office:value-type="float" office:value="0.0370988689451108" calcext:value-type="float">
            <text:p>0.0370988689451108</text:p>
          </table:table-cell>
        </table:table-row>
        <table:table-row table:style-name="ro1">
          <table:table-cell office:value-type="string" calcext:value-type="string">
            <text:p>FedAECS</text:p>
          </table:table-cell>
          <table:table-cell office:value-type="float" office:value="2800" calcext:value-type="float">
            <text:p>28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20484.124014292" calcext:value-type="float">
            <text:p>120484.124014292</text:p>
          </table:table-cell>
          <table:table-cell office:value-type="float" office:value="38554.9196845733" calcext:value-type="float">
            <text:p>38554.9196845733</text:p>
          </table:table-cell>
          <table:table-cell office:value-type="float" office:value="0.419822965872579" calcext:value-type="float">
            <text:p>0.419822965872579</text:p>
          </table:table-cell>
        </table:table-row>
        <table:table-row table:style-name="ro1">
          <table:table-cell office:value-type="string" calcext:value-type="string">
            <text:p>MC²MKP</text:p>
          </table:table-cell>
          <table:table-cell office:value-type="float" office:value="2800" calcext:value-type="float">
            <text:p>28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8195.9080469496" calcext:value-type="float">
            <text:p>28195.9080469496</text:p>
          </table:table-cell>
          <table:table-cell office:value-type="float" office:value="9251.50973843112" calcext:value-type="float">
            <text:p>9251.50973843112</text:p>
          </table:table-cell>
          <table:table-cell office:value-type="float" office:value="0.000136757446865611" calcext:value-type="float">
            <text:p>0.000136757446865611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2800" calcext:value-type="float">
            <text:p>28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922.56298107577" calcext:value-type="float">
            <text:p>5922.56298107577</text:p>
          </table:table-cell>
          <table:table-cell office:value-type="float" office:value="18910.3760802455" calcext:value-type="float">
            <text:p>18910.3760802455</text:p>
          </table:table-cell>
          <table:table-cell office:value-type="float" office:value="0.0255280106748647" calcext:value-type="float">
            <text:p>0.0255280106748647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2800" calcext:value-type="float">
            <text:p>28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8195.9080469496" calcext:value-type="float">
            <text:p>28195.9080469496</text:p>
          </table:table-cell>
          <table:table-cell office:value-type="float" office:value="9251.50973843112" calcext:value-type="float">
            <text:p>9251.50973843112</text:p>
          </table:table-cell>
          <table:table-cell office:value-type="float" office:value="0.000136757446865611" calcext:value-type="float">
            <text:p>0.000136757446865611</text:p>
          </table:table-cell>
        </table:table-row>
        <table:table-row table:style-name="ro1">
          <table:table-cell office:value-type="string" calcext:value-type="string">
            <text:p>OLAR</text:p>
          </table:table-cell>
          <table:table-cell office:value-type="float" office:value="2900" calcext:value-type="float">
            <text:p>29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170.06754022033" calcext:value-type="float">
            <text:p>6170.06754022033</text:p>
          </table:table-cell>
          <table:table-cell office:value-type="float" office:value="19705.0276756917" calcext:value-type="float">
            <text:p>19705.0276756917</text:p>
          </table:table-cell>
          <table:table-cell office:value-type="float" office:value="0.0267185760093622" calcext:value-type="float">
            <text:p>0.0267185760093622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float" office:value="2900" calcext:value-type="float">
            <text:p>29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777.1163894538" calcext:value-type="float">
            <text:p>15777.1163894538</text:p>
          </table:table-cell>
          <table:table-cell office:value-type="float" office:value="26581.0621304037" calcext:value-type="float">
            <text:p>26581.0621304037</text:p>
          </table:table-cell>
          <table:table-cell office:value-type="float" office:value="0.0386609432980922" calcext:value-type="float">
            <text:p>0.0386609432980922</text:p>
          </table:table-cell>
        </table:table-row>
        <table:table-row table:style-name="ro1">
          <table:table-cell office:value-type="string" calcext:value-type="string">
            <text:p>FedAECS</text:p>
          </table:table-cell>
          <table:table-cell office:value-type="float" office:value="2900" calcext:value-type="float">
            <text:p>29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25340.097283883" calcext:value-type="float">
            <text:p>125340.097283883</text:p>
          </table:table-cell>
          <table:table-cell office:value-type="float" office:value="40108.8311308426" calcext:value-type="float">
            <text:p>40108.8311308426</text:p>
          </table:table-cell>
          <table:table-cell office:value-type="float" office:value="0.433546015351962" calcext:value-type="float">
            <text:p>0.433546015351962</text:p>
          </table:table-cell>
        </table:table-row>
        <table:table-row table:style-name="ro1">
          <table:table-cell office:value-type="string" calcext:value-type="string">
            <text:p>MC²MKP</text:p>
          </table:table-cell>
          <table:table-cell office:value-type="float" office:value="2900" calcext:value-type="float">
            <text:p>29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9364.923900906" calcext:value-type="float">
            <text:p>29364.923900906</text:p>
          </table:table-cell>
          <table:table-cell office:value-type="float" office:value="9625.59481169718" calcext:value-type="float">
            <text:p>9625.59481169718</text:p>
          </table:table-cell>
          <table:table-cell office:value-type="float" office:value="0.00013721125501766" calcext:value-type="float">
            <text:p>0.00013721125501766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2900" calcext:value-type="float">
            <text:p>29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170.06754022033" calcext:value-type="float">
            <text:p>6170.06754022033</text:p>
          </table:table-cell>
          <table:table-cell office:value-type="float" office:value="19705.0276756917" calcext:value-type="float">
            <text:p>19705.0276756917</text:p>
          </table:table-cell>
          <table:table-cell office:value-type="float" office:value="0.0267185760093622" calcext:value-type="float">
            <text:p>0.0267185760093622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2900" calcext:value-type="float">
            <text:p>29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9364.923900906" calcext:value-type="float">
            <text:p>29364.923900906</text:p>
          </table:table-cell>
          <table:table-cell office:value-type="float" office:value="9625.59481169718" calcext:value-type="float">
            <text:p>9625.59481169718</text:p>
          </table:table-cell>
          <table:table-cell office:value-type="float" office:value="0.00013721125501766" calcext:value-type="float">
            <text:p>0.00013721125501766</text:p>
          </table:table-cell>
        </table:table-row>
        <table:table-row table:style-name="ro1">
          <table:table-cell office:value-type="string" calcext:value-type="string">
            <text:p>OLAR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417.08333893038" calcext:value-type="float">
            <text:p>6417.08333893038</text:p>
          </table:table-cell>
          <table:table-cell office:value-type="float" office:value="20506.1641500344" calcext:value-type="float">
            <text:p>20506.1641500344</text:p>
          </table:table-cell>
          <table:table-cell office:value-type="float" office:value="0.0277661581711089" calcext:value-type="float">
            <text:p>0.0277661581711089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6418.3103686948" calcext:value-type="float">
            <text:p>16418.3103686948</text:p>
          </table:table-cell>
          <table:table-cell office:value-type="float" office:value="27660.8896783903" calcext:value-type="float">
            <text:p>27660.8896783903</text:p>
          </table:table-cell>
          <table:table-cell office:value-type="float" office:value="0.0402311161297326" calcext:value-type="float">
            <text:p>0.0402311161297326</text:p>
          </table:table-cell>
        </table:table-row>
        <table:table-row table:style-name="ro1">
          <table:table-cell office:value-type="string" calcext:value-type="string">
            <text:p>FedAECS</text:p>
          </table:table-cell>
          <table:table-cell office:value-type="float" office:value="3000" calcext:value-type="float">
            <text:p>30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30214.780153094" calcext:value-type="float">
            <text:p>130214.780153094</text:p>
          </table:table-cell>
          <table:table-cell office:value-type="float" office:value="41668.7296489901" calcext:value-type="float">
            <text:p>41668.7296489901</text:p>
          </table:table-cell>
          <table:table-cell office:value-type="float" office:value="0.44713509430297" calcext:value-type="float">
            <text:p>0.44713509430297</text:p>
          </table:table-cell>
        </table:table-row>
        <table:table-row table:style-name="ro1">
          <table:table-cell office:value-type="string" calcext:value-type="string">
            <text:p>MC²MKP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0515.0634308341" calcext:value-type="float">
            <text:p>30515.0634308341</text:p>
          </table:table-cell>
          <table:table-cell office:value-type="float" office:value="10001.1455374014" calcext:value-type="float">
            <text:p>10001.1455374014</text:p>
          </table:table-cell>
          <table:table-cell office:value-type="float" office:value="0.000137657735510672" calcext:value-type="float">
            <text:p>0.000137657735510672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417.08333893038" calcext:value-type="float">
            <text:p>6417.08333893038</text:p>
          </table:table-cell>
          <table:table-cell office:value-type="float" office:value="20506.1641500344" calcext:value-type="float">
            <text:p>20506.1641500344</text:p>
          </table:table-cell>
          <table:table-cell office:value-type="float" office:value="0.0277661581711089" calcext:value-type="float">
            <text:p>0.0277661581711089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0515.0634308341" calcext:value-type="float">
            <text:p>30515.0634308341</text:p>
          </table:table-cell>
          <table:table-cell office:value-type="float" office:value="10001.1455374014" calcext:value-type="float">
            <text:p>10001.1455374014</text:p>
          </table:table-cell>
          <table:table-cell office:value-type="float" office:value="0.000137657735510672" calcext:value-type="float">
            <text:p>0.000137657735510672</text:p>
          </table:table-cell>
        </table:table-row>
        <table:table-row table:style-name="ro1">
          <table:table-cell office:value-type="string" calcext:value-type="string">
            <text:p>OLAR</text:p>
          </table:table-cell>
          <table:table-cell office:value-type="float" office:value="3100" calcext:value-type="float">
            <text:p>31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669.88732133489" calcext:value-type="float">
            <text:p>6669.88732133489</text:p>
          </table:table-cell>
          <table:table-cell office:value-type="float" office:value="21300.0630014355" calcext:value-type="float">
            <text:p>21300.0630014355</text:p>
          </table:table-cell>
          <table:table-cell office:value-type="float" office:value="0.028818995220977" calcext:value-type="float">
            <text:p>0.028818995220977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float" office:value="3100" calcext:value-type="float">
            <text:p>31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7062.701158133" calcext:value-type="float">
            <text:p>17062.701158133</text:p>
          </table:table-cell>
          <table:table-cell office:value-type="float" office:value="28746.1009383711" calcext:value-type="float">
            <text:p>28746.1009383711</text:p>
          </table:table-cell>
          <table:table-cell office:value-type="float" office:value="0.0418091173950171" calcext:value-type="float">
            <text:p>0.0418091173950171</text:p>
          </table:table-cell>
        </table:table-row>
        <table:table-row table:style-name="ro1">
          <table:table-cell office:value-type="string" calcext:value-type="string">
            <text:p>FedAECS</text:p>
          </table:table-cell>
          <table:table-cell office:value-type="float" office:value="3100" calcext:value-type="float">
            <text:p>3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35107.548525419" calcext:value-type="float">
            <text:p>135107.548525419</text:p>
          </table:table-cell>
          <table:table-cell office:value-type="float" office:value="43234.4155281341" calcext:value-type="float">
            <text:p>43234.4155281341</text:p>
          </table:table-cell>
          <table:table-cell office:value-type="float" office:value="0.460591390785875" calcext:value-type="float">
            <text:p>0.460591390785875</text:p>
          </table:table-cell>
        </table:table-row>
        <table:table-row table:style-name="ro1">
          <table:table-cell office:value-type="string" calcext:value-type="string">
            <text:p>MC²MKP</text:p>
          </table:table-cell>
          <table:table-cell office:value-type="float" office:value="3100" calcext:value-type="float">
            <text:p>31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1681.3125170833" calcext:value-type="float">
            <text:p>31681.3125170833</text:p>
          </table:table-cell>
          <table:table-cell office:value-type="float" office:value="10378.1085842525" calcext:value-type="float">
            <text:p>10378.1085842525</text:p>
          </table:table-cell>
          <table:table-cell office:value-type="float" office:value="0.000138110469612496" calcext:value-type="float">
            <text:p>0.000138110469612496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3100" calcext:value-type="float">
            <text:p>31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669.88732133489" calcext:value-type="float">
            <text:p>6669.88732133489</text:p>
          </table:table-cell>
          <table:table-cell office:value-type="float" office:value="21300.0630014355" calcext:value-type="float">
            <text:p>21300.0630014355</text:p>
          </table:table-cell>
          <table:table-cell office:value-type="float" office:value="0.028818995220977" calcext:value-type="float">
            <text:p>0.028818995220977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3100" calcext:value-type="float">
            <text:p>31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1681.3125170833" calcext:value-type="float">
            <text:p>31681.3125170833</text:p>
          </table:table-cell>
          <table:table-cell office:value-type="float" office:value="10378.1085842525" calcext:value-type="float">
            <text:p>10378.1085842525</text:p>
          </table:table-cell>
          <table:table-cell office:value-type="float" office:value="0.000138110469612496" calcext:value-type="float">
            <text:p>0.000138110469612496</text:p>
          </table:table-cell>
        </table:table-row>
        <table:table-row table:style-name="ro1">
          <table:table-cell office:value-type="string" calcext:value-type="string">
            <text:p>OLAR</text:p>
          </table:table-cell>
          <table:table-cell office:value-type="float" office:value="3200" calcext:value-type="float">
            <text:p>32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926.69870280432" calcext:value-type="float">
            <text:p>6926.69870280432</text:p>
          </table:table-cell>
          <table:table-cell office:value-type="float" office:value="22101.7301792085" calcext:value-type="float">
            <text:p>22101.7301792085</text:p>
          </table:table-cell>
          <table:table-cell office:value-type="float" office:value="0.0298769282509558" calcext:value-type="float">
            <text:p>0.0298769282509558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float" office:value="3200" calcext:value-type="float">
            <text:p>32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7710.1856006331" calcext:value-type="float">
            <text:p>17710.1856006331</text:p>
          </table:table-cell>
          <table:table-cell office:value-type="float" office:value="29836.5221845782" calcext:value-type="float">
            <text:p>29836.5221845782</text:p>
          </table:table-cell>
          <table:table-cell office:value-type="float" office:value="0.0433946944800157" calcext:value-type="float">
            <text:p>0.0433946944800157</text:p>
          </table:table-cell>
        </table:table-row>
        <table:table-row table:style-name="ro1">
          <table:table-cell office:value-type="string" calcext:value-type="string">
            <text:p>FedAECS</text:p>
          </table:table-cell>
          <table:table-cell office:value-type="float" office:value="3200" calcext:value-type="float">
            <text:p>32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40017.818603328" calcext:value-type="float">
            <text:p>140017.818603328</text:p>
          </table:table-cell>
          <table:table-cell office:value-type="float" office:value="44805.701953065" calcext:value-type="float">
            <text:p>44805.701953065</text:p>
          </table:table-cell>
          <table:table-cell office:value-type="float" office:value="0.473916196713187" calcext:value-type="float">
            <text:p>0.473916196713187</text:p>
          </table:table-cell>
        </table:table-row>
        <table:table-row table:style-name="ro1">
          <table:table-cell office:value-type="string" calcext:value-type="string">
            <text:p>MC²MKP</text:p>
          </table:table-cell>
          <table:table-cell office:value-type="float" office:value="3200" calcext:value-type="float">
            <text:p>32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2839.9694951483" calcext:value-type="float">
            <text:p>32839.9694951483</text:p>
          </table:table-cell>
          <table:table-cell office:value-type="float" office:value="10756.4335325681" calcext:value-type="float">
            <text:p>10756.4335325681</text:p>
          </table:table-cell>
          <table:table-cell office:value-type="float" office:value="0.000138560256482619" calcext:value-type="float">
            <text:p>0.000138560256482619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3200" calcext:value-type="float">
            <text:p>32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926.69870280432" calcext:value-type="float">
            <text:p>6926.69870280432</text:p>
          </table:table-cell>
          <table:table-cell office:value-type="float" office:value="22101.7301792085" calcext:value-type="float">
            <text:p>22101.7301792085</text:p>
          </table:table-cell>
          <table:table-cell office:value-type="float" office:value="0.0298769282509558" calcext:value-type="float">
            <text:p>0.0298769282509558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3200" calcext:value-type="float">
            <text:p>32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2839.9694951483" calcext:value-type="float">
            <text:p>32839.9694951483</text:p>
          </table:table-cell>
          <table:table-cell office:value-type="float" office:value="10756.4335325681" calcext:value-type="float">
            <text:p>10756.4335325681</text:p>
          </table:table-cell>
          <table:table-cell office:value-type="float" office:value="0.000138560256482619" calcext:value-type="float">
            <text:p>0.000138560256482619</text:p>
          </table:table-cell>
        </table:table-row>
        <table:table-row table:style-name="ro1">
          <table:table-cell office:value-type="string" calcext:value-type="string">
            <text:p>OLAR</text:p>
          </table:table-cell>
          <table:table-cell office:value-type="float" office:value="3300" calcext:value-type="float">
            <text:p>33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176.76732912596" calcext:value-type="float">
            <text:p>7176.76732912596</text:p>
          </table:table-cell>
          <table:table-cell office:value-type="float" office:value="22925.7403305337" calcext:value-type="float">
            <text:p>22925.7403305337</text:p>
          </table:table-cell>
          <table:table-cell office:value-type="float" office:value="0.0309397925349393" calcext:value-type="float">
            <text:p>0.0309397925349393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float" office:value="3300" calcext:value-type="float">
            <text:p>33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8360.6669894427" calcext:value-type="float">
            <text:p>18360.6669894427</text:p>
          </table:table-cell>
          <table:table-cell office:value-type="float" office:value="30931.9905542603" calcext:value-type="float">
            <text:p>30931.9905542603</text:p>
          </table:table-cell>
          <table:table-cell office:value-type="float" office:value="0.0449876105666662" calcext:value-type="float">
            <text:p>0.0449876105666662</text:p>
          </table:table-cell>
        </table:table-row>
        <table:table-row table:style-name="ro1">
          <table:table-cell office:value-type="string" calcext:value-type="string">
            <text:p>FedAECS</text:p>
          </table:table-cell>
          <table:table-cell office:value-type="float" office:value="3300" calcext:value-type="float">
            <text:p>33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44945.043106468" calcext:value-type="float">
            <text:p>144945.043106468</text:p>
          </table:table-cell>
          <table:table-cell office:value-type="float" office:value="46382.4137940699" calcext:value-type="float">
            <text:p>46382.4137940699</text:p>
          </table:table-cell>
          <table:table-cell office:value-type="float" office:value="0.487110889697976" calcext:value-type="float">
            <text:p>0.487110889697976</text:p>
          </table:table-cell>
        </table:table-row>
        <table:table-row table:style-name="ro1">
          <table:table-cell office:value-type="string" calcext:value-type="string">
            <text:p>MC²MKP</text:p>
          </table:table-cell>
          <table:table-cell office:value-type="float" office:value="3300" calcext:value-type="float">
            <text:p>33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4014.5464675679" calcext:value-type="float">
            <text:p>34014.5464675679</text:p>
          </table:table-cell>
          <table:table-cell office:value-type="float" office:value="11136.0984272546" calcext:value-type="float">
            <text:p>11136.0984272546</text:p>
          </table:table-cell>
          <table:table-cell office:value-type="float" office:value="0.000139016223442767" calcext:value-type="float">
            <text:p>0.000139016223442767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3300" calcext:value-type="float">
            <text:p>33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176.76732912596" calcext:value-type="float">
            <text:p>7176.76732912596</text:p>
          </table:table-cell>
          <table:table-cell office:value-type="float" office:value="22925.7403305337" calcext:value-type="float">
            <text:p>22925.7403305337</text:p>
          </table:table-cell>
          <table:table-cell office:value-type="float" office:value="0.0309397925349393" calcext:value-type="float">
            <text:p>0.0309397925349393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3300" calcext:value-type="float">
            <text:p>33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4014.5464675679" calcext:value-type="float">
            <text:p>34014.5464675679</text:p>
          </table:table-cell>
          <table:table-cell office:value-type="float" office:value="11136.0984272546" calcext:value-type="float">
            <text:p>11136.0984272546</text:p>
          </table:table-cell>
          <table:table-cell office:value-type="float" office:value="0.000139016223442767" calcext:value-type="float">
            <text:p>0.000139016223442767</text:p>
          </table:table-cell>
        </table:table-row>
        <table:table-row table:style-name="ro1">
          <table:table-cell office:value-type="string" calcext:value-type="string">
            <text:p>OLAR</text:p>
          </table:table-cell>
          <table:table-cell office:value-type="float" office:value="3400" calcext:value-type="float">
            <text:p>34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433.07614879835" calcext:value-type="float">
            <text:p>7433.07614879835</text:p>
          </table:table-cell>
          <table:table-cell office:value-type="float" office:value="23731.6888765506" calcext:value-type="float">
            <text:p>23731.6888765506</text:p>
          </table:table-cell>
          <table:table-cell office:value-type="float" office:value="0.0321603522795063" calcext:value-type="float">
            <text:p>0.0321603522795063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float" office:value="3400" calcext:value-type="float">
            <text:p>34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9014.0544814384" calcext:value-type="float">
            <text:p>19014.0544814384</text:p>
          </table:table-cell>
          <table:table-cell office:value-type="float" office:value="32032.3530595385" calcext:value-type="float">
            <text:p>32032.3530595385</text:p>
          </table:table-cell>
          <table:table-cell office:value-type="float" office:value="0.0465876431959181" calcext:value-type="float">
            <text:p>0.0465876431959181</text:p>
          </table:table-cell>
        </table:table-row>
        <table:table-row table:style-name="ro1">
          <table:table-cell office:value-type="string" calcext:value-type="string">
            <text:p>FedAECS</text:p>
          </table:table-cell>
          <table:table-cell office:value-type="float" office:value="3400" calcext:value-type="float">
            <text:p>34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49888.70794878" calcext:value-type="float">
            <text:p>149888.70794878</text:p>
          </table:table-cell>
          <table:table-cell office:value-type="float" office:value="47964.3865436097" calcext:value-type="float">
            <text:p>47964.3865436097</text:p>
          </table:table-cell>
          <table:table-cell office:value-type="float" office:value="0.500176917460442" calcext:value-type="float">
            <text:p>0.500176917460442</text:p>
          </table:table-cell>
        </table:table-row>
        <table:table-row table:style-name="ro1">
          <table:table-cell office:value-type="string" calcext:value-type="string">
            <text:p>MC²MKP</text:p>
          </table:table-cell>
          <table:table-cell office:value-type="float" office:value="3400" calcext:value-type="float">
            <text:p>34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5205.0395138873" calcext:value-type="float">
            <text:p>35205.0395138873</text:p>
          </table:table-cell>
          <table:table-cell office:value-type="float" office:value="11517.0562020768" calcext:value-type="float">
            <text:p>11517.0562020768</text:p>
          </table:table-cell>
          <table:table-cell office:value-type="float" office:value="0.000139478368971032" calcext:value-type="float">
            <text:p>0.000139478368971032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3400" calcext:value-type="float">
            <text:p>34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433.07614879835" calcext:value-type="float">
            <text:p>7433.07614879835</text:p>
          </table:table-cell>
          <table:table-cell office:value-type="float" office:value="23731.6888765506" calcext:value-type="float">
            <text:p>23731.6888765506</text:p>
          </table:table-cell>
          <table:table-cell office:value-type="float" office:value="0.0321603522795063" calcext:value-type="float">
            <text:p>0.0321603522795063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3400" calcext:value-type="float">
            <text:p>34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5205.0395138873" calcext:value-type="float">
            <text:p>35205.0395138873</text:p>
          </table:table-cell>
          <table:table-cell office:value-type="float" office:value="11517.0562020768" calcext:value-type="float">
            <text:p>11517.0562020768</text:p>
          </table:table-cell>
          <table:table-cell office:value-type="float" office:value="0.000139478368971032" calcext:value-type="float">
            <text:p>0.000139478368971032</text:p>
          </table:table-cell>
        </table:table-row>
        <table:table-row table:style-name="ro1">
          <table:table-cell office:value-type="string" calcext:value-type="string">
            <text:p>OLAR</text:p>
          </table:table-cell>
          <table:table-cell office:value-type="float" office:value="3500" calcext:value-type="float">
            <text:p>35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686.43322096456" calcext:value-type="float">
            <text:p>7686.43322096456</text:p>
          </table:table-cell>
          <table:table-cell office:value-type="float" office:value="24558.9074902898" calcext:value-type="float">
            <text:p>24558.9074902898</text:p>
          </table:table-cell>
          <table:table-cell office:value-type="float" office:value="0.033233329356932" calcext:value-type="float">
            <text:p>0.033233329356932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float" office:value="3500" calcext:value-type="float">
            <text:p>35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9670.2625794536" calcext:value-type="float">
            <text:p>19670.2625794536</text:p>
          </table:table-cell>
          <table:table-cell office:value-type="float" office:value="33137.4657155985" calcext:value-type="float">
            <text:p>33137.4657155985</text:p>
          </table:table-cell>
          <table:table-cell office:value-type="float" office:value="0.0481945830000401" calcext:value-type="float">
            <text:p>0.0481945830000401</text:p>
          </table:table-cell>
        </table:table-row>
        <table:table-row table:style-name="ro1">
          <table:table-cell office:value-type="string" calcext:value-type="string">
            <text:p>FedAECS</text:p>
          </table:table-cell>
          <table:table-cell office:value-type="float" office:value="3500" calcext:value-type="float">
            <text:p>35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54848.329306955" calcext:value-type="float">
            <text:p>154848.329306955</text:p>
          </table:table-cell>
          <table:table-cell office:value-type="float" office:value="49551.4653782256" calcext:value-type="float">
            <text:p>49551.4653782256</text:p>
          </table:table-cell>
          <table:table-cell office:value-type="float" office:value="0.513115784409119" calcext:value-type="float">
            <text:p>0.513115784409119</text:p>
          </table:table-cell>
        </table:table-row>
        <table:table-row table:style-name="ro1">
          <table:table-cell office:value-type="string" calcext:value-type="string">
            <text:p>MC²MKP</text:p>
          </table:table-cell>
          <table:table-cell office:value-type="float" office:value="3500" calcext:value-type="float">
            <text:p>35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6387.5185676553" calcext:value-type="float">
            <text:p>36387.5185676553</text:p>
          </table:table-cell>
          <table:table-cell office:value-type="float" office:value="11899.2713758001" calcext:value-type="float">
            <text:p>11899.2713758001</text:p>
          </table:table-cell>
          <table:table-cell office:value-type="float" office:value="0.000139937403493457" calcext:value-type="float">
            <text:p>0.000139937403493457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3500" calcext:value-type="float">
            <text:p>35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686.43322096456" calcext:value-type="float">
            <text:p>7686.43322096456</text:p>
          </table:table-cell>
          <table:table-cell office:value-type="float" office:value="24558.9074902898" calcext:value-type="float">
            <text:p>24558.9074902898</text:p>
          </table:table-cell>
          <table:table-cell office:value-type="float" office:value="0.033233329356932" calcext:value-type="float">
            <text:p>0.033233329356932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3500" calcext:value-type="float">
            <text:p>35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6387.5185676553" calcext:value-type="float">
            <text:p>36387.5185676553</text:p>
          </table:table-cell>
          <table:table-cell office:value-type="float" office:value="11899.2713758001" calcext:value-type="float">
            <text:p>11899.2713758001</text:p>
          </table:table-cell>
          <table:table-cell office:value-type="float" office:value="0.000139937403493457" calcext:value-type="float">
            <text:p>0.000139937403493457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float" office:value="3600" calcext:value-type="float">
            <text:p>36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329.2106738068" calcext:value-type="float">
            <text:p>20329.2106738068</text:p>
          </table:table-cell>
          <table:table-cell office:value-type="float" office:value="34247.1927685852" calcext:value-type="float">
            <text:p>34247.1927685852</text:p>
          </table:table-cell>
          <table:table-cell office:value-type="float" office:value="0.049808232579906" calcext:value-type="float">
            <text:p>0.049808232579906</text:p>
          </table:table-cell>
        </table:table-row>
        <table:table-row table:style-name="ro1">
          <table:table-cell office:value-type="string" calcext:value-type="string">
            <text:p>OLAR</text:p>
          </table:table-cell>
          <table:table-cell office:value-type="float" office:value="3600" calcext:value-type="float">
            <text:p>36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946.17003404664" calcext:value-type="float">
            <text:p>7946.17003404664</text:p>
          </table:table-cell>
          <table:table-cell office:value-type="float" office:value="25372.7259524018" calcext:value-type="float">
            <text:p>25372.7259524018</text:p>
          </table:table-cell>
          <table:table-cell office:value-type="float" office:value="0.0343108192764983" calcext:value-type="float">
            <text:p>0.0343108192764983</text:p>
          </table:table-cell>
        </table:table-row>
        <table:table-row table:style-name="ro1">
          <table:table-cell office:value-type="string" calcext:value-type="string">
            <text:p>FedAECS</text:p>
          </table:table-cell>
          <table:table-cell office:value-type="float" office:value="3600" calcext:value-type="float">
            <text:p>36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59823.451024267" calcext:value-type="float">
            <text:p>159823.451024267</text:p>
          </table:table-cell>
          <table:table-cell office:value-type="float" office:value="51143.5043277654" calcext:value-type="float">
            <text:p>51143.5043277654</text:p>
          </table:table-cell>
          <table:table-cell office:value-type="float" office:value="0.525929040077347" calcext:value-type="float">
            <text:p>0.525929040077347</text:p>
          </table:table-cell>
        </table:table-row>
        <table:table-row table:style-name="ro1">
          <table:table-cell office:value-type="string" calcext:value-type="string">
            <text:p>MC²MKP</text:p>
          </table:table-cell>
          <table:table-cell office:value-type="float" office:value="3600" calcext:value-type="float">
            <text:p>36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7573.7563607882" calcext:value-type="float">
            <text:p>37573.7563607882</text:p>
          </table:table-cell>
          <table:table-cell office:value-type="float" office:value="12282.6983005467" calcext:value-type="float">
            <text:p>12282.6983005467</text:p>
          </table:table-cell>
          <table:table-cell office:value-type="float" office:value="0.000140397897146276" calcext:value-type="float">
            <text:p>0.000140397897146276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3600" calcext:value-type="float">
            <text:p>36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946.17003404664" calcext:value-type="float">
            <text:p>7946.17003404664</text:p>
          </table:table-cell>
          <table:table-cell office:value-type="float" office:value="25372.7259524018" calcext:value-type="float">
            <text:p>25372.7259524018</text:p>
          </table:table-cell>
          <table:table-cell office:value-type="float" office:value="0.0343108192764983" calcext:value-type="float">
            <text:p>0.0343108192764983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3600" calcext:value-type="float">
            <text:p>36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7573.7563607882" calcext:value-type="float">
            <text:p>37573.7563607882</text:p>
          </table:table-cell>
          <table:table-cell office:value-type="float" office:value="12282.6983005467" calcext:value-type="float">
            <text:p>12282.6983005467</text:p>
          </table:table-cell>
          <table:table-cell office:value-type="float" office:value="0.000140397897146276" calcext:value-type="float">
            <text:p>0.000140397897146276</text:p>
          </table:table-cell>
        </table:table-row>
        <table:table-row table:style-name="ro1">
          <table:table-cell office:value-type="string" calcext:value-type="string">
            <text:p>OLAR</text:p>
          </table:table-cell>
          <table:table-cell office:value-type="float" office:value="3700" calcext:value-type="float">
            <text:p>37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205.44662315495" calcext:value-type="float">
            <text:p>8205.44662315495</text:p>
          </table:table-cell>
          <table:table-cell office:value-type="float" office:value="26189.2895884157" calcext:value-type="float">
            <text:p>26189.2895884157</text:p>
          </table:table-cell>
          <table:table-cell office:value-type="float" office:value="0.0353927054163628" calcext:value-type="float">
            <text:p>0.0353927054163628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float" office:value="3700" calcext:value-type="float">
            <text:p>37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990.8226348063" calcext:value-type="float">
            <text:p>20990.8226348063</text:p>
          </table:table-cell>
          <table:table-cell office:value-type="float" office:value="35361.4060093434" calcext:value-type="float">
            <text:p>35361.4060093434</text:p>
          </table:table-cell>
          <table:table-cell office:value-type="float" office:value="0.0514284055071057" calcext:value-type="float">
            <text:p>0.0514284055071057</text:p>
          </table:table-cell>
        </table:table-row>
        <table:table-row table:style-name="ro1">
          <table:table-cell office:value-type="string" calcext:value-type="string">
            <text:p>FedAECS</text:p>
          </table:table-cell>
          <table:table-cell office:value-type="float" office:value="3700" calcext:value-type="float">
            <text:p>37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64813.642303143" calcext:value-type="float">
            <text:p>164813.642303143</text:p>
          </table:table-cell>
          <table:table-cell office:value-type="float" office:value="52740.3655370056" calcext:value-type="float">
            <text:p>52740.3655370056</text:p>
          </table:table-cell>
          <table:table-cell office:value-type="float" office:value="0.538618269147789" calcext:value-type="float">
            <text:p>0.538618269147789</text:p>
          </table:table-cell>
        </table:table-row>
        <table:table-row table:style-name="ro1">
          <table:table-cell office:value-type="string" calcext:value-type="string">
            <text:p>MC²MKP</text:p>
          </table:table-cell>
          <table:table-cell office:value-type="float" office:value="3700" calcext:value-type="float">
            <text:p>37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8751.6099471649" calcext:value-type="float">
            <text:p>38751.6099471649</text:p>
          </table:table-cell>
          <table:table-cell office:value-type="float" office:value="12667.3061450008" calcext:value-type="float">
            <text:p>12667.3061450008</text:p>
          </table:table-cell>
          <table:table-cell office:value-type="float" office:value="0.000140855136077305" calcext:value-type="float">
            <text:p>0.000140855136077305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3700" calcext:value-type="float">
            <text:p>37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205.44662315495" calcext:value-type="float">
            <text:p>8205.44662315495</text:p>
          </table:table-cell>
          <table:table-cell office:value-type="float" office:value="26189.2895884157" calcext:value-type="float">
            <text:p>26189.2895884157</text:p>
          </table:table-cell>
          <table:table-cell office:value-type="float" office:value="0.0353927054163628" calcext:value-type="float">
            <text:p>0.0353927054163628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3700" calcext:value-type="float">
            <text:p>37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8751.6099471649" calcext:value-type="float">
            <text:p>38751.6099471649</text:p>
          </table:table-cell>
          <table:table-cell office:value-type="float" office:value="12667.3061450008" calcext:value-type="float">
            <text:p>12667.3061450008</text:p>
          </table:table-cell>
          <table:table-cell office:value-type="float" office:value="0.000140855136077305" calcext:value-type="float">
            <text:p>0.000140855136077305</text:p>
          </table:table-cell>
        </table:table-row>
        <table:table-row table:style-name="ro1">
          <table:table-cell office:value-type="string" calcext:value-type="string">
            <text:p>OLAR</text:p>
          </table:table-cell>
          <table:table-cell office:value-type="float" office:value="3800" calcext:value-type="float">
            <text:p>38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459.89928703557" calcext:value-type="float">
            <text:p>8459.89928703557</text:p>
          </table:table-cell>
          <table:table-cell office:value-type="float" office:value="27022.1924091121" calcext:value-type="float">
            <text:p>27022.1924091121</text:p>
          </table:table-cell>
          <table:table-cell office:value-type="float" office:value="0.0366343558255324" calcext:value-type="float">
            <text:p>0.0366343558255324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float" office:value="3800" calcext:value-type="float">
            <text:p>38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1655.0264493331" calcext:value-type="float">
            <text:p>21655.0264493331</text:p>
          </table:table-cell>
          <table:table-cell office:value-type="float" office:value="36479.9841613916" calcext:value-type="float">
            <text:p>36479.9841613916</text:p>
          </table:table-cell>
          <table:table-cell office:value-type="float" office:value="0.0530549254340028" calcext:value-type="float">
            <text:p>0.0530549254340028</text:p>
          </table:table-cell>
        </table:table-row>
        <table:table-row table:style-name="ro1">
          <table:table-cell office:value-type="string" calcext:value-type="string">
            <text:p>FedAECS</text:p>
          </table:table-cell>
          <table:table-cell office:value-type="float" office:value="3800" calcext:value-type="float">
            <text:p>38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69818.495647412" calcext:value-type="float">
            <text:p>169818.495647412</text:p>
          </table:table-cell>
          <table:table-cell office:value-type="float" office:value="54341.9186071719" calcext:value-type="float">
            <text:p>54341.9186071719</text:p>
          </table:table-cell>
          <table:table-cell office:value-type="float" office:value="0.551185082840412" calcext:value-type="float">
            <text:p>0.551185082840412</text:p>
          </table:table-cell>
        </table:table-row>
        <table:table-row table:style-name="ro1">
          <table:table-cell office:value-type="string" calcext:value-type="string">
            <text:p>MC²MKP</text:p>
          </table:table-cell>
          <table:table-cell office:value-type="float" office:value="3800" calcext:value-type="float">
            <text:p>38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9957.0902783483" calcext:value-type="float">
            <text:p>39957.0902783483</text:p>
          </table:table-cell>
          <table:table-cell office:value-type="float" office:value="13053.0598509795" calcext:value-type="float">
            <text:p>13053.0598509795</text:p>
          </table:table-cell>
          <table:table-cell office:value-type="float" office:value="0.000141323099620805" calcext:value-type="float">
            <text:p>0.000141323099620805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3800" calcext:value-type="float">
            <text:p>38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459.89928703557" calcext:value-type="float">
            <text:p>8459.89928703557</text:p>
          </table:table-cell>
          <table:table-cell office:value-type="float" office:value="27022.1924091121" calcext:value-type="float">
            <text:p>27022.1924091121</text:p>
          </table:table-cell>
          <table:table-cell office:value-type="float" office:value="0.0366343558255324" calcext:value-type="float">
            <text:p>0.0366343558255324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3800" calcext:value-type="float">
            <text:p>38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9957.0902783483" calcext:value-type="float">
            <text:p>39957.0902783483</text:p>
          </table:table-cell>
          <table:table-cell office:value-type="float" office:value="13053.0598509795" calcext:value-type="float">
            <text:p>13053.0598509795</text:p>
          </table:table-cell>
          <table:table-cell office:value-type="float" office:value="0.000141323099620805" calcext:value-type="float">
            <text:p>0.000141323099620805</text:p>
          </table:table-cell>
        </table:table-row>
        <table:table-row table:style-name="ro1">
          <table:table-cell office:value-type="string" calcext:value-type="string">
            <text:p>OLAR</text:p>
          </table:table-cell>
          <table:table-cell office:value-type="float" office:value="3900" calcext:value-type="float">
            <text:p>39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719.35212911534" calcext:value-type="float">
            <text:p>8719.35212911534</text:p>
          </table:table-cell>
          <table:table-cell office:value-type="float" office:value="27848.1309661531" calcext:value-type="float">
            <text:p>27848.1309661531</text:p>
          </table:table-cell>
          <table:table-cell office:value-type="float" office:value="0.0377252763637503" calcext:value-type="float">
            <text:p>0.0377252763637503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float" office:value="3900" calcext:value-type="float">
            <text:p>39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2321.7538957017" calcext:value-type="float">
            <text:p>22321.7538957017</text:p>
          </table:table-cell>
          <table:table-cell office:value-type="float" office:value="37602.8123333589" calcext:value-type="float">
            <text:p>37602.8123333589</text:p>
          </table:table-cell>
          <table:table-cell office:value-type="float" office:value="0.0546876252975232" calcext:value-type="float">
            <text:p>0.0546876252975232</text:p>
          </table:table-cell>
        </table:table-row>
        <table:table-row table:style-name="ro1">
          <table:table-cell office:value-type="string" calcext:value-type="string">
            <text:p>FedAECS</text:p>
          </table:table-cell>
          <table:table-cell office:value-type="float" office:value="3900" calcext:value-type="float">
            <text:p>39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74837.625021355" calcext:value-type="float">
            <text:p>174837.625021355</text:p>
          </table:table-cell>
          <table:table-cell office:value-type="float" office:value="55948.0400068337" calcext:value-type="float">
            <text:p>55948.0400068337</text:p>
          </table:table-cell>
          <table:table-cell office:value-type="float" office:value="0.563631111474348" calcext:value-type="float">
            <text:p>0.563631111474348</text:p>
          </table:table-cell>
        </table:table-row>
        <table:table-row table:style-name="ro1">
          <table:table-cell office:value-type="string" calcext:value-type="string">
            <text:p>MC²MKP</text:p>
          </table:table-cell>
          <table:table-cell office:value-type="float" office:value="3900" calcext:value-type="float">
            <text:p>39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1129.7780610263" calcext:value-type="float">
            <text:p>41129.7780610263</text:p>
          </table:table-cell>
          <table:table-cell office:value-type="float" office:value="13439.9174392344" calcext:value-type="float">
            <text:p>13439.9174392344</text:p>
          </table:table-cell>
          <table:table-cell office:value-type="float" office:value="0.000141778333203641" calcext:value-type="float">
            <text:p>0.000141778333203641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3900" calcext:value-type="float">
            <text:p>39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719.35212911534" calcext:value-type="float">
            <text:p>8719.35212911534</text:p>
          </table:table-cell>
          <table:table-cell office:value-type="float" office:value="27848.1309661531" calcext:value-type="float">
            <text:p>27848.1309661531</text:p>
          </table:table-cell>
          <table:table-cell office:value-type="float" office:value="0.0377252763637503" calcext:value-type="float">
            <text:p>0.0377252763637503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3900" calcext:value-type="float">
            <text:p>39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1129.7780610263" calcext:value-type="float">
            <text:p>41129.7780610263</text:p>
          </table:table-cell>
          <table:table-cell office:value-type="float" office:value="13439.9174392344" calcext:value-type="float">
            <text:p>13439.9174392344</text:p>
          </table:table-cell>
          <table:table-cell office:value-type="float" office:value="0.000141778333203641" calcext:value-type="float">
            <text:p>0.000141778333203641</text:p>
          </table:table-cell>
        </table:table-row>
        <table:table-row table:style-name="ro1">
          <table:table-cell office:value-type="string" calcext:value-type="string">
            <text:p>OLAR</text:p>
          </table:table-cell>
          <table:table-cell office:value-type="float" office:value="4000" calcext:value-type="float">
            <text:p>40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976.14653138693" calcext:value-type="float">
            <text:p>8976.14653138693</text:p>
          </table:table-cell>
          <table:table-cell office:value-type="float" office:value="28694.4551100865" calcext:value-type="float">
            <text:p>28694.4551100865</text:p>
          </table:table-cell>
          <table:table-cell office:value-type="float" office:value="0.038820240832445" calcext:value-type="float">
            <text:p>0.038820240832445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float" office:value="4000" calcext:value-type="float">
            <text:p>40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2990.9402518858" calcext:value-type="float">
            <text:p>22990.9402518858</text:p>
          </table:table-cell>
          <table:table-cell office:value-type="float" office:value="38729.7815276108" calcext:value-type="float">
            <text:p>38729.7815276108</text:p>
          </table:table-cell>
          <table:table-cell office:value-type="float" office:value="0.0563263466046517" calcext:value-type="float">
            <text:p>0.0563263466046517</text:p>
          </table:table-cell>
        </table:table-row>
        <table:table-row table:style-name="ro1">
          <table:table-cell office:value-type="string" calcext:value-type="string">
            <text:p>FedAECS</text:p>
          </table:table-cell>
          <table:table-cell office:value-type="float" office:value="4000" calcext:value-type="float">
            <text:p>40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79870.664197719" calcext:value-type="float">
            <text:p>179870.664197719</text:p>
          </table:table-cell>
          <table:table-cell office:value-type="float" office:value="57558.6125432702" calcext:value-type="float">
            <text:p>57558.6125432702</text:p>
          </table:table-cell>
          <table:table-cell office:value-type="float" office:value="0.575957998042949" calcext:value-type="float">
            <text:p>0.575957998042949</text:p>
          </table:table-cell>
        </table:table-row>
        <table:table-row table:style-name="ro1">
          <table:table-cell office:value-type="string" calcext:value-type="string">
            <text:p>MC²MKP</text:p>
          </table:table-cell>
          <table:table-cell office:value-type="float" office:value="4000" calcext:value-type="float">
            <text:p>40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2317.8403741191" calcext:value-type="float">
            <text:p>42317.8403741191</text:p>
          </table:table-cell>
          <table:table-cell office:value-type="float" office:value="13827.8630548978" calcext:value-type="float">
            <text:p>13827.8630548978</text:p>
          </table:table-cell>
          <table:table-cell office:value-type="float" office:value="0.000142239535129174" calcext:value-type="float">
            <text:p>0.000142239535129174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4000" calcext:value-type="float">
            <text:p>40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976.14653138693" calcext:value-type="float">
            <text:p>8976.14653138693</text:p>
          </table:table-cell>
          <table:table-cell office:value-type="float" office:value="28694.4551100865" calcext:value-type="float">
            <text:p>28694.4551100865</text:p>
          </table:table-cell>
          <table:table-cell office:value-type="float" office:value="0.038820240832445" calcext:value-type="float">
            <text:p>0.038820240832445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4000" calcext:value-type="float">
            <text:p>40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2317.8403741191" calcext:value-type="float">
            <text:p>42317.8403741191</text:p>
          </table:table-cell>
          <table:table-cell office:value-type="float" office:value="13827.8630548978" calcext:value-type="float">
            <text:p>13827.8630548978</text:p>
          </table:table-cell>
          <table:table-cell office:value-type="float" office:value="0.000142239535129174" calcext:value-type="float">
            <text:p>0.000142239535129174</text:p>
          </table:table-cell>
        </table:table-row>
        <table:table-row table:style-name="ro1">
          <table:table-cell office:value-type="string" calcext:value-type="string">
            <text:p>OLAR</text:p>
          </table:table-cell>
          <table:table-cell office:value-type="float" office:value="4100" calcext:value-type="float">
            <text:p>41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239.49925173943" calcext:value-type="float">
            <text:p>9239.49925173943</text:p>
          </table:table-cell>
          <table:table-cell office:value-type="float" office:value="29519.5283930628" calcext:value-type="float">
            <text:p>29519.5283930628</text:p>
          </table:table-cell>
          <table:table-cell office:value-type="float" office:value="0.0399191677832485" calcext:value-type="float">
            <text:p>0.0399191677832485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float" office:value="4100" calcext:value-type="float">
            <text:p>41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3662.524032937" calcext:value-type="float">
            <text:p>23662.524032937</text:p>
          </table:table-cell>
          <table:table-cell office:value-type="float" office:value="39860.7881980391" calcext:value-type="float">
            <text:p>39860.7881980391</text:p>
          </table:table-cell>
          <table:table-cell office:value-type="float" office:value="0.0579709387894147" calcext:value-type="float">
            <text:p>0.0579709387894147</text:p>
          </table:table-cell>
        </table:table-row>
        <table:table-row table:style-name="ro1">
          <table:table-cell office:value-type="string" calcext:value-type="string">
            <text:p>FedAECS</text:p>
          </table:table-cell>
          <table:table-cell office:value-type="float" office:value="4100" calcext:value-type="float">
            <text:p>4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84917.26527107" calcext:value-type="float">
            <text:p>184917.26527107</text:p>
          </table:table-cell>
          <table:table-cell office:value-type="float" office:value="59173.5248867423" calcext:value-type="float">
            <text:p>59173.5248867423</text:p>
          </table:table-cell>
          <table:table-cell office:value-type="float" office:value="0.58816739266539" calcext:value-type="float">
            <text:p>0.58816739266539</text:p>
          </table:table-cell>
        </table:table-row>
        <table:table-row table:style-name="ro1">
          <table:table-cell office:value-type="string" calcext:value-type="string">
            <text:p>MC²MKP</text:p>
          </table:table-cell>
          <table:table-cell office:value-type="float" office:value="4100" calcext:value-type="float">
            <text:p>41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3533.4667763495" calcext:value-type="float">
            <text:p>43533.4667763495</text:p>
          </table:table-cell>
          <table:table-cell office:value-type="float" office:value="14216.8635036115" calcext:value-type="float">
            <text:p>14216.8635036115</text:p>
          </table:table-cell>
          <table:table-cell office:value-type="float" office:value="0.000142711437344453" calcext:value-type="float">
            <text:p>0.000142711437344453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4100" calcext:value-type="float">
            <text:p>41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239.49925173943" calcext:value-type="float">
            <text:p>9239.49925173943</text:p>
          </table:table-cell>
          <table:table-cell office:value-type="float" office:value="29519.5283930628" calcext:value-type="float">
            <text:p>29519.5283930628</text:p>
          </table:table-cell>
          <table:table-cell office:value-type="float" office:value="0.0399191677832485" calcext:value-type="float">
            <text:p>0.0399191677832485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4100" calcext:value-type="float">
            <text:p>41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3533.4667763495" calcext:value-type="float">
            <text:p>43533.4667763495</text:p>
          </table:table-cell>
          <table:table-cell office:value-type="float" office:value="14216.8635036115" calcext:value-type="float">
            <text:p>14216.8635036115</text:p>
          </table:table-cell>
          <table:table-cell office:value-type="float" office:value="0.000142711437344453" calcext:value-type="float">
            <text:p>0.000142711437344453</text:p>
          </table:table-cell>
        </table:table-row>
        <table:table-row table:style-name="ro1">
          <table:table-cell office:value-type="string" calcext:value-type="string">
            <text:p>OLAR</text:p>
          </table:table-cell>
          <table:table-cell office:value-type="float" office:value="4200" calcext:value-type="float">
            <text:p>42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506.9126130894" calcext:value-type="float">
            <text:p>9506.9126130894</text:p>
          </table:table-cell>
          <table:table-cell office:value-type="float" office:value="30344.7681258831" calcext:value-type="float">
            <text:p>30344.7681258831</text:p>
          </table:table-cell>
          <table:table-cell office:value-type="float" office:value="0.0410219563043334" calcext:value-type="float">
            <text:p>0.0410219563043334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float" office:value="4200" calcext:value-type="float">
            <text:p>42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4336.4467540334" calcext:value-type="float">
            <text:p>24336.4467540334</text:p>
          </table:table-cell>
          <table:table-cell office:value-type="float" office:value="40995.7338510153" calcext:value-type="float">
            <text:p>40995.7338510153</text:p>
          </table:table-cell>
          <table:table-cell office:value-type="float" office:value="0.0596212586326288" calcext:value-type="float">
            <text:p>0.0596212586326288</text:p>
          </table:table-cell>
        </table:table-row>
        <table:table-row table:style-name="ro1">
          <table:table-cell office:value-type="string" calcext:value-type="string">
            <text:p>FedAECS</text:p>
          </table:table-cell>
          <table:table-cell office:value-type="float" office:value="4200" calcext:value-type="float">
            <text:p>42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89977.097316288" calcext:value-type="float">
            <text:p>189977.097316288</text:p>
          </table:table-cell>
          <table:table-cell office:value-type="float" office:value="60792.6711412121" calcext:value-type="float">
            <text:p>60792.6711412121</text:p>
          </table:table-cell>
          <table:table-cell office:value-type="float" office:value="0.600260947798157" calcext:value-type="float">
            <text:p>0.600260947798157</text:p>
          </table:table-cell>
        </table:table-row>
        <table:table-row table:style-name="ro1">
          <table:table-cell office:value-type="string" calcext:value-type="string">
            <text:p>MC²MKP</text:p>
          </table:table-cell>
          <table:table-cell office:value-type="float" office:value="4200" calcext:value-type="float">
            <text:p>42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4740.1566590358" calcext:value-type="float">
            <text:p>44740.1566590358</text:p>
          </table:table-cell>
          <table:table-cell office:value-type="float" office:value="14606.9073249431" calcext:value-type="float">
            <text:p>14606.9073249431</text:p>
          </table:table-cell>
          <table:table-cell office:value-type="float" office:value="0.000143179870431913" calcext:value-type="float">
            <text:p>0.000143179870431913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4200" calcext:value-type="float">
            <text:p>42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506.9126130894" calcext:value-type="float">
            <text:p>9506.9126130894</text:p>
          </table:table-cell>
          <table:table-cell office:value-type="float" office:value="30344.7681258831" calcext:value-type="float">
            <text:p>30344.7681258831</text:p>
          </table:table-cell>
          <table:table-cell office:value-type="float" office:value="0.0410219563043334" calcext:value-type="float">
            <text:p>0.0410219563043334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4200" calcext:value-type="float">
            <text:p>42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4740.1566590358" calcext:value-type="float">
            <text:p>44740.1566590358</text:p>
          </table:table-cell>
          <table:table-cell office:value-type="float" office:value="14606.9073249431" calcext:value-type="float">
            <text:p>14606.9073249431</text:p>
          </table:table-cell>
          <table:table-cell office:value-type="float" office:value="0.000143179870431913" calcext:value-type="float">
            <text:p>0.000143179870431913</text:p>
          </table:table-cell>
        </table:table-row>
        <table:table-row table:style-name="ro1">
          <table:table-cell office:value-type="string" calcext:value-type="string">
            <text:p>OLAR</text:p>
          </table:table-cell>
          <table:table-cell office:value-type="float" office:value="4300" calcext:value-type="float">
            <text:p>43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765.22487467702" calcext:value-type="float">
            <text:p>9765.22487467702</text:p>
          </table:table-cell>
          <table:table-cell office:value-type="float" office:value="31209.7311459859" calcext:value-type="float">
            <text:p>31209.7311459859</text:p>
          </table:table-cell>
          <table:table-cell office:value-type="float" office:value="0.0422868778031286" calcext:value-type="float">
            <text:p>0.0422868778031286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float" office:value="4300" calcext:value-type="float">
            <text:p>43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5012.652716106" calcext:value-type="float">
            <text:p>25012.652716106</text:p>
          </table:table-cell>
          <table:table-cell office:value-type="float" office:value="42134.5246843652" calcext:value-type="float">
            <text:p>42134.5246843652</text:p>
          </table:table-cell>
          <table:table-cell office:value-type="float" office:value="0.0612771697369353" calcext:value-type="float">
            <text:p>0.0612771697369353</text:p>
          </table:table-cell>
        </table:table-row>
        <table:table-row table:style-name="ro1">
          <table:table-cell office:value-type="string" calcext:value-type="string">
            <text:p>FedAECS</text:p>
          </table:table-cell>
          <table:table-cell office:value-type="float" office:value="4300" calcext:value-type="float">
            <text:p>43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95049.845174927" calcext:value-type="float">
            <text:p>195049.845174927</text:p>
          </table:table-cell>
          <table:table-cell office:value-type="float" office:value="62415.9504559766" calcext:value-type="float">
            <text:p>62415.9504559766</text:p>
          </table:table-cell>
          <table:table-cell office:value-type="float" office:value="0.61224031410654" calcext:value-type="float">
            <text:p>0.61224031410654</text:p>
          </table:table-cell>
        </table:table-row>
        <table:table-row table:style-name="ro1">
          <table:table-cell office:value-type="string" calcext:value-type="string">
            <text:p>MC²MKP</text:p>
          </table:table-cell>
          <table:table-cell office:value-type="float" office:value="4300" calcext:value-type="float">
            <text:p>43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5962.2086426553" calcext:value-type="float">
            <text:p>45962.2086426553</text:p>
          </table:table-cell>
          <table:table-cell office:value-type="float" office:value="14997.9639597013" calcext:value-type="float">
            <text:p>14997.9639597013</text:p>
          </table:table-cell>
          <table:table-cell office:value-type="float" office:value="0.000143654267036987" calcext:value-type="float">
            <text:p>0.000143654267036987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4300" calcext:value-type="float">
            <text:p>43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765.22487467702" calcext:value-type="float">
            <text:p>9765.22487467702</text:p>
          </table:table-cell>
          <table:table-cell office:value-type="float" office:value="31209.7311459859" calcext:value-type="float">
            <text:p>31209.7311459859</text:p>
          </table:table-cell>
          <table:table-cell office:value-type="float" office:value="0.0422868778031286" calcext:value-type="float">
            <text:p>0.0422868778031286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4300" calcext:value-type="float">
            <text:p>43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5962.2086426553" calcext:value-type="float">
            <text:p>45962.2086426553</text:p>
          </table:table-cell>
          <table:table-cell office:value-type="float" office:value="14997.9639597013" calcext:value-type="float">
            <text:p>14997.9639597013</text:p>
          </table:table-cell>
          <table:table-cell office:value-type="float" office:value="0.000143654267036987" calcext:value-type="float">
            <text:p>0.000143654267036987</text:p>
          </table:table-cell>
        </table:table-row>
        <table:table-row table:style-name="ro1">
          <table:table-cell office:value-type="string" calcext:value-type="string">
            <text:p>OLAR</text:p>
          </table:table-cell>
          <table:table-cell office:value-type="float" office:value="4400" calcext:value-type="float">
            <text:p>44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27.8713548933" calcext:value-type="float">
            <text:p>10027.8713548933</text:p>
          </table:table-cell>
          <table:table-cell office:value-type="float" office:value="32052.0919646319" calcext:value-type="float">
            <text:p>32052.0919646319</text:p>
          </table:table-cell>
          <table:table-cell office:value-type="float" office:value="0.043397643590035" calcext:value-type="float">
            <text:p>0.043397643590035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float" office:value="4400" calcext:value-type="float">
            <text:p>44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5691.0888114153" calcext:value-type="float">
            <text:p>25691.0888114153</text:p>
          </table:table-cell>
          <table:table-cell office:value-type="float" office:value="43277.0712599439" calcext:value-type="float">
            <text:p>43277.0712599439</text:p>
          </table:table-cell>
          <table:table-cell office:value-type="float" office:value="0.0629385420506926" calcext:value-type="float">
            <text:p>0.0629385420506926</text:p>
          </table:table-cell>
        </table:table-row>
        <table:table-row table:style-name="ro1">
          <table:table-cell office:value-type="string" calcext:value-type="string">
            <text:p>FedAECS</text:p>
          </table:table-cell>
          <table:table-cell office:value-type="float" office:value="4400" calcext:value-type="float">
            <text:p>44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00135.208354545" calcext:value-type="float">
            <text:p>200135.208354545</text:p>
          </table:table-cell>
          <table:table-cell office:value-type="float" office:value="64043.2666734545" calcext:value-type="float">
            <text:p>64043.2666734545</text:p>
          </table:table-cell>
          <table:table-cell office:value-type="float" office:value="0.624107136910357" calcext:value-type="float">
            <text:p>0.624107136910357</text:p>
          </table:table-cell>
        </table:table-row>
        <table:table-row table:style-name="ro1">
          <table:table-cell office:value-type="string" calcext:value-type="string">
            <text:p>MC²MKP</text:p>
          </table:table-cell>
          <table:table-cell office:value-type="float" office:value="4400" calcext:value-type="float">
            <text:p>44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7175.1074727815" calcext:value-type="float">
            <text:p>47175.1074727815</text:p>
          </table:table-cell>
          <table:table-cell office:value-type="float" office:value="15390.0137462921" calcext:value-type="float">
            <text:p>15390.0137462921</text:p>
          </table:table-cell>
          <table:table-cell office:value-type="float" office:value="0.000144125110417647" calcext:value-type="float">
            <text:p>0.000144125110417647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4400" calcext:value-type="float">
            <text:p>44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27.8713548933" calcext:value-type="float">
            <text:p>10027.8713548933</text:p>
          </table:table-cell>
          <table:table-cell office:value-type="float" office:value="32052.0919646319" calcext:value-type="float">
            <text:p>32052.0919646319</text:p>
          </table:table-cell>
          <table:table-cell office:value-type="float" office:value="0.043397643590035" calcext:value-type="float">
            <text:p>0.043397643590035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4400" calcext:value-type="float">
            <text:p>44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7175.1074727815" calcext:value-type="float">
            <text:p>47175.1074727815</text:p>
          </table:table-cell>
          <table:table-cell office:value-type="float" office:value="15390.0137462921" calcext:value-type="float">
            <text:p>15390.0137462921</text:p>
          </table:table-cell>
          <table:table-cell office:value-type="float" office:value="0.000144125110417647" calcext:value-type="float">
            <text:p>0.000144125110417647</text:p>
          </table:table-cell>
        </table:table-row>
        <table:table-row table:style-name="ro1">
          <table:table-cell office:value-type="string" calcext:value-type="string">
            <text:p>OLAR</text:p>
          </table:table-cell>
          <table:table-cell office:value-type="float" office:value="4500" calcext:value-type="float">
            <text:p>45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296.604354204" calcext:value-type="float">
            <text:p>10296.604354204</text:p>
          </table:table-cell>
          <table:table-cell office:value-type="float" office:value="32891.908462163" calcext:value-type="float">
            <text:p>32891.908462163</text:p>
          </table:table-cell>
          <table:table-cell office:value-type="float" office:value="0.0445120094787421" calcext:value-type="float">
            <text:p>0.0445120094787421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float" office:value="4500" calcext:value-type="float">
            <text:p>45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6371.7043468103" calcext:value-type="float">
            <text:p>26371.7043468103</text:p>
          </table:table-cell>
          <table:table-cell office:value-type="float" office:value="44423.2882059876" calcext:value-type="float">
            <text:p>44423.2882059876</text:p>
          </table:table-cell>
          <table:table-cell office:value-type="float" office:value="0.0646052514351672" calcext:value-type="float">
            <text:p>0.0646052514351672</text:p>
          </table:table-cell>
        </table:table-row>
        <table:table-row table:style-name="ro1">
          <table:table-cell office:value-type="string" calcext:value-type="string">
            <text:p>FedAECS</text:p>
          </table:table-cell>
          <table:table-cell office:value-type="float" office:value="4500" calcext:value-type="float">
            <text:p>45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05232.900028166" calcext:value-type="float">
            <text:p>205232.900028166</text:p>
          </table:table-cell>
          <table:table-cell office:value-type="float" office:value="65674.5280090132" calcext:value-type="float">
            <text:p>65674.5280090132</text:p>
          </table:table-cell>
          <table:table-cell office:value-type="float" office:value="0.635863053130034" calcext:value-type="float">
            <text:p>0.635863053130034</text:p>
          </table:table-cell>
        </table:table-row>
        <table:table-row table:style-name="ro1">
          <table:table-cell office:value-type="string" calcext:value-type="string">
            <text:p>MC²MKP</text:p>
          </table:table-cell>
          <table:table-cell office:value-type="float" office:value="4500" calcext:value-type="float">
            <text:p>45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8390.9878194046" calcext:value-type="float">
            <text:p>48390.9878194046</text:p>
          </table:table-cell>
          <table:table-cell office:value-type="float" office:value="15783.0264145722" calcext:value-type="float">
            <text:p>15783.0264145722</text:p>
          </table:table-cell>
          <table:table-cell office:value-type="float" office:value="0.000144597111213313" calcext:value-type="float">
            <text:p>0.000144597111213313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4500" calcext:value-type="float">
            <text:p>45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296.604354204" calcext:value-type="float">
            <text:p>10296.604354204</text:p>
          </table:table-cell>
          <table:table-cell office:value-type="float" office:value="32891.908462163" calcext:value-type="float">
            <text:p>32891.908462163</text:p>
          </table:table-cell>
          <table:table-cell office:value-type="float" office:value="0.0445120094787421" calcext:value-type="float">
            <text:p>0.0445120094787421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4500" calcext:value-type="float">
            <text:p>45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8390.9878194046" calcext:value-type="float">
            <text:p>48390.9878194046</text:p>
          </table:table-cell>
          <table:table-cell office:value-type="float" office:value="15783.0264145722" calcext:value-type="float">
            <text:p>15783.0264145722</text:p>
          </table:table-cell>
          <table:table-cell office:value-type="float" office:value="0.000144597111213313" calcext:value-type="float">
            <text:p>0.000144597111213313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float" office:value="4600" calcext:value-type="float">
            <text:p>46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7054.4508827046" calcext:value-type="float">
            <text:p>27054.4508827046</text:p>
          </table:table-cell>
          <table:table-cell office:value-type="float" office:value="45573.093945935" calcext:value-type="float">
            <text:p>45573.093945935</text:p>
          </table:table-cell>
          <table:table-cell office:value-type="float" office:value="0.0662771792702145" calcext:value-type="float">
            <text:p>0.0662771792702145</text:p>
          </table:table-cell>
        </table:table-row>
        <table:table-row table:style-name="ro1">
          <table:table-cell office:value-type="string" calcext:value-type="string">
            <text:p>OLAR</text:p>
          </table:table-cell>
          <table:table-cell office:value-type="float" office:value="4600" calcext:value-type="float">
            <text:p>46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561.8830428404" calcext:value-type="float">
            <text:p>10561.8830428404</text:p>
          </table:table-cell>
          <table:table-cell office:value-type="float" office:value="33740.6728180877" calcext:value-type="float">
            <text:p>33740.6728180877</text:p>
          </table:table-cell>
          <table:table-cell office:value-type="float" office:value="0.0456298903371314" calcext:value-type="float">
            <text:p>0.0456298903371314</text:p>
          </table:table-cell>
        </table:table-row>
        <table:table-row table:style-name="ro1">
          <table:table-cell office:value-type="string" calcext:value-type="string">
            <text:p>FedAECS</text:p>
          </table:table-cell>
          <table:table-cell office:value-type="float" office:value="4600" calcext:value-type="float">
            <text:p>46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10342.646122734" calcext:value-type="float">
            <text:p>210342.646122734</text:p>
          </table:table-cell>
          <table:table-cell office:value-type="float" office:value="67309.6467592747" calcext:value-type="float">
            <text:p>67309.6467592747</text:p>
          </table:table-cell>
          <table:table-cell office:value-type="float" office:value="0.647509688669254" calcext:value-type="float">
            <text:p>0.647509688669254</text:p>
          </table:table-cell>
        </table:table-row>
        <table:table-row table:style-name="ro1">
          <table:table-cell office:value-type="string" calcext:value-type="string">
            <text:p>MC²MKP</text:p>
          </table:table-cell>
          <table:table-cell office:value-type="float" office:value="4600" calcext:value-type="float">
            <text:p>46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9609.7826479175" calcext:value-type="float">
            <text:p>49609.7826479175</text:p>
          </table:table-cell>
          <table:table-cell office:value-type="float" office:value="16176.9815889356" calcext:value-type="float">
            <text:p>16176.9815889356</text:p>
          </table:table-cell>
          <table:table-cell office:value-type="float" office:value="0.000145070243401369" calcext:value-type="float">
            <text:p>0.000145070243401369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4600" calcext:value-type="float">
            <text:p>46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561.8830428404" calcext:value-type="float">
            <text:p>10561.8830428404</text:p>
          </table:table-cell>
          <table:table-cell office:value-type="float" office:value="33740.6728180877" calcext:value-type="float">
            <text:p>33740.6728180877</text:p>
          </table:table-cell>
          <table:table-cell office:value-type="float" office:value="0.0456298903371314" calcext:value-type="float">
            <text:p>0.0456298903371314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4600" calcext:value-type="float">
            <text:p>46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9609.7826479175" calcext:value-type="float">
            <text:p>49609.7826479175</text:p>
          </table:table-cell>
          <table:table-cell office:value-type="float" office:value="16176.9815889356" calcext:value-type="float">
            <text:p>16176.9815889356</text:p>
          </table:table-cell>
          <table:table-cell office:value-type="float" office:value="0.000145070243401369" calcext:value-type="float">
            <text:p>0.000145070243401369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float" office:value="4700" calcext:value-type="float">
            <text:p>47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7739.2820860594" calcext:value-type="float">
            <text:p>27739.2820860594</text:p>
          </table:table-cell>
          <table:table-cell office:value-type="float" office:value="46726.4104508385" calcext:value-type="float">
            <text:p>46726.4104508385</text:p>
          </table:table-cell>
          <table:table-cell office:value-type="float" office:value="0.0679542120942597" calcext:value-type="float">
            <text:p>0.0679542120942597</text:p>
          </table:table-cell>
        </table:table-row>
        <table:table-row table:style-name="ro1">
          <table:table-cell office:value-type="string" calcext:value-type="string">
            <text:p>OLAR</text:p>
          </table:table-cell>
          <table:table-cell office:value-type="float" office:value="4700" calcext:value-type="float">
            <text:p>47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828.3404687892" calcext:value-type="float">
            <text:p>10828.3404687892</text:p>
          </table:table-cell>
          <table:table-cell office:value-type="float" office:value="34590.3496313112" calcext:value-type="float">
            <text:p>34590.3496313112</text:p>
          </table:table-cell>
          <table:table-cell office:value-type="float" office:value="0.0467512205681006" calcext:value-type="float">
            <text:p>0.0467512205681006</text:p>
          </table:table-cell>
        </table:table-row>
        <table:table-row table:style-name="ro1">
          <table:table-cell office:value-type="string" calcext:value-type="string">
            <text:p>FedAECS</text:p>
          </table:table-cell>
          <table:table-cell office:value-type="float" office:value="4700" calcext:value-type="float">
            <text:p>47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15464.184486883" calcext:value-type="float">
            <text:p>215464.184486883</text:p>
          </table:table-cell>
          <table:table-cell office:value-type="float" office:value="68948.5390358026" calcext:value-type="float">
            <text:p>68948.5390358026</text:p>
          </table:table-cell>
          <table:table-cell office:value-type="float" office:value="0.659048656178974" calcext:value-type="float">
            <text:p>0.659048656178974</text:p>
          </table:table-cell>
        </table:table-row>
        <table:table-row table:style-name="ro1">
          <table:table-cell office:value-type="string" calcext:value-type="string">
            <text:p>MC²MKP</text:p>
          </table:table-cell>
          <table:table-cell office:value-type="float" office:value="4700" calcext:value-type="float">
            <text:p>47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0843.7820522243" calcext:value-type="float">
            <text:p>50843.7820522243</text:p>
          </table:table-cell>
          <table:table-cell office:value-type="float" office:value="16571.8613983139" calcext:value-type="float">
            <text:p>16571.8613983139</text:p>
          </table:table-cell>
          <table:table-cell office:value-type="float" office:value="0.000145549277956293" calcext:value-type="float">
            <text:p>0.000145549277956293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4700" calcext:value-type="float">
            <text:p>47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828.3404687892" calcext:value-type="float">
            <text:p>10828.3404687892</text:p>
          </table:table-cell>
          <table:table-cell office:value-type="float" office:value="34590.3496313112" calcext:value-type="float">
            <text:p>34590.3496313112</text:p>
          </table:table-cell>
          <table:table-cell office:value-type="float" office:value="0.0467512205681006" calcext:value-type="float">
            <text:p>0.0467512205681006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4700" calcext:value-type="float">
            <text:p>47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0843.7820522243" calcext:value-type="float">
            <text:p>50843.7820522243</text:p>
          </table:table-cell>
          <table:table-cell office:value-type="float" office:value="16571.8613983139" calcext:value-type="float">
            <text:p>16571.8613983139</text:p>
          </table:table-cell>
          <table:table-cell office:value-type="float" office:value="0.000145549277956293" calcext:value-type="float">
            <text:p>0.000145549277956293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float" office:value="4800" calcext:value-type="float">
            <text:p>48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8426.1535958838" calcext:value-type="float">
            <text:p>28426.1535958838</text:p>
          </table:table-cell>
          <table:table-cell office:value-type="float" office:value="47883.1630128535" calcext:value-type="float">
            <text:p>47883.1630128535</text:p>
          </table:table-cell>
          <table:table-cell office:value-type="float" office:value="0.0696362412749311" calcext:value-type="float">
            <text:p>0.0696362412749311</text:p>
          </table:table-cell>
        </table:table-row>
        <table:table-row table:style-name="ro1">
          <table:table-cell office:value-type="string" calcext:value-type="string">
            <text:p>OLAR</text:p>
          </table:table-cell>
          <table:table-cell office:value-type="float" office:value="4800" calcext:value-type="float">
            <text:p>48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092.7055221884" calcext:value-type="float">
            <text:p>11092.7055221884</text:p>
          </table:table-cell>
          <table:table-cell office:value-type="float" office:value="35448.8435674058" calcext:value-type="float">
            <text:p>35448.8435674058</text:p>
          </table:table-cell>
          <table:table-cell office:value-type="float" office:value="0.0478759212498388" calcext:value-type="float">
            <text:p>0.0478759212498388</text:p>
          </table:table-cell>
        </table:table-row>
        <table:table-row table:style-name="ro1">
          <table:table-cell office:value-type="string" calcext:value-type="string">
            <text:p>FedAECS</text:p>
          </table:table-cell>
          <table:table-cell office:value-type="float" office:value="4800" calcext:value-type="float">
            <text:p>48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20597.264129583" calcext:value-type="float">
            <text:p>220597.264129583</text:p>
          </table:table-cell>
          <table:table-cell office:value-type="float" office:value="70591.1245214666" calcext:value-type="float">
            <text:p>70591.1245214666</text:p>
          </table:table-cell>
          <table:table-cell office:value-type="float" office:value="0.670481553154923" calcext:value-type="float">
            <text:p>0.670481553154923</text:p>
          </table:table-cell>
        </table:table-row>
        <table:table-row table:style-name="ro1">
          <table:table-cell office:value-type="string" calcext:value-type="string">
            <text:p>MC²MKP</text:p>
          </table:table-cell>
          <table:table-cell office:value-type="float" office:value="4800" calcext:value-type="float">
            <text:p>48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2043.4803931106" calcext:value-type="float">
            <text:p>52043.4803931106</text:p>
          </table:table-cell>
          <table:table-cell office:value-type="float" office:value="16967.6362564162" calcext:value-type="float">
            <text:p>16967.6362564162</text:p>
          </table:table-cell>
          <table:table-cell office:value-type="float" office:value="0.000199524429970969" calcext:value-type="float">
            <text:p>0.000199524429970969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4800" calcext:value-type="float">
            <text:p>48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092.7055221884" calcext:value-type="float">
            <text:p>11092.7055221884</text:p>
          </table:table-cell>
          <table:table-cell office:value-type="float" office:value="35448.8435674058" calcext:value-type="float">
            <text:p>35448.8435674058</text:p>
          </table:table-cell>
          <table:table-cell office:value-type="float" office:value="0.0478759212498388" calcext:value-type="float">
            <text:p>0.0478759212498388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4800" calcext:value-type="float">
            <text:p>48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2043.4803931106" calcext:value-type="float">
            <text:p>52043.4803931106</text:p>
          </table:table-cell>
          <table:table-cell office:value-type="float" office:value="16967.6362564162" calcext:value-type="float">
            <text:p>16967.6362564162</text:p>
          </table:table-cell>
          <table:table-cell office:value-type="float" office:value="0.000199524429970969" calcext:value-type="float">
            <text:p>0.000199524429970969</text:p>
          </table:table-cell>
        </table:table-row>
        <table:table-row table:style-name="ro1">
          <table:table-cell office:value-type="string" calcext:value-type="string">
            <text:p>OLAR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357.8355938757" calcext:value-type="float">
            <text:p>11357.8355938757</text:p>
          </table:table-cell>
          <table:table-cell office:value-type="float" office:value="36302.9820354448" calcext:value-type="float">
            <text:p>36302.9820354448</text:p>
          </table:table-cell>
          <table:table-cell office:value-type="float" office:value="0.0491653238648741" calcext:value-type="float">
            <text:p>0.0491653238648741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9115.0228999471" calcext:value-type="float">
            <text:p>29115.0228999471</text:p>
          </table:table-cell>
          <table:table-cell office:value-type="float" office:value="49043.2800376117" calcext:value-type="float">
            <text:p>49043.2800376117</text:p>
          </table:table-cell>
          <table:table-cell office:value-type="float" office:value="0.0713231627071499" calcext:value-type="float">
            <text:p>0.0713231627071499</text:p>
          </table:table-cell>
        </table:table-row>
        <table:table-row table:style-name="ro1">
          <table:table-cell office:value-type="string" calcext:value-type="string">
            <text:p>FedAECS</text:p>
          </table:table-cell>
          <table:table-cell office:value-type="float" office:value="4900" calcext:value-type="float">
            <text:p>49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25741.644522261" calcext:value-type="float">
            <text:p>225741.644522261</text:p>
          </table:table-cell>
          <table:table-cell office:value-type="float" office:value="72237.3262471234" calcext:value-type="float">
            <text:p>72237.3262471234</text:p>
          </table:table-cell>
          <table:table-cell office:value-type="float" office:value="0.681809960326944" calcext:value-type="float">
            <text:p>0.681809960326944</text:p>
          </table:table-cell>
        </table:table-row>
        <table:table-row table:style-name="ro1">
          <table:table-cell office:value-type="string" calcext:value-type="string">
            <text:p>MC²MKP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3283.0267770465" calcext:value-type="float">
            <text:p>53283.0267770465</text:p>
          </table:table-cell>
          <table:table-cell office:value-type="float" office:value="17364.2910992757" calcext:value-type="float">
            <text:p>17364.2910992757</text:p>
          </table:table-cell>
          <table:table-cell office:value-type="float" office:value="0.000200005617845342" calcext:value-type="float">
            <text:p>0.000200005617845342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357.8355938757" calcext:value-type="float">
            <text:p>11357.8355938757</text:p>
          </table:table-cell>
          <table:table-cell office:value-type="float" office:value="36302.9820354448" calcext:value-type="float">
            <text:p>36302.9820354448</text:p>
          </table:table-cell>
          <table:table-cell office:value-type="float" office:value="0.0491653238648741" calcext:value-type="float">
            <text:p>0.0491653238648741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3283.0267770465" calcext:value-type="float">
            <text:p>53283.0267770465</text:p>
          </table:table-cell>
          <table:table-cell office:value-type="float" office:value="17364.2910992757" calcext:value-type="float">
            <text:p>17364.2910992757</text:p>
          </table:table-cell>
          <table:table-cell office:value-type="float" office:value="0.000200005617845342" calcext:value-type="float">
            <text:p>0.000200005617845342</text:p>
          </table:table-cell>
        </table:table-row>
        <table:table-row table:style-name="ro1">
          <table:table-cell office:value-type="string" calcext:value-type="string">
            <text:p>OLAR</text:p>
          </table:table-cell>
          <table:table-cell office:value-type="float" office:value="5000" calcext:value-type="float">
            <text:p>50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634.1189740265" calcext:value-type="float">
            <text:p>11634.1189740265</text:p>
          </table:table-cell>
          <table:table-cell office:value-type="float" office:value="37156.1988382807" calcext:value-type="float">
            <text:p>37156.1988382807</text:p>
          </table:table-cell>
          <table:table-cell office:value-type="float" office:value="0.0502970346259437" calcext:value-type="float">
            <text:p>0.0502970346259437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float" office:value="5000" calcext:value-type="float">
            <text:p>50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9805.8492215588" calcext:value-type="float">
            <text:p>29805.8492215588</text:p>
          </table:table-cell>
          <table:table-cell office:value-type="float" office:value="50206.6928535486" calcext:value-type="float">
            <text:p>50206.6928535486</text:p>
          </table:table-cell>
          <table:table-cell office:value-type="float" office:value="0.0730148765358741" calcext:value-type="float">
            <text:p>0.0730148765358741</text:p>
          </table:table-cell>
        </table:table-row>
        <table:table-row table:style-name="ro1">
          <table:table-cell office:value-type="string" calcext:value-type="string">
            <text:p>FedAECS</text:p>
          </table:table-cell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30897.094957928" calcext:value-type="float">
            <text:p>230897.094957928</text:p>
          </table:table-cell>
          <table:table-cell office:value-type="float" office:value="73887.0703865369" calcext:value-type="float">
            <text:p>73887.0703865369</text:p>
          </table:table-cell>
          <table:table-cell office:value-type="float" office:value="0.693035440303939" calcext:value-type="float">
            <text:p>0.693035440303939</text:p>
          </table:table-cell>
        </table:table-row>
        <table:table-row table:style-name="ro1">
          <table:table-cell office:value-type="string" calcext:value-type="string">
            <text:p>MC²MKP</text:p>
          </table:table-cell>
          <table:table-cell office:value-type="float" office:value="5000" calcext:value-type="float">
            <text:p>50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4500.4295924686" calcext:value-type="float">
            <text:p>54500.4295924686</text:p>
          </table:table-cell>
          <table:table-cell office:value-type="float" office:value="17761.8143666105" calcext:value-type="float">
            <text:p>17761.8143666105</text:p>
          </table:table-cell>
          <table:table-cell office:value-type="float" office:value="0.000200478209658443" calcext:value-type="float">
            <text:p>0.000200478209658443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5000" calcext:value-type="float">
            <text:p>50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634.1189740265" calcext:value-type="float">
            <text:p>11634.1189740265</text:p>
          </table:table-cell>
          <table:table-cell office:value-type="float" office:value="37156.1988382807" calcext:value-type="float">
            <text:p>37156.1988382807</text:p>
          </table:table-cell>
          <table:table-cell office:value-type="float" office:value="0.0502970346259437" calcext:value-type="float">
            <text:p>0.0502970346259437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5000" calcext:value-type="float">
            <text:p>50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4500.4295924686" calcext:value-type="float">
            <text:p>54500.4295924686</text:p>
          </table:table-cell>
          <table:table-cell office:value-type="float" office:value="17761.8143666105" calcext:value-type="float">
            <text:p>17761.8143666105</text:p>
          </table:table-cell>
          <table:table-cell office:value-type="float" office:value="0.000200478209658443" calcext:value-type="float">
            <text:p>0.000200478209658443</text:p>
          </table:table-cell>
        </table:table-row>
        <table:table-row table:style-name="ro1">
          <table:table-cell office:value-type="string" calcext:value-type="string">
            <text:p>OLAR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05.829600309746" calcext:value-type="float">
            <text:p>105.829600309746</text:p>
          </table:table-cell>
          <table:table-cell office:value-type="float" office:value="3144.66276852805" calcext:value-type="float">
            <text:p>3144.66276852805</text:p>
          </table:table-cell>
          <table:table-cell office:value-type="float" office:value="0.000226815676510278" calcext:value-type="float">
            <text:p>0.000226815676510278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44.341118209334" calcext:value-type="float">
            <text:p>244.341118209334</text:p>
          </table:table-cell>
          <table:table-cell office:value-type="float" office:value="4173.18370779637" calcext:value-type="float">
            <text:p>4173.18370779637</text:p>
          </table:table-cell>
          <table:table-cell office:value-type="float" office:value="0.000579507802217039" calcext:value-type="float">
            <text:p>0.000579507802217039</text:p>
          </table:table-cell>
        </table:table-row>
        <table:table-row table:style-name="ro1">
          <table:table-cell office:value-type="string" calcext:value-type="string">
            <text:p>FedAECS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67899.8709472829" calcext:value-type="float">
            <text:p>67899.8709472829</text:p>
          </table:table-cell>
          <table:table-cell office:value-type="float" office:value="21727.9587031305" calcext:value-type="float">
            <text:p>21727.9587031305</text:p>
          </table:table-cell>
          <table:table-cell office:value-type="float" office:value="0.150190067652228" calcext:value-type="float">
            <text:p>0.150190067652228</text:p>
          </table:table-cell>
        </table:table-row>
        <table:table-row table:style-name="ro1">
          <table:table-cell office:value-type="string" calcext:value-type="string">
            <text:p>MC²MKP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423.58541067344" calcext:value-type="float">
            <text:p>2423.58541067344</text:p>
          </table:table-cell>
          <table:table-cell office:value-type="float" office:value="2003.95707979824" calcext:value-type="float">
            <text:p>2003.95707979824</text:p>
          </table:table-cell>
          <table:table-cell office:value-type="float" office:value="0.0000327278223335466" calcext:value-type="float">
            <text:p>3.27278223335466E-05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05.829600309746" calcext:value-type="float">
            <text:p>105.829600309746</text:p>
          </table:table-cell>
          <table:table-cell office:value-type="float" office:value="3144.66276852805" calcext:value-type="float">
            <text:p>3144.66276852805</text:p>
          </table:table-cell>
          <table:table-cell office:value-type="float" office:value="0.000226815676510278" calcext:value-type="float">
            <text:p>0.000226815676510278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423.58541067344" calcext:value-type="float">
            <text:p>2423.58541067344</text:p>
          </table:table-cell>
          <table:table-cell office:value-type="float" office:value="2003.95707979824" calcext:value-type="float">
            <text:p>2003.95707979824</text:p>
          </table:table-cell>
          <table:table-cell office:value-type="float" office:value="0.0000327278223335466" calcext:value-type="float">
            <text:p>3.27278223335466E-05</text:p>
          </table:table-cell>
        </table:table-row>
        <table:table-row table:style-name="ro1">
          <table:table-cell office:value-type="string" calcext:value-type="string">
            <text:p>OLAR</text:p>
          </table:table-cell>
          <table:table-cell office:value-type="float" office:value="1100" calcext:value-type="float">
            <text:p>11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19.0756494647" calcext:value-type="float">
            <text:p>119.0756494647</text:p>
          </table:table-cell>
          <table:table-cell office:value-type="float" office:value="3574.60184941349" calcext:value-type="float">
            <text:p>3574.60184941349</text:p>
          </table:table-cell>
          <table:table-cell office:value-type="float" office:value="0.000226816437740495" calcext:value-type="float">
            <text:p>0.000226816437740495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float" office:value="1100" calcext:value-type="float">
            <text:p>11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77.278468978347" calcext:value-type="float">
            <text:p>277.278468978347</text:p>
          </table:table-cell>
          <table:table-cell office:value-type="float" office:value="4731.1195409251" calcext:value-type="float">
            <text:p>4731.1195409251</text:p>
          </table:table-cell>
          <table:table-cell office:value-type="float" office:value="0.00065828789826515" calcext:value-type="float">
            <text:p>0.00065828789826515</text:p>
          </table:table-cell>
        </table:table-row>
        <table:table-row table:style-name="ro1">
          <table:table-cell office:value-type="string" calcext:value-type="string">
            <text:p>FedAECS</text:p>
          </table:table-cell>
          <table:table-cell office:value-type="float" office:value="1100" calcext:value-type="float">
            <text:p>11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75726.4918998821" calcext:value-type="float">
            <text:p>75726.4918998821</text:p>
          </table:table-cell>
          <table:table-cell office:value-type="float" office:value="24232.4774079623" calcext:value-type="float">
            <text:p>24232.4774079623</text:p>
          </table:table-cell>
          <table:table-cell office:value-type="float" office:value="0.166136880785243" calcext:value-type="float">
            <text:p>0.166136880785243</text:p>
          </table:table-cell>
        </table:table-row>
        <table:table-row table:style-name="ro1">
          <table:table-cell office:value-type="string" calcext:value-type="string">
            <text:p>MC²MKP</text:p>
          </table:table-cell>
          <table:table-cell office:value-type="float" office:value="1100" calcext:value-type="float">
            <text:p>11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825.67567824004" calcext:value-type="float">
            <text:p>2825.67567824004</text:p>
          </table:table-cell>
          <table:table-cell office:value-type="float" office:value="2233.71826539991" calcext:value-type="float">
            <text:p>2233.71826539991</text:p>
          </table:table-cell>
          <table:table-cell office:value-type="float" office:value="0.0000327278223335466" calcext:value-type="float">
            <text:p>3.27278223335466E-05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1100" calcext:value-type="float">
            <text:p>11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19.0756494647" calcext:value-type="float">
            <text:p>119.0756494647</text:p>
          </table:table-cell>
          <table:table-cell office:value-type="float" office:value="3574.60184941349" calcext:value-type="float">
            <text:p>3574.60184941349</text:p>
          </table:table-cell>
          <table:table-cell office:value-type="float" office:value="0.000226816437740495" calcext:value-type="float">
            <text:p>0.000226816437740495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1100" calcext:value-type="float">
            <text:p>11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825.67567824004" calcext:value-type="float">
            <text:p>2825.67567824004</text:p>
          </table:table-cell>
          <table:table-cell office:value-type="float" office:value="2233.71826539991" calcext:value-type="float">
            <text:p>2233.71826539991</text:p>
          </table:table-cell>
          <table:table-cell office:value-type="float" office:value="0.0000327278223335466" calcext:value-type="float">
            <text:p>3.27278223335466E-05</text:p>
          </table:table-cell>
        </table:table-row>
        <table:table-row table:style-name="ro1">
          <table:table-cell office:value-type="string" calcext:value-type="string">
            <text:p>OLAR</text:p>
          </table:table-cell>
          <table:table-cell office:value-type="float" office:value="1200" calcext:value-type="float">
            <text:p>12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33.11401385988" calcext:value-type="float">
            <text:p>133.11401385988</text:p>
          </table:table-cell>
          <table:table-cell office:value-type="float" office:value="3992.80808653597" calcext:value-type="float">
            <text:p>3992.80808653597</text:p>
          </table:table-cell>
          <table:table-cell office:value-type="float" office:value="0.000290606350928574" calcext:value-type="float">
            <text:p>0.000290606350928574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float" office:value="1200" calcext:value-type="float">
            <text:p>12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11.103294054297" calcext:value-type="float">
            <text:p>311.103294054297</text:p>
          </table:table-cell>
          <table:table-cell office:value-type="float" office:value="5304.08857208767" calcext:value-type="float">
            <text:p>5304.08857208767</text:p>
          </table:table-cell>
          <table:table-cell office:value-type="float" office:value="0.00073919066992342" calcext:value-type="float">
            <text:p>0.00073919066992342</text:p>
          </table:table-cell>
        </table:table-row>
        <table:table-row table:style-name="ro1">
          <table:table-cell office:value-type="string" calcext:value-type="string">
            <text:p>FedAECS</text:p>
          </table:table-cell>
          <table:table-cell office:value-type="float" office:value="1200" calcext:value-type="float">
            <text:p>12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83642.7576809617" calcext:value-type="float">
            <text:p>83642.7576809617</text:p>
          </table:table-cell>
          <table:table-cell office:value-type="float" office:value="26765.6824579077" calcext:value-type="float">
            <text:p>26765.6824579077</text:p>
          </table:table-cell>
          <table:table-cell office:value-type="float" office:value="0.182011745125402" calcext:value-type="float">
            <text:p>0.182011745125402</text:p>
          </table:table-cell>
        </table:table-row>
        <table:table-row table:style-name="ro1">
          <table:table-cell office:value-type="string" calcext:value-type="string">
            <text:p>MC²MKP</text:p>
          </table:table-cell>
          <table:table-cell office:value-type="float" office:value="1200" calcext:value-type="float">
            <text:p>12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234.83317926412" calcext:value-type="float">
            <text:p>3234.83317926412</text:p>
          </table:table-cell>
          <table:table-cell office:value-type="float" office:value="2467.51253810147" calcext:value-type="float">
            <text:p>2467.51253810147</text:p>
          </table:table-cell>
          <table:table-cell office:value-type="float" office:value="0.0000327278223335466" calcext:value-type="float">
            <text:p>3.27278223335466E-05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1200" calcext:value-type="float">
            <text:p>12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33.11401385988" calcext:value-type="float">
            <text:p>133.11401385988</text:p>
          </table:table-cell>
          <table:table-cell office:value-type="float" office:value="3992.80808653597" calcext:value-type="float">
            <text:p>3992.80808653597</text:p>
          </table:table-cell>
          <table:table-cell office:value-type="float" office:value="0.000290606350928574" calcext:value-type="float">
            <text:p>0.000290606350928574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1200" calcext:value-type="float">
            <text:p>12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234.83317926412" calcext:value-type="float">
            <text:p>3234.83317926412</text:p>
          </table:table-cell>
          <table:table-cell office:value-type="float" office:value="2467.51253810147" calcext:value-type="float">
            <text:p>2467.51253810147</text:p>
          </table:table-cell>
          <table:table-cell office:value-type="float" office:value="0.0000327278223335466" calcext:value-type="float">
            <text:p>3.27278223335466E-05</text:p>
          </table:table-cell>
        </table:table-row>
        <table:table-row table:style-name="ro1">
          <table:table-cell office:value-type="string" calcext:value-type="string">
            <text:p>OLAR</text:p>
          </table:table-cell>
          <table:table-cell office:value-type="float" office:value="1300" calcext:value-type="float">
            <text:p>13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46.490774232404" calcext:value-type="float">
            <text:p>146.490774232404</text:p>
          </table:table-cell>
          <table:table-cell office:value-type="float" office:value="4434.21955214626" calcext:value-type="float">
            <text:p>4434.21955214626</text:p>
          </table:table-cell>
          <table:table-cell office:value-type="float" office:value="0.000290606350928574" calcext:value-type="float">
            <text:p>0.000290606350928574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float" office:value="1300" calcext:value-type="float">
            <text:p>13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45.742308340624" calcext:value-type="float">
            <text:p>345.742308340624</text:p>
          </table:table-cell>
          <table:table-cell office:value-type="float" office:value="5890.84940267582" calcext:value-type="float">
            <text:p>5890.84940267582</text:p>
          </table:table-cell>
          <table:table-cell office:value-type="float" office:value="0.000822040832695344" calcext:value-type="float">
            <text:p>0.000822040832695344</text:p>
          </table:table-cell>
        </table:table-row>
        <table:table-row table:style-name="ro1">
          <table:table-cell office:value-type="string" calcext:value-type="string">
            <text:p>FedAECS</text:p>
          </table:table-cell>
          <table:table-cell office:value-type="float" office:value="1300" calcext:value-type="float">
            <text:p>13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91641.1734580649" calcext:value-type="float">
            <text:p>91641.1734580649</text:p>
          </table:table-cell>
          <table:table-cell office:value-type="float" office:value="29325.1755065808" calcext:value-type="float">
            <text:p>29325.1755065808</text:p>
          </table:table-cell>
          <table:table-cell office:value-type="float" office:value="0.197799422696112" calcext:value-type="float">
            <text:p>0.197799422696112</text:p>
          </table:table-cell>
        </table:table-row>
        <table:table-row table:style-name="ro1">
          <table:table-cell office:value-type="string" calcext:value-type="string">
            <text:p>MC²MKP</text:p>
          </table:table-cell>
          <table:table-cell office:value-type="float" office:value="1300" calcext:value-type="float">
            <text:p>13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650.27702632195" calcext:value-type="float">
            <text:p>3650.27702632195</text:p>
          </table:table-cell>
          <table:table-cell office:value-type="float" office:value="2704.94902412229" calcext:value-type="float">
            <text:p>2704.94902412229</text:p>
          </table:table-cell>
          <table:table-cell office:value-type="float" office:value="0.0000327278223335466" calcext:value-type="float">
            <text:p>3.27278223335466E-05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1300" calcext:value-type="float">
            <text:p>13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46.490774232404" calcext:value-type="float">
            <text:p>146.490774232404</text:p>
          </table:table-cell>
          <table:table-cell office:value-type="float" office:value="4434.21955214626" calcext:value-type="float">
            <text:p>4434.21955214626</text:p>
          </table:table-cell>
          <table:table-cell office:value-type="float" office:value="0.000290606350928574" calcext:value-type="float">
            <text:p>0.000290606350928574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1300" calcext:value-type="float">
            <text:p>13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650.27702632195" calcext:value-type="float">
            <text:p>3650.27702632195</text:p>
          </table:table-cell>
          <table:table-cell office:value-type="float" office:value="2704.94902412229" calcext:value-type="float">
            <text:p>2704.94902412229</text:p>
          </table:table-cell>
          <table:table-cell office:value-type="float" office:value="0.0000327278223335466" calcext:value-type="float">
            <text:p>3.27278223335466E-05</text:p>
          </table:table-cell>
        </table:table-row>
        <table:table-row table:style-name="ro1">
          <table:table-cell office:value-type="string" calcext:value-type="string">
            <text:p>OLAR</text:p>
          </table:table-cell>
          <table:table-cell office:value-type="float" office:value="1400" calcext:value-type="float">
            <text:p>14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61.273183355638" calcext:value-type="float">
            <text:p>161.273183355638</text:p>
          </table:table-cell>
          <table:table-cell office:value-type="float" office:value="4873.60448558264" calcext:value-type="float">
            <text:p>4873.60448558264</text:p>
          </table:table-cell>
          <table:table-cell office:value-type="float" office:value="0.000358247161299954" calcext:value-type="float">
            <text:p>0.000358247161299954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float" office:value="1400" calcext:value-type="float">
            <text:p>14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81.133374812412" calcext:value-type="float">
            <text:p>381.133374812412</text:p>
          </table:table-cell>
          <table:table-cell office:value-type="float" office:value="6490.34947466789" calcext:value-type="float">
            <text:p>6490.34947466789</text:p>
          </table:table-cell>
          <table:table-cell office:value-type="float" office:value="0.000906689766225104" calcext:value-type="float">
            <text:p>0.000906689766225104</text:p>
          </table:table-cell>
        </table:table-row>
        <table:table-row table:style-name="ro1">
          <table:table-cell office:value-type="string" calcext:value-type="string">
            <text:p>FedAECS</text:p>
          </table:table-cell>
          <table:table-cell office:value-type="float" office:value="1400" calcext:value-type="float">
            <text:p>14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99715.4020779546" calcext:value-type="float">
            <text:p>99715.4020779546</text:p>
          </table:table-cell>
          <table:table-cell office:value-type="float" office:value="31908.9286649455" calcext:value-type="float">
            <text:p>31908.9286649455</text:p>
          </table:table-cell>
          <table:table-cell office:value-type="float" office:value="0.213487886270907" calcext:value-type="float">
            <text:p>0.213487886270907</text:p>
          </table:table-cell>
        </table:table-row>
        <table:table-row table:style-name="ro1">
          <table:table-cell office:value-type="string" calcext:value-type="string">
            <text:p>MC²MKP</text:p>
          </table:table-cell>
          <table:table-cell office:value-type="float" office:value="1400" calcext:value-type="float">
            <text:p>14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094.09062004207" calcext:value-type="float">
            <text:p>4094.09062004207</text:p>
          </table:table-cell>
          <table:table-cell office:value-type="float" office:value="2945.66721397922" calcext:value-type="float">
            <text:p>2945.66721397922</text:p>
          </table:table-cell>
          <table:table-cell office:value-type="float" office:value="0.0000327278223335466" calcext:value-type="float">
            <text:p>3.27278223335466E-05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1400" calcext:value-type="float">
            <text:p>14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61.273183355638" calcext:value-type="float">
            <text:p>161.273183355638</text:p>
          </table:table-cell>
          <table:table-cell office:value-type="float" office:value="4873.60448558264" calcext:value-type="float">
            <text:p>4873.60448558264</text:p>
          </table:table-cell>
          <table:table-cell office:value-type="float" office:value="0.000358247161299954" calcext:value-type="float">
            <text:p>0.000358247161299954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1400" calcext:value-type="float">
            <text:p>14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094.09062004207" calcext:value-type="float">
            <text:p>4094.09062004207</text:p>
          </table:table-cell>
          <table:table-cell office:value-type="float" office:value="2945.66721397922" calcext:value-type="float">
            <text:p>2945.66721397922</text:p>
          </table:table-cell>
          <table:table-cell office:value-type="float" office:value="0.0000327278223335466" calcext:value-type="float">
            <text:p>3.27278223335466E-05</text:p>
          </table:table-cell>
        </table:table-row>
        <table:table-row table:style-name="ro1">
          <table:table-cell office:value-type="string" calcext:value-type="string">
            <text:p>OLAR</text:p>
          </table:table-cell>
          <table:table-cell office:value-type="float" office:value="1500" calcext:value-type="float">
            <text:p>15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75.381851143858" calcext:value-type="float">
            <text:p>175.381851143858</text:p>
          </table:table-cell>
          <table:table-cell office:value-type="float" office:value="5328.10236410889" calcext:value-type="float">
            <text:p>5328.10236410889</text:p>
          </table:table-cell>
          <table:table-cell office:value-type="float" office:value="0.000358247161299954" calcext:value-type="float">
            <text:p>0.000358247161299954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float" office:value="1500" calcext:value-type="float">
            <text:p>15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17.223145621472" calcext:value-type="float">
            <text:p>417.223145621472</text:p>
          </table:table-cell>
          <table:table-cell office:value-type="float" office:value="7101.68511258814" calcext:value-type="float">
            <text:p>7101.68511258814</text:p>
          </table:table-cell>
          <table:table-cell office:value-type="float" office:value="0.000993009872253998" calcext:value-type="float">
            <text:p>0.000993009872253998</text:p>
          </table:table-cell>
        </table:table-row>
        <table:table-row table:style-name="ro1">
          <table:table-cell office:value-type="string" calcext:value-type="string">
            <text:p>FedAECS</text:p>
          </table:table-cell>
          <table:table-cell office:value-type="float" office:value="1500" calcext:value-type="float">
            <text:p>15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7860.014855085" calcext:value-type="float">
            <text:p>107860.014855085</text:p>
          </table:table-cell>
          <table:table-cell office:value-type="float" office:value="34515.2047536271" calcext:value-type="float">
            <text:p>34515.2047536271</text:p>
          </table:table-cell>
          <table:table-cell office:value-type="float" office:value="0.229067621445719" calcext:value-type="float">
            <text:p>0.229067621445719</text:p>
          </table:table-cell>
        </table:table-row>
        <table:table-row table:style-name="ro1">
          <table:table-cell office:value-type="string" calcext:value-type="string">
            <text:p>MC²MKP</text:p>
          </table:table-cell>
          <table:table-cell office:value-type="float" office:value="1500" calcext:value-type="float">
            <text:p>15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535.92988290643" calcext:value-type="float">
            <text:p>4535.92988290643</text:p>
          </table:table-cell>
          <table:table-cell office:value-type="float" office:value="3189.40176741326" calcext:value-type="float">
            <text:p>3189.40176741326</text:p>
          </table:table-cell>
          <table:table-cell office:value-type="float" office:value="0.0000327278223335466" calcext:value-type="float">
            <text:p>3.27278223335466E-05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1500" calcext:value-type="float">
            <text:p>15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75.381851143858" calcext:value-type="float">
            <text:p>175.381851143858</text:p>
          </table:table-cell>
          <table:table-cell office:value-type="float" office:value="5328.10236410889" calcext:value-type="float">
            <text:p>5328.10236410889</text:p>
          </table:table-cell>
          <table:table-cell office:value-type="float" office:value="0.000358247161299954" calcext:value-type="float">
            <text:p>0.000358247161299954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1500" calcext:value-type="float">
            <text:p>15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535.92988290643" calcext:value-type="float">
            <text:p>4535.92988290643</text:p>
          </table:table-cell>
          <table:table-cell office:value-type="float" office:value="3189.40176741326" calcext:value-type="float">
            <text:p>3189.40176741326</text:p>
          </table:table-cell>
          <table:table-cell office:value-type="float" office:value="0.0000327278223335466" calcext:value-type="float">
            <text:p>3.27278223335466E-05</text:p>
          </table:table-cell>
        </table:table-row>
        <table:table-row table:style-name="ro1">
          <table:table-cell office:value-type="string" calcext:value-type="string">
            <text:p>OLAR</text:p>
          </table:table-cell>
          <table:table-cell office:value-type="float" office:value="1600" calcext:value-type="float">
            <text:p>16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89.33299222968" calcext:value-type="float">
            <text:p>189.33299222968</text:p>
          </table:table-cell>
          <table:table-cell office:value-type="float" office:value="5795.17875940464" calcext:value-type="float">
            <text:p>5795.17875940464</text:p>
          </table:table-cell>
          <table:table-cell office:value-type="float" office:value="0.000429200611800435" calcext:value-type="float">
            <text:p>0.000429200611800435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float" office:value="1600" calcext:value-type="float">
            <text:p>16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53.965323851889" calcext:value-type="float">
            <text:p>453.965323851889</text:p>
          </table:table-cell>
          <table:table-cell office:value-type="float" office:value="7724.07207885374" calcext:value-type="float">
            <text:p>7724.07207885374</text:p>
          </table:table-cell>
          <table:table-cell office:value-type="float" office:value="0.00108089041705884" calcext:value-type="float">
            <text:p>0.00108089041705884</text:p>
          </table:table-cell>
        </table:table-row>
        <table:table-row table:style-name="ro1">
          <table:table-cell office:value-type="string" calcext:value-type="string">
            <text:p>FedAECS</text:p>
          </table:table-cell>
          <table:table-cell office:value-type="float" office:value="1600" calcext:value-type="float">
            <text:p>16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16070.309150482" calcext:value-type="float">
            <text:p>116070.309150482</text:p>
          </table:table-cell>
          <table:table-cell office:value-type="float" office:value="37142.4989281543" calcext:value-type="float">
            <text:p>37142.4989281543</text:p>
          </table:table-cell>
          <table:table-cell office:value-type="float" office:value="0.244531109724166" calcext:value-type="float">
            <text:p>0.244531109724166</text:p>
          </table:table-cell>
        </table:table-row>
        <table:table-row table:style-name="ro1">
          <table:table-cell office:value-type="string" calcext:value-type="string">
            <text:p>MC²MKP</text:p>
          </table:table-cell>
          <table:table-cell office:value-type="float" office:value="1600" calcext:value-type="float">
            <text:p>16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990.5441656267" calcext:value-type="float">
            <text:p>4990.5441656267</text:p>
          </table:table-cell>
          <table:table-cell office:value-type="float" office:value="3435.94614887034" calcext:value-type="float">
            <text:p>3435.94614887034</text:p>
          </table:table-cell>
          <table:table-cell office:value-type="float" office:value="0.0000327278223335466" calcext:value-type="float">
            <text:p>3.27278223335466E-05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1600" calcext:value-type="float">
            <text:p>16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89.33299222968" calcext:value-type="float">
            <text:p>189.33299222968</text:p>
          </table:table-cell>
          <table:table-cell office:value-type="float" office:value="5795.17875940464" calcext:value-type="float">
            <text:p>5795.17875940464</text:p>
          </table:table-cell>
          <table:table-cell office:value-type="float" office:value="0.000429200611800435" calcext:value-type="float">
            <text:p>0.000429200611800435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1600" calcext:value-type="float">
            <text:p>16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990.5441656267" calcext:value-type="float">
            <text:p>4990.5441656267</text:p>
          </table:table-cell>
          <table:table-cell office:value-type="float" office:value="3435.94614887034" calcext:value-type="float">
            <text:p>3435.94614887034</text:p>
          </table:table-cell>
          <table:table-cell office:value-type="float" office:value="0.0000327278223335466" calcext:value-type="float">
            <text:p>3.27278223335466E-05</text:p>
          </table:table-cell>
        </table:table-row>
        <table:table-row table:style-name="ro1">
          <table:table-cell office:value-type="string" calcext:value-type="string">
            <text:p>OLAR</text:p>
          </table:table-cell>
          <table:table-cell office:value-type="float" office:value="1700" calcext:value-type="float">
            <text:p>17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04.311853779219" calcext:value-type="float">
            <text:p>204.311853779219</text:p>
          </table:table-cell>
          <table:table-cell office:value-type="float" office:value="6267.72467632026" calcext:value-type="float">
            <text:p>6267.72467632026</text:p>
          </table:table-cell>
          <table:table-cell office:value-type="float" office:value="0.000429200611811557" calcext:value-type="float">
            <text:p>0.000429200611811557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float" office:value="1700" calcext:value-type="float">
            <text:p>17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91.319354642324" calcext:value-type="float">
            <text:p>491.319354642324</text:p>
          </table:table-cell>
          <table:table-cell office:value-type="float" office:value="8356.82340229606" calcext:value-type="float">
            <text:p>8356.82340229606</text:p>
          </table:table-cell>
          <table:table-cell office:value-type="float" office:value="0.0011702344008568" calcext:value-type="float">
            <text:p>0.0011702344008568</text:p>
          </table:table-cell>
        </table:table-row>
        <table:table-row table:style-name="ro1">
          <table:table-cell office:value-type="string" calcext:value-type="string">
            <text:p>FedAECS</text:p>
          </table:table-cell>
          <table:table-cell office:value-type="float" office:value="1700" calcext:value-type="float">
            <text:p>17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24342.171757018" calcext:value-type="float">
            <text:p>124342.171757018</text:p>
          </table:table-cell>
          <table:table-cell office:value-type="float" office:value="39789.4949622457" calcext:value-type="float">
            <text:p>39789.4949622457</text:p>
          </table:table-cell>
          <table:table-cell office:value-type="float" office:value="0.259872437343463" calcext:value-type="float">
            <text:p>0.259872437343463</text:p>
          </table:table-cell>
        </table:table-row>
        <table:table-row table:style-name="ro1">
          <table:table-cell office:value-type="string" calcext:value-type="string">
            <text:p>MC²MKP</text:p>
          </table:table-cell>
          <table:table-cell office:value-type="float" office:value="1700" calcext:value-type="float">
            <text:p>17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442.1226713823" calcext:value-type="float">
            <text:p>5442.1226713823</text:p>
          </table:table-cell>
          <table:table-cell office:value-type="float" office:value="3685.09380090381" calcext:value-type="float">
            <text:p>3685.09380090381</text:p>
          </table:table-cell>
          <table:table-cell office:value-type="float" office:value="0.0000327278223335466" calcext:value-type="float">
            <text:p>3.27278223335466E-05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1700" calcext:value-type="float">
            <text:p>17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04.311853779219" calcext:value-type="float">
            <text:p>204.311853779219</text:p>
          </table:table-cell>
          <table:table-cell office:value-type="float" office:value="6267.72467632026" calcext:value-type="float">
            <text:p>6267.72467632026</text:p>
          </table:table-cell>
          <table:table-cell office:value-type="float" office:value="0.000429200611811557" calcext:value-type="float">
            <text:p>0.000429200611811557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1700" calcext:value-type="float">
            <text:p>17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442.1226713823" calcext:value-type="float">
            <text:p>5442.1226713823</text:p>
          </table:table-cell>
          <table:table-cell office:value-type="float" office:value="3685.09380090381" calcext:value-type="float">
            <text:p>3685.09380090381</text:p>
          </table:table-cell>
          <table:table-cell office:value-type="float" office:value="0.0000327278223335466" calcext:value-type="float">
            <text:p>3.27278223335466E-05</text:p>
          </table:table-cell>
        </table:table-row>
        <table:table-row table:style-name="ro1">
          <table:table-cell office:value-type="string" calcext:value-type="string">
            <text:p>OLAR</text:p>
          </table:table-cell>
          <table:table-cell office:value-type="float" office:value="1800" calcext:value-type="float">
            <text:p>18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19.813193050086" calcext:value-type="float">
            <text:p>219.813193050086</text:p>
          </table:table-cell>
          <table:table-cell office:value-type="float" office:value="6746.08919244141" calcext:value-type="float">
            <text:p>6746.08919244141</text:p>
          </table:table-cell>
          <table:table-cell office:value-type="float" office:value="0.000503060182275186" calcext:value-type="float">
            <text:p>0.000503060182275186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float" office:value="1800" calcext:value-type="float">
            <text:p>18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29.249420961318" calcext:value-type="float">
            <text:p>529.249420961318</text:p>
          </table:table-cell>
          <table:table-cell office:value-type="float" office:value="8999.33236729227" calcext:value-type="float">
            <text:p>8999.33236729227</text:p>
          </table:table-cell>
          <table:table-cell office:value-type="float" office:value="0.00126095615588431" calcext:value-type="float">
            <text:p>0.00126095615588431</text:p>
          </table:table-cell>
        </table:table-row>
        <table:table-row table:style-name="ro1">
          <table:table-cell office:value-type="string" calcext:value-type="string">
            <text:p>FedAECS</text:p>
          </table:table-cell>
          <table:table-cell office:value-type="float" office:value="1800" calcext:value-type="float">
            <text:p>18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32671.974554871" calcext:value-type="float">
            <text:p>132671.974554871</text:p>
          </table:table-cell>
          <table:table-cell office:value-type="float" office:value="42455.0318575588" calcext:value-type="float">
            <text:p>42455.0318575588</text:p>
          </table:table-cell>
          <table:table-cell office:value-type="float" office:value="0.275086993809026" calcext:value-type="float">
            <text:p>0.275086993809026</text:p>
          </table:table-cell>
        </table:table-row>
        <table:table-row table:style-name="ro1">
          <table:table-cell office:value-type="string" calcext:value-type="string">
            <text:p>MC²MKP</text:p>
          </table:table-cell>
          <table:table-cell office:value-type="float" office:value="1800" calcext:value-type="float">
            <text:p>18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921.68270062417" calcext:value-type="float">
            <text:p>5921.68270062417</text:p>
          </table:table-cell>
          <table:table-cell office:value-type="float" office:value="3936.63851460567" calcext:value-type="float">
            <text:p>3936.63851460567</text:p>
          </table:table-cell>
          <table:table-cell office:value-type="float" office:value="0.0000327278223335466" calcext:value-type="float">
            <text:p>3.27278223335466E-05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1800" calcext:value-type="float">
            <text:p>18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19.813193050086" calcext:value-type="float">
            <text:p>219.813193050086</text:p>
          </table:table-cell>
          <table:table-cell office:value-type="float" office:value="6746.08919244141" calcext:value-type="float">
            <text:p>6746.08919244141</text:p>
          </table:table-cell>
          <table:table-cell office:value-type="float" office:value="0.000503060182275186" calcext:value-type="float">
            <text:p>0.000503060182275186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1800" calcext:value-type="float">
            <text:p>18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921.68270062417" calcext:value-type="float">
            <text:p>5921.68270062417</text:p>
          </table:table-cell>
          <table:table-cell office:value-type="float" office:value="3936.63851460567" calcext:value-type="float">
            <text:p>3936.63851460567</text:p>
          </table:table-cell>
          <table:table-cell office:value-type="float" office:value="0.0000327278223335466" calcext:value-type="float">
            <text:p>3.27278223335466E-05</text:p>
          </table:table-cell>
        </table:table-row>
        <table:table-row table:style-name="ro1">
          <table:table-cell office:value-type="string" calcext:value-type="string">
            <text:p>OLAR</text:p>
          </table:table-cell>
          <table:table-cell office:value-type="float" office:value="1900" calcext:value-type="float">
            <text:p>19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35.36947963293" calcext:value-type="float">
            <text:p>235.36947963293</text:p>
          </table:table-cell>
          <table:table-cell office:value-type="float" office:value="7228.57651805156" calcext:value-type="float">
            <text:p>7228.57651805156</text:p>
          </table:table-cell>
          <table:table-cell office:value-type="float" office:value="0.000503060182286647" calcext:value-type="float">
            <text:p>0.000503060182286647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float" office:value="1900" calcext:value-type="float">
            <text:p>19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67.723660365317" calcext:value-type="float">
            <text:p>567.723660365317</text:p>
          </table:table-cell>
          <table:table-cell office:value-type="float" office:value="9651.05924619048" calcext:value-type="float">
            <text:p>9651.05924619048</text:p>
          </table:table-cell>
          <table:table-cell office:value-type="float" office:value="0.00135297947302604" calcext:value-type="float">
            <text:p>0.00135297947302604</text:p>
          </table:table-cell>
        </table:table-row>
        <table:table-row table:style-name="ro1">
          <table:table-cell office:value-type="string" calcext:value-type="string">
            <text:p>FedAECS</text:p>
          </table:table-cell>
          <table:table-cell office:value-type="float" office:value="1900" calcext:value-type="float">
            <text:p>19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41056.493435541" calcext:value-type="float">
            <text:p>141056.493435541</text:p>
          </table:table-cell>
          <table:table-cell office:value-type="float" office:value="45138.0778993732" calcext:value-type="float">
            <text:p>45138.0778993732</text:p>
          </table:table-cell>
          <table:table-cell office:value-type="float" office:value="0.290171235916883" calcext:value-type="float">
            <text:p>0.290171235916883</text:p>
          </table:table-cell>
        </table:table-row>
        <table:table-row table:style-name="ro1">
          <table:table-cell office:value-type="string" calcext:value-type="string">
            <text:p>MC²MKP</text:p>
          </table:table-cell>
          <table:table-cell office:value-type="float" office:value="1900" calcext:value-type="float">
            <text:p>19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397.68434699888" calcext:value-type="float">
            <text:p>6397.68434699888</text:p>
          </table:table-cell>
          <table:table-cell office:value-type="float" office:value="4190.51865296496" calcext:value-type="float">
            <text:p>4190.51865296496</text:p>
          </table:table-cell>
          <table:table-cell office:value-type="float" office:value="0.0000327278223335466" calcext:value-type="float">
            <text:p>3.27278223335466E-05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1900" calcext:value-type="float">
            <text:p>19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35.36947963293" calcext:value-type="float">
            <text:p>235.36947963293</text:p>
          </table:table-cell>
          <table:table-cell office:value-type="float" office:value="7228.57651805156" calcext:value-type="float">
            <text:p>7228.57651805156</text:p>
          </table:table-cell>
          <table:table-cell office:value-type="float" office:value="0.000503060182286647" calcext:value-type="float">
            <text:p>0.000503060182286647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1900" calcext:value-type="float">
            <text:p>19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397.68434699888" calcext:value-type="float">
            <text:p>6397.68434699888</text:p>
          </table:table-cell>
          <table:table-cell office:value-type="float" office:value="4190.51865296496" calcext:value-type="float">
            <text:p>4190.51865296496</text:p>
          </table:table-cell>
          <table:table-cell office:value-type="float" office:value="0.0000327278223335466" calcext:value-type="float">
            <text:p>3.27278223335466E-05</text:p>
          </table:table-cell>
        </table:table-row>
        <table:table-row table:style-name="ro1">
          <table:table-cell office:value-type="string" calcext:value-type="string">
            <text:p>OLAR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51.839982877913" calcext:value-type="float">
            <text:p>251.839982877913</text:p>
          </table:table-cell>
          <table:table-cell office:value-type="float" office:value="7717.31340099502" calcext:value-type="float">
            <text:p>7717.31340099502</text:p>
          </table:table-cell>
          <table:table-cell office:value-type="float" office:value="0.0005795078022285" calcext:value-type="float">
            <text:p>0.0005795078022285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06.713545184837" calcext:value-type="float">
            <text:p>606.713545184837</text:p>
          </table:table-cell>
          <table:table-cell office:value-type="float" office:value="10311.5208000941" calcext:value-type="float">
            <text:p>10311.5208000941</text:p>
          </table:table-cell>
          <table:table-cell office:value-type="float" office:value="0.00144623611933398" calcext:value-type="float">
            <text:p>0.00144623611933398</text:p>
          </table:table-cell>
        </table:table-row>
        <table:table-row table:style-name="ro1">
          <table:table-cell office:value-type="string" calcext:value-type="string">
            <text:p>FedAECS</text:p>
          </table:table-cell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49492.844348029" calcext:value-type="float">
            <text:p>149492.844348029</text:p>
          </table:table-cell>
          <table:table-cell office:value-type="float" office:value="47837.7101913692" calcext:value-type="float">
            <text:p>47837.7101913692</text:p>
          </table:table-cell>
          <table:table-cell office:value-type="float" office:value="0.305122500543619" calcext:value-type="float">
            <text:p>0.305122500543619</text:p>
          </table:table-cell>
        </table:table-row>
        <table:table-row table:style-name="ro1">
          <table:table-cell office:value-type="string" calcext:value-type="string">
            <text:p>MC²MKP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909.80822470465" calcext:value-type="float">
            <text:p>6909.80822470465</text:p>
          </table:table-cell>
          <table:table-cell office:value-type="float" office:value="4446.5431708735" calcext:value-type="float">
            <text:p>4446.5431708735</text:p>
          </table:table-cell>
          <table:table-cell office:value-type="float" office:value="0.0000327278223335466" calcext:value-type="float">
            <text:p>3.27278223335466E-05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51.839982877913" calcext:value-type="float">
            <text:p>251.839982877913</text:p>
          </table:table-cell>
          <table:table-cell office:value-type="float" office:value="7717.31340099502" calcext:value-type="float">
            <text:p>7717.31340099502</text:p>
          </table:table-cell>
          <table:table-cell office:value-type="float" office:value="0.0005795078022285" calcext:value-type="float">
            <text:p>0.0005795078022285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909.80822470465" calcext:value-type="float">
            <text:p>6909.80822470465</text:p>
          </table:table-cell>
          <table:table-cell office:value-type="float" office:value="4446.5431708735" calcext:value-type="float">
            <text:p>4446.5431708735</text:p>
          </table:table-cell>
          <table:table-cell office:value-type="float" office:value="0.0000327278223335466" calcext:value-type="float">
            <text:p>3.27278223335466E-05</text:p>
          </table:table-cell>
        </table:table-row>
        <table:table-row table:style-name="ro1">
          <table:table-cell office:value-type="string" calcext:value-type="string">
            <text:p>OLAR</text:p>
          </table:table-cell>
          <table:table-cell office:value-type="float" office:value="2100" calcext:value-type="float">
            <text:p>21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66.338143408944" calcext:value-type="float">
            <text:p>266.338143408944</text:p>
          </table:table-cell>
          <table:table-cell office:value-type="float" office:value="8224.84272798956" calcext:value-type="float">
            <text:p>8224.84272798956</text:p>
          </table:table-cell>
          <table:table-cell office:value-type="float" office:value="0.00057950780224027" calcext:value-type="float">
            <text:p>0.00057950780224027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float" office:value="2100" calcext:value-type="float">
            <text:p>21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46.193385666871" calcext:value-type="float">
            <text:p>646.193385666871</text:p>
          </table:table-cell>
          <table:table-cell office:value-type="float" office:value="10980.2818624397" calcext:value-type="float">
            <text:p>10980.2818624397</text:p>
          </table:table-cell>
          <table:table-cell office:value-type="float" office:value="0.00154066464963535" calcext:value-type="float">
            <text:p>0.00154066464963535</text:p>
          </table:table-cell>
        </table:table-row>
        <table:table-row table:style-name="ro1">
          <table:table-cell office:value-type="string" calcext:value-type="string">
            <text:p>FedAECS</text:p>
          </table:table-cell>
          <table:table-cell office:value-type="float" office:value="2100" calcext:value-type="float">
            <text:p>21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57978.432172105" calcext:value-type="float">
            <text:p>157978.432172105</text:p>
          </table:table-cell>
          <table:table-cell office:value-type="float" office:value="50553.0982950737" calcext:value-type="float">
            <text:p>50553.0982950737</text:p>
          </table:table-cell>
          <table:table-cell office:value-type="float" office:value="0.319938854389611" calcext:value-type="float">
            <text:p>0.319938854389611</text:p>
          </table:table-cell>
        </table:table-row>
        <table:table-row table:style-name="ro1">
          <table:table-cell office:value-type="string" calcext:value-type="string">
            <text:p>MC²MKP</text:p>
          </table:table-cell>
          <table:table-cell office:value-type="float" office:value="2100" calcext:value-type="float">
            <text:p>21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393.78169440093" calcext:value-type="float">
            <text:p>7393.78169440093</text:p>
          </table:table-cell>
          <table:table-cell office:value-type="float" office:value="4704.63858624425" calcext:value-type="float">
            <text:p>4704.63858624425</text:p>
          </table:table-cell>
          <table:table-cell office:value-type="float" office:value="0.0000327278223335466" calcext:value-type="float">
            <text:p>3.27278223335466E-05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2100" calcext:value-type="float">
            <text:p>21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66.338143408944" calcext:value-type="float">
            <text:p>266.338143408944</text:p>
          </table:table-cell>
          <table:table-cell office:value-type="float" office:value="8224.84272798956" calcext:value-type="float">
            <text:p>8224.84272798956</text:p>
          </table:table-cell>
          <table:table-cell office:value-type="float" office:value="0.00057950780224027" calcext:value-type="float">
            <text:p>0.00057950780224027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2100" calcext:value-type="float">
            <text:p>21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393.78169440093" calcext:value-type="float">
            <text:p>7393.78169440093</text:p>
          </table:table-cell>
          <table:table-cell office:value-type="float" office:value="4704.63858624425" calcext:value-type="float">
            <text:p>4704.63858624425</text:p>
          </table:table-cell>
          <table:table-cell office:value-type="float" office:value="0.0000327278223335466" calcext:value-type="float">
            <text:p>3.27278223335466E-05</text:p>
          </table:table-cell>
        </table:table-row>
        <table:table-row table:style-name="ro1">
          <table:table-cell office:value-type="string" calcext:value-type="string">
            <text:p>OLAR</text:p>
          </table:table-cell>
          <table:table-cell office:value-type="float" office:value="2200" calcext:value-type="float">
            <text:p>22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82.46579469347" calcext:value-type="float">
            <text:p>282.46579469347</text:p>
          </table:table-cell>
          <table:table-cell office:value-type="float" office:value="8721.42088231199" calcext:value-type="float">
            <text:p>8721.42088231199</text:p>
          </table:table-cell>
          <table:table-cell office:value-type="float" office:value="0.00065828789827692" calcext:value-type="float">
            <text:p>0.00065828789827692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float" office:value="2200" calcext:value-type="float">
            <text:p>22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86.139927051829" calcext:value-type="float">
            <text:p>686.139927051829</text:p>
          </table:table-cell>
          <table:table-cell office:value-type="float" office:value="11656.9485137599" calcext:value-type="float">
            <text:p>11656.9485137599</text:p>
          </table:table-cell>
          <table:table-cell office:value-type="float" office:value="0.00163620944281457" calcext:value-type="float">
            <text:p>0.00163620944281457</text:p>
          </table:table-cell>
        </table:table-row>
        <table:table-row table:style-name="ro1">
          <table:table-cell office:value-type="string" calcext:value-type="string">
            <text:p>FedAECS</text:p>
          </table:table-cell>
          <table:table-cell office:value-type="float" office:value="2200" calcext:value-type="float">
            <text:p>22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66510.909355173" calcext:value-type="float">
            <text:p>166510.909355173</text:p>
          </table:table-cell>
          <table:table-cell office:value-type="float" office:value="53283.4909936554" calcext:value-type="float">
            <text:p>53283.4909936554</text:p>
          </table:table-cell>
          <table:table-cell office:value-type="float" office:value="0.334618972154745" calcext:value-type="float">
            <text:p>0.334618972154745</text:p>
          </table:table-cell>
        </table:table-row>
        <table:table-row table:style-name="ro1">
          <table:table-cell office:value-type="string" calcext:value-type="string">
            <text:p>MC²MKP</text:p>
          </table:table-cell>
          <table:table-cell office:value-type="float" office:value="2200" calcext:value-type="float">
            <text:p>22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905.73140335804" calcext:value-type="float">
            <text:p>7905.73140335804</text:p>
          </table:table-cell>
          <table:table-cell office:value-type="float" office:value="4964.69384858104" calcext:value-type="float">
            <text:p>4964.69384858104</text:p>
          </table:table-cell>
          <table:table-cell office:value-type="float" office:value="0.0000327278223335466" calcext:value-type="float">
            <text:p>3.27278223335466E-05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2200" calcext:value-type="float">
            <text:p>22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82.46579469347" calcext:value-type="float">
            <text:p>282.46579469347</text:p>
          </table:table-cell>
          <table:table-cell office:value-type="float" office:value="8721.42088231199" calcext:value-type="float">
            <text:p>8721.42088231199</text:p>
          </table:table-cell>
          <table:table-cell office:value-type="float" office:value="0.00065828789827692" calcext:value-type="float">
            <text:p>0.00065828789827692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2200" calcext:value-type="float">
            <text:p>22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905.73140335804" calcext:value-type="float">
            <text:p>7905.73140335804</text:p>
          </table:table-cell>
          <table:table-cell office:value-type="float" office:value="4964.69384858104" calcext:value-type="float">
            <text:p>4964.69384858104</text:p>
          </table:table-cell>
          <table:table-cell office:value-type="float" office:value="0.0000327278223335466" calcext:value-type="float">
            <text:p>3.27278223335466E-05</text:p>
          </table:table-cell>
        </table:table-row>
        <table:table-row table:style-name="ro1">
          <table:table-cell office:value-type="string" calcext:value-type="string">
            <text:p>OLAR</text:p>
          </table:table-cell>
          <table:table-cell office:value-type="float" office:value="2300" calcext:value-type="float">
            <text:p>23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98.715410500103" calcext:value-type="float">
            <text:p>298.715410500103</text:p>
          </table:table-cell>
          <table:table-cell office:value-type="float" office:value="9230.17197836506" calcext:value-type="float">
            <text:p>9230.17197836506</text:p>
          </table:table-cell>
          <table:table-cell office:value-type="float" office:value="0.000658287898288974" calcext:value-type="float">
            <text:p>0.000658287898288974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float" office:value="2300" calcext:value-type="float">
            <text:p>23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26.532019406741" calcext:value-type="float">
            <text:p>726.532019406741</text:p>
          </table:table-cell>
          <table:table-cell office:value-type="float" office:value="12341.1624888878" calcext:value-type="float">
            <text:p>12341.1624888878</text:p>
          </table:table-cell>
          <table:table-cell office:value-type="float" office:value="0.00173281991211491" calcext:value-type="float">
            <text:p>0.00173281991211491</text:p>
          </table:table-cell>
        </table:table-row>
        <table:table-row table:style-name="ro1">
          <table:table-cell office:value-type="string" calcext:value-type="string">
            <text:p>FedAECS</text:p>
          </table:table-cell>
          <table:table-cell office:value-type="float" office:value="2300" calcext:value-type="float">
            <text:p>23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75088.142087485" calcext:value-type="float">
            <text:p>175088.142087485</text:p>
          </table:table-cell>
          <table:table-cell office:value-type="float" office:value="56028.2054679953" calcext:value-type="float">
            <text:p>56028.2054679953</text:p>
          </table:table-cell>
          <table:table-cell office:value-type="float" office:value="0.349162036888227" calcext:value-type="float">
            <text:p>0.349162036888227</text:p>
          </table:table-cell>
        </table:table-row>
        <table:table-row table:style-name="ro1">
          <table:table-cell office:value-type="string" calcext:value-type="string">
            <text:p>MC²MKP</text:p>
          </table:table-cell>
          <table:table-cell office:value-type="float" office:value="2300" calcext:value-type="float">
            <text:p>23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413.12229393521" calcext:value-type="float">
            <text:p>8413.12229393521</text:p>
          </table:table-cell>
          <table:table-cell office:value-type="float" office:value="5226.56703150508" calcext:value-type="float">
            <text:p>5226.56703150508</text:p>
          </table:table-cell>
          <table:table-cell office:value-type="float" office:value="0.0000327278223335466" calcext:value-type="float">
            <text:p>3.27278223335466E-05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2300" calcext:value-type="float">
            <text:p>23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98.715410500103" calcext:value-type="float">
            <text:p>298.715410500103</text:p>
          </table:table-cell>
          <table:table-cell office:value-type="float" office:value="9230.17197836506" calcext:value-type="float">
            <text:p>9230.17197836506</text:p>
          </table:table-cell>
          <table:table-cell office:value-type="float" office:value="0.000658287898288974" calcext:value-type="float">
            <text:p>0.000658287898288974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2300" calcext:value-type="float">
            <text:p>23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413.12229393521" calcext:value-type="float">
            <text:p>8413.12229393521</text:p>
          </table:table-cell>
          <table:table-cell office:value-type="float" office:value="5226.56703150508" calcext:value-type="float">
            <text:p>5226.56703150508</text:p>
          </table:table-cell>
          <table:table-cell office:value-type="float" office:value="0.0000327278223335466" calcext:value-type="float">
            <text:p>3.27278223335466E-05</text:p>
          </table:table-cell>
        </table:table-row>
        <table:table-row table:style-name="ro1">
          <table:table-cell office:value-type="string" calcext:value-type="string">
            <text:p>OLAR</text:p>
          </table:table-cell>
          <table:table-cell office:value-type="float" office:value="2400" calcext:value-type="float">
            <text:p>24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13.638026319254" calcext:value-type="float">
            <text:p>313.638026319254</text:p>
          </table:table-cell>
          <table:table-cell office:value-type="float" office:value="9754.84020901176" calcext:value-type="float">
            <text:p>9754.84020901176</text:p>
          </table:table-cell>
          <table:table-cell office:value-type="float" office:value="0.000739190669935474" calcext:value-type="float">
            <text:p>0.000739190669935474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float" office:value="2400" calcext:value-type="float">
            <text:p>24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67.350344514989" calcext:value-type="float">
            <text:p>767.350344514989</text:p>
          </table:table-cell>
          <table:table-cell office:value-type="float" office:value="13032.5965506587" calcext:value-type="float">
            <text:p>13032.5965506587</text:p>
          </table:table-cell>
          <table:table-cell office:value-type="float" office:value="0.00183044985190885" calcext:value-type="float">
            <text:p>0.00183044985190885</text:p>
          </table:table-cell>
        </table:table-row>
        <table:table-row table:style-name="ro1">
          <table:table-cell office:value-type="string" calcext:value-type="string">
            <text:p>FedAECS</text:p>
          </table:table-cell>
          <table:table-cell office:value-type="float" office:value="2400" calcext:value-type="float">
            <text:p>24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83708.182372722" calcext:value-type="float">
            <text:p>183708.182372722</text:p>
          </table:table-cell>
          <table:table-cell office:value-type="float" office:value="58786.618359271" calcext:value-type="float">
            <text:p>58786.618359271</text:p>
          </table:table-cell>
          <table:table-cell office:value-type="float" office:value="0.363567657840485" calcext:value-type="float">
            <text:p>0.363567657840485</text:p>
          </table:table-cell>
        </table:table-row>
        <table:table-row table:style-name="ro1">
          <table:table-cell office:value-type="string" calcext:value-type="string">
            <text:p>MC²MKP</text:p>
          </table:table-cell>
          <table:table-cell office:value-type="float" office:value="2400" calcext:value-type="float">
            <text:p>24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923.86310512837" calcext:value-type="float">
            <text:p>8923.86310512837</text:p>
          </table:table-cell>
          <table:table-cell office:value-type="float" office:value="5490.20066952727" calcext:value-type="float">
            <text:p>5490.20066952727</text:p>
          </table:table-cell>
          <table:table-cell office:value-type="float" office:value="0.0000327278223335466" calcext:value-type="float">
            <text:p>3.27278223335466E-05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2400" calcext:value-type="float">
            <text:p>24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13.638026319254" calcext:value-type="float">
            <text:p>313.638026319254</text:p>
          </table:table-cell>
          <table:table-cell office:value-type="float" office:value="9754.84020901176" calcext:value-type="float">
            <text:p>9754.84020901176</text:p>
          </table:table-cell>
          <table:table-cell office:value-type="float" office:value="0.000739190669935474" calcext:value-type="float">
            <text:p>0.000739190669935474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2400" calcext:value-type="float">
            <text:p>24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923.86310512837" calcext:value-type="float">
            <text:p>8923.86310512837</text:p>
          </table:table-cell>
          <table:table-cell office:value-type="float" office:value="5490.20066952727" calcext:value-type="float">
            <text:p>5490.20066952727</text:p>
          </table:table-cell>
          <table:table-cell office:value-type="float" office:value="0.0000327278223335466" calcext:value-type="float">
            <text:p>3.27278223335466E-05</text:p>
          </table:table-cell>
        </table:table-row>
        <table:table-row table:style-name="ro1">
          <table:table-cell office:value-type="string" calcext:value-type="string">
            <text:p>OLAR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30.519984266912" calcext:value-type="float">
            <text:p>330.519984266912</text:p>
          </table:table-cell>
          <table:table-cell office:value-type="float" office:value="10278.9593125528" calcext:value-type="float">
            <text:p>10278.9593125528</text:p>
          </table:table-cell>
          <table:table-cell office:value-type="float" office:value="0.000739190669947789" calcext:value-type="float">
            <text:p>0.000739190669947789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08.577188017213" calcext:value-type="float">
            <text:p>808.577188017213</text:p>
          </table:table-cell>
          <table:table-cell office:value-type="float" office:value="13730.9506301349" calcext:value-type="float">
            <text:p>13730.9506301349</text:p>
          </table:table-cell>
          <table:table-cell office:value-type="float" office:value="0.00192905689270101" calcext:value-type="float">
            <text:p>0.00192905689270101</text:p>
          </table:table-cell>
        </table:table-row>
        <table:table-row table:style-name="ro1">
          <table:table-cell office:value-type="string" calcext:value-type="string">
            <text:p>FedAECS</text:p>
          </table:table-cell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92369.244762809" calcext:value-type="float">
            <text:p>192369.244762809</text:p>
          </table:table-cell>
          <table:table-cell office:value-type="float" office:value="61558.1583240988" calcext:value-type="float">
            <text:p>61558.1583240988</text:p>
          </table:table-cell>
          <table:table-cell office:value-type="float" office:value="0.377835802278236" calcext:value-type="float">
            <text:p>0.377835802278236</text:p>
          </table:table-cell>
        </table:table-row>
        <table:table-row table:style-name="ro1">
          <table:table-cell office:value-type="string" calcext:value-type="string">
            <text:p>MC²MKP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471.04676514736" calcext:value-type="float">
            <text:p>9471.04676514736</text:p>
          </table:table-cell>
          <table:table-cell office:value-type="float" office:value="5755.51590447065" calcext:value-type="float">
            <text:p>5755.51590447065</text:p>
          </table:table-cell>
          <table:table-cell office:value-type="float" office:value="0.0000327278223335466" calcext:value-type="float">
            <text:p>3.27278223335466E-05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30.519984266912" calcext:value-type="float">
            <text:p>330.519984266912</text:p>
          </table:table-cell>
          <table:table-cell office:value-type="float" office:value="10278.9593125528" calcext:value-type="float">
            <text:p>10278.9593125528</text:p>
          </table:table-cell>
          <table:table-cell office:value-type="float" office:value="0.000739190669947789" calcext:value-type="float">
            <text:p>0.000739190669947789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471.04676514736" calcext:value-type="float">
            <text:p>9471.04676514736</text:p>
          </table:table-cell>
          <table:table-cell office:value-type="float" office:value="5755.51590447065" calcext:value-type="float">
            <text:p>5755.51590447065</text:p>
          </table:table-cell>
          <table:table-cell office:value-type="float" office:value="0.0000327278223335466" calcext:value-type="float">
            <text:p>3.27278223335466E-05</text:p>
          </table:table-cell>
        </table:table-row>
        <table:table-row table:style-name="ro1">
          <table:table-cell office:value-type="string" calcext:value-type="string">
            <text:p>OLAR</text:p>
          </table:table-cell>
          <table:table-cell office:value-type="float" office:value="2600" calcext:value-type="float">
            <text:p>26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47.089188326649" calcext:value-type="float">
            <text:p>347.089188326649</text:p>
          </table:table-cell>
          <table:table-cell office:value-type="float" office:value="10799.522706508" calcext:value-type="float">
            <text:p>10799.522706508</text:p>
          </table:table-cell>
          <table:table-cell office:value-type="float" office:value="0.000822040832720218" calcext:value-type="float">
            <text:p>0.000822040832720218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float" office:value="2600" calcext:value-type="float">
            <text:p>26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50.19624781086" calcext:value-type="float">
            <text:p>850.19624781086</text:p>
          </table:table-cell>
          <table:table-cell office:value-type="float" office:value="14435.9485810281" calcext:value-type="float">
            <text:p>14435.9485810281</text:p>
          </table:table-cell>
          <table:table-cell office:value-type="float" office:value="0.00202860204285499" calcext:value-type="float">
            <text:p>0.00202860204285499</text:p>
          </table:table-cell>
        </table:table-row>
        <table:table-row table:style-name="ro1">
          <table:table-cell office:value-type="string" calcext:value-type="string">
            <text:p>FedAECS</text:p>
          </table:table-cell>
          <table:table-cell office:value-type="float" office:value="2600" calcext:value-type="float">
            <text:p>26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01069.686822085" calcext:value-type="float">
            <text:p>201069.686822085</text:p>
          </table:table-cell>
          <table:table-cell office:value-type="float" office:value="64342.2997830673" calcext:value-type="float">
            <text:p>64342.2997830673</text:p>
          </table:table-cell>
          <table:table-cell office:value-type="float" office:value="0.391966738546664" calcext:value-type="float">
            <text:p>0.391966738546664</text:p>
          </table:table-cell>
        </table:table-row>
        <table:table-row table:style-name="ro1">
          <table:table-cell office:value-type="string" calcext:value-type="string">
            <text:p>MC²MKP</text:p>
          </table:table-cell>
          <table:table-cell office:value-type="float" office:value="2600" calcext:value-type="float">
            <text:p>26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979.8233163958" calcext:value-type="float">
            <text:p>9979.8233163958</text:p>
          </table:table-cell>
          <table:table-cell office:value-type="float" office:value="6022.40811990366" calcext:value-type="float">
            <text:p>6022.40811990366</text:p>
          </table:table-cell>
          <table:table-cell office:value-type="float" office:value="0.0000327278223335466" calcext:value-type="float">
            <text:p>3.27278223335466E-05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2600" calcext:value-type="float">
            <text:p>26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47.089188326649" calcext:value-type="float">
            <text:p>347.089188326649</text:p>
          </table:table-cell>
          <table:table-cell office:value-type="float" office:value="10799.522706508" calcext:value-type="float">
            <text:p>10799.522706508</text:p>
          </table:table-cell>
          <table:table-cell office:value-type="float" office:value="0.000822040832720218" calcext:value-type="float">
            <text:p>0.000822040832720218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2600" calcext:value-type="float">
            <text:p>26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979.8233163958" calcext:value-type="float">
            <text:p>9979.8233163958</text:p>
          </table:table-cell>
          <table:table-cell office:value-type="float" office:value="6022.40811990367" calcext:value-type="float">
            <text:p>6022.40811990367</text:p>
          </table:table-cell>
          <table:table-cell office:value-type="float" office:value="0.0000327278223335466" calcext:value-type="float">
            <text:p>3.27278223335466E-05</text:p>
          </table:table-cell>
        </table:table-row>
        <table:table-row table:style-name="ro1">
          <table:table-cell office:value-type="string" calcext:value-type="string">
            <text:p>OLAR</text:p>
          </table:table-cell>
          <table:table-cell office:value-type="float" office:value="2700" calcext:value-type="float">
            <text:p>27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63.630240618682" calcext:value-type="float">
            <text:p>363.630240618682</text:p>
          </table:table-cell>
          <table:table-cell office:value-type="float" office:value="11329.176846003" calcext:value-type="float">
            <text:p>11329.176846003</text:p>
          </table:table-cell>
          <table:table-cell office:value-type="float" office:value="0.000822040832720218" calcext:value-type="float">
            <text:p>0.000822040832720218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float" office:value="2700" calcext:value-type="float">
            <text:p>27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92.192471776959" calcext:value-type="float">
            <text:p>892.192471776959</text:p>
          </table:table-cell>
          <table:table-cell office:value-type="float" office:value="15147.3354309027" calcext:value-type="float">
            <text:p>15147.3354309027</text:p>
          </table:table-cell>
          <table:table-cell office:value-type="float" office:value="0.00212904930046563" calcext:value-type="float">
            <text:p>0.00212904930046563</text:p>
          </table:table-cell>
        </table:table-row>
        <table:table-row table:style-name="ro1">
          <table:table-cell office:value-type="string" calcext:value-type="string">
            <text:p>FedAECS</text:p>
          </table:table-cell>
          <table:table-cell office:value-type="float" office:value="2700" calcext:value-type="float">
            <text:p>27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09807.99260218" calcext:value-type="float">
            <text:p>209807.99260218</text:p>
          </table:table-cell>
          <table:table-cell office:value-type="float" office:value="67138.5576326975" calcext:value-type="float">
            <text:p>67138.5576326975</text:p>
          </table:table-cell>
          <table:table-cell office:value-type="float" office:value="0.405960988269333" calcext:value-type="float">
            <text:p>0.405960988269333</text:p>
          </table:table-cell>
        </table:table-row>
        <table:table-row table:style-name="ro1">
          <table:table-cell office:value-type="string" calcext:value-type="string">
            <text:p>MC²MKP</text:p>
          </table:table-cell>
          <table:table-cell office:value-type="float" office:value="2700" calcext:value-type="float">
            <text:p>27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0533.4426862054" calcext:value-type="float">
            <text:p>10533.4426862054</text:p>
          </table:table-cell>
          <table:table-cell office:value-type="float" office:value="6290.82340140614" calcext:value-type="float">
            <text:p>6290.82340140614</text:p>
          </table:table-cell>
          <table:table-cell office:value-type="float" office:value="0.0000327278223335466" calcext:value-type="float">
            <text:p>3.27278223335466E-05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2700" calcext:value-type="float">
            <text:p>27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63.630240618682" calcext:value-type="float">
            <text:p>363.630240618682</text:p>
          </table:table-cell>
          <table:table-cell office:value-type="float" office:value="11329.176846003" calcext:value-type="float">
            <text:p>11329.176846003</text:p>
          </table:table-cell>
          <table:table-cell office:value-type="float" office:value="0.000822040832720218" calcext:value-type="float">
            <text:p>0.000822040832720218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2700" calcext:value-type="float">
            <text:p>27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0533.4426862054" calcext:value-type="float">
            <text:p>10533.4426862054</text:p>
          </table:table-cell>
          <table:table-cell office:value-type="float" office:value="6290.82340140615" calcext:value-type="float">
            <text:p>6290.82340140615</text:p>
          </table:table-cell>
          <table:table-cell office:value-type="float" office:value="0.0000327278223335466" calcext:value-type="float">
            <text:p>3.27278223335466E-05</text:p>
          </table:table-cell>
        </table:table-row>
        <table:table-row table:style-name="ro1">
          <table:table-cell office:value-type="string" calcext:value-type="string">
            <text:p>OLAR</text:p>
          </table:table-cell>
          <table:table-cell office:value-type="float" office:value="2800" calcext:value-type="float">
            <text:p>28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80.758432151062" calcext:value-type="float">
            <text:p>380.758432151062</text:p>
          </table:table-cell>
          <table:table-cell office:value-type="float" office:value="11851.6990911653" calcext:value-type="float">
            <text:p>11851.6990911653</text:p>
          </table:table-cell>
          <table:table-cell office:value-type="float" office:value="0.000906689766250447" calcext:value-type="float">
            <text:p>0.000906689766250447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float" office:value="2800" calcext:value-type="float">
            <text:p>28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34.551919433347" calcext:value-type="float">
            <text:p>934.551919433347</text:p>
          </table:table-cell>
          <table:table-cell office:value-type="float" office:value="15864.8750376787" calcext:value-type="float">
            <text:p>15864.8750376787</text:p>
          </table:table-cell>
          <table:table-cell office:value-type="float" office:value="0.00223036532245895" calcext:value-type="float">
            <text:p>0.00223036532245895</text:p>
          </table:table-cell>
        </table:table-row>
        <table:table-row table:style-name="ro1">
          <table:table-cell office:value-type="string" calcext:value-type="string">
            <text:p>FedAECS</text:p>
          </table:table-cell>
          <table:table-cell office:value-type="float" office:value="2800" calcext:value-type="float">
            <text:p>28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18582.758568995" calcext:value-type="float">
            <text:p>218582.758568995</text:p>
          </table:table-cell>
          <table:table-cell office:value-type="float" office:value="69946.4827420785" calcext:value-type="float">
            <text:p>69946.4827420785</text:p>
          </table:table-cell>
          <table:table-cell office:value-type="float" office:value="0.419819286029902" calcext:value-type="float">
            <text:p>0.419819286029902</text:p>
          </table:table-cell>
        </table:table-row>
        <table:table-row table:style-name="ro1">
          <table:table-cell office:value-type="string" calcext:value-type="string">
            <text:p>MC²MKP</text:p>
          </table:table-cell>
          <table:table-cell office:value-type="float" office:value="2800" calcext:value-type="float">
            <text:p>28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1056.3504058305" calcext:value-type="float">
            <text:p>11056.3504058305</text:p>
          </table:table-cell>
          <table:table-cell office:value-type="float" office:value="6560.70098761597" calcext:value-type="float">
            <text:p>6560.70098761597</text:p>
          </table:table-cell>
          <table:table-cell office:value-type="float" office:value="0.0000327278223335466" calcext:value-type="float">
            <text:p>3.27278223335466E-05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2800" calcext:value-type="float">
            <text:p>28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80.758432151062" calcext:value-type="float">
            <text:p>380.758432151062</text:p>
          </table:table-cell>
          <table:table-cell office:value-type="float" office:value="11851.6990911653" calcext:value-type="float">
            <text:p>11851.6990911653</text:p>
          </table:table-cell>
          <table:table-cell office:value-type="float" office:value="0.000906689766250447" calcext:value-type="float">
            <text:p>0.000906689766250447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2800" calcext:value-type="float">
            <text:p>28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1056.3504058305" calcext:value-type="float">
            <text:p>11056.3504058305</text:p>
          </table:table-cell>
          <table:table-cell office:value-type="float" office:value="6560.70098761598" calcext:value-type="float">
            <text:p>6560.70098761598</text:p>
          </table:table-cell>
          <table:table-cell office:value-type="float" office:value="0.0000327278223335466" calcext:value-type="float">
            <text:p>3.27278223335466E-05</text:p>
          </table:table-cell>
        </table:table-row>
        <table:table-row table:style-name="ro1">
          <table:table-cell office:value-type="string" calcext:value-type="string">
            <text:p>OLAR</text:p>
          </table:table-cell>
          <table:table-cell office:value-type="float" office:value="2900" calcext:value-type="float">
            <text:p>29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97.914512967868" calcext:value-type="float">
            <text:p>397.914512967868</text:p>
          </table:table-cell>
          <table:table-cell office:value-type="float" office:value="12396.9900765467" calcext:value-type="float">
            <text:p>12396.9900765467</text:p>
          </table:table-cell>
          <table:table-cell office:value-type="float" office:value="0.000906689766250448" calcext:value-type="float">
            <text:p>0.000906689766250448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float" office:value="2900" calcext:value-type="float">
            <text:p>29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77.29641421629" calcext:value-type="float">
            <text:p>977.29641421629</text:p>
          </table:table-cell>
          <table:table-cell office:value-type="float" office:value="16588.3480794315" calcext:value-type="float">
            <text:p>16588.3480794315</text:p>
          </table:table-cell>
          <table:table-cell office:value-type="float" office:value="0.0023325191407536" calcext:value-type="float">
            <text:p>0.0023325191407536</text:p>
          </table:table-cell>
        </table:table-row>
        <table:table-row table:style-name="ro1">
          <table:table-cell office:value-type="string" calcext:value-type="string">
            <text:p>FedAECS</text:p>
          </table:table-cell>
          <table:table-cell office:value-type="float" office:value="2900" calcext:value-type="float">
            <text:p>29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27392.681543161" calcext:value-type="float">
            <text:p>227392.681543161</text:p>
          </table:table-cell>
          <table:table-cell office:value-type="float" office:value="72765.6580938115" calcext:value-type="float">
            <text:p>72765.6580938115</text:p>
          </table:table-cell>
          <table:table-cell office:value-type="float" office:value="0.433542545222886" calcext:value-type="float">
            <text:p>0.433542545222886</text:p>
          </table:table-cell>
        </table:table-row>
        <table:table-row table:style-name="ro1">
          <table:table-cell office:value-type="string" calcext:value-type="string">
            <text:p>MC²MKP</text:p>
          </table:table-cell>
          <table:table-cell office:value-type="float" office:value="2900" calcext:value-type="float">
            <text:p>29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1598.888595095" calcext:value-type="float">
            <text:p>11598.888595095</text:p>
          </table:table-cell>
          <table:table-cell office:value-type="float" office:value="6831.97380501774" calcext:value-type="float">
            <text:p>6831.97380501774</text:p>
          </table:table-cell>
          <table:table-cell office:value-type="float" office:value="0.0000327278223335466" calcext:value-type="float">
            <text:p>3.27278223335466E-05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2900" calcext:value-type="float">
            <text:p>29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97.914512967868" calcext:value-type="float">
            <text:p>397.914512967868</text:p>
          </table:table-cell>
          <table:table-cell office:value-type="float" office:value="12396.9900765467" calcext:value-type="float">
            <text:p>12396.9900765467</text:p>
          </table:table-cell>
          <table:table-cell office:value-type="float" office:value="0.000906689766250448" calcext:value-type="float">
            <text:p>0.000906689766250448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2900" calcext:value-type="float">
            <text:p>29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1598.888595095" calcext:value-type="float">
            <text:p>11598.888595095</text:p>
          </table:table-cell>
          <table:table-cell office:value-type="float" office:value="6831.97380501775" calcext:value-type="float">
            <text:p>6831.97380501775</text:p>
          </table:table-cell>
          <table:table-cell office:value-type="float" office:value="0.0000327278223335466" calcext:value-type="float">
            <text:p>3.27278223335466E-05</text:p>
          </table:table-cell>
        </table:table-row>
        <table:table-row table:style-name="ro1">
          <table:table-cell office:value-type="string" calcext:value-type="string">
            <text:p>OLAR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14.978478849135" calcext:value-type="float">
            <text:p>414.978478849135</text:p>
          </table:table-cell>
          <table:table-cell office:value-type="float" office:value="12936.5824728169" calcext:value-type="float">
            <text:p>12936.5824728169</text:p>
          </table:table-cell>
          <table:table-cell office:value-type="float" office:value="0.000906690796343056" calcext:value-type="float">
            <text:p>0.000906690796343056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020.43653270033" calcext:value-type="float">
            <text:p>1020.43653270033</text:p>
          </table:table-cell>
          <table:table-cell office:value-type="float" office:value="17317.5503203078" calcext:value-type="float">
            <text:p>17317.5503203078</text:p>
          </table:table-cell>
          <table:table-cell office:value-type="float" office:value="0.00243548191740946" calcext:value-type="float">
            <text:p>0.00243548191740946</text:p>
          </table:table-cell>
        </table:table-row>
        <table:table-row table:style-name="ro1">
          <table:table-cell office:value-type="string" calcext:value-type="string">
            <text:p>FedAECS</text:p>
          </table:table-cell>
          <table:table-cell office:value-type="float" office:value="3000" calcext:value-type="float">
            <text:p>30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36236.548306217" calcext:value-type="float">
            <text:p>236236.548306217</text:p>
          </table:table-cell>
          <table:table-cell office:value-type="float" office:value="75595.6954579896" calcext:value-type="float">
            <text:p>75595.6954579896</text:p>
          </table:table-cell>
          <table:table-cell office:value-type="float" office:value="0.447131829023476" calcext:value-type="float">
            <text:p>0.447131829023476</text:p>
          </table:table-cell>
        </table:table-row>
        <table:table-row table:style-name="ro1">
          <table:table-cell office:value-type="string" calcext:value-type="string">
            <text:p>MC²MKP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2169.7402716886" calcext:value-type="float">
            <text:p>12169.7402716886</text:p>
          </table:table-cell>
          <table:table-cell office:value-type="float" office:value="7104.63133371057" calcext:value-type="float">
            <text:p>7104.63133371057</text:p>
          </table:table-cell>
          <table:table-cell office:value-type="float" office:value="0.0000327278223335466" calcext:value-type="float">
            <text:p>3.27278223335466E-05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14.978478849135" calcext:value-type="float">
            <text:p>414.978478849135</text:p>
          </table:table-cell>
          <table:table-cell office:value-type="float" office:value="12936.5824728169" calcext:value-type="float">
            <text:p>12936.5824728169</text:p>
          </table:table-cell>
          <table:table-cell office:value-type="float" office:value="0.000906690796343056" calcext:value-type="float">
            <text:p>0.000906690796343056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2169.7402716886" calcext:value-type="float">
            <text:p>12169.7402716886</text:p>
          </table:table-cell>
          <table:table-cell office:value-type="float" office:value="7104.63133371058" calcext:value-type="float">
            <text:p>7104.63133371058</text:p>
          </table:table-cell>
          <table:table-cell office:value-type="float" office:value="0.0000327278223335466" calcext:value-type="float">
            <text:p>3.27278223335466E-05</text:p>
          </table:table-cell>
        </table:table-row>
        <table:table-row table:style-name="ro1">
          <table:table-cell office:value-type="string" calcext:value-type="string">
            <text:p>OLAR</text:p>
          </table:table-cell>
          <table:table-cell office:value-type="float" office:value="3100" calcext:value-type="float">
            <text:p>31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32.917381716604" calcext:value-type="float">
            <text:p>432.917381716604</text:p>
          </table:table-cell>
          <table:table-cell office:value-type="float" office:value="13479.0221054899" calcext:value-type="float">
            <text:p>13479.0221054899</text:p>
          </table:table-cell>
          <table:table-cell office:value-type="float" office:value="0.000993009872279782" calcext:value-type="float">
            <text:p>0.000993009872279782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float" office:value="3100" calcext:value-type="float">
            <text:p>31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063.90431544324" calcext:value-type="float">
            <text:p>1063.90431544324</text:p>
          </table:table-cell>
          <table:table-cell office:value-type="float" office:value="18052.2911067474" calcext:value-type="float">
            <text:p>18052.2911067474</text:p>
          </table:table-cell>
          <table:table-cell office:value-type="float" office:value="0.0025392267322954" calcext:value-type="float">
            <text:p>0.0025392267322954</text:p>
          </table:table-cell>
        </table:table-row>
        <table:table-row table:style-name="ro1">
          <table:table-cell office:value-type="string" calcext:value-type="string">
            <text:p>FedAECS</text:p>
          </table:table-cell>
          <table:table-cell office:value-type="float" office:value="3100" calcext:value-type="float">
            <text:p>31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45113.22659449" calcext:value-type="float">
            <text:p>245113.22659449</text:p>
          </table:table-cell>
          <table:table-cell office:value-type="float" office:value="78436.2325102369" calcext:value-type="float">
            <text:p>78436.2325102369</text:p>
          </table:table-cell>
          <table:table-cell office:value-type="float" office:value="0.460588325629667" calcext:value-type="float">
            <text:p>0.460588325629667</text:p>
          </table:table-cell>
        </table:table-row>
        <table:table-row table:style-name="ro1">
          <table:table-cell office:value-type="string" calcext:value-type="string">
            <text:p>MC²MKP</text:p>
          </table:table-cell>
          <table:table-cell office:value-type="float" office:value="3100" calcext:value-type="float">
            <text:p>31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2717.6735967552" calcext:value-type="float">
            <text:p>12717.6735967552</text:p>
          </table:table-cell>
          <table:table-cell office:value-type="float" office:value="7378.61136882673" calcext:value-type="float">
            <text:p>7378.61136882673</text:p>
          </table:table-cell>
          <table:table-cell office:value-type="float" office:value="0.0000327278223335466" calcext:value-type="float">
            <text:p>3.27278223335466E-05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3100" calcext:value-type="float">
            <text:p>31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32.917381716604" calcext:value-type="float">
            <text:p>432.917381716604</text:p>
          </table:table-cell>
          <table:table-cell office:value-type="float" office:value="13479.0221054899" calcext:value-type="float">
            <text:p>13479.0221054899</text:p>
          </table:table-cell>
          <table:table-cell office:value-type="float" office:value="0.000993009872279782" calcext:value-type="float">
            <text:p>0.000993009872279782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3100" calcext:value-type="float">
            <text:p>31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2717.6735967552" calcext:value-type="float">
            <text:p>12717.6735967552</text:p>
          </table:table-cell>
          <table:table-cell office:value-type="float" office:value="7378.61136882673" calcext:value-type="float">
            <text:p>7378.61136882673</text:p>
          </table:table-cell>
          <table:table-cell office:value-type="float" office:value="0.0000327278223335466" calcext:value-type="float">
            <text:p>3.27278223335466E-05</text:p>
          </table:table-cell>
        </table:table-row>
        <table:table-row table:style-name="ro1">
          <table:table-cell office:value-type="string" calcext:value-type="string">
            <text:p>OLAR</text:p>
          </table:table-cell>
          <table:table-cell office:value-type="float" office:value="3200" calcext:value-type="float">
            <text:p>32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49.398387644706" calcext:value-type="float">
            <text:p>449.398387644706</text:p>
          </table:table-cell>
          <table:table-cell office:value-type="float" office:value="14051.1264650424" calcext:value-type="float">
            <text:p>14051.1264650424</text:p>
          </table:table-cell>
          <table:table-cell office:value-type="float" office:value="0.000993010920993701" calcext:value-type="float">
            <text:p>0.000993010920993701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float" office:value="3200" calcext:value-type="float">
            <text:p>32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107.68920925651" calcext:value-type="float">
            <text:p>1107.68920925651</text:p>
          </table:table-cell>
          <table:table-cell office:value-type="float" office:value="18792.3920570259" calcext:value-type="float">
            <text:p>18792.3920570259</text:p>
          </table:table-cell>
          <table:table-cell office:value-type="float" office:value="0.00264372839805379" calcext:value-type="float">
            <text:p>0.00264372839805379</text:p>
          </table:table-cell>
        </table:table-row>
        <table:table-row table:style-name="ro1">
          <table:table-cell office:value-type="string" calcext:value-type="string">
            <text:p>FedAECS</text:p>
          </table:table-cell>
          <table:table-cell office:value-type="float" office:value="3200" calcext:value-type="float">
            <text:p>32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54021.6572565" calcext:value-type="float">
            <text:p>254021.6572565</text:p>
          </table:table-cell>
          <table:table-cell office:value-type="float" office:value="81286.93032208" calcext:value-type="float">
            <text:p>81286.93032208</text:p>
          </table:table-cell>
          <table:table-cell office:value-type="float" office:value="0.47391332708877" calcext:value-type="float">
            <text:p>0.47391332708877</text:p>
          </table:table-cell>
        </table:table-row>
        <table:table-row table:style-name="ro1">
          <table:table-cell office:value-type="string" calcext:value-type="string">
            <text:p>MC²MKP</text:p>
          </table:table-cell>
          <table:table-cell office:value-type="float" office:value="3200" calcext:value-type="float">
            <text:p>32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3285.3281279481" calcext:value-type="float">
            <text:p>13285.3281279481</text:p>
          </table:table-cell>
          <table:table-cell office:value-type="float" office:value="7653.8515672808" calcext:value-type="float">
            <text:p>7653.8515672808</text:p>
          </table:table-cell>
          <table:table-cell office:value-type="float" office:value="0.0000327278223335466" calcext:value-type="float">
            <text:p>3.27278223335466E-05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3200" calcext:value-type="float">
            <text:p>32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49.398387644706" calcext:value-type="float">
            <text:p>449.398387644706</text:p>
          </table:table-cell>
          <table:table-cell office:value-type="float" office:value="14051.1264650424" calcext:value-type="float">
            <text:p>14051.1264650424</text:p>
          </table:table-cell>
          <table:table-cell office:value-type="float" office:value="0.000993010920993701" calcext:value-type="float">
            <text:p>0.000993010920993701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3200" calcext:value-type="float">
            <text:p>32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3285.3281279481" calcext:value-type="float">
            <text:p>13285.3281279481</text:p>
          </table:table-cell>
          <table:table-cell office:value-type="float" office:value="7653.8515672808" calcext:value-type="float">
            <text:p>7653.8515672808</text:p>
          </table:table-cell>
          <table:table-cell office:value-type="float" office:value="0.0000327278223335466" calcext:value-type="float">
            <text:p>3.27278223335466E-05</text:p>
          </table:table-cell>
        </table:table-row>
        <table:table-row table:style-name="ro1">
          <table:table-cell office:value-type="string" calcext:value-type="string">
            <text:p>OLAR</text:p>
          </table:table-cell>
          <table:table-cell office:value-type="float" office:value="3300" calcext:value-type="float">
            <text:p>33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66.263390333726" calcext:value-type="float">
            <text:p>466.263390333726</text:p>
          </table:table-cell>
          <table:table-cell office:value-type="float" office:value="14601.5158104468" calcext:value-type="float">
            <text:p>14601.5158104468</text:p>
          </table:table-cell>
          <table:table-cell office:value-type="float" office:value="0.00108089041708504" calcext:value-type="float">
            <text:p>0.00108089041708504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float" office:value="3300" calcext:value-type="float">
            <text:p>33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151.78131909179" calcext:value-type="float">
            <text:p>1151.78131909179</text:p>
          </table:table-cell>
          <table:table-cell office:value-type="float" office:value="19537.6859140362" calcext:value-type="float">
            <text:p>19537.6859140362</text:p>
          </table:table-cell>
          <table:table-cell office:value-type="float" office:value="0.00274896329811405" calcext:value-type="float">
            <text:p>0.00274896329811405</text:p>
          </table:table-cell>
        </table:table-row>
        <table:table-row table:style-name="ro1">
          <table:table-cell office:value-type="string" calcext:value-type="string">
            <text:p>FedAECS</text:p>
          </table:table-cell>
          <table:table-cell office:value-type="float" office:value="3300" calcext:value-type="float">
            <text:p>33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62960.847391857" calcext:value-type="float">
            <text:p>262960.847391857</text:p>
          </table:table-cell>
          <table:table-cell office:value-type="float" office:value="84147.4711653941" calcext:value-type="float">
            <text:p>84147.4711653941</text:p>
          </table:table-cell>
          <table:table-cell office:value-type="float" office:value="0.487108211145534" calcext:value-type="float">
            <text:p>0.487108211145534</text:p>
          </table:table-cell>
        </table:table-row>
        <table:table-row table:style-name="ro1">
          <table:table-cell office:value-type="string" calcext:value-type="string">
            <text:p>MC²MKP</text:p>
          </table:table-cell>
          <table:table-cell office:value-type="float" office:value="3300" calcext:value-type="float">
            <text:p>33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3864.1805789652" calcext:value-type="float">
            <text:p>13864.1805789652</text:p>
          </table:table-cell>
          <table:table-cell office:value-type="float" office:value="7930.31326599808" calcext:value-type="float">
            <text:p>7930.31326599808</text:p>
          </table:table-cell>
          <table:table-cell office:value-type="float" office:value="0.0000327278223335466" calcext:value-type="float">
            <text:p>3.27278223335466E-05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3300" calcext:value-type="float">
            <text:p>33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66.263390333726" calcext:value-type="float">
            <text:p>466.263390333726</text:p>
          </table:table-cell>
          <table:table-cell office:value-type="float" office:value="14601.5158104468" calcext:value-type="float">
            <text:p>14601.5158104468</text:p>
          </table:table-cell>
          <table:table-cell office:value-type="float" office:value="0.00108089041708504" calcext:value-type="float">
            <text:p>0.00108089041708504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3300" calcext:value-type="float">
            <text:p>33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3864.1805789652" calcext:value-type="float">
            <text:p>13864.1805789652</text:p>
          </table:table-cell>
          <table:table-cell office:value-type="float" office:value="7930.31326599808" calcext:value-type="float">
            <text:p>7930.31326599808</text:p>
          </table:table-cell>
          <table:table-cell office:value-type="float" office:value="0.0000327278223335466" calcext:value-type="float">
            <text:p>3.27278223335466E-05</text:p>
          </table:table-cell>
        </table:table-row>
        <table:table-row table:style-name="ro1">
          <table:table-cell office:value-type="string" calcext:value-type="string">
            <text:p>OLAR</text:p>
          </table:table-cell>
          <table:table-cell office:value-type="float" office:value="3400" calcext:value-type="float">
            <text:p>34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84.565982245709" calcext:value-type="float">
            <text:p>484.565982245709</text:p>
          </table:table-cell>
          <table:table-cell office:value-type="float" office:value="15152.1079178058" calcext:value-type="float">
            <text:p>15152.1079178058</text:p>
          </table:table-cell>
          <table:table-cell office:value-type="float" office:value="0.00108089148326273" calcext:value-type="float">
            <text:p>0.00108089148326273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float" office:value="3400" calcext:value-type="float">
            <text:p>34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196.17134837034" calcext:value-type="float">
            <text:p>1196.17134837034</text:p>
          </table:table-cell>
          <table:table-cell office:value-type="float" office:value="20288.0155366695" calcext:value-type="float">
            <text:p>20288.0155366695</text:p>
          </table:table-cell>
          <table:table-cell office:value-type="float" office:value="0.00285490924427656" calcext:value-type="float">
            <text:p>0.00285490924427656</text:p>
          </table:table-cell>
        </table:table-row>
        <table:table-row table:style-name="ro1">
          <table:table-cell office:value-type="string" calcext:value-type="string">
            <text:p>FedAECS</text:p>
          </table:table-cell>
          <table:table-cell office:value-type="float" office:value="3400" calcext:value-type="float">
            <text:p>34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71929.864322734" calcext:value-type="float">
            <text:p>271929.864322734</text:p>
          </table:table-cell>
          <table:table-cell office:value-type="float" office:value="87017.556583275" calcext:value-type="float">
            <text:p>87017.556583275</text:p>
          </table:table-cell>
          <table:table-cell office:value-type="float" office:value="0.500174425648576" calcext:value-type="float">
            <text:p>0.500174425648576</text:p>
          </table:table-cell>
        </table:table-row>
        <table:table-row table:style-name="ro1">
          <table:table-cell office:value-type="string" calcext:value-type="string">
            <text:p>MC²MKP</text:p>
          </table:table-cell>
          <table:table-cell office:value-type="float" office:value="3400" calcext:value-type="float">
            <text:p>34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4428.1634118226" calcext:value-type="float">
            <text:p>14428.1634118226</text:p>
          </table:table-cell>
          <table:table-cell office:value-type="float" office:value="8207.96138388181" calcext:value-type="float">
            <text:p>8207.96138388181</text:p>
          </table:table-cell>
          <table:table-cell office:value-type="float" office:value="0.0000327278223335466" calcext:value-type="float">
            <text:p>3.27278223335466E-05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3400" calcext:value-type="float">
            <text:p>34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84.565982245709" calcext:value-type="float">
            <text:p>484.565982245709</text:p>
          </table:table-cell>
          <table:table-cell office:value-type="float" office:value="15152.1079178058" calcext:value-type="float">
            <text:p>15152.1079178058</text:p>
          </table:table-cell>
          <table:table-cell office:value-type="float" office:value="0.00108089148326273" calcext:value-type="float">
            <text:p>0.00108089148326273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3400" calcext:value-type="float">
            <text:p>34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4428.1634118226" calcext:value-type="float">
            <text:p>14428.1634118226</text:p>
          </table:table-cell>
          <table:table-cell office:value-type="float" office:value="8207.96138388181" calcext:value-type="float">
            <text:p>8207.96138388181</text:p>
          </table:table-cell>
          <table:table-cell office:value-type="float" office:value="0.0000327278223335466" calcext:value-type="float">
            <text:p>3.27278223335466E-05</text:p>
          </table:table-cell>
        </table:table-row>
        <table:table-row table:style-name="ro1">
          <table:table-cell office:value-type="string" calcext:value-type="string">
            <text:p>OLAR</text:p>
          </table:table-cell>
          <table:table-cell office:value-type="float" office:value="3500" calcext:value-type="float">
            <text:p>35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02.239570451335" calcext:value-type="float">
            <text:p>502.239570451335</text:p>
          </table:table-cell>
          <table:table-cell office:value-type="float" office:value="15715.3623303461" calcext:value-type="float">
            <text:p>15715.3623303461</text:p>
          </table:table-cell>
          <table:table-cell office:value-type="float" office:value="0.00117023440089696" calcext:value-type="float">
            <text:p>0.00117023440089696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float" office:value="3500" calcext:value-type="float">
            <text:p>35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240.85054631069" calcext:value-type="float">
            <text:p>1240.85054631069</text:p>
          </table:table-cell>
          <table:table-cell office:value-type="float" office:value="21043.2330094894" calcext:value-type="float">
            <text:p>21043.2330094894</text:p>
          </table:table-cell>
          <table:table-cell office:value-type="float" office:value="0.00296154535099931" calcext:value-type="float">
            <text:p>0.00296154535099931</text:p>
          </table:table-cell>
        </table:table-row>
        <table:table-row table:style-name="ro1">
          <table:table-cell office:value-type="string" calcext:value-type="string">
            <text:p>FedAECS</text:p>
          </table:table-cell>
          <table:table-cell office:value-type="float" office:value="3500" calcext:value-type="float">
            <text:p>35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80927.83027534" calcext:value-type="float">
            <text:p>280927.83027534</text:p>
          </table:table-cell>
          <table:table-cell office:value-type="float" office:value="89896.9056881088" calcext:value-type="float">
            <text:p>89896.9056881088</text:p>
          </table:table-cell>
          <table:table-cell office:value-type="float" office:value="0.513113475131489" calcext:value-type="float">
            <text:p>0.513113475131489</text:p>
          </table:table-cell>
        </table:table-row>
        <table:table-row table:style-name="ro1">
          <table:table-cell office:value-type="string" calcext:value-type="string">
            <text:p>MC²MKP</text:p>
          </table:table-cell>
          <table:table-cell office:value-type="float" office:value="3500" calcext:value-type="float">
            <text:p>35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5020.625991812" calcext:value-type="float">
            <text:p>15020.625991812</text:p>
          </table:table-cell>
          <table:table-cell office:value-type="float" office:value="8486.76044601094" calcext:value-type="float">
            <text:p>8486.76044601094</text:p>
          </table:table-cell>
          <table:table-cell office:value-type="float" office:value="0.0000327278223335466" calcext:value-type="float">
            <text:p>3.27278223335466E-05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3500" calcext:value-type="float">
            <text:p>35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02.239570451335" calcext:value-type="float">
            <text:p>502.239570451335</text:p>
          </table:table-cell>
          <table:table-cell office:value-type="float" office:value="15715.3623303461" calcext:value-type="float">
            <text:p>15715.3623303461</text:p>
          </table:table-cell>
          <table:table-cell office:value-type="float" office:value="0.00117023440089696" calcext:value-type="float">
            <text:p>0.00117023440089696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3500" calcext:value-type="float">
            <text:p>35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5020.625991812" calcext:value-type="float">
            <text:p>15020.625991812</text:p>
          </table:table-cell>
          <table:table-cell office:value-type="float" office:value="8486.76044601094" calcext:value-type="float">
            <text:p>8486.76044601094</text:p>
          </table:table-cell>
          <table:table-cell office:value-type="float" office:value="0.0000327278223335466" calcext:value-type="float">
            <text:p>3.27278223335466E-05</text:p>
          </table:table-cell>
        </table:table-row>
        <table:table-row table:style-name="ro1">
          <table:table-cell office:value-type="string" calcext:value-type="string">
            <text:p>OLAR</text:p>
          </table:table-cell>
          <table:table-cell office:value-type="float" office:value="3600" calcext:value-type="float">
            <text:p>36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20.207732219721" calcext:value-type="float">
            <text:p>520.207732219721</text:p>
          </table:table-cell>
          <table:table-cell office:value-type="float" office:value="16281.1855607046" calcext:value-type="float">
            <text:p>16281.1855607046</text:p>
          </table:table-cell>
          <table:table-cell office:value-type="float" office:value="0.00117023548350256" calcext:value-type="float">
            <text:p>0.00117023548350256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float" office:value="3600" calcext:value-type="float">
            <text:p>36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285.81066125833" calcext:value-type="float">
            <text:p>1285.81066125833</text:p>
          </table:table-cell>
          <table:table-cell office:value-type="float" office:value="21803.1988538578" calcext:value-type="float">
            <text:p>21803.1988538578</text:p>
          </table:table-cell>
          <table:table-cell office:value-type="float" office:value="0.0030688519240095" calcext:value-type="float">
            <text:p>0.0030688519240095</text:p>
          </table:table-cell>
        </table:table-row>
        <table:table-row table:style-name="ro1">
          <table:table-cell office:value-type="string" calcext:value-type="string">
            <text:p>FedAECS</text:p>
          </table:table-cell>
          <table:table-cell office:value-type="float" office:value="3600" calcext:value-type="float">
            <text:p>36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89953.917669825" calcext:value-type="float">
            <text:p>289953.917669825</text:p>
          </table:table-cell>
          <table:table-cell office:value-type="float" office:value="92785.2536543439" calcext:value-type="float">
            <text:p>92785.2536543439</text:p>
          </table:table-cell>
          <table:table-cell office:value-type="float" office:value="0.52592690924926" calcext:value-type="float">
            <text:p>0.52592690924926</text:p>
          </table:table-cell>
        </table:table-row>
        <table:table-row table:style-name="ro1">
          <table:table-cell office:value-type="string" calcext:value-type="string">
            <text:p>MC²MKP</text:p>
          </table:table-cell>
          <table:table-cell office:value-type="float" office:value="3600" calcext:value-type="float">
            <text:p>36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5589.2127575913" calcext:value-type="float">
            <text:p>15589.2127575913</text:p>
          </table:table-cell>
          <table:table-cell office:value-type="float" office:value="8766.67344960337" calcext:value-type="float">
            <text:p>8766.67344960337</text:p>
          </table:table-cell>
          <table:table-cell office:value-type="float" office:value="0.0000327278223335466" calcext:value-type="float">
            <text:p>3.27278223335466E-05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3600" calcext:value-type="float">
            <text:p>36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20.207732219721" calcext:value-type="float">
            <text:p>520.207732219721</text:p>
          </table:table-cell>
          <table:table-cell office:value-type="float" office:value="16281.1855607046" calcext:value-type="float">
            <text:p>16281.1855607046</text:p>
          </table:table-cell>
          <table:table-cell office:value-type="float" office:value="0.00117023548350256" calcext:value-type="float">
            <text:p>0.00117023548350256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3600" calcext:value-type="float">
            <text:p>36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5589.2127575913" calcext:value-type="float">
            <text:p>15589.2127575913</text:p>
          </table:table-cell>
          <table:table-cell office:value-type="float" office:value="8766.67344960337" calcext:value-type="float">
            <text:p>8766.67344960337</text:p>
          </table:table-cell>
          <table:table-cell office:value-type="float" office:value="0.0000327278223335466" calcext:value-type="float">
            <text:p>3.27278223335466E-05</text:p>
          </table:table-cell>
        </table:table-row>
        <table:table-row table:style-name="ro1">
          <table:table-cell office:value-type="string" calcext:value-type="string">
            <text:p>OLAR</text:p>
          </table:table-cell>
          <table:table-cell office:value-type="float" office:value="3700" calcext:value-type="float">
            <text:p>37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38.484544632899" calcext:value-type="float">
            <text:p>538.484544632899</text:p>
          </table:table-cell>
          <table:table-cell office:value-type="float" office:value="16843.7204812861" calcext:value-type="float">
            <text:p>16843.7204812861</text:p>
          </table:table-cell>
          <table:table-cell office:value-type="float" office:value="0.00126095615592501" calcext:value-type="float">
            <text:p>0.00126095615592501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float" office:value="3700" calcext:value-type="float">
            <text:p>37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331.04389918644" calcext:value-type="float">
            <text:p>1331.04389918644</text:p>
          </table:table-cell>
          <table:table-cell office:value-type="float" office:value="22567.7813264692" calcext:value-type="float">
            <text:p>22567.7813264692</text:p>
          </table:table-cell>
          <table:table-cell office:value-type="float" office:value="0.00317681036125712" calcext:value-type="float">
            <text:p>0.00317681036125712</text:p>
          </table:table-cell>
        </table:table-row>
        <table:table-row table:style-name="ro1">
          <table:table-cell office:value-type="string" calcext:value-type="string">
            <text:p>FedAECS</text:p>
          </table:table-cell>
          <table:table-cell office:value-type="float" office:value="3700" calcext:value-type="float">
            <text:p>37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99007.344934045" calcext:value-type="float">
            <text:p>299007.344934045</text:p>
          </table:table-cell>
          <table:table-cell office:value-type="float" office:value="95682.3503788945" calcext:value-type="float">
            <text:p>95682.3503788945</text:p>
          </table:table-cell>
          <table:table-cell office:value-type="float" office:value="0.538616312802757" calcext:value-type="float">
            <text:p>0.538616312802757</text:p>
          </table:table-cell>
        </table:table-row>
        <table:table-row table:style-name="ro1">
          <table:table-cell office:value-type="string" calcext:value-type="string">
            <text:p>MC²MKP</text:p>
          </table:table-cell>
          <table:table-cell office:value-type="float" office:value="3700" calcext:value-type="float">
            <text:p>37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6195.1280486552" calcext:value-type="float">
            <text:p>16195.1280486552</text:p>
          </table:table-cell>
          <table:table-cell office:value-type="float" office:value="9047.67266197981" calcext:value-type="float">
            <text:p>9047.67266197981</text:p>
          </table:table-cell>
          <table:table-cell office:value-type="float" office:value="0.0000327278223335466" calcext:value-type="float">
            <text:p>3.27278223335466E-05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3700" calcext:value-type="float">
            <text:p>37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38.484544632899" calcext:value-type="float">
            <text:p>538.484544632899</text:p>
          </table:table-cell>
          <table:table-cell office:value-type="float" office:value="16843.7204812861" calcext:value-type="float">
            <text:p>16843.7204812861</text:p>
          </table:table-cell>
          <table:table-cell office:value-type="float" office:value="0.00126095615592501" calcext:value-type="float">
            <text:p>0.00126095615592501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3700" calcext:value-type="float">
            <text:p>37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6195.1280486552" calcext:value-type="float">
            <text:p>16195.1280486552</text:p>
          </table:table-cell>
          <table:table-cell office:value-type="float" office:value="9047.67266197981" calcext:value-type="float">
            <text:p>9047.67266197981</text:p>
          </table:table-cell>
          <table:table-cell office:value-type="float" office:value="0.0000327278223335466" calcext:value-type="float">
            <text:p>3.27278223335466E-05</text:p>
          </table:table-cell>
        </table:table-row>
        <table:table-row table:style-name="ro1">
          <table:table-cell office:value-type="string" calcext:value-type="string">
            <text:p>OLAR</text:p>
          </table:table-cell>
          <table:table-cell office:value-type="float" office:value="3800" calcext:value-type="float">
            <text:p>38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55.499071627213" calcext:value-type="float">
            <text:p>555.499071627213</text:p>
          </table:table-cell>
          <table:table-cell office:value-type="float" office:value="17437.2314548593" calcext:value-type="float">
            <text:p>17437.2314548593</text:p>
          </table:table-cell>
          <table:table-cell office:value-type="float" office:value="0.00126095725406247" calcext:value-type="float">
            <text:p>0.00126095725406247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float" office:value="3800" calcext:value-type="float">
            <text:p>38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376.5428866712" calcext:value-type="float">
            <text:p>1376.5428866712</text:p>
          </table:table-cell>
          <table:table-cell office:value-type="float" office:value="23336.8557935169" calcext:value-type="float">
            <text:p>23336.8557935169</text:p>
          </table:table-cell>
          <table:table-cell office:value-type="float" office:value="0.00328540306454776" calcext:value-type="float">
            <text:p>0.00328540306454776</text:p>
          </table:table-cell>
        </table:table-row>
        <table:table-row table:style-name="ro1">
          <table:table-cell office:value-type="string" calcext:value-type="string">
            <text:p>FedAECS</text:p>
          </table:table-cell>
          <table:table-cell office:value-type="float" office:value="3800" calcext:value-type="float">
            <text:p>38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08087.372770302" calcext:value-type="float">
            <text:p>308087.372770302</text:p>
          </table:table-cell>
          <table:table-cell office:value-type="float" office:value="98587.9592864967" calcext:value-type="float">
            <text:p>98587.9592864967</text:p>
          </table:table-cell>
          <table:table-cell office:value-type="float" office:value="0.551183297126713" calcext:value-type="float">
            <text:p>0.551183297126713</text:p>
          </table:table-cell>
        </table:table-row>
        <table:table-row table:style-name="ro1">
          <table:table-cell office:value-type="string" calcext:value-type="string">
            <text:p>MC²MKP</text:p>
          </table:table-cell>
          <table:table-cell office:value-type="float" office:value="3800" calcext:value-type="float">
            <text:p>38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6776.8805335016" calcext:value-type="float">
            <text:p>16776.8805335016</text:p>
          </table:table-cell>
          <table:table-cell office:value-type="float" office:value="9329.72425589661" calcext:value-type="float">
            <text:p>9329.72425589661</text:p>
          </table:table-cell>
          <table:table-cell office:value-type="float" office:value="0.0000327278223335466" calcext:value-type="float">
            <text:p>3.27278223335466E-05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3800" calcext:value-type="float">
            <text:p>38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55.499071627213" calcext:value-type="float">
            <text:p>555.499071627213</text:p>
          </table:table-cell>
          <table:table-cell office:value-type="float" office:value="17437.2314548593" calcext:value-type="float">
            <text:p>17437.2314548593</text:p>
          </table:table-cell>
          <table:table-cell office:value-type="float" office:value="0.00126095725406247" calcext:value-type="float">
            <text:p>0.00126095725406247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3800" calcext:value-type="float">
            <text:p>38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6776.8805335016" calcext:value-type="float">
            <text:p>16776.8805335016</text:p>
          </table:table-cell>
          <table:table-cell office:value-type="float" office:value="9329.7242558966" calcext:value-type="float">
            <text:p>9329.7242558966</text:p>
          </table:table-cell>
          <table:table-cell office:value-type="float" office:value="0.0000327278223335466" calcext:value-type="float">
            <text:p>3.27278223335466E-05</text:p>
          </table:table-cell>
        </table:table-row>
        <table:table-row table:style-name="ro1">
          <table:table-cell office:value-type="string" calcext:value-type="string">
            <text:p>OLAR</text:p>
          </table:table-cell>
          <table:table-cell office:value-type="float" office:value="3900" calcext:value-type="float">
            <text:p>39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72.797378285483" calcext:value-type="float">
            <text:p>572.797378285483</text:p>
          </table:table-cell>
          <table:table-cell office:value-type="float" office:value="18011.5103762796" calcext:value-type="float">
            <text:p>18011.5103762796</text:p>
          </table:table-cell>
          <table:table-cell office:value-type="float" office:value="0.00135297947306724" calcext:value-type="float">
            <text:p>0.00135297947306724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float" office:value="3900" calcext:value-type="float">
            <text:p>39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422.30063775452" calcext:value-type="float">
            <text:p>1422.30063775452</text:p>
          </table:table-cell>
          <table:table-cell office:value-type="float" office:value="24110.3041705714" calcext:value-type="float">
            <text:p>24110.3041705714</text:p>
          </table:table-cell>
          <table:table-cell office:value-type="float" office:value="0.00339461336045387" calcext:value-type="float">
            <text:p>0.00339461336045387</text:p>
          </table:table-cell>
        </table:table-row>
        <table:table-row table:style-name="ro1">
          <table:table-cell office:value-type="string" calcext:value-type="string">
            <text:p>FedAECS</text:p>
          </table:table-cell>
          <table:table-cell office:value-type="float" office:value="3900" calcext:value-type="float">
            <text:p>39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17193.300815398" calcext:value-type="float">
            <text:p>317193.300815398</text:p>
          </table:table-cell>
          <table:table-cell office:value-type="float" office:value="101501.856260927" calcext:value-type="float">
            <text:p>101501.856260927</text:p>
          </table:table-cell>
          <table:table-cell office:value-type="float" office:value="0.563629492651606" calcext:value-type="float">
            <text:p>0.563629492651606</text:p>
          </table:table-cell>
        </table:table-row>
        <table:table-row table:style-name="ro1">
          <table:table-cell office:value-type="string" calcext:value-type="string">
            <text:p>MC²MKP</text:p>
          </table:table-cell>
          <table:table-cell office:value-type="float" office:value="3900" calcext:value-type="float">
            <text:p>39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7387.2845830712" calcext:value-type="float">
            <text:p>17387.2845830712</text:p>
          </table:table-cell>
          <table:table-cell office:value-type="float" office:value="9612.80903473527" calcext:value-type="float">
            <text:p>9612.80903473527</text:p>
          </table:table-cell>
          <table:table-cell office:value-type="float" office:value="0.0000327278223335466" calcext:value-type="float">
            <text:p>3.27278223335466E-05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3900" calcext:value-type="float">
            <text:p>39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72.797378285483" calcext:value-type="float">
            <text:p>572.797378285483</text:p>
          </table:table-cell>
          <table:table-cell office:value-type="float" office:value="18011.5103762796" calcext:value-type="float">
            <text:p>18011.5103762796</text:p>
          </table:table-cell>
          <table:table-cell office:value-type="float" office:value="0.00135297947306724" calcext:value-type="float">
            <text:p>0.00135297947306724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3900" calcext:value-type="float">
            <text:p>39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7387.2845830712" calcext:value-type="float">
            <text:p>17387.2845830712</text:p>
          </table:table-cell>
          <table:table-cell office:value-type="float" office:value="9612.80903473526" calcext:value-type="float">
            <text:p>9612.80903473526</text:p>
          </table:table-cell>
          <table:table-cell office:value-type="float" office:value="0.0000327278223335466" calcext:value-type="float">
            <text:p>3.27278223335466E-05</text:p>
          </table:table-cell>
        </table:table-row>
        <table:table-row table:style-name="ro1">
          <table:table-cell office:value-type="string" calcext:value-type="string">
            <text:p>OLAR</text:p>
          </table:table-cell>
          <table:table-cell office:value-type="float" office:value="4000" calcext:value-type="float">
            <text:p>40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92.793691561368" calcext:value-type="float">
            <text:p>592.793691561368</text:p>
          </table:table-cell>
          <table:table-cell office:value-type="float" office:value="18559.7137502699" calcext:value-type="float">
            <text:p>18559.7137502699</text:p>
          </table:table-cell>
          <table:table-cell office:value-type="float" office:value="0.00135297947306724" calcext:value-type="float">
            <text:p>0.00135297947306724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float" office:value="4000" calcext:value-type="float">
            <text:p>40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468.31052419736" calcext:value-type="float">
            <text:p>1468.31052419736</text:p>
          </table:table-cell>
          <table:table-cell office:value-type="float" office:value="24888.0144197678" calcext:value-type="float">
            <text:p>24888.0144197678</text:p>
          </table:table-cell>
          <table:table-cell office:value-type="float" office:value="0.003504425429318" calcext:value-type="float">
            <text:p>0.003504425429318</text:p>
          </table:table-cell>
        </table:table-row>
        <table:table-row table:style-name="ro1">
          <table:table-cell office:value-type="string" calcext:value-type="string">
            <text:p>FedAECS</text:p>
          </table:table-cell>
          <table:table-cell office:value-type="float" office:value="4000" calcext:value-type="float">
            <text:p>40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26324.464643542" calcext:value-type="float">
            <text:p>326324.464643542</text:p>
          </table:table-cell>
          <table:table-cell office:value-type="float" office:value="104423.828685933" calcext:value-type="float">
            <text:p>104423.828685933</text:p>
          </table:table-cell>
          <table:table-cell office:value-type="float" office:value="0.575956542478749" calcext:value-type="float">
            <text:p>0.575956542478749</text:p>
          </table:table-cell>
        </table:table-row>
        <table:table-row table:style-name="ro1">
          <table:table-cell office:value-type="string" calcext:value-type="string">
            <text:p>MC²MKP</text:p>
          </table:table-cell>
          <table:table-cell office:value-type="float" office:value="4000" calcext:value-type="float">
            <text:p>40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7990.9832449419" calcext:value-type="float">
            <text:p>17990.9832449419</text:p>
          </table:table-cell>
          <table:table-cell office:value-type="float" office:value="9896.89147297924" calcext:value-type="float">
            <text:p>9896.89147297924</text:p>
          </table:table-cell>
          <table:table-cell office:value-type="float" office:value="0.0000327278223335466" calcext:value-type="float">
            <text:p>3.27278223335466E-05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4000" calcext:value-type="float">
            <text:p>40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92.793691561368" calcext:value-type="float">
            <text:p>592.793691561368</text:p>
          </table:table-cell>
          <table:table-cell office:value-type="float" office:value="18559.7137502699" calcext:value-type="float">
            <text:p>18559.7137502699</text:p>
          </table:table-cell>
          <table:table-cell office:value-type="float" office:value="0.00135297947306724" calcext:value-type="float">
            <text:p>0.00135297947306724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4000" calcext:value-type="float">
            <text:p>40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7990.9832449419" calcext:value-type="float">
            <text:p>17990.9832449419</text:p>
          </table:table-cell>
          <table:table-cell office:value-type="float" office:value="9896.89147297923" calcext:value-type="float">
            <text:p>9896.89147297923</text:p>
          </table:table-cell>
          <table:table-cell office:value-type="float" office:value="0.0000327278223335466" calcext:value-type="float">
            <text:p>3.27278223335466E-05</text:p>
          </table:table-cell>
        </table:table-row>
        <table:table-row table:style-name="ro1">
          <table:table-cell office:value-type="string" calcext:value-type="string">
            <text:p>OLAR</text:p>
          </table:table-cell>
          <table:table-cell office:value-type="float" office:value="4100" calcext:value-type="float">
            <text:p>41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09.909334203908" calcext:value-type="float">
            <text:p>609.909334203908</text:p>
          </table:table-cell>
          <table:table-cell office:value-type="float" office:value="19178.8497365288" calcext:value-type="float">
            <text:p>19178.8497365288</text:p>
          </table:table-cell>
          <table:table-cell office:value-type="float" office:value="0.00144623611937567" calcext:value-type="float">
            <text:p>0.00144623611937567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float" office:value="4100" calcext:value-type="float">
            <text:p>41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514.56624870086" calcext:value-type="float">
            <text:p>1514.56624870086</text:p>
          </table:table-cell>
          <table:table-cell office:value-type="float" office:value="25669.8800971602" calcext:value-type="float">
            <text:p>25669.8800971602</text:p>
          </table:table-cell>
          <table:table-cell office:value-type="float" office:value="0.0036148242413396" calcext:value-type="float">
            <text:p>0.0036148242413396</text:p>
          </table:table-cell>
        </table:table-row>
        <table:table-row table:style-name="ro1">
          <table:table-cell office:value-type="string" calcext:value-type="string">
            <text:p>FedAECS</text:p>
          </table:table-cell>
          <table:table-cell office:value-type="float" office:value="4100" calcext:value-type="float">
            <text:p>41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35480.233069198" calcext:value-type="float">
            <text:p>335480.233069198</text:p>
          </table:table-cell>
          <table:table-cell office:value-type="float" office:value="107353.674582143" calcext:value-type="float">
            <text:p>107353.674582143</text:p>
          </table:table-cell>
          <table:table-cell office:value-type="float" office:value="0.588166096831943" calcext:value-type="float">
            <text:p>0.588166096831943</text:p>
          </table:table-cell>
        </table:table-row>
        <table:table-row table:style-name="ro1">
          <table:table-cell office:value-type="string" calcext:value-type="string">
            <text:p>MC²MKP</text:p>
          </table:table-cell>
          <table:table-cell office:value-type="float" office:value="4100" calcext:value-type="float">
            <text:p>41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8596.7437137632" calcext:value-type="float">
            <text:p>18596.7437137632</text:p>
          </table:table-cell>
          <table:table-cell office:value-type="float" office:value="10181.9520040147" calcext:value-type="float">
            <text:p>10181.9520040147</text:p>
          </table:table-cell>
          <table:table-cell office:value-type="float" office:value="0.0000327278223335466" calcext:value-type="float">
            <text:p>3.27278223335466E-05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4100" calcext:value-type="float">
            <text:p>41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09.909334203908" calcext:value-type="float">
            <text:p>609.909334203908</text:p>
          </table:table-cell>
          <table:table-cell office:value-type="float" office:value="19178.8497365288" calcext:value-type="float">
            <text:p>19178.8497365288</text:p>
          </table:table-cell>
          <table:table-cell office:value-type="float" office:value="0.00144623611937567" calcext:value-type="float">
            <text:p>0.00144623611937567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4100" calcext:value-type="float">
            <text:p>41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8596.7437137632" calcext:value-type="float">
            <text:p>18596.7437137632</text:p>
          </table:table-cell>
          <table:table-cell office:value-type="float" office:value="10181.9520040147" calcext:value-type="float">
            <text:p>10181.9520040147</text:p>
          </table:table-cell>
          <table:table-cell office:value-type="float" office:value="0.0000327278223335466" calcext:value-type="float">
            <text:p>3.27278223335466E-05</text:p>
          </table:table-cell>
        </table:table-row>
        <table:table-row table:style-name="ro1">
          <table:table-cell office:value-type="string" calcext:value-type="string">
            <text:p>OLAR</text:p>
          </table:table-cell>
          <table:table-cell office:value-type="float" office:value="4200" calcext:value-type="float">
            <text:p>42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29.148356533178" calcext:value-type="float">
            <text:p>629.148356533178</text:p>
          </table:table-cell>
          <table:table-cell office:value-type="float" office:value="19735.1705984555" calcext:value-type="float">
            <text:p>19735.1705984555</text:p>
          </table:table-cell>
          <table:table-cell office:value-type="float" office:value="0.00144623611937567" calcext:value-type="float">
            <text:p>0.00144623611937567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float" office:value="4200" calcext:value-type="float">
            <text:p>42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561.06182073432" calcext:value-type="float">
            <text:p>1561.06182073432</text:p>
          </table:table-cell>
          <table:table-cell office:value-type="float" office:value="26455.7999441392" calcext:value-type="float">
            <text:p>26455.7999441392</text:p>
          </table:table-cell>
          <table:table-cell office:value-type="float" office:value="0.00372579549888354" calcext:value-type="float">
            <text:p>0.00372579549888354</text:p>
          </table:table-cell>
        </table:table-row>
        <table:table-row table:style-name="ro1">
          <table:table-cell office:value-type="string" calcext:value-type="string">
            <text:p>FedAECS</text:p>
          </table:table-cell>
          <table:table-cell office:value-type="float" office:value="4200" calcext:value-type="float">
            <text:p>42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44660.005713279" calcext:value-type="float">
            <text:p>344660.005713279</text:p>
          </table:table-cell>
          <table:table-cell office:value-type="float" office:value="110291.201828249" calcext:value-type="float">
            <text:p>110291.201828249</text:p>
          </table:table-cell>
          <table:table-cell office:value-type="float" office:value="0.600259808269022" calcext:value-type="float">
            <text:p>0.600259808269022</text:p>
          </table:table-cell>
        </table:table-row>
        <table:table-row table:style-name="ro1">
          <table:table-cell office:value-type="string" calcext:value-type="string">
            <text:p>MC²MKP</text:p>
          </table:table-cell>
          <table:table-cell office:value-type="float" office:value="4200" calcext:value-type="float">
            <text:p>42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9204.506362627" calcext:value-type="float">
            <text:p>19204.506362627</text:p>
          </table:table-cell>
          <table:table-cell office:value-type="float" office:value="10467.9631528372" calcext:value-type="float">
            <text:p>10467.9631528372</text:p>
          </table:table-cell>
          <table:table-cell office:value-type="float" office:value="0.0000327278223335466" calcext:value-type="float">
            <text:p>3.27278223335466E-05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4200" calcext:value-type="float">
            <text:p>42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29.148356533178" calcext:value-type="float">
            <text:p>629.148356533178</text:p>
          </table:table-cell>
          <table:table-cell office:value-type="float" office:value="19735.1705984555" calcext:value-type="float">
            <text:p>19735.1705984555</text:p>
          </table:table-cell>
          <table:table-cell office:value-type="float" office:value="0.00144623611937567" calcext:value-type="float">
            <text:p>0.00144623611937567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4200" calcext:value-type="float">
            <text:p>42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9204.506362627" calcext:value-type="float">
            <text:p>19204.506362627</text:p>
          </table:table-cell>
          <table:table-cell office:value-type="float" office:value="10467.9631528372" calcext:value-type="float">
            <text:p>10467.9631528372</text:p>
          </table:table-cell>
          <table:table-cell office:value-type="float" office:value="0.0000327278223335466" calcext:value-type="float">
            <text:p>3.27278223335466E-05</text:p>
          </table:table-cell>
        </table:table-row>
        <table:table-row table:style-name="ro1">
          <table:table-cell office:value-type="string" calcext:value-type="string">
            <text:p>OLAR</text:p>
          </table:table-cell>
          <table:table-cell office:value-type="float" office:value="4300" calcext:value-type="float">
            <text:p>43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46.515689570799" calcext:value-type="float">
            <text:p>646.515689570799</text:p>
          </table:table-cell>
          <table:table-cell office:value-type="float" office:value="20341.9566623814" calcext:value-type="float">
            <text:p>20341.9566623814</text:p>
          </table:table-cell>
          <table:table-cell office:value-type="float" office:value="0.00154066464967751" calcext:value-type="float">
            <text:p>0.00154066464967751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float" office:value="4300" calcext:value-type="float">
            <text:p>43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607.79153466048" calcext:value-type="float">
            <text:p>1607.79153466048</text:p>
          </table:table-cell>
          <table:table-cell office:value-type="float" office:value="27245.6775176806" calcext:value-type="float">
            <text:p>27245.6775176806</text:p>
          </table:table-cell>
          <table:table-cell office:value-type="float" office:value="0.00383732558427148" calcext:value-type="float">
            <text:p>0.00383732558427148</text:p>
          </table:table-cell>
        </table:table-row>
        <table:table-row table:style-name="ro1">
          <table:table-cell office:value-type="string" calcext:value-type="string">
            <text:p>FedAECS</text:p>
          </table:table-cell>
          <table:table-cell office:value-type="float" office:value="4300" calcext:value-type="float">
            <text:p>43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53863.210801295" calcext:value-type="float">
            <text:p>353863.210801295</text:p>
          </table:table-cell>
          <table:table-cell office:value-type="float" office:value="113236.227456414" calcext:value-type="float">
            <text:p>113236.227456414</text:p>
          </table:table-cell>
          <table:table-cell office:value-type="float" office:value="0.612239327553414" calcext:value-type="float">
            <text:p>0.612239327553414</text:p>
          </table:table-cell>
        </table:table-row>
        <table:table-row table:style-name="ro1">
          <table:table-cell office:value-type="string" calcext:value-type="string">
            <text:p>MC²MKP</text:p>
          </table:table-cell>
          <table:table-cell office:value-type="float" office:value="4300" calcext:value-type="float">
            <text:p>43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9823.19546757" calcext:value-type="float">
            <text:p>19823.19546757</text:p>
          </table:table-cell>
          <table:table-cell office:value-type="float" office:value="10754.8846013136" calcext:value-type="float">
            <text:p>10754.8846013136</text:p>
          </table:table-cell>
          <table:table-cell office:value-type="float" office:value="0.0000327278223335466" calcext:value-type="float">
            <text:p>3.27278223335466E-05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4300" calcext:value-type="float">
            <text:p>43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46.515689570799" calcext:value-type="float">
            <text:p>646.515689570799</text:p>
          </table:table-cell>
          <table:table-cell office:value-type="float" office:value="20341.9566623814" calcext:value-type="float">
            <text:p>20341.9566623814</text:p>
          </table:table-cell>
          <table:table-cell office:value-type="float" office:value="0.00154066464967751" calcext:value-type="float">
            <text:p>0.00154066464967751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4300" calcext:value-type="float">
            <text:p>43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9823.19546757" calcext:value-type="float">
            <text:p>19823.19546757</text:p>
          </table:table-cell>
          <table:table-cell office:value-type="float" office:value="10754.8846013136" calcext:value-type="float">
            <text:p>10754.8846013136</text:p>
          </table:table-cell>
          <table:table-cell office:value-type="float" office:value="0.0000327278223335466" calcext:value-type="float">
            <text:p>3.27278223335466E-05</text:p>
          </table:table-cell>
        </table:table-row>
        <table:table-row table:style-name="ro1">
          <table:table-cell office:value-type="string" calcext:value-type="string">
            <text:p>OLAR</text:p>
          </table:table-cell>
          <table:table-cell office:value-type="float" office:value="4400" calcext:value-type="float">
            <text:p>44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64.886897916179" calcext:value-type="float">
            <text:p>664.886897916179</text:p>
          </table:table-cell>
          <table:table-cell office:value-type="float" office:value="20918.3017146517" calcext:value-type="float">
            <text:p>20918.3017146517</text:p>
          </table:table-cell>
          <table:table-cell office:value-type="float" office:value="0.00154066464967751" calcext:value-type="float">
            <text:p>0.00154066464967751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float" office:value="4400" calcext:value-type="float">
            <text:p>44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654.74994989154" calcext:value-type="float">
            <text:p>1654.74994989154</text:p>
          </table:table-cell>
          <table:table-cell office:value-type="float" office:value="28039.4208549215" calcext:value-type="float">
            <text:p>28039.4208549215</text:p>
          </table:table-cell>
          <table:table-cell office:value-type="float" office:value="0.00394940151242031" calcext:value-type="float">
            <text:p>0.00394940151242031</text:p>
          </table:table-cell>
        </table:table-row>
        <table:table-row table:style-name="ro1">
          <table:table-cell office:value-type="string" calcext:value-type="string">
            <text:p>FedAECS</text:p>
          </table:table-cell>
          <table:table-cell office:value-type="float" office:value="4400" calcext:value-type="float">
            <text:p>44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63089.303166475" calcext:value-type="float">
            <text:p>363089.303166475</text:p>
          </table:table-cell>
          <table:table-cell office:value-type="float" office:value="116188.577013272" calcext:value-type="float">
            <text:p>116188.577013272</text:p>
          </table:table-cell>
          <table:table-cell office:value-type="float" office:value="0.624106300099942" calcext:value-type="float">
            <text:p>0.624106300099942</text:p>
          </table:table-cell>
        </table:table-row>
        <table:table-row table:style-name="ro1">
          <table:table-cell office:value-type="string" calcext:value-type="string">
            <text:p>MC²MKP</text:p>
          </table:table-cell>
          <table:table-cell office:value-type="float" office:value="4400" calcext:value-type="float">
            <text:p>44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0443.832581851" calcext:value-type="float">
            <text:p>20443.832581851</text:p>
          </table:table-cell>
          <table:table-cell office:value-type="float" office:value="11042.7071034316" calcext:value-type="float">
            <text:p>11042.7071034316</text:p>
          </table:table-cell>
          <table:table-cell office:value-type="float" office:value="0.0000327278223335466" calcext:value-type="float">
            <text:p>3.27278223335466E-05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4400" calcext:value-type="float">
            <text:p>44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64.886897916179" calcext:value-type="float">
            <text:p>664.886897916179</text:p>
          </table:table-cell>
          <table:table-cell office:value-type="float" office:value="20918.3017146517" calcext:value-type="float">
            <text:p>20918.3017146517</text:p>
          </table:table-cell>
          <table:table-cell office:value-type="float" office:value="0.00154066464967751" calcext:value-type="float">
            <text:p>0.00154066464967751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4400" calcext:value-type="float">
            <text:p>44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0443.832581851" calcext:value-type="float">
            <text:p>20443.832581851</text:p>
          </table:table-cell>
          <table:table-cell office:value-type="float" office:value="11042.7071034316" calcext:value-type="float">
            <text:p>11042.7071034316</text:p>
          </table:table-cell>
          <table:table-cell office:value-type="float" office:value="0.0000327278223335466" calcext:value-type="float">
            <text:p>3.27278223335466E-05</text:p>
          </table:table-cell>
        </table:table-row>
        <table:table-row table:style-name="ro1">
          <table:table-cell office:value-type="string" calcext:value-type="string">
            <text:p>OLAR</text:p>
          </table:table-cell>
          <table:table-cell office:value-type="float" office:value="4500" calcext:value-type="float">
            <text:p>45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84.888351543244" calcext:value-type="float">
            <text:p>684.888351543244</text:p>
          </table:table-cell>
          <table:table-cell office:value-type="float" office:value="21506.8046096059" calcext:value-type="float">
            <text:p>21506.8046096059</text:p>
          </table:table-cell>
          <table:table-cell office:value-type="float" office:value="0.00154066578985199" calcext:value-type="float">
            <text:p>0.00154066578985199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float" office:value="4500" calcext:value-type="float">
            <text:p>45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701.93187284579" calcext:value-type="float">
            <text:p>1701.93187284579</text:p>
          </table:table-cell>
          <table:table-cell office:value-type="float" office:value="28836.9421681702" calcext:value-type="float">
            <text:p>28836.9421681702</text:p>
          </table:table-cell>
          <table:table-cell office:value-type="float" office:value="0.00406201088777773" calcext:value-type="float">
            <text:p>0.00406201088777773</text:p>
          </table:table-cell>
        </table:table-row>
        <table:table-row table:style-name="ro1">
          <table:table-cell office:value-type="string" calcext:value-type="string">
            <text:p>FedAECS</text:p>
          </table:table-cell>
          <table:table-cell office:value-type="float" office:value="4500" calcext:value-type="float">
            <text:p>45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72337.762434543" calcext:value-type="float">
            <text:p>372337.762434543</text:p>
          </table:table-cell>
          <table:table-cell office:value-type="float" office:value="119148.083979054" calcext:value-type="float">
            <text:p>119148.083979054</text:p>
          </table:table-cell>
          <table:table-cell office:value-type="float" office:value="0.635862362920977" calcext:value-type="float">
            <text:p>0.635862362920977</text:p>
          </table:table-cell>
        </table:table-row>
        <table:table-row table:style-name="ro1">
          <table:table-cell office:value-type="string" calcext:value-type="string">
            <text:p>MC²MKP</text:p>
          </table:table-cell>
          <table:table-cell office:value-type="float" office:value="4500" calcext:value-type="float">
            <text:p>45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1030.225439116" calcext:value-type="float">
            <text:p>21030.225439116</text:p>
          </table:table-cell>
          <table:table-cell office:value-type="float" office:value="11331.3933431556" calcext:value-type="float">
            <text:p>11331.3933431556</text:p>
          </table:table-cell>
          <table:table-cell office:value-type="float" office:value="0.0000327278223335466" calcext:value-type="float">
            <text:p>3.27278223335466E-05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4500" calcext:value-type="float">
            <text:p>45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84.888351543244" calcext:value-type="float">
            <text:p>684.888351543244</text:p>
          </table:table-cell>
          <table:table-cell office:value-type="float" office:value="21506.8046096059" calcext:value-type="float">
            <text:p>21506.8046096059</text:p>
          </table:table-cell>
          <table:table-cell office:value-type="float" office:value="0.00154066578985199" calcext:value-type="float">
            <text:p>0.00154066578985199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4500" calcext:value-type="float">
            <text:p>45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1030.225439116" calcext:value-type="float">
            <text:p>21030.225439116</text:p>
          </table:table-cell>
          <table:table-cell office:value-type="float" office:value="11331.3933431556" calcext:value-type="float">
            <text:p>11331.3933431556</text:p>
          </table:table-cell>
          <table:table-cell office:value-type="float" office:value="0.0000327278223335466" calcext:value-type="float">
            <text:p>3.27278223335466E-05</text:p>
          </table:table-cell>
        </table:table-row>
        <table:table-row table:style-name="ro1">
          <table:table-cell office:value-type="string" calcext:value-type="string">
            <text:p>OLAR</text:p>
          </table:table-cell>
          <table:table-cell office:value-type="float" office:value="4600" calcext:value-type="float">
            <text:p>46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02.704850595481" calcext:value-type="float">
            <text:p>702.704850595481</text:p>
          </table:table-cell>
          <table:table-cell office:value-type="float" office:value="22117.4373020682" calcext:value-type="float">
            <text:p>22117.4373020682</text:p>
          </table:table-cell>
          <table:table-cell office:value-type="float" office:value="0.00163620944287166" calcext:value-type="float">
            <text:p>0.00163620944287166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float" office:value="4600" calcext:value-type="float">
            <text:p>46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749.33234050509" calcext:value-type="float">
            <text:p>1749.33234050509</text:p>
          </table:table-cell>
          <table:table-cell office:value-type="float" office:value="29638.1575669768" calcext:value-type="float">
            <text:p>29638.1575669768</text:p>
          </table:table-cell>
          <table:table-cell office:value-type="float" office:value="0.00417514186507891" calcext:value-type="float">
            <text:p>0.00417514186507891</text:p>
          </table:table-cell>
        </table:table-row>
        <table:table-row table:style-name="ro1">
          <table:table-cell office:value-type="string" calcext:value-type="string">
            <text:p>FedAECS</text:p>
          </table:table-cell>
          <table:table-cell office:value-type="float" office:value="4600" calcext:value-type="float">
            <text:p>46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81608.091369955" calcext:value-type="float">
            <text:p>381608.091369955</text:p>
          </table:table-cell>
          <table:table-cell office:value-type="float" office:value="122114.589238386" calcext:value-type="float">
            <text:p>122114.589238386</text:p>
          </table:table-cell>
          <table:table-cell office:value-type="float" office:value="0.647509142009169" calcext:value-type="float">
            <text:p>0.647509142009169</text:p>
          </table:table-cell>
        </table:table-row>
        <table:table-row table:style-name="ro1">
          <table:table-cell office:value-type="string" calcext:value-type="string">
            <text:p>MC²MKP</text:p>
          </table:table-cell>
          <table:table-cell office:value-type="float" office:value="4600" calcext:value-type="float">
            <text:p>46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1681.6814508612" calcext:value-type="float">
            <text:p>21681.6814508612</text:p>
          </table:table-cell>
          <table:table-cell office:value-type="float" office:value="11620.9361339481" calcext:value-type="float">
            <text:p>11620.9361339481</text:p>
          </table:table-cell>
          <table:table-cell office:value-type="float" office:value="0.0000327278223335466" calcext:value-type="float">
            <text:p>3.27278223335466E-05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4600" calcext:value-type="float">
            <text:p>46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02.704850595481" calcext:value-type="float">
            <text:p>702.704850595481</text:p>
          </table:table-cell>
          <table:table-cell office:value-type="float" office:value="22117.4373020682" calcext:value-type="float">
            <text:p>22117.4373020682</text:p>
          </table:table-cell>
          <table:table-cell office:value-type="float" office:value="0.00163620944287166" calcext:value-type="float">
            <text:p>0.00163620944287166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4600" calcext:value-type="float">
            <text:p>46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1681.6814508612" calcext:value-type="float">
            <text:p>21681.6814508612</text:p>
          </table:table-cell>
          <table:table-cell office:value-type="float" office:value="11620.9361339481" calcext:value-type="float">
            <text:p>11620.9361339481</text:p>
          </table:table-cell>
          <table:table-cell office:value-type="float" office:value="0.0000327278223335466" calcext:value-type="float">
            <text:p>3.27278223335466E-05</text:p>
          </table:table-cell>
        </table:table-row>
        <table:table-row table:style-name="ro1">
          <table:table-cell office:value-type="string" calcext:value-type="string">
            <text:p>OLAR</text:p>
          </table:table-cell>
          <table:table-cell office:value-type="float" office:value="4700" calcext:value-type="float">
            <text:p>47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22.132297212804" calcext:value-type="float">
            <text:p>722.132297212804</text:p>
          </table:table-cell>
          <table:table-cell office:value-type="float" office:value="22689.358557186" calcext:value-type="float">
            <text:p>22689.358557186</text:p>
          </table:table-cell>
          <table:table-cell office:value-type="float" office:value="0.00163621059574877" calcext:value-type="float">
            <text:p>0.00163621059574877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float" office:value="4700" calcext:value-type="float">
            <text:p>47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796.94660539965" calcext:value-type="float">
            <text:p>1796.94660539965</text:p>
          </table:table-cell>
          <table:table-cell office:value-type="float" office:value="30442.9868043289" calcext:value-type="float">
            <text:p>30442.9868043289</text:p>
          </table:table-cell>
          <table:table-cell office:value-type="float" office:value="0.00428878311350954" calcext:value-type="float">
            <text:p>0.00428878311350954</text:p>
          </table:table-cell>
        </table:table-row>
        <table:table-row table:style-name="ro1">
          <table:table-cell office:value-type="string" calcext:value-type="string">
            <text:p>FedAECS</text:p>
          </table:table-cell>
          <table:table-cell office:value-type="float" office:value="4700" calcext:value-type="float">
            <text:p>47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90899.81436603" calcext:value-type="float">
            <text:p>390899.81436603</text:p>
          </table:table-cell>
          <table:table-cell office:value-type="float" office:value="125087.94059713" calcext:value-type="float">
            <text:p>125087.94059713</text:p>
          </table:table-cell>
          <table:table-cell office:value-type="float" office:value="0.659048250101549" calcext:value-type="float">
            <text:p>0.659048250101549</text:p>
          </table:table-cell>
        </table:table-row>
        <table:table-row table:style-name="ro1">
          <table:table-cell office:value-type="string" calcext:value-type="string">
            <text:p>MC²MKP</text:p>
          </table:table-cell>
          <table:table-cell office:value-type="float" office:value="4700" calcext:value-type="float">
            <text:p>47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2298.7450543102" calcext:value-type="float">
            <text:p>22298.7450543102</text:p>
          </table:table-cell>
          <table:table-cell office:value-type="float" office:value="11911.3205109866" calcext:value-type="float">
            <text:p>11911.3205109866</text:p>
          </table:table-cell>
          <table:table-cell office:value-type="float" office:value="0.0000327278223335466" calcext:value-type="float">
            <text:p>3.27278223335466E-05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4700" calcext:value-type="float">
            <text:p>47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22.132297212804" calcext:value-type="float">
            <text:p>722.132297212804</text:p>
          </table:table-cell>
          <table:table-cell office:value-type="float" office:value="22689.358557186" calcext:value-type="float">
            <text:p>22689.358557186</text:p>
          </table:table-cell>
          <table:table-cell office:value-type="float" office:value="0.00163621059574877" calcext:value-type="float">
            <text:p>0.00163621059574877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4700" calcext:value-type="float">
            <text:p>47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2298.7450543102" calcext:value-type="float">
            <text:p>22298.7450543102</text:p>
          </table:table-cell>
          <table:table-cell office:value-type="float" office:value="11911.3205109866" calcext:value-type="float">
            <text:p>11911.3205109866</text:p>
          </table:table-cell>
          <table:table-cell office:value-type="float" office:value="0.0000327278223335466" calcext:value-type="float">
            <text:p>3.27278223335466E-05</text:p>
          </table:table-cell>
        </table:table-row>
        <table:table-row table:style-name="ro1">
          <table:table-cell office:value-type="string" calcext:value-type="string">
            <text:p>OLAR</text:p>
          </table:table-cell>
          <table:table-cell office:value-type="float" office:value="4800" calcext:value-type="float">
            <text:p>48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40.119109493353" calcext:value-type="float">
            <text:p>740.119109493353</text:p>
          </table:table-cell>
          <table:table-cell office:value-type="float" office:value="23321.6601366969" calcext:value-type="float">
            <text:p>23321.6601366969</text:p>
          </table:table-cell>
          <table:table-cell office:value-type="float" office:value="0.00173281991217256" calcext:value-type="float">
            <text:p>0.00173281991217256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float" office:value="4800" calcext:value-type="float">
            <text:p>48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844.77012186848" calcext:value-type="float">
            <text:p>1844.77012186848</text:p>
          </table:table-cell>
          <table:table-cell office:value-type="float" office:value="31251.3530444115" calcext:value-type="float">
            <text:p>31251.3530444115</text:p>
          </table:table-cell>
          <table:table-cell office:value-type="float" office:value="0.0044029237839136" calcext:value-type="float">
            <text:p>0.0044029237839136</text:p>
          </table:table-cell>
        </table:table-row>
        <table:table-row table:style-name="ro1">
          <table:table-cell office:value-type="string" calcext:value-type="string">
            <text:p>FedAECS</text:p>
          </table:table-cell>
          <table:table-cell office:value-type="float" office:value="4800" calcext:value-type="float">
            <text:p>48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00212.476063661" calcext:value-type="float">
            <text:p>400212.476063661</text:p>
          </table:table-cell>
          <table:table-cell office:value-type="float" office:value="128067.992340371" calcext:value-type="float">
            <text:p>128067.992340371</text:p>
          </table:table-cell>
          <table:table-cell office:value-type="float" office:value="0.670481284777109" calcext:value-type="float">
            <text:p>0.670481284777109</text:p>
          </table:table-cell>
        </table:table-row>
        <table:table-row table:style-name="ro1">
          <table:table-cell office:value-type="string" calcext:value-type="string">
            <text:p>MC²MKP</text:p>
          </table:table-cell>
          <table:table-cell office:value-type="float" office:value="4800" calcext:value-type="float">
            <text:p>48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2926.6249815029" calcext:value-type="float">
            <text:p>22926.6249815029</text:p>
          </table:table-cell>
          <table:table-cell office:value-type="float" office:value="12202.5210533202" calcext:value-type="float">
            <text:p>12202.5210533202</text:p>
          </table:table-cell>
          <table:table-cell office:value-type="float" office:value="0.0000327278223335466" calcext:value-type="float">
            <text:p>3.27278223335466E-05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4800" calcext:value-type="float">
            <text:p>48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40.119109493353" calcext:value-type="float">
            <text:p>740.119109493353</text:p>
          </table:table-cell>
          <table:table-cell office:value-type="float" office:value="23321.6601366969" calcext:value-type="float">
            <text:p>23321.6601366969</text:p>
          </table:table-cell>
          <table:table-cell office:value-type="float" office:value="0.00173281991217256" calcext:value-type="float">
            <text:p>0.00173281991217256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4800" calcext:value-type="float">
            <text:p>48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2926.6249815029" calcext:value-type="float">
            <text:p>22926.6249815029</text:p>
          </table:table-cell>
          <table:table-cell office:value-type="float" office:value="12202.5210533202" calcext:value-type="float">
            <text:p>12202.5210533202</text:p>
          </table:table-cell>
          <table:table-cell office:value-type="float" office:value="0.0000327278223335466" calcext:value-type="float">
            <text:p>3.27278223335466E-05</text:p>
          </table:table-cell>
        </table:table-row>
        <table:table-row table:style-name="ro1">
          <table:table-cell office:value-type="string" calcext:value-type="string">
            <text:p>OLAR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59.660525799092" calcext:value-type="float">
            <text:p>759.660525799092</text:p>
          </table:table-cell>
          <table:table-cell office:value-type="float" office:value="23891.8277891943" calcext:value-type="float">
            <text:p>23891.8277891943</text:p>
          </table:table-cell>
          <table:table-cell office:value-type="float" office:value="0.00173282107721527" calcext:value-type="float">
            <text:p>0.00173282107721527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892.79853346305" calcext:value-type="float">
            <text:p>1892.79853346305</text:p>
          </table:table-cell>
          <table:table-cell office:value-type="float" office:value="32063.1826496883" calcext:value-type="float">
            <text:p>32063.1826496883</text:p>
          </table:table-cell>
          <table:table-cell office:value-type="float" office:value="0.0045175534787295" calcext:value-type="float">
            <text:p>0.0045175534787295</text:p>
          </table:table-cell>
        </table:table-row>
        <table:table-row table:style-name="ro1">
          <table:table-cell office:value-type="string" calcext:value-type="string">
            <text:p>FedAECS</text:p>
          </table:table-cell>
          <table:table-cell office:value-type="float" office:value="4900" calcext:value-type="float">
            <text:p>49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09545.640085198" calcext:value-type="float">
            <text:p>409545.640085198</text:p>
          </table:table-cell>
          <table:table-cell office:value-type="float" office:value="131054.604827263" calcext:value-type="float">
            <text:p>131054.604827263</text:p>
          </table:table-cell>
          <table:table-cell office:value-type="float" office:value="0.681809826846231" calcext:value-type="float">
            <text:p>0.681809826846231</text:p>
          </table:table-cell>
        </table:table-row>
        <table:table-row table:style-name="ro1">
          <table:table-cell office:value-type="string" calcext:value-type="string">
            <text:p>MC²MKP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3565.3538368224" calcext:value-type="float">
            <text:p>23565.3538368224</text:p>
          </table:table-cell>
          <table:table-cell office:value-type="float" office:value="12494.504269371" calcext:value-type="float">
            <text:p>12494.504269371</text:p>
          </table:table-cell>
          <table:table-cell office:value-type="float" office:value="0.0000327278223335466" calcext:value-type="float">
            <text:p>3.27278223335466E-05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59.660525799092" calcext:value-type="float">
            <text:p>759.660525799092</text:p>
          </table:table-cell>
          <table:table-cell office:value-type="float" office:value="23891.8277891943" calcext:value-type="float">
            <text:p>23891.8277891943</text:p>
          </table:table-cell>
          <table:table-cell office:value-type="float" office:value="0.00173282107721527" calcext:value-type="float">
            <text:p>0.00173282107721527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3565.3538368224" calcext:value-type="float">
            <text:p>23565.3538368224</text:p>
          </table:table-cell>
          <table:table-cell office:value-type="float" office:value="12494.504269371" calcext:value-type="float">
            <text:p>12494.504269371</text:p>
          </table:table-cell>
          <table:table-cell office:value-type="float" office:value="0.0000327278223335466" calcext:value-type="float">
            <text:p>3.27278223335466E-05</text:p>
          </table:table-cell>
        </table:table-row>
        <table:table-row table:style-name="ro1">
          <table:table-cell office:value-type="string" calcext:value-type="string">
            <text:p>OLAR</text:p>
          </table:table-cell>
          <table:table-cell office:value-type="float" office:value="5000" calcext:value-type="float">
            <text:p>50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77.979309836445" calcext:value-type="float">
            <text:p>777.979309836445</text:p>
          </table:table-cell>
          <table:table-cell office:value-type="float" office:value="24526.4925018801" calcext:value-type="float">
            <text:p>24526.4925018801</text:p>
          </table:table-cell>
          <table:table-cell office:value-type="float" office:value="0.00183044985196704" calcext:value-type="float">
            <text:p>0.00183044985196704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float" office:value="5000" calcext:value-type="float">
            <text:p>50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941.02766137748" calcext:value-type="float">
            <text:p>1941.02766137748</text:p>
          </table:table-cell>
          <table:table-cell office:value-type="float" office:value="32878.4049853369" calcext:value-type="float">
            <text:p>32878.4049853369</text:p>
          </table:table-cell>
          <table:table-cell office:value-type="float" office:value="0.00463266222437651" calcext:value-type="float">
            <text:p>0.00463266222437651</text:p>
          </table:table-cell>
        </table:table-row>
        <table:table-row table:style-name="ro1">
          <table:table-cell office:value-type="string" calcext:value-type="string">
            <text:p>FedAECS</text:p>
          </table:table-cell>
          <table:table-cell office:value-type="float" office:value="5000" calcext:value-type="float">
            <text:p>50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18898.887871748" calcext:value-type="float">
            <text:p>418898.887871748</text:p>
          </table:table-cell>
          <table:table-cell office:value-type="float" office:value="134047.64411896" calcext:value-type="float">
            <text:p>134047.64411896</text:p>
          </table:table-cell>
          <table:table-cell office:value-type="float" office:value="0.693035438995716" calcext:value-type="float">
            <text:p>0.693035438995716</text:p>
          </table:table-cell>
        </table:table-row>
        <table:table-row table:style-name="ro1">
          <table:table-cell office:value-type="string" calcext:value-type="string">
            <text:p>MC²MKP</text:p>
          </table:table-cell>
          <table:table-cell office:value-type="float" office:value="5000" calcext:value-type="float">
            <text:p>50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4178.3196896421" calcext:value-type="float">
            <text:p>24178.3196896421</text:p>
          </table:table-cell>
          <table:table-cell office:value-type="float" office:value="12787.2595759702" calcext:value-type="float">
            <text:p>12787.2595759702</text:p>
          </table:table-cell>
          <table:table-cell office:value-type="float" office:value="0.0000327278223335466" calcext:value-type="float">
            <text:p>3.27278223335466E-05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5000" calcext:value-type="float">
            <text:p>50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77.979309836445" calcext:value-type="float">
            <text:p>777.979309836445</text:p>
          </table:table-cell>
          <table:table-cell office:value-type="float" office:value="24526.4925018801" calcext:value-type="float">
            <text:p>24526.4925018801</text:p>
          </table:table-cell>
          <table:table-cell office:value-type="float" office:value="0.00183044985196704" calcext:value-type="float">
            <text:p>0.00183044985196704</text:p>
          </table:table-cell>
        </table:table-row>
        <table:table-row table:style-name="ro1">
          <table:table-cell office:value-type="string" calcext:value-type="string">
            <text:p>ECMTC</text:p>
          </table:table-cell>
          <table:table-cell office:value-type="float" office:value="5000" calcext:value-type="float">
            <text:p>50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4178.3196896421" calcext:value-type="float">
            <text:p>24178.3196896421</text:p>
          </table:table-cell>
          <table:table-cell office:value-type="float" office:value="12787.2595759702" calcext:value-type="float">
            <text:p>12787.2595759702</text:p>
          </table:table-cell>
          <table:table-cell office:value-type="float" office:value="0.0000327278223335466" calcext:value-type="float">
            <text:p>3.27278223335466E-05</text:p>
          </table:table-cell>
        </table:table-row>
        <table:table-row table:style-name="ro1" table:number-rows-repeated="1048082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makespan_analysis_100_resources" table:style-name="ta1">
        <table:table-column table:style-name="co9" table:default-cell-style-name="ce17"/>
        <table:table-column table:style-name="co5" table:number-columns-repeated="5" table:default-cell-style-name="ce16"/>
        <table:table-column table:style-name="co8" table:default-cell-style-name="ce16"/>
        <table:table-column table:style-name="co5" table:default-cell-style-name="ce16"/>
        <table:table-row table:style-name="ro2">
          <table:table-cell table:style-name="ce15" office:value-type="string" calcext:value-type="string" table:number-columns-spanned="1" table:number-rows-spanned="2">
            <text:p>Number of</text:p>
            <text:p>Tasks</text:p>
          </table:table-cell>
          <table:table-cell table:style-name="ce25" office:value-type="string" calcext:value-type="string">
            <text:p>MEC and OLAR</text:p>
            <text:p>(Best Scheduler)</text:p>
          </table:table-cell>
          <table:table-cell table:style-name="ce15" office:value-type="string" calcext:value-type="string" table:number-columns-spanned="2" table:number-rows-spanned="1">
            <text:p>ELASTIC</text:p>
          </table:table-cell>
          <table:covered-table-cell table:style-name="ce38"/>
          <table:table-cell table:style-name="ce38" office:value-type="string" calcext:value-type="string" table:number-columns-spanned="2" table:number-rows-spanned="1">
            <text:p><text:span text:style-name="T5">ECMTC and </text:span><text:span text:style-name="T6">MC²MKP</text:span></text:p>
          </table:table-cell>
          <table:covered-table-cell table:style-name="ce38"/>
          <table:table-cell table:style-name="ce38" office:value-type="string" calcext:value-type="string" table:number-columns-spanned="2" table:number-rows-spanned="1">
            <text:p>FedAECS</text:p>
          </table:table-cell>
          <table:covered-table-cell table:style-name="ce38"/>
        </table:table-row>
        <table:table-row table:style-name="ro2">
          <table:covered-table-cell table:style-name="ce15"/>
          <table:table-cell table:style-name="ce26" office:value-type="string" calcext:value-type="string">
            <text:p>Makespan</text:p>
          </table:table-cell>
          <table:table-cell table:style-name="ce38" office:value-type="string" calcext:value-type="string">
            <text:p>Makespan</text:p>
          </table:table-cell>
          <table:table-cell table:style-name="ce15" office:value-type="string" calcext:value-type="string">
            <text:p>% Difference</text:p>
            <text:p>(Gap)</text:p>
          </table:table-cell>
          <table:table-cell table:style-name="ce38" office:value-type="string" calcext:value-type="string">
            <text:p>Makespan</text:p>
          </table:table-cell>
          <table:table-cell table:style-name="ce15" office:value-type="string" calcext:value-type="string">
            <text:p>% Difference</text:p>
            <text:p>(Gap)</text:p>
          </table:table-cell>
          <table:table-cell table:style-name="ce38" office:value-type="string" calcext:value-type="string">
            <text:p>Makespan</text:p>
          </table:table-cell>
          <table:table-cell table:style-name="ce15" office:value-type="string" calcext:value-type="string">
            <text:p>% Difference</text:p>
            <text:p>(Gap)</text:p>
          </table:table-cell>
        </table:table-row>
        <table:table-row table:style-name="ro1">
          <table:table-cell table:style-name="ce18" office:value-type="float" office:value="1000" calcext:value-type="float">
            <text:p>1000</text:p>
          </table:table-cell>
          <table:table-cell table:style-name="ce27" office:value-type="float" office:value="105.829600309746" calcext:value-type="float">
            <text:p>105.829600309746</text:p>
          </table:table-cell>
          <table:table-cell table:style-name="ce27" office:value-type="float" office:value="244.341118209334" calcext:value-type="float">
            <text:p>244.341118209334</text:p>
          </table:table-cell>
          <table:table-cell table:style-name="ce27" table:formula="of:=(([.C3]-[.B3])/[.B3])*100" office:value-type="float" office:value="130.881641331147" calcext:value-type="float">
            <text:p>130.881641331147</text:p>
          </table:table-cell>
          <table:table-cell table:style-name="ce27" office:value-type="float" office:value="2423.58541067344" calcext:value-type="float">
            <text:p>2423.58541067344</text:p>
          </table:table-cell>
          <table:table-cell table:style-name="ce27" table:formula="of:=(([.E3]-[.B3])/[.B3])*100" office:value-type="float" office:value="2190.08274015965" calcext:value-type="float">
            <text:p>2190.08274015965</text:p>
          </table:table-cell>
          <table:table-cell table:style-name="ce27" office:value-type="float" office:value="67899.8709472829" calcext:value-type="float">
            <text:p>67899.8709472829</text:p>
          </table:table-cell>
          <table:table-cell table:style-name="ce27" table:formula="of:=(([.G3]-[.B3])/[.B3])*100" office:value-type="float" office:value="64059.6214561437" calcext:value-type="float">
            <text:p>64059.6214561437</text:p>
          </table:table-cell>
        </table:table-row>
        <table:table-row table:style-name="ro1">
          <table:table-cell table:style-name="ce18" office:value-type="float" office:value="1100" calcext:value-type="float">
            <text:p>1100</text:p>
          </table:table-cell>
          <table:table-cell table:style-name="ce27" office:value-type="float" office:value="119.0756494647" calcext:value-type="float">
            <text:p>119.0756494647</text:p>
          </table:table-cell>
          <table:table-cell table:style-name="ce27" office:value-type="float" office:value="277.278468978347" calcext:value-type="float">
            <text:p>277.278468978347</text:p>
          </table:table-cell>
          <table:table-cell table:style-name="ce27" table:formula="of:=(([.C4]-[.B4])/[.B4])*100" office:value-type="float" office:value="132.85908598848" calcext:value-type="float">
            <text:p>132.85908598848</text:p>
          </table:table-cell>
          <table:table-cell table:style-name="ce27" office:value-type="float" office:value="2825.67567824004" calcext:value-type="float">
            <text:p>2825.67567824004</text:p>
          </table:table-cell>
          <table:table-cell table:style-name="ce27" table:formula="of:=(([.E4]-[.B4])/[.B4])*100" office:value-type="float" office:value="2273.0088317324" calcext:value-type="float">
            <text:p>2273.0088317324</text:p>
          </table:table-cell>
          <table:table-cell table:style-name="ce27" office:value-type="float" office:value="75726.4918998821" calcext:value-type="float">
            <text:p>75726.4918998821</text:p>
          </table:table-cell>
          <table:table-cell table:style-name="ce27" table:formula="of:=(([.G4]-[.B4])/[.B4])*100" office:value-type="float" office:value="63495.2793373856" calcext:value-type="float">
            <text:p>63495.2793373856</text:p>
          </table:table-cell>
        </table:table-row>
        <table:table-row table:style-name="ro1">
          <table:table-cell table:style-name="ce18" office:value-type="float" office:value="1200" calcext:value-type="float">
            <text:p>1200</text:p>
          </table:table-cell>
          <table:table-cell table:style-name="ce27" office:value-type="float" office:value="133.11401385988" calcext:value-type="float">
            <text:p>133.11401385988</text:p>
          </table:table-cell>
          <table:table-cell table:style-name="ce27" office:value-type="float" office:value="311.103294054297" calcext:value-type="float">
            <text:p>311.103294054297</text:p>
          </table:table-cell>
          <table:table-cell table:style-name="ce27" table:formula="of:=(([.C5]-[.B5])/[.B5])*100" office:value-type="float" office:value="133.711902325907" calcext:value-type="float">
            <text:p>133.711902325907</text:p>
          </table:table-cell>
          <table:table-cell table:style-name="ce27" office:value-type="float" office:value="3234.83317926412" calcext:value-type="float">
            <text:p>3234.83317926412</text:p>
          </table:table-cell>
          <table:table-cell table:style-name="ce27" table:formula="of:=(([.E5]-[.B5])/[.B5])*100" office:value-type="float" office:value="2330.12218282983" calcext:value-type="float">
            <text:p>2330.12218282983</text:p>
          </table:table-cell>
          <table:table-cell table:style-name="ce27" office:value-type="float" office:value="83642.7576809617" calcext:value-type="float">
            <text:p>83642.7576809617</text:p>
          </table:table-cell>
          <table:table-cell table:style-name="ce27" table:formula="of:=(([.G5]-[.B5])/[.B5])*100" office:value-type="float" office:value="62735.4260048132" calcext:value-type="float">
            <text:p>62735.4260048132</text:p>
          </table:table-cell>
        </table:table-row>
        <table:table-row table:style-name="ro1">
          <table:table-cell table:style-name="ce18" office:value-type="float" office:value="1300" calcext:value-type="float">
            <text:p>1300</text:p>
          </table:table-cell>
          <table:table-cell table:style-name="ce27" office:value-type="float" office:value="146.490774232404" calcext:value-type="float">
            <text:p>146.490774232404</text:p>
          </table:table-cell>
          <table:table-cell table:style-name="ce27" office:value-type="float" office:value="345.742308340624" calcext:value-type="float">
            <text:p>345.742308340624</text:p>
          </table:table-cell>
          <table:table-cell table:style-name="ce27" table:formula="of:=(([.C6]-[.B6])/[.B6])*100" office:value-type="float" office:value="136.016438681737" calcext:value-type="float">
            <text:p>136.016438681737</text:p>
          </table:table-cell>
          <table:table-cell table:style-name="ce27" office:value-type="float" office:value="3650.27702632195" calcext:value-type="float">
            <text:p>3650.27702632195</text:p>
          </table:table-cell>
          <table:table-cell table:style-name="ce27" table:formula="of:=(([.E6]-[.B6])/[.B6])*100" office:value-type="float" office:value="2391.81359402939" calcext:value-type="float">
            <text:p>2391.81359402939</text:p>
          </table:table-cell>
          <table:table-cell table:style-name="ce27" office:value-type="float" office:value="91641.1734580649" calcext:value-type="float">
            <text:p>91641.1734580649</text:p>
          </table:table-cell>
          <table:table-cell table:style-name="ce27" table:formula="of:=(([.G6]-[.B6])/[.B6])*100" office:value-type="float" office:value="62457.641556784" calcext:value-type="float">
            <text:p>62457.641556784</text:p>
          </table:table-cell>
        </table:table-row>
        <table:table-row table:style-name="ro1">
          <table:table-cell table:style-name="ce18" office:value-type="float" office:value="1400" calcext:value-type="float">
            <text:p>1400</text:p>
          </table:table-cell>
          <table:table-cell table:style-name="ce27" office:value-type="float" office:value="161.273183355638" calcext:value-type="float">
            <text:p>161.273183355638</text:p>
          </table:table-cell>
          <table:table-cell table:style-name="ce27" office:value-type="float" office:value="381.133374812412" calcext:value-type="float">
            <text:p>381.133374812412</text:p>
          </table:table-cell>
          <table:table-cell table:style-name="ce27" table:formula="of:=(([.C7]-[.B7])/[.B7])*100" office:value-type="float" office:value="136.327805331368" calcext:value-type="float">
            <text:p>136.327805331368</text:p>
          </table:table-cell>
          <table:table-cell table:style-name="ce27" office:value-type="float" office:value="4094.09062004207" calcext:value-type="float">
            <text:p>4094.09062004207</text:p>
          </table:table-cell>
          <table:table-cell table:style-name="ce27" table:formula="of:=(([.E7]-[.B7])/[.B7])*100" office:value-type="float" office:value="2438.60594480474" calcext:value-type="float">
            <text:p>2438.60594480474</text:p>
          </table:table-cell>
          <table:table-cell table:style-name="ce27" office:value-type="float" office:value="99715.4020779546" calcext:value-type="float">
            <text:p>99715.4020779546</text:p>
          </table:table-cell>
          <table:table-cell table:style-name="ce27" table:formula="of:=(([.G7]-[.B7])/[.B7])*100" office:value-type="float" office:value="61730.1195543857" calcext:value-type="float">
            <text:p>61730.1195543857</text:p>
          </table:table-cell>
        </table:table-row>
        <table:table-row table:style-name="ro1">
          <table:table-cell table:style-name="ce18" office:value-type="float" office:value="1500" calcext:value-type="float">
            <text:p>1500</text:p>
          </table:table-cell>
          <table:table-cell table:style-name="ce27" office:value-type="float" office:value="175.381851143858" calcext:value-type="float">
            <text:p>175.381851143858</text:p>
          </table:table-cell>
          <table:table-cell table:style-name="ce27" office:value-type="float" office:value="417.223145621472" calcext:value-type="float">
            <text:p>417.223145621472</text:p>
          </table:table-cell>
          <table:table-cell table:style-name="ce27" table:formula="of:=(([.C8]-[.B8])/[.B8])*100" office:value-type="float" office:value="137.894139502064" calcext:value-type="float">
            <text:p>137.894139502064</text:p>
          </table:table-cell>
          <table:table-cell table:style-name="ce27" office:value-type="float" office:value="4535.92988290643" calcext:value-type="float">
            <text:p>4535.92988290643</text:p>
          </table:table-cell>
          <table:table-cell table:style-name="ce27" table:formula="of:=(([.E8]-[.B8])/[.B8])*100" office:value-type="float" office:value="2486.31657342116" calcext:value-type="float">
            <text:p>2486.31657342116</text:p>
          </table:table-cell>
          <table:table-cell table:style-name="ce27" office:value-type="float" office:value="107860.014855085" calcext:value-type="float">
            <text:p>107860.014855085</text:p>
          </table:table-cell>
          <table:table-cell table:style-name="ce27" table:formula="of:=(([.G8]-[.B8])/[.B8])*100" office:value-type="float" office:value="61400.1005814519" calcext:value-type="float">
            <text:p>61400.1005814519</text:p>
          </table:table-cell>
        </table:table-row>
        <table:table-row table:style-name="ro1">
          <table:table-cell table:style-name="ce18" office:value-type="float" office:value="1600" calcext:value-type="float">
            <text:p>1600</text:p>
          </table:table-cell>
          <table:table-cell table:style-name="ce27" office:value-type="float" office:value="189.33299222968" calcext:value-type="float">
            <text:p>189.33299222968</text:p>
          </table:table-cell>
          <table:table-cell table:style-name="ce27" office:value-type="float" office:value="453.965323851889" calcext:value-type="float">
            <text:p>453.965323851889</text:p>
          </table:table-cell>
          <table:table-cell table:style-name="ce27" table:formula="of:=(([.C9]-[.B9])/[.B9])*100" office:value-type="float" office:value="139.77084949948" calcext:value-type="float">
            <text:p>139.77084949948</text:p>
          </table:table-cell>
          <table:table-cell table:style-name="ce27" office:value-type="float" office:value="4990.5441656267" calcext:value-type="float">
            <text:p>4990.5441656267</text:p>
          </table:table-cell>
          <table:table-cell table:style-name="ce27" table:formula="of:=(([.E9]-[.B9])/[.B9])*100" office:value-type="float" office:value="2535.85554047161" calcext:value-type="float">
            <text:p>2535.85554047161</text:p>
          </table:table-cell>
          <table:table-cell table:style-name="ce27" office:value-type="float" office:value="116070.309150482" calcext:value-type="float">
            <text:p>116070.309150482</text:p>
          </table:table-cell>
          <table:table-cell table:style-name="ce27" table:formula="of:=(([.G9]-[.B9])/[.B9])*100" office:value-type="float" office:value="61204.8511955471" calcext:value-type="float">
            <text:p>61204.8511955471</text:p>
          </table:table-cell>
        </table:table-row>
        <table:table-row table:style-name="ro1">
          <table:table-cell table:style-name="ce18" office:value-type="float" office:value="1700" calcext:value-type="float">
            <text:p>1700</text:p>
          </table:table-cell>
          <table:table-cell table:style-name="ce27" office:value-type="float" office:value="204.311853779219" calcext:value-type="float">
            <text:p>204.311853779219</text:p>
          </table:table-cell>
          <table:table-cell table:style-name="ce27" office:value-type="float" office:value="491.319354642324" calcext:value-type="float">
            <text:p>491.319354642324</text:p>
          </table:table-cell>
          <table:table-cell table:style-name="ce27" table:formula="of:=(([.C10]-[.B10])/[.B10])*100" office:value-type="float" office:value="140.475207656452" calcext:value-type="float">
            <text:p>140.475207656452</text:p>
          </table:table-cell>
          <table:table-cell table:style-name="ce27" office:value-type="float" office:value="5442.1226713823" calcext:value-type="float">
            <text:p>5442.1226713823</text:p>
          </table:table-cell>
          <table:table-cell table:style-name="ce27" table:formula="of:=(([.E10]-[.B10])/[.B10])*100" office:value-type="float" office:value="2563.63530589033" calcext:value-type="float">
            <text:p>2563.63530589033</text:p>
          </table:table-cell>
          <table:table-cell table:style-name="ce27" office:value-type="float" office:value="124342.171757018" calcext:value-type="float">
            <text:p>124342.171757018</text:p>
          </table:table-cell>
          <table:table-cell table:style-name="ce27" table:formula="of:=(([.G10]-[.B10])/[.B10])*100" office:value-type="float" office:value="60759.0101146961" calcext:value-type="float">
            <text:p>60759.0101146961</text:p>
          </table:table-cell>
        </table:table-row>
        <table:table-row table:style-name="ro1">
          <table:table-cell table:style-name="ce18" office:value-type="float" office:value="1800" calcext:value-type="float">
            <text:p>1800</text:p>
          </table:table-cell>
          <table:table-cell table:style-name="ce27" office:value-type="float" office:value="219.813193050086" calcext:value-type="float">
            <text:p>219.813193050086</text:p>
          </table:table-cell>
          <table:table-cell table:style-name="ce27" office:value-type="float" office:value="529.249420961318" calcext:value-type="float">
            <text:p>529.249420961318</text:p>
          </table:table-cell>
          <table:table-cell table:style-name="ce27" table:formula="of:=(([.C11]-[.B11])/[.B11])*100" office:value-type="float" office:value="140.77236385021" calcext:value-type="float">
            <text:p>140.77236385021</text:p>
          </table:table-cell>
          <table:table-cell table:style-name="ce27" office:value-type="float" office:value="5921.68270062417" calcext:value-type="float">
            <text:p>5921.68270062417</text:p>
          </table:table-cell>
          <table:table-cell table:style-name="ce27" table:formula="of:=(([.E11]-[.B11])/[.B11])*100" office:value-type="float" office:value="2593.96145811633" calcext:value-type="float">
            <text:p>2593.96145811633</text:p>
          </table:table-cell>
          <table:table-cell table:style-name="ce27" office:value-type="float" office:value="132671.974554871" calcext:value-type="float">
            <text:p>132671.974554871</text:p>
          </table:table-cell>
          <table:table-cell table:style-name="ce27" table:formula="of:=(([.G11]-[.B11])/[.B11])*100" office:value-type="float" office:value="60256.6932056898" calcext:value-type="float">
            <text:p>60256.6932056898</text:p>
          </table:table-cell>
        </table:table-row>
        <table:table-row table:style-name="ro1">
          <table:table-cell table:style-name="ce18" office:value-type="float" office:value="1900" calcext:value-type="float">
            <text:p>1900</text:p>
          </table:table-cell>
          <table:table-cell table:style-name="ce27" office:value-type="float" office:value="235.36947963293" calcext:value-type="float">
            <text:p>235.36947963293</text:p>
          </table:table-cell>
          <table:table-cell table:style-name="ce27" office:value-type="float" office:value="567.723660365317" calcext:value-type="float">
            <text:p>567.723660365317</text:p>
          </table:table-cell>
          <table:table-cell table:style-name="ce27" table:formula="of:=(([.C12]-[.B12])/[.B12])*100" office:value-type="float" office:value="141.205300385891" calcext:value-type="float">
            <text:p>141.205300385891</text:p>
          </table:table-cell>
          <table:table-cell table:style-name="ce27" office:value-type="float" office:value="6397.68434699888" calcext:value-type="float">
            <text:p>6397.68434699888</text:p>
          </table:table-cell>
          <table:table-cell table:style-name="ce27" table:formula="of:=(([.E12]-[.B12])/[.B12])*100" office:value-type="float" office:value="2618.14525697061" calcext:value-type="float">
            <text:p>2618.14525697061</text:p>
          </table:table-cell>
          <table:table-cell table:style-name="ce27" office:value-type="float" office:value="141056.493435541" calcext:value-type="float">
            <text:p>141056.493435541</text:p>
          </table:table-cell>
          <table:table-cell table:style-name="ce27" table:formula="of:=(([.G12]-[.B12])/[.B12])*100" office:value-type="float" office:value="59829.8148831893" calcext:value-type="float">
            <text:p>59829.8148831893</text:p>
          </table:table-cell>
        </table:table-row>
        <table:table-row table:style-name="ro1">
          <table:table-cell table:style-name="ce18" office:value-type="float" office:value="2000" calcext:value-type="float">
            <text:p>2000</text:p>
          </table:table-cell>
          <table:table-cell table:style-name="ce27" office:value-type="float" office:value="251.839982877913" calcext:value-type="float">
            <text:p>251.839982877913</text:p>
          </table:table-cell>
          <table:table-cell table:style-name="ce27" office:value-type="float" office:value="606.713545184837" calcext:value-type="float">
            <text:p>606.713545184837</text:p>
          </table:table-cell>
          <table:table-cell table:style-name="ce27" table:formula="of:=(([.C13]-[.B13])/[.B13])*100" office:value-type="float" office:value="140.912319899164" calcext:value-type="float">
            <text:p>140.912319899164</text:p>
          </table:table-cell>
          <table:table-cell table:style-name="ce27" office:value-type="float" office:value="6909.80822470465" calcext:value-type="float">
            <text:p>6909.80822470465</text:p>
          </table:table-cell>
          <table:table-cell table:style-name="ce27" table:formula="of:=(([.E13]-[.B13])/[.B13])*100" office:value-type="float" office:value="2643.72962773524" calcext:value-type="float">
            <text:p>2643.72962773524</text:p>
          </table:table-cell>
          <table:table-cell table:style-name="ce27" office:value-type="float" office:value="149492.844348029" calcext:value-type="float">
            <text:p>149492.844348029</text:p>
          </table:table-cell>
          <table:table-cell table:style-name="ce27" table:formula="of:=(([.G13]-[.B13])/[.B13])*100" office:value-type="float" office:value="59260.2503620325" calcext:value-type="float">
            <text:p>59260.2503620325</text:p>
          </table:table-cell>
        </table:table-row>
        <table:table-row table:style-name="ro1">
          <table:table-cell table:style-name="ce18" office:value-type="float" office:value="2100" calcext:value-type="float">
            <text:p>2100</text:p>
          </table:table-cell>
          <table:table-cell table:style-name="ce27" office:value-type="float" office:value="266.338143408944" calcext:value-type="float">
            <text:p>266.338143408944</text:p>
          </table:table-cell>
          <table:table-cell table:style-name="ce27" office:value-type="float" office:value="646.193385666871" calcext:value-type="float">
            <text:p>646.193385666871</text:p>
          </table:table-cell>
          <table:table-cell table:style-name="ce27" table:formula="of:=(([.C14]-[.B14])/[.B14])*100" office:value-type="float" office:value="142.621420047479" calcext:value-type="float">
            <text:p>142.621420047479</text:p>
          </table:table-cell>
          <table:table-cell table:style-name="ce27" office:value-type="float" office:value="7393.78169440093" calcext:value-type="float">
            <text:p>7393.78169440093</text:p>
          </table:table-cell>
          <table:table-cell table:style-name="ce27" table:formula="of:=(([.E14]-[.B14])/[.B14])*100" office:value-type="float" office:value="2676.08817113675" calcext:value-type="float">
            <text:p>2676.08817113675</text:p>
          </table:table-cell>
          <table:table-cell table:style-name="ce27" office:value-type="float" office:value="157978.432172105" calcext:value-type="float">
            <text:p>157978.432172105</text:p>
          </table:table-cell>
          <table:table-cell table:style-name="ce27" table:formula="of:=(([.G14]-[.B14])/[.B14])*100" office:value-type="float" office:value="59214.9858860208" calcext:value-type="float">
            <text:p>59214.9858860208</text:p>
          </table:table-cell>
        </table:table-row>
        <table:table-row table:style-name="ro1">
          <table:table-cell table:style-name="ce18" office:value-type="float" office:value="2200" calcext:value-type="float">
            <text:p>2200</text:p>
          </table:table-cell>
          <table:table-cell table:style-name="ce27" office:value-type="float" office:value="282.46579469347" calcext:value-type="float">
            <text:p>282.46579469347</text:p>
          </table:table-cell>
          <table:table-cell table:style-name="ce27" office:value-type="float" office:value="686.139927051829" calcext:value-type="float">
            <text:p>686.139927051829</text:p>
          </table:table-cell>
          <table:table-cell table:style-name="ce27" table:formula="of:=(([.C15]-[.B15])/[.B15])*100" office:value-type="float" office:value="142.910801924326" calcext:value-type="float">
            <text:p>142.910801924326</text:p>
          </table:table-cell>
          <table:table-cell table:style-name="ce27" office:value-type="float" office:value="7905.73140335804" calcext:value-type="float">
            <text:p>7905.73140335804</text:p>
          </table:table-cell>
          <table:table-cell table:style-name="ce27" table:formula="of:=(([.E15]-[.B15])/[.B15])*100" office:value-type="float" office:value="2698.82787646458" calcext:value-type="float">
            <text:p>2698.82787646458</text:p>
          </table:table-cell>
          <table:table-cell table:style-name="ce27" office:value-type="float" office:value="166510.909355173" calcext:value-type="float">
            <text:p>166510.909355173</text:p>
          </table:table-cell>
          <table:table-cell table:style-name="ce27" table:formula="of:=(([.G15]-[.B15])/[.B15])*100" office:value-type="float" office:value="58849.0524103527" calcext:value-type="float">
            <text:p>58849.0524103527</text:p>
          </table:table-cell>
        </table:table-row>
        <table:table-row table:style-name="ro1">
          <table:table-cell table:style-name="ce18" office:value-type="float" office:value="2300" calcext:value-type="float">
            <text:p>2300</text:p>
          </table:table-cell>
          <table:table-cell table:style-name="ce27" office:value-type="float" office:value="298.715410500103" calcext:value-type="float">
            <text:p>298.715410500103</text:p>
          </table:table-cell>
          <table:table-cell table:style-name="ce27" office:value-type="float" office:value="726.532019406741" calcext:value-type="float">
            <text:p>726.532019406741</text:p>
          </table:table-cell>
          <table:table-cell table:style-name="ce27" table:formula="of:=(([.C16]-[.B16])/[.B16])*100" office:value-type="float" office:value="143.218794166125" calcext:value-type="float">
            <text:p>143.218794166125</text:p>
          </table:table-cell>
          <table:table-cell table:style-name="ce27" office:value-type="float" office:value="8413.12229393521" calcext:value-type="float">
            <text:p>8413.12229393521</text:p>
          </table:table-cell>
          <table:table-cell table:style-name="ce27" table:formula="of:=(([.E16]-[.B16])/[.B16])*100" office:value-type="float" office:value="2716.43396966033" calcext:value-type="float">
            <text:p>2716.43396966033</text:p>
          </table:table-cell>
          <table:table-cell table:style-name="ce27" office:value-type="float" office:value="175088.142087485" calcext:value-type="float">
            <text:p>175088.142087485</text:p>
          </table:table-cell>
          <table:table-cell table:style-name="ce27" table:formula="of:=(([.G16]-[.B16])/[.B16])*100" office:value-type="float" office:value="58513.695823177" calcext:value-type="float">
            <text:p>58513.695823177</text:p>
          </table:table-cell>
        </table:table-row>
        <table:table-row table:style-name="ro1">
          <table:table-cell table:style-name="ce18" office:value-type="float" office:value="2400" calcext:value-type="float">
            <text:p>2400</text:p>
          </table:table-cell>
          <table:table-cell table:style-name="ce27" office:value-type="float" office:value="313.638026319254" calcext:value-type="float">
            <text:p>313.638026319254</text:p>
          </table:table-cell>
          <table:table-cell table:style-name="ce27" office:value-type="float" office:value="767.350344514989" calcext:value-type="float">
            <text:p>767.350344514989</text:p>
          </table:table-cell>
          <table:table-cell table:style-name="ce27" table:formula="of:=(([.C17]-[.B17])/[.B17])*100" office:value-type="float" office:value="144.661131661981" calcext:value-type="float">
            <text:p>144.661131661981</text:p>
          </table:table-cell>
          <table:table-cell table:style-name="ce27" office:value-type="float" office:value="8923.86310512837" calcext:value-type="float">
            <text:p>8923.86310512837</text:p>
          </table:table-cell>
          <table:table-cell table:style-name="ce27" table:formula="of:=(([.E17]-[.B17])/[.B17])*100" office:value-type="float" office:value="2745.27460201676" calcext:value-type="float">
            <text:p>2745.27460201676</text:p>
          </table:table-cell>
          <table:table-cell table:style-name="ce27" office:value-type="float" office:value="183708.182372722" calcext:value-type="float">
            <text:p>183708.182372722</text:p>
          </table:table-cell>
          <table:table-cell table:style-name="ce27" table:formula="of:=(([.G17]-[.B17])/[.B17])*100" office:value-type="float" office:value="58473.3128500574" calcext:value-type="float">
            <text:p>58473.3128500574</text:p>
          </table:table-cell>
        </table:table-row>
        <table:table-row table:style-name="ro1">
          <table:table-cell table:style-name="ce18" office:value-type="float" office:value="2500" calcext:value-type="float">
            <text:p>2500</text:p>
          </table:table-cell>
          <table:table-cell table:style-name="ce27" office:value-type="float" office:value="330.519984266912" calcext:value-type="float">
            <text:p>330.519984266912</text:p>
          </table:table-cell>
          <table:table-cell table:style-name="ce27" office:value-type="float" office:value="808.577188017213" calcext:value-type="float">
            <text:p>808.577188017213</text:p>
          </table:table-cell>
          <table:table-cell table:style-name="ce27" table:formula="of:=(([.C18]-[.B18])/[.B18])*100" office:value-type="float" office:value="144.63791192857" calcext:value-type="float">
            <text:p>144.63791192857</text:p>
          </table:table-cell>
          <table:table-cell table:style-name="ce27" office:value-type="float" office:value="9471.04676514736" calcext:value-type="float">
            <text:p>9471.04676514736</text:p>
          </table:table-cell>
          <table:table-cell table:style-name="ce27" table:formula="of:=(([.E18]-[.B18])/[.B18])*100" office:value-type="float" office:value="2765.49897615238" calcext:value-type="float">
            <text:p>2765.49897615238</text:p>
          </table:table-cell>
          <table:table-cell table:style-name="ce27" office:value-type="float" office:value="192369.244762809" calcext:value-type="float">
            <text:p>192369.244762809</text:p>
          </table:table-cell>
          <table:table-cell table:style-name="ce27" table:formula="of:=(([.G18]-[.B18])/[.B18])*100" office:value-type="float" office:value="58102.0010649223" calcext:value-type="float">
            <text:p>58102.0010649223</text:p>
          </table:table-cell>
        </table:table-row>
        <table:table-row table:style-name="ro1">
          <table:table-cell table:style-name="ce18" office:value-type="float" office:value="2600" calcext:value-type="float">
            <text:p>2600</text:p>
          </table:table-cell>
          <table:table-cell table:style-name="ce27" office:value-type="float" office:value="347.089188326649" calcext:value-type="float">
            <text:p>347.089188326649</text:p>
          </table:table-cell>
          <table:table-cell table:style-name="ce27" office:value-type="float" office:value="850.19624781086" calcext:value-type="float">
            <text:p>850.19624781086</text:p>
          </table:table-cell>
          <table:table-cell table:style-name="ce27" table:formula="of:=(([.C19]-[.B19])/[.B19])*100" office:value-type="float" office:value="144.950369070768" calcext:value-type="float">
            <text:p>144.950369070768</text:p>
          </table:table-cell>
          <table:table-cell table:style-name="ce27" office:value-type="float" office:value="9979.8233163958" calcext:value-type="float">
            <text:p>9979.8233163958</text:p>
          </table:table-cell>
          <table:table-cell table:style-name="ce27" table:formula="of:=(([.E19]-[.B19])/[.B19])*100" office:value-type="float" office:value="2775.29074717352" calcext:value-type="float">
            <text:p>2775.29074717352</text:p>
          </table:table-cell>
          <table:table-cell table:style-name="ce27" office:value-type="float" office:value="201069.686822085" calcext:value-type="float">
            <text:p>201069.686822085</text:p>
          </table:table-cell>
          <table:table-cell table:style-name="ce27" table:formula="of:=(([.G19]-[.B19])/[.B19])*100" office:value-type="float" office:value="57830.2650686014" calcext:value-type="float">
            <text:p>57830.2650686014</text:p>
          </table:table-cell>
        </table:table-row>
        <table:table-row table:style-name="ro1">
          <table:table-cell table:style-name="ce18" office:value-type="float" office:value="2700" calcext:value-type="float">
            <text:p>2700</text:p>
          </table:table-cell>
          <table:table-cell table:style-name="ce27" office:value-type="float" office:value="363.630240618682" calcext:value-type="float">
            <text:p>363.630240618682</text:p>
          </table:table-cell>
          <table:table-cell table:style-name="ce27" office:value-type="float" office:value="892.192471776959" calcext:value-type="float">
            <text:p>892.192471776959</text:p>
          </table:table-cell>
          <table:table-cell table:style-name="ce27" table:formula="of:=(([.C20]-[.B20])/[.B20])*100" office:value-type="float" office:value="145.357061134129" calcext:value-type="float">
            <text:p>145.357061134129</text:p>
          </table:table-cell>
          <table:table-cell table:style-name="ce27" office:value-type="float" office:value="10533.4426862054" calcext:value-type="float">
            <text:p>10533.4426862054</text:p>
          </table:table-cell>
          <table:table-cell table:style-name="ce27" table:formula="of:=(([.E20]-[.B20])/[.B20])*100" office:value-type="float" office:value="2796.74551497251" calcext:value-type="float">
            <text:p>2796.74551497251</text:p>
          </table:table-cell>
          <table:table-cell table:style-name="ce27" office:value-type="float" office:value="209807.99260218" calcext:value-type="float">
            <text:p>209807.99260218</text:p>
          </table:table-cell>
          <table:table-cell table:style-name="ce27" table:formula="of:=(([.G20]-[.B20])/[.B20])*100" office:value-type="float" office:value="57598.1695046077" calcext:value-type="float">
            <text:p>57598.1695046077</text:p>
          </table:table-cell>
        </table:table-row>
        <table:table-row table:style-name="ro1">
          <table:table-cell table:style-name="ce18" office:value-type="float" office:value="2800" calcext:value-type="float">
            <text:p>2800</text:p>
          </table:table-cell>
          <table:table-cell table:style-name="ce27" office:value-type="float" office:value="380.758432151062" calcext:value-type="float">
            <text:p>380.758432151062</text:p>
          </table:table-cell>
          <table:table-cell table:style-name="ce27" office:value-type="float" office:value="934.551919433347" calcext:value-type="float">
            <text:p>934.551919433347</text:p>
          </table:table-cell>
          <table:table-cell table:style-name="ce27" table:formula="of:=(([.C21]-[.B21])/[.B21])*100" office:value-type="float" office:value="145.444838648399" calcext:value-type="float">
            <text:p>145.444838648399</text:p>
          </table:table-cell>
          <table:table-cell table:style-name="ce27" office:value-type="float" office:value="11056.3504058305" calcext:value-type="float">
            <text:p>11056.3504058305</text:p>
          </table:table-cell>
          <table:table-cell table:style-name="ce27" table:formula="of:=(([.E21]-[.B21])/[.B21])*100" office:value-type="float" office:value="2803.7703363176" calcext:value-type="float">
            <text:p>2803.7703363176</text:p>
          </table:table-cell>
          <table:table-cell table:style-name="ce27" office:value-type="float" office:value="218582.758568995" calcext:value-type="float">
            <text:p>218582.758568995</text:p>
          </table:table-cell>
          <table:table-cell table:style-name="ce27" table:formula="of:=(([.G21]-[.B21])/[.B21])*100" office:value-type="float" office:value="57307.2010261547" calcext:value-type="float">
            <text:p>57307.2010261547</text:p>
          </table:table-cell>
        </table:table-row>
        <table:table-row table:style-name="ro1">
          <table:table-cell table:style-name="ce18" office:value-type="float" office:value="2900" calcext:value-type="float">
            <text:p>2900</text:p>
          </table:table-cell>
          <table:table-cell table:style-name="ce27" office:value-type="float" office:value="397.914512967868" calcext:value-type="float">
            <text:p>397.914512967868</text:p>
          </table:table-cell>
          <table:table-cell table:style-name="ce27" office:value-type="float" office:value="977.29641421629" calcext:value-type="float">
            <text:p>977.29641421629</text:p>
          </table:table-cell>
          <table:table-cell table:style-name="ce27" table:formula="of:=(([.C22]-[.B22])/[.B22])*100" office:value-type="float" office:value="145.604616661772" calcext:value-type="float">
            <text:p>145.604616661772</text:p>
          </table:table-cell>
          <table:table-cell table:style-name="ce27" office:value-type="float" office:value="11598.888595095" calcext:value-type="float">
            <text:p>11598.888595095</text:p>
          </table:table-cell>
          <table:table-cell table:style-name="ce27" table:formula="of:=(([.E22]-[.B22])/[.B22])*100" office:value-type="float" office:value="2814.91971694725" calcext:value-type="float">
            <text:p>2814.91971694725</text:p>
          </table:table-cell>
          <table:table-cell table:style-name="ce27" office:value-type="float" office:value="227392.681543161" calcext:value-type="float">
            <text:p>227392.681543161</text:p>
          </table:table-cell>
          <table:table-cell table:style-name="ce27" table:formula="of:=(([.G22]-[.B22])/[.B22])*100" office:value-type="float" office:value="57046.1140854451" calcext:value-type="float">
            <text:p>57046.1140854451</text:p>
          </table:table-cell>
        </table:table-row>
        <table:table-row table:style-name="ro1">
          <table:table-cell table:style-name="ce18" office:value-type="float" office:value="3000" calcext:value-type="float">
            <text:p>3000</text:p>
          </table:table-cell>
          <table:table-cell table:style-name="ce27" office:value-type="float" office:value="414.978478849135" calcext:value-type="float">
            <text:p>414.978478849135</text:p>
          </table:table-cell>
          <table:table-cell table:style-name="ce27" office:value-type="float" office:value="1020.43653270033" calcext:value-type="float">
            <text:p>1020.43653270033</text:p>
          </table:table-cell>
          <table:table-cell table:style-name="ce27" table:formula="of:=(([.C23]-[.B23])/[.B23])*100" office:value-type="float" office:value="145.901073118375" calcext:value-type="float">
            <text:p>145.901073118375</text:p>
          </table:table-cell>
          <table:table-cell table:style-name="ce27" office:value-type="float" office:value="12169.7402716886" calcext:value-type="float">
            <text:p>12169.7402716886</text:p>
          </table:table-cell>
          <table:table-cell table:style-name="ce27" table:formula="of:=(([.E23]-[.B23])/[.B23])*100" office:value-type="float" office:value="2832.61961570612" calcext:value-type="float">
            <text:p>2832.61961570612</text:p>
          </table:table-cell>
          <table:table-cell table:style-name="ce27" office:value-type="float" office:value="236236.548306217" calcext:value-type="float">
            <text:p>236236.548306217</text:p>
          </table:table-cell>
          <table:table-cell table:style-name="ce27" table:formula="of:=(([.G23]-[.B23])/[.B23])*100" office:value-type="float" office:value="56827.4216247008" calcext:value-type="float">
            <text:p>56827.4216247008</text:p>
          </table:table-cell>
        </table:table-row>
        <table:table-row table:style-name="ro1">
          <table:table-cell table:style-name="ce18" office:value-type="float" office:value="3100" calcext:value-type="float">
            <text:p>3100</text:p>
          </table:table-cell>
          <table:table-cell table:style-name="ce27" office:value-type="float" office:value="432.917381716604" calcext:value-type="float">
            <text:p>432.917381716604</text:p>
          </table:table-cell>
          <table:table-cell table:style-name="ce27" office:value-type="float" office:value="1063.90431544324" calcext:value-type="float">
            <text:p>1063.90431544324</text:p>
          </table:table-cell>
          <table:table-cell table:style-name="ce27" table:formula="of:=(([.C24]-[.B24])/[.B24])*100" office:value-type="float" office:value="145.752275231973" calcext:value-type="float">
            <text:p>145.752275231973</text:p>
          </table:table-cell>
          <table:table-cell table:style-name="ce27" office:value-type="float" office:value="12717.6735967552" calcext:value-type="float">
            <text:p>12717.6735967552</text:p>
          </table:table-cell>
          <table:table-cell table:style-name="ce27" table:formula="of:=(([.E24]-[.B24])/[.B24])*100" office:value-type="float" office:value="2837.66758597843" calcext:value-type="float">
            <text:p>2837.66758597843</text:p>
          </table:table-cell>
          <table:table-cell table:style-name="ce27" office:value-type="float" office:value="245113.22659449" calcext:value-type="float">
            <text:p>245113.22659449</text:p>
          </table:table-cell>
          <table:table-cell table:style-name="ce27" table:formula="of:=(([.G24]-[.B24])/[.B24])*100" office:value-type="float" office:value="56518.938611928" calcext:value-type="float">
            <text:p>56518.938611928</text:p>
          </table:table-cell>
        </table:table-row>
        <table:table-row table:style-name="ro1">
          <table:table-cell table:style-name="ce18" office:value-type="float" office:value="3200" calcext:value-type="float">
            <text:p>3200</text:p>
          </table:table-cell>
          <table:table-cell table:style-name="ce27" office:value-type="float" office:value="449.398387644706" calcext:value-type="float">
            <text:p>449.398387644706</text:p>
          </table:table-cell>
          <table:table-cell table:style-name="ce27" office:value-type="float" office:value="1107.68920925651" calcext:value-type="float">
            <text:p>1107.68920925651</text:p>
          </table:table-cell>
          <table:table-cell table:style-name="ce27" table:formula="of:=(([.C25]-[.B25])/[.B25])*100" office:value-type="float" office:value="146.482684342038" calcext:value-type="float">
            <text:p>146.482684342038</text:p>
          </table:table-cell>
          <table:table-cell table:style-name="ce27" office:value-type="float" office:value="13285.3281279481" calcext:value-type="float">
            <text:p>13285.3281279481</text:p>
          </table:table-cell>
          <table:table-cell table:style-name="ce27" table:formula="of:=(([.E25]-[.B25])/[.B25])*100" office:value-type="float" office:value="2856.24739500656" calcext:value-type="float">
            <text:p>2856.24739500656</text:p>
          </table:table-cell>
          <table:table-cell table:style-name="ce27" office:value-type="float" office:value="254021.6572565" calcext:value-type="float">
            <text:p>254021.6572565</text:p>
          </table:table-cell>
          <table:table-cell table:style-name="ce27" table:formula="of:=(([.G25]-[.B25])/[.B25])*100" office:value-type="float" office:value="56424.8261320709" calcext:value-type="float">
            <text:p>56424.8261320709</text:p>
          </table:table-cell>
        </table:table-row>
        <table:table-row table:style-name="ro1">
          <table:table-cell table:style-name="ce18" office:value-type="float" office:value="3300" calcext:value-type="float">
            <text:p>3300</text:p>
          </table:table-cell>
          <table:table-cell table:style-name="ce27" office:value-type="float" office:value="466.263390333726" calcext:value-type="float">
            <text:p>466.263390333726</text:p>
          </table:table-cell>
          <table:table-cell table:style-name="ce27" office:value-type="float" office:value="1151.78131909179" calcext:value-type="float">
            <text:p>1151.78131909179</text:p>
          </table:table-cell>
          <table:table-cell table:style-name="ce27" table:formula="of:=(([.C26]-[.B26])/[.B26])*100" office:value-type="float" office:value="147.02375158972" calcext:value-type="float">
            <text:p>147.02375158972</text:p>
          </table:table-cell>
          <table:table-cell table:style-name="ce27" office:value-type="float" office:value="13864.1805789652" calcext:value-type="float">
            <text:p>13864.1805789652</text:p>
          </table:table-cell>
          <table:table-cell table:style-name="ce27" table:formula="of:=(([.E26]-[.B26])/[.B26])*100" office:value-type="float" office:value="2873.46539882575" calcext:value-type="float">
            <text:p>2873.46539882575</text:p>
          </table:table-cell>
          <table:table-cell table:style-name="ce27" office:value-type="float" office:value="262960.847391857" calcext:value-type="float">
            <text:p>262960.847391857</text:p>
          </table:table-cell>
          <table:table-cell table:style-name="ce27" table:formula="of:=(([.G26]-[.B26])/[.B26])*100" office:value-type="float" office:value="56297.4896685849" calcext:value-type="float">
            <text:p>56297.4896685849</text:p>
          </table:table-cell>
        </table:table-row>
        <table:table-row table:style-name="ro1">
          <table:table-cell table:style-name="ce18" office:value-type="float" office:value="3400" calcext:value-type="float">
            <text:p>3400</text:p>
          </table:table-cell>
          <table:table-cell table:style-name="ce27" office:value-type="float" office:value="484.565982245709" calcext:value-type="float">
            <text:p>484.565982245709</text:p>
          </table:table-cell>
          <table:table-cell table:style-name="ce27" office:value-type="float" office:value="1196.17134837034" calcext:value-type="float">
            <text:p>1196.17134837034</text:p>
          </table:table-cell>
          <table:table-cell table:style-name="ce27" table:formula="of:=(([.C27]-[.B27])/[.B27])*100" office:value-type="float" office:value="146.85417305332" calcext:value-type="float">
            <text:p>146.85417305332</text:p>
          </table:table-cell>
          <table:table-cell table:style-name="ce27" office:value-type="float" office:value="14428.1634118226" calcext:value-type="float">
            <text:p>14428.1634118226</text:p>
          </table:table-cell>
          <table:table-cell table:style-name="ce27" table:formula="of:=(([.E27]-[.B27])/[.B27])*100" office:value-type="float" office:value="2877.54360406309" calcext:value-type="float">
            <text:p>2877.54360406309</text:p>
          </table:table-cell>
          <table:table-cell table:style-name="ce27" office:value-type="float" office:value="271929.864322734" calcext:value-type="float">
            <text:p>271929.864322734</text:p>
          </table:table-cell>
          <table:table-cell table:style-name="ce27" table:formula="of:=(([.G27]-[.B27])/[.B27])*100" office:value-type="float" office:value="56018.2324566991" calcext:value-type="float">
            <text:p>56018.2324566991</text:p>
          </table:table-cell>
        </table:table-row>
        <table:table-row table:style-name="ro1">
          <table:table-cell table:style-name="ce18" office:value-type="float" office:value="3500" calcext:value-type="float">
            <text:p>3500</text:p>
          </table:table-cell>
          <table:table-cell table:style-name="ce27" office:value-type="float" office:value="502.239570451335" calcext:value-type="float">
            <text:p>502.239570451335</text:p>
          </table:table-cell>
          <table:table-cell table:style-name="ce27" office:value-type="float" office:value="1240.85054631069" calcext:value-type="float">
            <text:p>1240.85054631069</text:p>
          </table:table-cell>
          <table:table-cell table:style-name="ce27" table:formula="of:=(([.C28]-[.B28])/[.B28])*100" office:value-type="float" office:value="147.063477136142" calcext:value-type="float">
            <text:p>147.063477136142</text:p>
          </table:table-cell>
          <table:table-cell table:style-name="ce27" office:value-type="float" office:value="15020.625991812" calcext:value-type="float">
            <text:p>15020.625991812</text:p>
          </table:table-cell>
          <table:table-cell table:style-name="ce27" table:formula="of:=(([.E28]-[.B28])/[.B28])*100" office:value-type="float" office:value="2890.72930042406" calcext:value-type="float">
            <text:p>2890.72930042406</text:p>
          </table:table-cell>
          <table:table-cell table:style-name="ce27" office:value-type="float" office:value="280927.83027534" calcext:value-type="float">
            <text:p>280927.83027534</text:p>
          </table:table-cell>
          <table:table-cell table:style-name="ce27" table:formula="of:=(([.G28]-[.B28])/[.B28])*100" office:value-type="float" office:value="55835.0251958215" calcext:value-type="float">
            <text:p>55835.0251958215</text:p>
          </table:table-cell>
        </table:table-row>
        <table:table-row table:style-name="ro1">
          <table:table-cell table:style-name="ce18" office:value-type="float" office:value="3600" calcext:value-type="float">
            <text:p>3600</text:p>
          </table:table-cell>
          <table:table-cell table:style-name="ce27" office:value-type="float" office:value="520.207732219721" calcext:value-type="float">
            <text:p>520.207732219721</text:p>
          </table:table-cell>
          <table:table-cell table:style-name="ce27" office:value-type="float" office:value="1285.81066125833" calcext:value-type="float">
            <text:p>1285.81066125833</text:p>
          </table:table-cell>
          <table:table-cell table:style-name="ce27" table:formula="of:=(([.C29]-[.B29])/[.B29])*100" office:value-type="float" office:value="147.172539279989" calcext:value-type="float">
            <text:p>147.172539279989</text:p>
          </table:table-cell>
          <table:table-cell table:style-name="ce27" office:value-type="float" office:value="15589.2127575913" calcext:value-type="float">
            <text:p>15589.2127575913</text:p>
          </table:table-cell>
          <table:table-cell table:style-name="ce27" table:formula="of:=(([.E29]-[.B29])/[.B29])*100" office:value-type="float" office:value="2896.72838215462" calcext:value-type="float">
            <text:p>2896.72838215462</text:p>
          </table:table-cell>
          <table:table-cell table:style-name="ce27" office:value-type="float" office:value="289953.917669825" calcext:value-type="float">
            <text:p>289953.917669825</text:p>
          </table:table-cell>
          <table:table-cell table:style-name="ce27" table:formula="of:=(([.G29]-[.B29])/[.B29])*100" office:value-type="float" office:value="55638.1022447695" calcext:value-type="float">
            <text:p>55638.1022447695</text:p>
          </table:table-cell>
        </table:table-row>
        <table:table-row table:style-name="ro1">
          <table:table-cell table:style-name="ce18" office:value-type="float" office:value="3700" calcext:value-type="float">
            <text:p>3700</text:p>
          </table:table-cell>
          <table:table-cell table:style-name="ce27" office:value-type="float" office:value="538.484544632899" calcext:value-type="float">
            <text:p>538.484544632899</text:p>
          </table:table-cell>
          <table:table-cell table:style-name="ce27" office:value-type="float" office:value="1331.04389918644" calcext:value-type="float">
            <text:p>1331.04389918644</text:p>
          </table:table-cell>
          <table:table-cell table:style-name="ce27" table:formula="of:=(([.C30]-[.B30])/[.B30])*100" office:value-type="float" office:value="147.183305900423" calcext:value-type="float">
            <text:p>147.183305900423</text:p>
          </table:table-cell>
          <table:table-cell table:style-name="ce27" office:value-type="float" office:value="16195.1280486552" calcext:value-type="float">
            <text:p>16195.1280486552</text:p>
          </table:table-cell>
          <table:table-cell table:style-name="ce27" table:formula="of:=(([.E30]-[.B30])/[.B30])*100" office:value-type="float" office:value="2907.53813829437" calcext:value-type="float">
            <text:p>2907.53813829437</text:p>
          </table:table-cell>
          <table:table-cell table:style-name="ce27" office:value-type="float" office:value="299007.344934045" calcext:value-type="float">
            <text:p>299007.344934045</text:p>
          </table:table-cell>
          <table:table-cell table:style-name="ce27" table:formula="of:=(([.G30]-[.B30])/[.B30])*100" office:value-type="float" office:value="55427.563031152" calcext:value-type="float">
            <text:p>55427.563031152</text:p>
          </table:table-cell>
        </table:table-row>
        <table:table-row table:style-name="ro1">
          <table:table-cell table:style-name="ce18" office:value-type="float" office:value="3800" calcext:value-type="float">
            <text:p>3800</text:p>
          </table:table-cell>
          <table:table-cell table:style-name="ce27" office:value-type="float" office:value="555.499071627213" calcext:value-type="float">
            <text:p>555.499071627213</text:p>
          </table:table-cell>
          <table:table-cell table:style-name="ce27" office:value-type="float" office:value="1376.5428866712" calcext:value-type="float">
            <text:p>1376.5428866712</text:p>
          </table:table-cell>
          <table:table-cell table:style-name="ce27" table:formula="of:=(([.C31]-[.B31])/[.B31])*100" office:value-type="float" office:value="147.802913988482" calcext:value-type="float">
            <text:p>147.802913988482</text:p>
          </table:table-cell>
          <table:table-cell table:style-name="ce27" office:value-type="float" office:value="16776.8805335016" calcext:value-type="float">
            <text:p>16776.8805335016</text:p>
          </table:table-cell>
          <table:table-cell table:style-name="ce27" table:formula="of:=(([.E31]-[.B31])/[.B31])*100" office:value-type="float" office:value="2920.14555746374" calcext:value-type="float">
            <text:p>2920.14555746374</text:p>
          </table:table-cell>
          <table:table-cell table:style-name="ce27" office:value-type="float" office:value="308087.372770302" calcext:value-type="float">
            <text:p>308087.372770302</text:p>
          </table:table-cell>
          <table:table-cell table:style-name="ce27" table:formula="of:=(([.G31]-[.B31])/[.B31])*100" office:value-type="float" office:value="55361.365915127" calcext:value-type="float">
            <text:p>55361.365915127</text:p>
          </table:table-cell>
        </table:table-row>
        <table:table-row table:style-name="ro1">
          <table:table-cell table:style-name="ce18" office:value-type="float" office:value="3900" calcext:value-type="float">
            <text:p>3900</text:p>
          </table:table-cell>
          <table:table-cell table:style-name="ce27" office:value-type="float" office:value="572.797378285483" calcext:value-type="float">
            <text:p>572.797378285483</text:p>
          </table:table-cell>
          <table:table-cell table:style-name="ce27" office:value-type="float" office:value="1422.30063775452" calcext:value-type="float">
            <text:p>1422.30063775452</text:p>
          </table:table-cell>
          <table:table-cell table:style-name="ce27" table:formula="of:=(([.C32]-[.B32])/[.B32])*100" office:value-type="float" office:value="148.307812094357" calcext:value-type="float">
            <text:p>148.307812094357</text:p>
          </table:table-cell>
          <table:table-cell table:style-name="ce27" office:value-type="float" office:value="17387.2845830712" calcext:value-type="float">
            <text:p>17387.2845830712</text:p>
          </table:table-cell>
          <table:table-cell table:style-name="ce27" table:formula="of:=(([.E32]-[.B32])/[.B32])*100" office:value-type="float" office:value="2935.50352047969" calcext:value-type="float">
            <text:p>2935.50352047969</text:p>
          </table:table-cell>
          <table:table-cell table:style-name="ce27" office:value-type="float" office:value="317193.300815398" calcext:value-type="float">
            <text:p>317193.300815398</text:p>
          </table:table-cell>
          <table:table-cell table:style-name="ce27" table:formula="of:=(([.G32]-[.B32])/[.B32])*100" office:value-type="float" office:value="55276.1788793154" calcext:value-type="float">
            <text:p>55276.1788793154</text:p>
          </table:table-cell>
        </table:table-row>
        <table:table-row table:style-name="ro1">
          <table:table-cell table:style-name="ce18" office:value-type="float" office:value="4000" calcext:value-type="float">
            <text:p>4000</text:p>
          </table:table-cell>
          <table:table-cell table:style-name="ce27" office:value-type="float" office:value="592.793691561368" calcext:value-type="float">
            <text:p>592.793691561368</text:p>
          </table:table-cell>
          <table:table-cell table:style-name="ce27" office:value-type="float" office:value="1468.31052419736" calcext:value-type="float">
            <text:p>1468.31052419736</text:p>
          </table:table-cell>
          <table:table-cell table:style-name="ce27" table:formula="of:=(([.C33]-[.B33])/[.B33])*100" office:value-type="float" office:value="147.693345104594" calcext:value-type="float">
            <text:p>147.693345104594</text:p>
          </table:table-cell>
          <table:table-cell table:style-name="ce27" office:value-type="float" office:value="17990.9832449419" calcext:value-type="float">
            <text:p>17990.9832449419</text:p>
          </table:table-cell>
          <table:table-cell table:style-name="ce27" table:formula="of:=(([.E33]-[.B33])/[.B33])*100" office:value-type="float" office:value="2934.94849912373" calcext:value-type="float">
            <text:p>2934.94849912373</text:p>
          </table:table-cell>
          <table:table-cell table:style-name="ce27" office:value-type="float" office:value="326324.464643542" calcext:value-type="float">
            <text:p>326324.464643542</text:p>
          </table:table-cell>
          <table:table-cell table:style-name="ce27" table:formula="of:=(([.G33]-[.B33])/[.B33])*100" office:value-type="float" office:value="54948.572427286" calcext:value-type="float">
            <text:p>54948.572427286</text:p>
          </table:table-cell>
        </table:table-row>
        <table:table-row table:style-name="ro1">
          <table:table-cell table:style-name="ce18" office:value-type="float" office:value="4100" calcext:value-type="float">
            <text:p>4100</text:p>
          </table:table-cell>
          <table:table-cell table:style-name="ce27" office:value-type="float" office:value="609.909334203908" calcext:value-type="float">
            <text:p>609.909334203908</text:p>
          </table:table-cell>
          <table:table-cell table:style-name="ce27" office:value-type="float" office:value="1514.56624870086" calcext:value-type="float">
            <text:p>1514.56624870086</text:p>
          </table:table-cell>
          <table:table-cell table:style-name="ce27" table:formula="of:=(([.C34]-[.B34])/[.B34])*100" office:value-type="float" office:value="148.326458337905" calcext:value-type="float">
            <text:p>148.326458337905</text:p>
          </table:table-cell>
          <table:table-cell table:style-name="ce27" office:value-type="float" office:value="18596.7437137632" calcext:value-type="float">
            <text:p>18596.7437137632</text:p>
          </table:table-cell>
          <table:table-cell table:style-name="ce27" table:formula="of:=(([.E34]-[.B34])/[.B34])*100" office:value-type="float" office:value="2949.09970562048" calcext:value-type="float">
            <text:p>2949.09970562048</text:p>
          </table:table-cell>
          <table:table-cell table:style-name="ce27" office:value-type="float" office:value="335480.233069198" calcext:value-type="float">
            <text:p>335480.233069198</text:p>
          </table:table-cell>
          <table:table-cell table:style-name="ce27" table:formula="of:=(([.G34]-[.B34])/[.B34])*100" office:value-type="float" office:value="54904.935037941" calcext:value-type="float">
            <text:p>54904.935037941</text:p>
          </table:table-cell>
        </table:table-row>
        <table:table-row table:style-name="ro1">
          <table:table-cell table:style-name="ce18" office:value-type="float" office:value="4200" calcext:value-type="float">
            <text:p>4200</text:p>
          </table:table-cell>
          <table:table-cell table:style-name="ce27" office:value-type="float" office:value="629.148356533178" calcext:value-type="float">
            <text:p>629.148356533178</text:p>
          </table:table-cell>
          <table:table-cell table:style-name="ce27" office:value-type="float" office:value="1561.06182073432" calcext:value-type="float">
            <text:p>1561.06182073432</text:p>
          </table:table-cell>
          <table:table-cell table:style-name="ce27" table:formula="of:=(([.C35]-[.B35])/[.B35])*100" office:value-type="float" office:value="148.123007002085" calcext:value-type="float">
            <text:p>148.123007002085</text:p>
          </table:table-cell>
          <table:table-cell table:style-name="ce27" office:value-type="float" office:value="19204.506362627" calcext:value-type="float">
            <text:p>19204.506362627</text:p>
          </table:table-cell>
          <table:table-cell table:style-name="ce27" table:formula="of:=(([.E35]-[.B35])/[.B35])*100" office:value-type="float" office:value="2952.46070552427" calcext:value-type="float">
            <text:p>2952.46070552427</text:p>
          </table:table-cell>
          <table:table-cell table:style-name="ce27" office:value-type="float" office:value="344660.005713279" calcext:value-type="float">
            <text:p>344660.005713279</text:p>
          </table:table-cell>
          <table:table-cell table:style-name="ce27" table:formula="of:=(([.G35]-[.B35])/[.B35])*100" office:value-type="float" office:value="54681.9925355084" calcext:value-type="float">
            <text:p>54681.9925355084</text:p>
          </table:table-cell>
        </table:table-row>
        <table:table-row table:style-name="ro1">
          <table:table-cell table:style-name="ce18" office:value-type="float" office:value="4300" calcext:value-type="float">
            <text:p>4300</text:p>
          </table:table-cell>
          <table:table-cell table:style-name="ce27" office:value-type="float" office:value="646.515689570799" calcext:value-type="float">
            <text:p>646.515689570799</text:p>
          </table:table-cell>
          <table:table-cell table:style-name="ce27" office:value-type="float" office:value="1607.79153466048" calcext:value-type="float">
            <text:p>1607.79153466048</text:p>
          </table:table-cell>
          <table:table-cell table:style-name="ce27" table:formula="of:=(([.C36]-[.B36])/[.B36])*100" office:value-type="float" office:value="148.685617471688" calcext:value-type="float">
            <text:p>148.685617471688</text:p>
          </table:table-cell>
          <table:table-cell table:style-name="ce27" office:value-type="float" office:value="19823.19546757" calcext:value-type="float">
            <text:p>19823.19546757</text:p>
          </table:table-cell>
          <table:table-cell table:style-name="ce27" table:formula="of:=(([.E36]-[.B36])/[.B36])*100" office:value-type="float" office:value="2966.15845328208" calcext:value-type="float">
            <text:p>2966.15845328208</text:p>
          </table:table-cell>
          <table:table-cell table:style-name="ce27" office:value-type="float" office:value="353863.210801295" calcext:value-type="float">
            <text:p>353863.210801295</text:p>
          </table:table-cell>
          <table:table-cell table:style-name="ce27" table:formula="of:=(([.G36]-[.B36])/[.B36])*100" office:value-type="float" office:value="54633.8937800896" calcext:value-type="float">
            <text:p>54633.8937800896</text:p>
          </table:table-cell>
        </table:table-row>
        <table:table-row table:style-name="ro1">
          <table:table-cell table:style-name="ce18" office:value-type="float" office:value="4400" calcext:value-type="float">
            <text:p>4400</text:p>
          </table:table-cell>
          <table:table-cell table:style-name="ce27" office:value-type="float" office:value="664.886897916179" calcext:value-type="float">
            <text:p>664.886897916179</text:p>
          </table:table-cell>
          <table:table-cell table:style-name="ce27" office:value-type="float" office:value="1654.74994989154" calcext:value-type="float">
            <text:p>1654.74994989154</text:p>
          </table:table-cell>
          <table:table-cell table:style-name="ce27" table:formula="of:=(([.C37]-[.B37])/[.B37])*100" office:value-type="float" office:value="148.876907497755" calcext:value-type="float">
            <text:p>148.876907497755</text:p>
          </table:table-cell>
          <table:table-cell table:style-name="ce27" office:value-type="float" office:value="20443.832581851" calcext:value-type="float">
            <text:p>20443.832581851</text:p>
          </table:table-cell>
          <table:table-cell table:style-name="ce27" table:formula="of:=(([.E37]-[.B37])/[.B37])*100" office:value-type="float" office:value="2974.78349263972" calcext:value-type="float">
            <text:p>2974.78349263972</text:p>
          </table:table-cell>
          <table:table-cell table:style-name="ce27" office:value-type="float" office:value="363089.303166475" calcext:value-type="float">
            <text:p>363089.303166475</text:p>
          </table:table-cell>
          <table:table-cell table:style-name="ce27" table:formula="of:=(([.G37]-[.B37])/[.B37])*100" office:value-type="float" office:value="54509.1830511975" calcext:value-type="float">
            <text:p>54509.1830511975</text:p>
          </table:table-cell>
        </table:table-row>
        <table:table-row table:style-name="ro1">
          <table:table-cell table:style-name="ce18" office:value-type="float" office:value="4500" calcext:value-type="float">
            <text:p>4500</text:p>
          </table:table-cell>
          <table:table-cell table:style-name="ce27" office:value-type="float" office:value="684.888351543244" calcext:value-type="float">
            <text:p>684.888351543244</text:p>
          </table:table-cell>
          <table:table-cell table:style-name="ce27" office:value-type="float" office:value="1701.93187284579" calcext:value-type="float">
            <text:p>1701.93187284579</text:p>
          </table:table-cell>
          <table:table-cell table:style-name="ce27" table:formula="of:=(([.C38]-[.B38])/[.B38])*100" office:value-type="float" office:value="148.497710467825" calcext:value-type="float">
            <text:p>148.497710467825</text:p>
          </table:table-cell>
          <table:table-cell table:style-name="ce27" office:value-type="float" office:value="21030.225439116" calcext:value-type="float">
            <text:p>21030.225439116</text:p>
          </table:table-cell>
          <table:table-cell table:style-name="ce27" table:formula="of:=(([.E38]-[.B38])/[.B38])*100" office:value-type="float" office:value="2970.60638303003" calcext:value-type="float">
            <text:p>2970.60638303003</text:p>
          </table:table-cell>
          <table:table-cell table:style-name="ce27" office:value-type="float" office:value="372337.762434543" calcext:value-type="float">
            <text:p>372337.762434543</text:p>
          </table:table-cell>
          <table:table-cell table:style-name="ce27" table:formula="of:=(([.G38]-[.B38])/[.B38])*100" office:value-type="float" office:value="54264.7386607704" calcext:value-type="float">
            <text:p>54264.7386607704</text:p>
          </table:table-cell>
        </table:table-row>
        <table:table-row table:style-name="ro1">
          <table:table-cell table:style-name="ce18" office:value-type="float" office:value="4600" calcext:value-type="float">
            <text:p>4600</text:p>
          </table:table-cell>
          <table:table-cell table:style-name="ce27" office:value-type="float" office:value="702.704850595481" calcext:value-type="float">
            <text:p>702.704850595481</text:p>
          </table:table-cell>
          <table:table-cell table:style-name="ce27" office:value-type="float" office:value="1749.33234050509" calcext:value-type="float">
            <text:p>1749.33234050509</text:p>
          </table:table-cell>
          <table:table-cell table:style-name="ce27" table:formula="of:=(([.C39]-[.B39])/[.B39])*100" office:value-type="float" office:value="148.942687534131" calcext:value-type="float">
            <text:p>148.942687534131</text:p>
          </table:table-cell>
          <table:table-cell table:style-name="ce27" office:value-type="float" office:value="21681.6814508612" calcext:value-type="float">
            <text:p>21681.6814508612</text:p>
          </table:table-cell>
          <table:table-cell table:style-name="ce27" table:formula="of:=(([.E39]-[.B39])/[.B39])*100" office:value-type="float" office:value="2985.46062155226" calcext:value-type="float">
            <text:p>2985.46062155226</text:p>
          </table:table-cell>
          <table:table-cell table:style-name="ce27" office:value-type="float" office:value="381608.091369955" calcext:value-type="float">
            <text:p>381608.091369955</text:p>
          </table:table-cell>
          <table:table-cell table:style-name="ce27" table:formula="of:=(([.G39]-[.B39])/[.B39])*100" office:value-type="float" office:value="54205.6008573977" calcext:value-type="float">
            <text:p>54205.6008573977</text:p>
          </table:table-cell>
        </table:table-row>
        <table:table-row table:style-name="ro1">
          <table:table-cell table:style-name="ce18" office:value-type="float" office:value="4700" calcext:value-type="float">
            <text:p>4700</text:p>
          </table:table-cell>
          <table:table-cell table:style-name="ce27" office:value-type="float" office:value="722.132297212804" calcext:value-type="float">
            <text:p>722.132297212804</text:p>
          </table:table-cell>
          <table:table-cell table:style-name="ce27" office:value-type="float" office:value="1796.94660539965" calcext:value-type="float">
            <text:p>1796.94660539965</text:p>
          </table:table-cell>
          <table:table-cell table:style-name="ce27" table:formula="of:=(([.C40]-[.B40])/[.B40])*100" office:value-type="float" office:value="148.838974843707" calcext:value-type="float">
            <text:p>148.838974843707</text:p>
          </table:table-cell>
          <table:table-cell table:style-name="ce27" office:value-type="float" office:value="22298.7450543102" calcext:value-type="float">
            <text:p>22298.7450543102</text:p>
          </table:table-cell>
          <table:table-cell table:style-name="ce27" table:formula="of:=(([.E40]-[.B40])/[.B40])*100" office:value-type="float" office:value="2987.90302557802" calcext:value-type="float">
            <text:p>2987.90302557802</text:p>
          </table:table-cell>
          <table:table-cell table:style-name="ce27" office:value-type="float" office:value="390899.81436603" calcext:value-type="float">
            <text:p>390899.81436603</text:p>
          </table:table-cell>
          <table:table-cell table:style-name="ce27" table:formula="of:=(([.G40]-[.B40])/[.B40])*100" office:value-type="float" office:value="54031.3296572908" calcext:value-type="float">
            <text:p>54031.3296572908</text:p>
          </table:table-cell>
        </table:table-row>
        <table:table-row table:style-name="ro1">
          <table:table-cell table:style-name="ce18" office:value-type="float" office:value="4800" calcext:value-type="float">
            <text:p>4800</text:p>
          </table:table-cell>
          <table:table-cell table:style-name="ce27" office:value-type="float" office:value="740.119109493353" calcext:value-type="float">
            <text:p>740.119109493353</text:p>
          </table:table-cell>
          <table:table-cell table:style-name="ce27" office:value-type="float" office:value="1844.77012186848" calcext:value-type="float">
            <text:p>1844.77012186848</text:p>
          </table:table-cell>
          <table:table-cell table:style-name="ce27" table:formula="of:=(([.C41]-[.B41])/[.B41])*100" office:value-type="float" office:value="149.25314023189" calcext:value-type="float">
            <text:p>149.25314023189</text:p>
          </table:table-cell>
          <table:table-cell table:style-name="ce27" office:value-type="float" office:value="22926.6249815029" calcext:value-type="float">
            <text:p>22926.6249815029</text:p>
          </table:table-cell>
          <table:table-cell table:style-name="ce27" table:formula="of:=(([.E41]-[.B41])/[.B41])*100" office:value-type="float" office:value="2997.6939640428" calcext:value-type="float">
            <text:p>2997.6939640428</text:p>
          </table:table-cell>
          <table:table-cell table:style-name="ce27" office:value-type="float" office:value="400212.476063661" calcext:value-type="float">
            <text:p>400212.476063661</text:p>
          </table:table-cell>
          <table:table-cell table:style-name="ce27" table:formula="of:=(([.G41]-[.B41])/[.B41])*100" office:value-type="float" office:value="53974.063340646" calcext:value-type="float">
            <text:p>53974.063340646</text:p>
          </table:table-cell>
        </table:table-row>
        <table:table-row table:style-name="ro1">
          <table:table-cell table:style-name="ce18" office:value-type="float" office:value="4900" calcext:value-type="float">
            <text:p>4900</text:p>
          </table:table-cell>
          <table:table-cell table:style-name="ce27" office:value-type="float" office:value="759.660525799092" calcext:value-type="float">
            <text:p>759.660525799092</text:p>
          </table:table-cell>
          <table:table-cell table:style-name="ce27" office:value-type="float" office:value="1892.79853346305" calcext:value-type="float">
            <text:p>1892.79853346305</text:p>
          </table:table-cell>
          <table:table-cell table:style-name="ce27" table:formula="of:=(([.C42]-[.B42])/[.B42])*100" office:value-type="float" office:value="149.163734218255" calcext:value-type="float">
            <text:p>149.163734218255</text:p>
          </table:table-cell>
          <table:table-cell table:style-name="ce27" office:value-type="float" office:value="23565.3538368224" calcext:value-type="float">
            <text:p>23565.3538368224</text:p>
          </table:table-cell>
          <table:table-cell table:style-name="ce27" table:formula="of:=(([.E42]-[.B42])/[.B42])*100" office:value-type="float" office:value="3002.09008320313" calcext:value-type="float">
            <text:p>3002.09008320313</text:p>
          </table:table-cell>
          <table:table-cell table:style-name="ce27" office:value-type="float" office:value="409545.640085198" calcext:value-type="float">
            <text:p>409545.640085198</text:p>
          </table:table-cell>
          <table:table-cell table:style-name="ce27" table:formula="of:=(([.G42]-[.B42])/[.B42])*100" office:value-type="float" office:value="53811.6653000226" calcext:value-type="float">
            <text:p>53811.6653000226</text:p>
          </table:table-cell>
        </table:table-row>
        <table:table-row table:style-name="ro1">
          <table:table-cell table:style-name="ce18" office:value-type="float" office:value="5000" calcext:value-type="float">
            <text:p>5000</text:p>
          </table:table-cell>
          <table:table-cell table:style-name="ce27" office:value-type="float" office:value="777.979309836445" calcext:value-type="float">
            <text:p>777.979309836445</text:p>
          </table:table-cell>
          <table:table-cell table:style-name="ce27" office:value-type="float" office:value="1941.02766137748" calcext:value-type="float">
            <text:p>1941.02766137748</text:p>
          </table:table-cell>
          <table:table-cell table:style-name="ce27" table:formula="of:=(([.C43]-[.B43])/[.B43])*100" office:value-type="float" office:value="149.496051737615" calcext:value-type="float">
            <text:p>149.496051737615</text:p>
          </table:table-cell>
          <table:table-cell table:style-name="ce27" office:value-type="float" office:value="24178.3196896421" calcext:value-type="float">
            <text:p>24178.3196896421</text:p>
          </table:table-cell>
          <table:table-cell table:style-name="ce27" table:formula="of:=(([.E43]-[.B43])/[.B43])*100" office:value-type="float" office:value="3007.83582338779" calcext:value-type="float">
            <text:p>3007.83582338779</text:p>
          </table:table-cell>
          <table:table-cell table:style-name="ce27" office:value-type="float" office:value="418898.887871748" calcext:value-type="float">
            <text:p>418898.887871748</text:p>
          </table:table-cell>
          <table:table-cell table:style-name="ce27" table:formula="of:=(([.G43]-[.B43])/[.B43])*100" office:value-type="float" office:value="53744.4766557884" calcext:value-type="float">
            <text:p>53744.4766557884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15" office:value-type="string" calcext:value-type="string" table:number-columns-spanned="2" table:number-rows-spanned="1">
            <text:p>Min. Gap Relative to Best:</text:p>
          </table:table-cell>
          <table:covered-table-cell table:style-name="ce15"/>
          <table:table-cell/>
          <table:table-cell table:style-name="ce39" table:formula="of:=MIN([.D3:.D43])" office:value-type="float" office:value="130.881641331148" calcext:value-type="float">
            <text:p>130.881641331148</text:p>
          </table:table-cell>
          <table:table-cell/>
          <table:table-cell table:style-name="ce39" table:formula="of:=MIN([.F3:.F43])" office:value-type="float" office:value="2190.08274015967" calcext:value-type="float">
            <text:p>2190.08274015967</text:p>
          </table:table-cell>
          <table:table-cell/>
          <table:table-cell table:style-name="ce39" table:formula="of:=MIN([.H3:.H43])" office:value-type="float" office:value="53744.4766557884" calcext:value-type="float">
            <text:p>53744.4766557884</text:p>
          </table:table-cell>
        </table:table-row>
        <table:table-row table:style-name="ro1">
          <table:table-cell table:style-name="ce15" office:value-type="string" calcext:value-type="string" table:number-columns-spanned="2" table:number-rows-spanned="1">
            <text:p>Max. Gap Relative to Best:</text:p>
          </table:table-cell>
          <table:covered-table-cell table:style-name="ce15"/>
          <table:table-cell/>
          <table:table-cell table:style-name="ce39" table:formula="of:=MAX([.D3:.D43])" office:value-type="float" office:value="149.496051737616" calcext:value-type="float">
            <text:p>149.496051737616</text:p>
          </table:table-cell>
          <table:table-cell/>
          <table:table-cell table:style-name="ce39" table:formula="of:=MAX([.F3:.F43])" office:value-type="float" office:value="3007.83582338778" calcext:value-type="float">
            <text:p>3007.83582338778</text:p>
          </table:table-cell>
          <table:table-cell/>
          <table:table-cell table:style-name="ce39" table:formula="of:=MAX([.H3:.H43])" office:value-type="float" office:value="64059.6214561439" calcext:value-type="float">
            <text:p>64059.6214561439</text:p>
          </table:table-cell>
        </table:table-row>
        <table:table-row table:style-name="ro1">
          <table:table-cell table:number-columns-repeated="8"/>
        </table:table-row>
        <table:table-row table:style-name="ro3">
          <table:table-cell table:style-name="ce15" office:value-type="string" calcext:value-type="string" table:number-columns-spanned="3" table:number-rows-spanned="1">
            <text:p>Best Scheduler:</text:p>
          </table:table-cell>
          <table:covered-table-cell table:number-columns-repeated="2" table:style-name="ce27"/>
          <table:table-cell table:number-columns-repeated="5"/>
        </table:table-row>
        <table:table-row table:style-name="ro3">
          <table:table-cell table:style-name="ce18" office:value-type="string" calcext:value-type="string" table:number-columns-spanned="2" table:number-rows-spanned="1">
            <text:p>Maximum Makespan:</text:p>
          </table:table-cell>
          <table:covered-table-cell table:style-name="ce27"/>
          <table:table-cell table:style-name="ce27" table:formula="of:=MAX([.B3:.B43])" office:value-type="float" office:value="777.979309836445" calcext:value-type="float">
            <text:p>777.979309836445</text:p>
          </table:table-cell>
          <table:table-cell table:number-columns-repeated="5"/>
        </table:table-row>
        <table:table-row table:style-name="ro3">
          <table:table-cell table:style-name="ce18" office:value-type="string" calcext:value-type="string" table:number-columns-spanned="2" table:number-rows-spanned="1">
            <text:p>Row of Maximum Makespan:</text:p>
          </table:table-cell>
          <table:covered-table-cell table:style-name="ce27"/>
          <table:table-cell table:style-name="ce27" table:formula="of:=MATCH(MAX([.B1:.B43]); [.B1:.B43])"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style-name="ce19" office:value-type="string" calcext:value-type="string" table:number-columns-spanned="3" table:number-rows-spanned="1">
            <text:p>Second Best Scheduler:</text:p>
          </table:table-cell>
          <table:covered-table-cell table:number-columns-repeated="2" table:style-name="ce28"/>
          <table:table-cell table:number-columns-repeated="5"/>
        </table:table-row>
        <table:table-row table:style-name="ro2">
          <table:table-cell table:style-name="ce18" office:value-type="string" calcext:value-type="string" table:number-columns-spanned="2" table:number-rows-spanned="1">
            <text:p>Column of Second</text:p>
            <text:p>Best Scheduler:</text:p>
          </table:table-cell>
          <table:covered-table-cell table:style-name="ce28"/>
          <table:table-cell table:style-name="ce18" table:formula="of:=COLUMN([.C1:.C43])" office:value-type="float" office:value="3" calcext:value-type="float">
            <text:p>3</text:p>
          </table:table-cell>
          <table:table-cell table:number-columns-repeated="5"/>
        </table:table-row>
        <table:table-row table:style-name="ro4">
          <table:table-cell table:style-name="ce18" office:value-type="string" calcext:value-type="string" table:number-columns-spanned="2" table:number-rows-spanned="1">
            <text:p>Makespan Relatived</text:p>
            <text:p>to the Row of Maximum Makespan of Best Scheduler:</text:p>
          </table:table-cell>
          <table:covered-table-cell table:style-name="ce27"/>
          <table:table-cell table:style-name="ce18" table:formula="of:=INDIRECT(ADDRESS([.C50]; [.C53]))" office:value-type="float" office:value="1941.02766137748" calcext:value-type="float">
            <text:p>1941.02766137748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4">
          <table:table-cell table:style-name="ce15" office:value-type="string" calcext:value-type="string" table:number-columns-spanned="2" table:number-rows-spanned="1">
            <text:p>Required Makespan by Best Scheduler compared to Second Best Scheduler (%):</text:p>
          </table:table-cell>
          <table:covered-table-cell table:style-name="ce27"/>
          <table:table-cell table:style-name="ce39" table:formula="of:=IF([.C49]&lt;[.C54]; -[.C49]/[.C54] * 100; +[.C49]/[.C54] * 100)" office:value-type="float" office:value="-40.0807945871488" calcext:value-type="float">
            <text:p>-40.0807945871488</text:p>
          </table:table-cell>
          <table:table-cell table:number-columns-repeated="5"/>
        </table:table-row>
        <table:table-row table:style-name="ro1" table:number-rows-repeated="1048519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energy_analysis_100_resources" table:style-name="ta1">
        <table:table-column table:style-name="co9" table:default-cell-style-name="ce17"/>
        <table:table-column table:style-name="co5" table:number-columns-repeated="7" table:default-cell-style-name="ce16"/>
        <table:table-row table:style-name="ro4">
          <table:table-cell table:style-name="ce15" office:value-type="string" calcext:value-type="string" table:number-columns-spanned="1" table:number-rows-spanned="2">
            <text:p>Number of</text:p>
            <text:p>Tasks</text:p>
          </table:table-cell>
          <table:table-cell table:style-name="ce25" office:value-type="string" calcext:value-type="string">
            <text:p><text:span text:style-name="T5">ECMTC and </text:span><text:span text:style-name="T6">MC²MKP</text:span></text:p>
            <text:p>(Best Scheduler)</text:p>
          </table:table-cell>
          <table:table-cell table:style-name="ce38" office:value-type="string" calcext:value-type="string" table:number-columns-spanned="2" table:number-rows-spanned="1">
            <text:p>MEC and OLAR</text:p>
          </table:table-cell>
          <table:covered-table-cell table:style-name="ce38"/>
          <table:table-cell table:style-name="ce38" office:value-type="string" calcext:value-type="string" table:number-columns-spanned="2" table:number-rows-spanned="1">
            <text:p>ELASTIC</text:p>
          </table:table-cell>
          <table:covered-table-cell table:style-name="ce38"/>
          <table:table-cell table:style-name="ce38" office:value-type="string" calcext:value-type="string" table:number-columns-spanned="2" table:number-rows-spanned="1">
            <text:p>FedAECS</text:p>
          </table:table-cell>
          <table:covered-table-cell table:style-name="ce38"/>
        </table:table-row>
        <table:table-row table:style-name="ro2">
          <table:covered-table-cell table:style-name="ce15"/>
          <table:table-cell table:style-name="ce25" office:value-type="string" calcext:value-type="string">
            <text:p>Energy</text:p>
            <text:p>Consumption</text:p>
          </table:table-cell>
          <table:table-cell table:style-name="ce15" office:value-type="string" calcext:value-type="string">
            <text:p>Energy</text:p>
            <text:p>Consumption</text:p>
          </table:table-cell>
          <table:table-cell table:style-name="ce15" office:value-type="string" calcext:value-type="string">
            <text:p>% Difference</text:p>
            <text:p>(Gap)</text:p>
          </table:table-cell>
          <table:table-cell table:style-name="ce15" office:value-type="string" calcext:value-type="string">
            <text:p>Energy</text:p>
            <text:p>Consumption</text:p>
          </table:table-cell>
          <table:table-cell table:style-name="ce15" office:value-type="string" calcext:value-type="string">
            <text:p>% Difference</text:p>
            <text:p>(Gap)</text:p>
          </table:table-cell>
          <table:table-cell table:style-name="ce15" office:value-type="string" calcext:value-type="string">
            <text:p>Energy</text:p>
            <text:p>Consumption</text:p>
          </table:table-cell>
          <table:table-cell table:style-name="ce15" office:value-type="string" calcext:value-type="string">
            <text:p>% Difference</text:p>
            <text:p>(Gap)</text:p>
          </table:table-cell>
        </table:table-row>
        <table:table-row table:style-name="ro1">
          <table:table-cell table:style-name="ce18" office:value-type="float" office:value="1000" calcext:value-type="float">
            <text:p>1000</text:p>
          </table:table-cell>
          <table:table-cell table:style-name="ce27" office:value-type="float" office:value="2003.95707979824" calcext:value-type="float">
            <text:p>2003.95707979824</text:p>
          </table:table-cell>
          <table:table-cell table:style-name="ce27" office:value-type="float" office:value="3144.66276852805" calcext:value-type="float">
            <text:p>3144.66276852805</text:p>
          </table:table-cell>
          <table:table-cell table:style-name="ce27" table:formula="of:=(([.C3]-[.B3])/[.B3])*100" office:value-type="float" office:value="56.9226606811687" calcext:value-type="float">
            <text:p>56.9226606811687</text:p>
          </table:table-cell>
          <table:table-cell table:style-name="ce27" office:value-type="float" office:value="4173.18370779637" calcext:value-type="float">
            <text:p>4173.18370779637</text:p>
          </table:table-cell>
          <table:table-cell table:style-name="ce27" table:formula="of:=(([.E3]-[.B3])/[.B3])*100" office:value-type="float" office:value="108.247160074732" calcext:value-type="float">
            <text:p>108.247160074732</text:p>
          </table:table-cell>
          <table:table-cell table:style-name="ce27" office:value-type="float" office:value="21727.9587031305" calcext:value-type="float">
            <text:p>21727.9587031305</text:p>
          </table:table-cell>
          <table:table-cell table:style-name="ce27" table:formula="of:=(([.G3]-[.B3])/[.B3])*100" office:value-type="float" office:value="984.252697932936" calcext:value-type="float">
            <text:p>984.252697932936</text:p>
          </table:table-cell>
        </table:table-row>
        <table:table-row table:style-name="ro1">
          <table:table-cell table:style-name="ce18" office:value-type="float" office:value="1100" calcext:value-type="float">
            <text:p>1100</text:p>
          </table:table-cell>
          <table:table-cell table:style-name="ce27" office:value-type="float" office:value="2233.71826539991" calcext:value-type="float">
            <text:p>2233.71826539991</text:p>
          </table:table-cell>
          <table:table-cell table:style-name="ce27" office:value-type="float" office:value="3574.60184941349" calcext:value-type="float">
            <text:p>3574.60184941349</text:p>
          </table:table-cell>
          <table:table-cell table:style-name="ce27" table:formula="of:=(([.C4]-[.B4])/[.B4])*100" office:value-type="float" office:value="60.0292169690217" calcext:value-type="float">
            <text:p>60.0292169690217</text:p>
          </table:table-cell>
          <table:table-cell table:style-name="ce27" office:value-type="float" office:value="4731.1195409251" calcext:value-type="float">
            <text:p>4731.1195409251</text:p>
          </table:table-cell>
          <table:table-cell table:style-name="ce27" table:formula="of:=(([.E4]-[.B4])/[.B4])*100" office:value-type="float" office:value="111.804667321287" calcext:value-type="float">
            <text:p>111.804667321287</text:p>
          </table:table-cell>
          <table:table-cell table:style-name="ce27" office:value-type="float" office:value="24232.4774079623" calcext:value-type="float">
            <text:p>24232.4774079623</text:p>
          </table:table-cell>
          <table:table-cell table:style-name="ce27" table:formula="of:=(([.G4]-[.B4])/[.B4])*100" office:value-type="float" office:value="984.849319778646" calcext:value-type="float">
            <text:p>984.849319778646</text:p>
          </table:table-cell>
        </table:table-row>
        <table:table-row table:style-name="ro1">
          <table:table-cell table:style-name="ce18" office:value-type="float" office:value="1200" calcext:value-type="float">
            <text:p>1200</text:p>
          </table:table-cell>
          <table:table-cell table:style-name="ce27" office:value-type="float" office:value="2467.51253810147" calcext:value-type="float">
            <text:p>2467.51253810147</text:p>
          </table:table-cell>
          <table:table-cell table:style-name="ce27" office:value-type="float" office:value="3992.80808653597" calcext:value-type="float">
            <text:p>3992.80808653597</text:p>
          </table:table-cell>
          <table:table-cell table:style-name="ce27" table:formula="of:=(([.C5]-[.B5])/[.B5])*100" office:value-type="float" office:value="61.8151083280038" calcext:value-type="float">
            <text:p>61.8151083280038</text:p>
          </table:table-cell>
          <table:table-cell table:style-name="ce27" office:value-type="float" office:value="5304.08857208767" calcext:value-type="float">
            <text:p>5304.08857208767</text:p>
          </table:table-cell>
          <table:table-cell table:style-name="ce27" table:formula="of:=(([.E5]-[.B5])/[.B5])*100" office:value-type="float" office:value="114.956904582487" calcext:value-type="float">
            <text:p>114.956904582487</text:p>
          </table:table-cell>
          <table:table-cell table:style-name="ce27" office:value-type="float" office:value="26765.6824579077" calcext:value-type="float">
            <text:p>26765.6824579077</text:p>
          </table:table-cell>
          <table:table-cell table:style-name="ce27" table:formula="of:=(([.G5]-[.B5])/[.B5])*100" office:value-type="float" office:value="984.723260555405" calcext:value-type="float">
            <text:p>984.723260555405</text:p>
          </table:table-cell>
        </table:table-row>
        <table:table-row table:style-name="ro1">
          <table:table-cell table:style-name="ce18" office:value-type="float" office:value="1300" calcext:value-type="float">
            <text:p>1300</text:p>
          </table:table-cell>
          <table:table-cell table:style-name="ce27" office:value-type="float" office:value="2704.94902412229" calcext:value-type="float">
            <text:p>2704.94902412229</text:p>
          </table:table-cell>
          <table:table-cell table:style-name="ce27" office:value-type="float" office:value="4434.21955214626" calcext:value-type="float">
            <text:p>4434.21955214626</text:p>
          </table:table-cell>
          <table:table-cell table:style-name="ce27" table:formula="of:=(([.C6]-[.B6])/[.B6])*100" office:value-type="float" office:value="63.9298749293469" calcext:value-type="float">
            <text:p>63.9298749293469</text:p>
          </table:table-cell>
          <table:table-cell table:style-name="ce27" office:value-type="float" office:value="5890.84940267582" calcext:value-type="float">
            <text:p>5890.84940267582</text:p>
          </table:table-cell>
          <table:table-cell table:style-name="ce27" table:formula="of:=(([.E6]-[.B6])/[.B6])*100" office:value-type="float" office:value="117.78042211303" calcext:value-type="float">
            <text:p>117.78042211303</text:p>
          </table:table-cell>
          <table:table-cell table:style-name="ce27" office:value-type="float" office:value="29325.1755065808" calcext:value-type="float">
            <text:p>29325.1755065808</text:p>
          </table:table-cell>
          <table:table-cell table:style-name="ce27" table:formula="of:=(([.G6]-[.B6])/[.B6])*100" office:value-type="float" office:value="984.130430742454" calcext:value-type="float">
            <text:p>984.130430742454</text:p>
          </table:table-cell>
        </table:table-row>
        <table:table-row table:style-name="ro1">
          <table:table-cell table:style-name="ce18" office:value-type="float" office:value="1400" calcext:value-type="float">
            <text:p>1400</text:p>
          </table:table-cell>
          <table:table-cell table:style-name="ce27" office:value-type="float" office:value="2945.66721397922" calcext:value-type="float">
            <text:p>2945.66721397922</text:p>
          </table:table-cell>
          <table:table-cell table:style-name="ce27" office:value-type="float" office:value="4873.60448558264" calcext:value-type="float">
            <text:p>4873.60448558264</text:p>
          </table:table-cell>
          <table:table-cell table:style-name="ce27" table:formula="of:=(([.C7]-[.B7])/[.B7])*100" office:value-type="float" office:value="65.4499348213549" calcext:value-type="float">
            <text:p>65.4499348213549</text:p>
          </table:table-cell>
          <table:table-cell table:style-name="ce27" office:value-type="float" office:value="6490.34947466789" calcext:value-type="float">
            <text:p>6490.34947466789</text:p>
          </table:table-cell>
          <table:table-cell table:style-name="ce27" table:formula="of:=(([.E7]-[.B7])/[.B7])*100" office:value-type="float" office:value="120.335462331478" calcext:value-type="float">
            <text:p>120.335462331478</text:p>
          </table:table-cell>
          <table:table-cell table:style-name="ce27" office:value-type="float" office:value="31908.9286649455" calcext:value-type="float">
            <text:p>31908.9286649455</text:p>
          </table:table-cell>
          <table:table-cell table:style-name="ce27" table:formula="of:=(([.G7]-[.B7])/[.B7])*100" office:value-type="float" office:value="983.249611956016" calcext:value-type="float">
            <text:p>983.249611956016</text:p>
          </table:table-cell>
        </table:table-row>
        <table:table-row table:style-name="ro1">
          <table:table-cell table:style-name="ce18" office:value-type="float" office:value="1500" calcext:value-type="float">
            <text:p>1500</text:p>
          </table:table-cell>
          <table:table-cell table:style-name="ce27" office:value-type="float" office:value="3189.40176741326" calcext:value-type="float">
            <text:p>3189.40176741326</text:p>
          </table:table-cell>
          <table:table-cell table:style-name="ce27" office:value-type="float" office:value="5328.10236410889" calcext:value-type="float">
            <text:p>5328.10236410889</text:p>
          </table:table-cell>
          <table:table-cell table:style-name="ce27" table:formula="of:=(([.C8]-[.B8])/[.B8])*100" office:value-type="float" office:value="67.0564812043171" calcext:value-type="float">
            <text:p>67.0564812043171</text:p>
          </table:table-cell>
          <table:table-cell table:style-name="ce27" office:value-type="float" office:value="7101.68511258814" calcext:value-type="float">
            <text:p>7101.68511258814</text:p>
          </table:table-cell>
          <table:table-cell table:style-name="ce27" table:formula="of:=(([.E8]-[.B8])/[.B8])*100" office:value-type="float" office:value="122.665114980102" calcext:value-type="float">
            <text:p>122.665114980102</text:p>
          </table:table-cell>
          <table:table-cell table:style-name="ce27" office:value-type="float" office:value="34515.2047536271" calcext:value-type="float">
            <text:p>34515.2047536271</text:p>
          </table:table-cell>
          <table:table-cell table:style-name="ce27" table:formula="of:=(([.G8]-[.B8])/[.B8])*100" office:value-type="float" office:value="982.184286290792" calcext:value-type="float">
            <text:p>982.184286290792</text:p>
          </table:table-cell>
        </table:table-row>
        <table:table-row table:style-name="ro1">
          <table:table-cell table:style-name="ce18" office:value-type="float" office:value="1600" calcext:value-type="float">
            <text:p>1600</text:p>
          </table:table-cell>
          <table:table-cell table:style-name="ce27" office:value-type="float" office:value="3435.94614887034" calcext:value-type="float">
            <text:p>3435.94614887034</text:p>
          </table:table-cell>
          <table:table-cell table:style-name="ce27" office:value-type="float" office:value="5795.17875940464" calcext:value-type="float">
            <text:p>5795.17875940464</text:p>
          </table:table-cell>
          <table:table-cell table:style-name="ce27" table:formula="of:=(([.C9]-[.B9])/[.B9])*100" office:value-type="float" office:value="68.663259210566" calcext:value-type="float">
            <text:p>68.663259210566</text:p>
          </table:table-cell>
          <table:table-cell table:style-name="ce27" office:value-type="float" office:value="7724.07207885374" calcext:value-type="float">
            <text:p>7724.07207885374</text:p>
          </table:table-cell>
          <table:table-cell table:style-name="ce27" table:formula="of:=(([.E9]-[.B9])/[.B9])*100" office:value-type="float" office:value="124.801895728" calcext:value-type="float">
            <text:p>124.801895728</text:p>
          </table:table-cell>
          <table:table-cell table:style-name="ce27" office:value-type="float" office:value="37142.4989281543" calcext:value-type="float">
            <text:p>37142.4989281543</text:p>
          </table:table-cell>
          <table:table-cell table:style-name="ce27" table:formula="of:=(([.G9]-[.B9])/[.B9])*100" office:value-type="float" office:value="980.997702492104" calcext:value-type="float">
            <text:p>980.997702492104</text:p>
          </table:table-cell>
        </table:table-row>
        <table:table-row table:style-name="ro1">
          <table:table-cell table:style-name="ce18" office:value-type="float" office:value="1700" calcext:value-type="float">
            <text:p>1700</text:p>
          </table:table-cell>
          <table:table-cell table:style-name="ce27" office:value-type="float" office:value="3685.09380090381" calcext:value-type="float">
            <text:p>3685.09380090381</text:p>
          </table:table-cell>
          <table:table-cell table:style-name="ce27" office:value-type="float" office:value="6267.72467632026" calcext:value-type="float">
            <text:p>6267.72467632026</text:p>
          </table:table-cell>
          <table:table-cell table:style-name="ce27" table:formula="of:=(([.C10]-[.B10])/[.B10])*100" office:value-type="float" office:value="70.0831787452203" calcext:value-type="float">
            <text:p>70.0831787452203</text:p>
          </table:table-cell>
          <table:table-cell table:style-name="ce27" office:value-type="float" office:value="8356.82340229606" calcext:value-type="float">
            <text:p>8356.82340229606</text:p>
          </table:table-cell>
          <table:table-cell table:style-name="ce27" table:formula="of:=(([.E10]-[.B10])/[.B10])*100" office:value-type="float" office:value="126.773695699319" calcext:value-type="float">
            <text:p>126.773695699319</text:p>
          </table:table-cell>
          <table:table-cell table:style-name="ce27" office:value-type="float" office:value="39789.4949622457" calcext:value-type="float">
            <text:p>39789.4949622457</text:p>
          </table:table-cell>
          <table:table-cell table:style-name="ce27" table:formula="of:=(([.G10]-[.B10])/[.B10])*100" office:value-type="float" office:value="979.74171383336" calcext:value-type="float">
            <text:p>979.74171383336</text:p>
          </table:table-cell>
        </table:table-row>
        <table:table-row table:style-name="ro1">
          <table:table-cell table:style-name="ce18" office:value-type="float" office:value="1800" calcext:value-type="float">
            <text:p>1800</text:p>
          </table:table-cell>
          <table:table-cell table:style-name="ce27" office:value-type="float" office:value="3936.63851460567" calcext:value-type="float">
            <text:p>3936.63851460567</text:p>
          </table:table-cell>
          <table:table-cell table:style-name="ce27" office:value-type="float" office:value="6746.08919244141" calcext:value-type="float">
            <text:p>6746.08919244141</text:p>
          </table:table-cell>
          <table:table-cell table:style-name="ce27" table:formula="of:=(([.C11]-[.B11])/[.B11])*100" office:value-type="float" office:value="71.3667426514309" calcext:value-type="float">
            <text:p>71.3667426514309</text:p>
          </table:table-cell>
          <table:table-cell table:style-name="ce27" office:value-type="float" office:value="8999.33236729227" calcext:value-type="float">
            <text:p>8999.33236729227</text:p>
          </table:table-cell>
          <table:table-cell table:style-name="ce27" table:formula="of:=(([.E11]-[.B11])/[.B11])*100" office:value-type="float" office:value="128.604489182917" calcext:value-type="float">
            <text:p>128.604489182917</text:p>
          </table:table-cell>
          <table:table-cell table:style-name="ce27" office:value-type="float" office:value="42455.0318575588" calcext:value-type="float">
            <text:p>42455.0318575588</text:p>
          </table:table-cell>
          <table:table-cell table:style-name="ce27" table:formula="of:=(([.G11]-[.B11])/[.B11])*100" office:value-type="float" office:value="978.458987281729" calcext:value-type="float">
            <text:p>978.458987281729</text:p>
          </table:table-cell>
        </table:table-row>
        <table:table-row table:style-name="ro1">
          <table:table-cell table:style-name="ce18" office:value-type="float" office:value="1900" calcext:value-type="float">
            <text:p>1900</text:p>
          </table:table-cell>
          <table:table-cell table:style-name="ce27" office:value-type="float" office:value="4190.51865296496" calcext:value-type="float">
            <text:p>4190.51865296496</text:p>
          </table:table-cell>
          <table:table-cell table:style-name="ce27" office:value-type="float" office:value="7228.57651805156" calcext:value-type="float">
            <text:p>7228.57651805156</text:p>
          </table:table-cell>
          <table:table-cell table:style-name="ce27" table:formula="of:=(([.C12]-[.B12])/[.B12])*100" office:value-type="float" office:value="72.4983735112849" calcext:value-type="float">
            <text:p>72.4983735112849</text:p>
          </table:table-cell>
          <table:table-cell table:style-name="ce27" office:value-type="float" office:value="9651.05924619048" calcext:value-type="float">
            <text:p>9651.05924619048</text:p>
          </table:table-cell>
          <table:table-cell table:style-name="ce27" table:formula="of:=(([.E12]-[.B12])/[.B12])*100" office:value-type="float" office:value="130.30703465219" calcext:value-type="float">
            <text:p>130.30703465219</text:p>
          </table:table-cell>
          <table:table-cell table:style-name="ce27" office:value-type="float" office:value="45138.0778993732" calcext:value-type="float">
            <text:p>45138.0778993732</text:p>
          </table:table-cell>
          <table:table-cell table:style-name="ce27" table:formula="of:=(([.G12]-[.B12])/[.B12])*100" office:value-type="float" office:value="977.147762304702" calcext:value-type="float">
            <text:p>977.147762304702</text:p>
          </table:table-cell>
        </table:table-row>
        <table:table-row table:style-name="ro1">
          <table:table-cell table:style-name="ce18" office:value-type="float" office:value="2000" calcext:value-type="float">
            <text:p>2000</text:p>
          </table:table-cell>
          <table:table-cell table:style-name="ce27" office:value-type="float" office:value="4446.5431708735" calcext:value-type="float">
            <text:p>4446.5431708735</text:p>
          </table:table-cell>
          <table:table-cell table:style-name="ce27" office:value-type="float" office:value="7717.31340099502" calcext:value-type="float">
            <text:p>7717.31340099502</text:p>
          </table:table-cell>
          <table:table-cell table:style-name="ce27" table:formula="of:=(([.C13]-[.B13])/[.B13])*100" office:value-type="float" office:value="73.5575952921423" calcext:value-type="float">
            <text:p>73.5575952921423</text:p>
          </table:table-cell>
          <table:table-cell table:style-name="ce27" office:value-type="float" office:value="10311.5208000941" calcext:value-type="float">
            <text:p>10311.5208000941</text:p>
          </table:table-cell>
          <table:table-cell table:style-name="ce27" table:formula="of:=(([.E13]-[.B13])/[.B13])*100" office:value-type="float" office:value="131.899711839938" calcext:value-type="float">
            <text:p>131.899711839938</text:p>
          </table:table-cell>
          <table:table-cell table:style-name="ce27" office:value-type="float" office:value="47837.7101913692" calcext:value-type="float">
            <text:p>47837.7101913692</text:p>
          </table:table-cell>
          <table:table-cell table:style-name="ce27" table:formula="of:=(([.G13]-[.B13])/[.B13])*100" office:value-type="float" office:value="975.840452977582" calcext:value-type="float">
            <text:p>975.840452977582</text:p>
          </table:table-cell>
        </table:table-row>
        <table:table-row table:style-name="ro1">
          <table:table-cell table:style-name="ce18" office:value-type="float" office:value="2100" calcext:value-type="float">
            <text:p>2100</text:p>
          </table:table-cell>
          <table:table-cell table:style-name="ce27" office:value-type="float" office:value="4704.63858624425" calcext:value-type="float">
            <text:p>4704.63858624425</text:p>
          </table:table-cell>
          <table:table-cell table:style-name="ce27" office:value-type="float" office:value="8224.84272798956" calcext:value-type="float">
            <text:p>8224.84272798956</text:p>
          </table:table-cell>
          <table:table-cell table:style-name="ce27" table:formula="of:=(([.C14]-[.B14])/[.B14])*100" office:value-type="float" office:value="74.824114057091" calcext:value-type="float">
            <text:p>74.824114057091</text:p>
          </table:table-cell>
          <table:table-cell table:style-name="ce27" office:value-type="float" office:value="10980.2818624397" calcext:value-type="float">
            <text:p>10980.2818624397</text:p>
          </table:table-cell>
          <table:table-cell table:style-name="ce27" table:formula="of:=(([.E14]-[.B14])/[.B14])*100" office:value-type="float" office:value="133.392675359689" calcext:value-type="float">
            <text:p>133.392675359689</text:p>
          </table:table-cell>
          <table:table-cell table:style-name="ce27" office:value-type="float" office:value="50553.0982950737" calcext:value-type="float">
            <text:p>50553.0982950737</text:p>
          </table:table-cell>
          <table:table-cell table:style-name="ce27" table:formula="of:=(([.G14]-[.B14])/[.B14])*100" office:value-type="float" office:value="974.537339443765" calcext:value-type="float">
            <text:p>974.537339443765</text:p>
          </table:table-cell>
        </table:table-row>
        <table:table-row table:style-name="ro1">
          <table:table-cell table:style-name="ce18" office:value-type="float" office:value="2200" calcext:value-type="float">
            <text:p>2200</text:p>
          </table:table-cell>
          <table:table-cell table:style-name="ce27" office:value-type="float" office:value="4964.69384858104" calcext:value-type="float">
            <text:p>4964.69384858104</text:p>
          </table:table-cell>
          <table:table-cell table:style-name="ce27" office:value-type="float" office:value="8721.42088231199" calcext:value-type="float">
            <text:p>8721.42088231199</text:p>
          </table:table-cell>
          <table:table-cell table:style-name="ce27" table:formula="of:=(([.C15]-[.B15])/[.B15])*100" office:value-type="float" office:value="75.6688558913791" calcext:value-type="float">
            <text:p>75.6688558913791</text:p>
          </table:table-cell>
          <table:table-cell table:style-name="ce27" office:value-type="float" office:value="11656.9485137599" calcext:value-type="float">
            <text:p>11656.9485137599</text:p>
          </table:table-cell>
          <table:table-cell table:style-name="ce27" table:formula="of:=(([.E15]-[.B15])/[.B15])*100" office:value-type="float" office:value="134.796925435625" calcext:value-type="float">
            <text:p>134.796925435625</text:p>
          </table:table-cell>
          <table:table-cell table:style-name="ce27" office:value-type="float" office:value="53283.4909936554" calcext:value-type="float">
            <text:p>53283.4909936554</text:p>
          </table:table-cell>
          <table:table-cell table:style-name="ce27" table:formula="of:=(([.G15]-[.B15])/[.B15])*100" office:value-type="float" office:value="973.248273081015" calcext:value-type="float">
            <text:p>973.248273081015</text:p>
          </table:table-cell>
        </table:table-row>
        <table:table-row table:style-name="ro1">
          <table:table-cell table:style-name="ce18" office:value-type="float" office:value="2300" calcext:value-type="float">
            <text:p>2300</text:p>
          </table:table-cell>
          <table:table-cell table:style-name="ce27" office:value-type="float" office:value="5226.56703150508" calcext:value-type="float">
            <text:p>5226.56703150508</text:p>
          </table:table-cell>
          <table:table-cell table:style-name="ce27" office:value-type="float" office:value="9230.17197836506" calcext:value-type="float">
            <text:p>9230.17197836506</text:p>
          </table:table-cell>
          <table:table-cell table:style-name="ce27" table:formula="of:=(([.C16]-[.B16])/[.B16])*100" office:value-type="float" office:value="76.6010446766828" calcext:value-type="float">
            <text:p>76.6010446766828</text:p>
          </table:table-cell>
          <table:table-cell table:style-name="ce27" office:value-type="float" office:value="12341.1624888878" calcext:value-type="float">
            <text:p>12341.1624888878</text:p>
          </table:table-cell>
          <table:table-cell table:style-name="ce27" table:formula="of:=(([.E16]-[.B16])/[.B16])*100" office:value-type="float" office:value="136.12368146236" calcext:value-type="float">
            <text:p>136.12368146236</text:p>
          </table:table-cell>
          <table:table-cell table:style-name="ce27" office:value-type="float" office:value="56028.2054679953" calcext:value-type="float">
            <text:p>56028.2054679953</text:p>
          </table:table-cell>
          <table:table-cell table:style-name="ce27" table:formula="of:=(([.G16]-[.B16])/[.B16])*100" office:value-type="float" office:value="971.988652020809" calcext:value-type="float">
            <text:p>971.988652020809</text:p>
          </table:table-cell>
        </table:table-row>
        <table:table-row table:style-name="ro1">
          <table:table-cell table:style-name="ce18" office:value-type="float" office:value="2400" calcext:value-type="float">
            <text:p>2400</text:p>
          </table:table-cell>
          <table:table-cell table:style-name="ce27" office:value-type="float" office:value="5490.20066952727" calcext:value-type="float">
            <text:p>5490.20066952727</text:p>
          </table:table-cell>
          <table:table-cell table:style-name="ce27" office:value-type="float" office:value="9754.84020901176" calcext:value-type="float">
            <text:p>9754.84020901176</text:p>
          </table:table-cell>
          <table:table-cell table:style-name="ce27" table:formula="of:=(([.C17]-[.B17])/[.B17])*100" office:value-type="float" office:value="77.6772980841098" calcext:value-type="float">
            <text:p>77.6772980841098</text:p>
          </table:table-cell>
          <table:table-cell table:style-name="ce27" office:value-type="float" office:value="13032.5965506587" calcext:value-type="float">
            <text:p>13032.5965506587</text:p>
          </table:table-cell>
          <table:table-cell table:style-name="ce27" table:formula="of:=(([.E17]-[.B17])/[.B17])*100" office:value-type="float" office:value="137.379238667807" calcext:value-type="float">
            <text:p>137.379238667807</text:p>
          </table:table-cell>
          <table:table-cell table:style-name="ce27" office:value-type="float" office:value="58786.618359271" calcext:value-type="float">
            <text:p>58786.618359271</text:p>
          </table:table-cell>
          <table:table-cell table:style-name="ce27" table:formula="of:=(([.G17]-[.B17])/[.B17])*100" office:value-type="float" office:value="970.755367568974" calcext:value-type="float">
            <text:p>970.755367568974</text:p>
          </table:table-cell>
        </table:table-row>
        <table:table-row table:style-name="ro1">
          <table:table-cell table:style-name="ce18" office:value-type="float" office:value="2500" calcext:value-type="float">
            <text:p>2500</text:p>
          </table:table-cell>
          <table:table-cell table:style-name="ce27" office:value-type="float" office:value="5755.51590447065" calcext:value-type="float">
            <text:p>5755.51590447065</text:p>
          </table:table-cell>
          <table:table-cell table:style-name="ce27" office:value-type="float" office:value="10278.9593125528" calcext:value-type="float">
            <text:p>10278.9593125528</text:p>
          </table:table-cell>
          <table:table-cell table:style-name="ce27" table:formula="of:=(([.C18]-[.B18])/[.B18])*100" office:value-type="float" office:value="78.5931875293495" calcext:value-type="float">
            <text:p>78.5931875293495</text:p>
          </table:table-cell>
          <table:table-cell table:style-name="ce27" office:value-type="float" office:value="13730.9506301349" calcext:value-type="float">
            <text:p>13730.9506301349</text:p>
          </table:table-cell>
          <table:table-cell table:style-name="ce27" table:formula="of:=(([.E18]-[.B18])/[.B18])*100" office:value-type="float" office:value="138.570283846653" calcext:value-type="float">
            <text:p>138.570283846653</text:p>
          </table:table-cell>
          <table:table-cell table:style-name="ce27" office:value-type="float" office:value="61558.1583240988" calcext:value-type="float">
            <text:p>61558.1583240988</text:p>
          </table:table-cell>
          <table:table-cell table:style-name="ce27" table:formula="of:=(([.G18]-[.B18])/[.B18])*100" office:value-type="float" office:value="969.550659677318" calcext:value-type="float">
            <text:p>969.550659677318</text:p>
          </table:table-cell>
        </table:table-row>
        <table:table-row table:style-name="ro1">
          <table:table-cell table:style-name="ce18" office:value-type="float" office:value="2600" calcext:value-type="float">
            <text:p>2600</text:p>
          </table:table-cell>
          <table:table-cell table:style-name="ce27" office:value-type="float" office:value="6022.40811990367" calcext:value-type="float">
            <text:p>6022.40811990367</text:p>
          </table:table-cell>
          <table:table-cell table:style-name="ce27" office:value-type="float" office:value="10799.522706508" calcext:value-type="float">
            <text:p>10799.522706508</text:p>
          </table:table-cell>
          <table:table-cell table:style-name="ce27" table:formula="of:=(([.C19]-[.B19])/[.B19])*100" office:value-type="float" office:value="79.3223323875424" calcext:value-type="float">
            <text:p>79.3223323875424</text:p>
          </table:table-cell>
          <table:table-cell table:style-name="ce27" office:value-type="float" office:value="14435.9485810281" calcext:value-type="float">
            <text:p>14435.9485810281</text:p>
          </table:table-cell>
          <table:table-cell table:style-name="ce27" table:formula="of:=(([.E19]-[.B19])/[.B19])*100" office:value-type="float" office:value="139.703923972177" calcext:value-type="float">
            <text:p>139.703923972177</text:p>
          </table:table-cell>
          <table:table-cell table:style-name="ce27" office:value-type="float" office:value="64342.2997830673" calcext:value-type="float">
            <text:p>64342.2997830673</text:p>
          </table:table-cell>
          <table:table-cell table:style-name="ce27" table:formula="of:=(([.G19]-[.B19])/[.B19])*100" office:value-type="float" office:value="968.381592579555" calcext:value-type="float">
            <text:p>968.381592579555</text:p>
          </table:table-cell>
        </table:table-row>
        <table:table-row table:style-name="ro1">
          <table:table-cell table:style-name="ce18" office:value-type="float" office:value="2700" calcext:value-type="float">
            <text:p>2700</text:p>
          </table:table-cell>
          <table:table-cell table:style-name="ce27" office:value-type="float" office:value="6290.82340140615" calcext:value-type="float">
            <text:p>6290.82340140615</text:p>
          </table:table-cell>
          <table:table-cell table:style-name="ce27" office:value-type="float" office:value="11329.176846003" calcext:value-type="float">
            <text:p>11329.176846003</text:p>
          </table:table-cell>
          <table:table-cell table:style-name="ce27" table:formula="of:=(([.C20]-[.B20])/[.B20])*100" office:value-type="float" office:value="80.0905242940162" calcext:value-type="float">
            <text:p>80.0905242940162</text:p>
          </table:table-cell>
          <table:table-cell table:style-name="ce27" office:value-type="float" office:value="15147.3354309027" calcext:value-type="float">
            <text:p>15147.3354309027</text:p>
          </table:table-cell>
          <table:table-cell table:style-name="ce27" table:formula="of:=(([.E20]-[.B20])/[.B20])*100" office:value-type="float" office:value="140.784623321597" calcext:value-type="float">
            <text:p>140.784623321597</text:p>
          </table:table-cell>
          <table:table-cell table:style-name="ce27" office:value-type="float" office:value="67138.5576326975" calcext:value-type="float">
            <text:p>67138.5576326975</text:p>
          </table:table-cell>
          <table:table-cell table:style-name="ce27" table:formula="of:=(([.G20]-[.B20])/[.B20])*100" office:value-type="float" office:value="967.24594458796" calcext:value-type="float">
            <text:p>967.24594458796</text:p>
          </table:table-cell>
        </table:table-row>
        <table:table-row table:style-name="ro1">
          <table:table-cell table:style-name="ce18" office:value-type="float" office:value="2800" calcext:value-type="float">
            <text:p>2800</text:p>
          </table:table-cell>
          <table:table-cell table:style-name="ce27" office:value-type="float" office:value="6560.70098761598" calcext:value-type="float">
            <text:p>6560.70098761598</text:p>
          </table:table-cell>
          <table:table-cell table:style-name="ce27" office:value-type="float" office:value="11851.6990911653" calcext:value-type="float">
            <text:p>11851.6990911653</text:p>
          </table:table-cell>
          <table:table-cell table:style-name="ce27" table:formula="of:=(([.C21]-[.B21])/[.B21])*100" office:value-type="float" office:value="80.6468411460397" calcext:value-type="float">
            <text:p>80.6468411460397</text:p>
          </table:table-cell>
          <table:table-cell table:style-name="ce27" office:value-type="float" office:value="15864.8750376787" calcext:value-type="float">
            <text:p>15864.8750376787</text:p>
          </table:table-cell>
          <table:table-cell table:style-name="ce27" table:formula="of:=(([.E21]-[.B21])/[.B21])*100" office:value-type="float" office:value="141.816767257422" calcext:value-type="float">
            <text:p>141.816767257422</text:p>
          </table:table-cell>
          <table:table-cell table:style-name="ce27" office:value-type="float" office:value="69946.4827420785" calcext:value-type="float">
            <text:p>69946.4827420785</text:p>
          </table:table-cell>
          <table:table-cell table:style-name="ce27" table:formula="of:=(([.G21]-[.B21])/[.B21])*100" office:value-type="float" office:value="966.1434330586" calcext:value-type="float">
            <text:p>966.1434330586</text:p>
          </table:table-cell>
        </table:table-row>
        <table:table-row table:style-name="ro1">
          <table:table-cell table:style-name="ce18" office:value-type="float" office:value="2900" calcext:value-type="float">
            <text:p>2900</text:p>
          </table:table-cell>
          <table:table-cell table:style-name="ce27" office:value-type="float" office:value="6831.97380501775" calcext:value-type="float">
            <text:p>6831.97380501775</text:p>
          </table:table-cell>
          <table:table-cell table:style-name="ce27" office:value-type="float" office:value="12396.9900765467" calcext:value-type="float">
            <text:p>12396.9900765467</text:p>
          </table:table-cell>
          <table:table-cell table:style-name="ce27" table:formula="of:=(([.C22]-[.B22])/[.B22])*100" office:value-type="float" office:value="81.4554685125068" calcext:value-type="float">
            <text:p>81.4554685125068</text:p>
          </table:table-cell>
          <table:table-cell table:style-name="ce27" office:value-type="float" office:value="16588.3480794315" calcext:value-type="float">
            <text:p>16588.3480794315</text:p>
          </table:table-cell>
          <table:table-cell table:style-name="ce27" table:formula="of:=(([.E22]-[.B22])/[.B22])*100" office:value-type="float" office:value="142.804620639034" calcext:value-type="float">
            <text:p>142.804620639034</text:p>
          </table:table-cell>
          <table:table-cell table:style-name="ce27" office:value-type="float" office:value="72765.6580938115" calcext:value-type="float">
            <text:p>72765.6580938115</text:p>
          </table:table-cell>
          <table:table-cell table:style-name="ce27" table:formula="of:=(([.G22]-[.B22])/[.B22])*100" office:value-type="float" office:value="965.075191599369" calcext:value-type="float">
            <text:p>965.075191599369</text:p>
          </table:table-cell>
        </table:table-row>
        <table:table-row table:style-name="ro1">
          <table:table-cell table:style-name="ce18" office:value-type="float" office:value="3000" calcext:value-type="float">
            <text:p>3000</text:p>
          </table:table-cell>
          <table:table-cell table:style-name="ce27" office:value-type="float" office:value="7104.63133371058" calcext:value-type="float">
            <text:p>7104.63133371058</text:p>
          </table:table-cell>
          <table:table-cell table:style-name="ce27" office:value-type="float" office:value="12936.5824728169" calcext:value-type="float">
            <text:p>12936.5824728169</text:p>
          </table:table-cell>
          <table:table-cell table:style-name="ce27" table:formula="of:=(([.C23]-[.B23])/[.B23])*100" office:value-type="float" office:value="82.0866117490776" calcext:value-type="float">
            <text:p>82.0866117490776</text:p>
          </table:table-cell>
          <table:table-cell table:style-name="ce27" office:value-type="float" office:value="17317.5503203078" calcext:value-type="float">
            <text:p>17317.5503203078</text:p>
          </table:table-cell>
          <table:table-cell table:style-name="ce27" table:formula="of:=(([.E23]-[.B23])/[.B23])*100" office:value-type="float" office:value="143.750161083492" calcext:value-type="float">
            <text:p>143.750161083492</text:p>
          </table:table-cell>
          <table:table-cell table:style-name="ce27" office:value-type="float" office:value="75595.6954579896" calcext:value-type="float">
            <text:p>75595.6954579896</text:p>
          </table:table-cell>
          <table:table-cell table:style-name="ce27" table:formula="of:=(([.G23]-[.B23])/[.B23])*100" office:value-type="float" office:value="964.034035084939" calcext:value-type="float">
            <text:p>964.034035084939</text:p>
          </table:table-cell>
        </table:table-row>
        <table:table-row table:style-name="ro1">
          <table:table-cell table:style-name="ce18" office:value-type="float" office:value="3100" calcext:value-type="float">
            <text:p>3100</text:p>
          </table:table-cell>
          <table:table-cell table:style-name="ce27" office:value-type="float" office:value="7378.61136882673" calcext:value-type="float">
            <text:p>7378.61136882673</text:p>
          </table:table-cell>
          <table:table-cell table:style-name="ce27" office:value-type="float" office:value="13479.0221054899" calcext:value-type="float">
            <text:p>13479.0221054899</text:p>
          </table:table-cell>
          <table:table-cell table:style-name="ce27" table:formula="of:=(([.C24]-[.B24])/[.B24])*100" office:value-type="float" office:value="82.6769487065856" calcext:value-type="float">
            <text:p>82.6769487065856</text:p>
          </table:table-cell>
          <table:table-cell table:style-name="ce27" office:value-type="float" office:value="18052.2911067474" calcext:value-type="float">
            <text:p>18052.2911067474</text:p>
          </table:table-cell>
          <table:table-cell table:style-name="ce27" table:formula="of:=(([.E24]-[.B24])/[.B24])*100" office:value-type="float" office:value="144.657025616161" calcext:value-type="float">
            <text:p>144.657025616161</text:p>
          </table:table-cell>
          <table:table-cell table:style-name="ce27" office:value-type="float" office:value="78436.2325102369" calcext:value-type="float">
            <text:p>78436.2325102369</text:p>
          </table:table-cell>
          <table:table-cell table:style-name="ce27" table:formula="of:=(([.G24]-[.B24])/[.B24])*100" office:value-type="float" office:value="963.021598367621" calcext:value-type="float">
            <text:p>963.021598367621</text:p>
          </table:table-cell>
        </table:table-row>
        <table:table-row table:style-name="ro1">
          <table:table-cell table:style-name="ce18" office:value-type="float" office:value="3200" calcext:value-type="float">
            <text:p>3200</text:p>
          </table:table-cell>
          <table:table-cell table:style-name="ce27" office:value-type="float" office:value="7653.8515672808" calcext:value-type="float">
            <text:p>7653.8515672808</text:p>
          </table:table-cell>
          <table:table-cell table:style-name="ce27" office:value-type="float" office:value="14051.1264650424" calcext:value-type="float">
            <text:p>14051.1264650424</text:p>
          </table:table-cell>
          <table:table-cell table:style-name="ce27" table:formula="of:=(([.C25]-[.B25])/[.B25])*100" office:value-type="float" office:value="83.582426984985" calcext:value-type="float">
            <text:p>83.582426984985</text:p>
          </table:table-cell>
          <table:table-cell table:style-name="ce27" office:value-type="float" office:value="18792.3920570259" calcext:value-type="float">
            <text:p>18792.3920570259</text:p>
          </table:table-cell>
          <table:table-cell table:style-name="ce27" table:formula="of:=(([.E25]-[.B25])/[.B25])*100" office:value-type="float" office:value="145.528566785393" calcext:value-type="float">
            <text:p>145.528566785393</text:p>
          </table:table-cell>
          <table:table-cell table:style-name="ce27" office:value-type="float" office:value="81286.93032208" calcext:value-type="float">
            <text:p>81286.93032208</text:p>
          </table:table-cell>
          <table:table-cell table:style-name="ce27" table:formula="of:=(([.G25]-[.B25])/[.B25])*100" office:value-type="float" office:value="962.039544502938" calcext:value-type="float">
            <text:p>962.039544502938</text:p>
          </table:table-cell>
        </table:table-row>
        <table:table-row table:style-name="ro1">
          <table:table-cell table:style-name="ce18" office:value-type="float" office:value="3300" calcext:value-type="float">
            <text:p>3300</text:p>
          </table:table-cell>
          <table:table-cell table:style-name="ce27" office:value-type="float" office:value="7930.31326599808" calcext:value-type="float">
            <text:p>7930.31326599808</text:p>
          </table:table-cell>
          <table:table-cell table:style-name="ce27" office:value-type="float" office:value="14601.5158104468" calcext:value-type="float">
            <text:p>14601.5158104468</text:p>
          </table:table-cell>
          <table:table-cell table:style-name="ce27" table:formula="of:=(([.C26]-[.B26])/[.B26])*100" office:value-type="float" office:value="84.1228123112373" calcext:value-type="float">
            <text:p>84.1228123112373</text:p>
          </table:table-cell>
          <table:table-cell table:style-name="ce27" office:value-type="float" office:value="19537.6859140362" calcext:value-type="float">
            <text:p>19537.6859140362</text:p>
          </table:table-cell>
          <table:table-cell table:style-name="ce27" table:formula="of:=(([.E26]-[.B26])/[.B26])*100" office:value-type="float" office:value="146.367139086494" calcext:value-type="float">
            <text:p>146.367139086494</text:p>
          </table:table-cell>
          <table:table-cell table:style-name="ce27" office:value-type="float" office:value="84147.4711653941" calcext:value-type="float">
            <text:p>84147.4711653941</text:p>
          </table:table-cell>
          <table:table-cell table:style-name="ce27" table:formula="of:=(([.G26]-[.B26])/[.B26])*100" office:value-type="float" office:value="961.086344800323" calcext:value-type="float">
            <text:p>961.086344800323</text:p>
          </table:table-cell>
        </table:table-row>
        <table:table-row table:style-name="ro1">
          <table:table-cell table:style-name="ce18" office:value-type="float" office:value="3400" calcext:value-type="float">
            <text:p>3400</text:p>
          </table:table-cell>
          <table:table-cell table:style-name="ce27" office:value-type="float" office:value="8207.96138388181" calcext:value-type="float">
            <text:p>8207.96138388181</text:p>
          </table:table-cell>
          <table:table-cell table:style-name="ce27" office:value-type="float" office:value="15152.1079178058" calcext:value-type="float">
            <text:p>15152.1079178058</text:p>
          </table:table-cell>
          <table:table-cell table:style-name="ce27" table:formula="of:=(([.C27]-[.B27])/[.B27])*100" office:value-type="float" office:value="84.6025731500199" calcext:value-type="float">
            <text:p>84.6025731500199</text:p>
          </table:table-cell>
          <table:table-cell table:style-name="ce27" office:value-type="float" office:value="20288.0155366695" calcext:value-type="float">
            <text:p>20288.0155366695</text:p>
          </table:table-cell>
          <table:table-cell table:style-name="ce27" table:formula="of:=(([.E27]-[.B27])/[.B27])*100" office:value-type="float" office:value="147.174841447349" calcext:value-type="float">
            <text:p>147.174841447349</text:p>
          </table:table-cell>
          <table:table-cell table:style-name="ce27" office:value-type="float" office:value="87017.556583275" calcext:value-type="float">
            <text:p>87017.556583275</text:p>
          </table:table-cell>
          <table:table-cell table:style-name="ce27" table:formula="of:=(([.G27]-[.B27])/[.B27])*100" office:value-type="float" office:value="960.160404191882" calcext:value-type="float">
            <text:p>960.160404191882</text:p>
          </table:table-cell>
        </table:table-row>
        <table:table-row table:style-name="ro1">
          <table:table-cell table:style-name="ce18" office:value-type="float" office:value="3500" calcext:value-type="float">
            <text:p>3500</text:p>
          </table:table-cell>
          <table:table-cell table:style-name="ce27" office:value-type="float" office:value="8486.76044601094" calcext:value-type="float">
            <text:p>8486.76044601094</text:p>
          </table:table-cell>
          <table:table-cell table:style-name="ce27" office:value-type="float" office:value="15715.3623303461" calcext:value-type="float">
            <text:p>15715.3623303461</text:p>
          </table:table-cell>
          <table:table-cell table:style-name="ce27" table:formula="of:=(([.C28]-[.B28])/[.B28])*100" office:value-type="float" office:value="85.1750432962067" calcext:value-type="float">
            <text:p>85.1750432962067</text:p>
          </table:table-cell>
          <table:table-cell table:style-name="ce27" office:value-type="float" office:value="21043.2330094894" calcext:value-type="float">
            <text:p>21043.2330094894</text:p>
          </table:table-cell>
          <table:table-cell table:style-name="ce27" table:formula="of:=(([.E28]-[.B28])/[.B28])*100" office:value-type="float" office:value="147.953658446674" calcext:value-type="float">
            <text:p>147.953658446674</text:p>
          </table:table-cell>
          <table:table-cell table:style-name="ce27" office:value-type="float" office:value="89896.9056881088" calcext:value-type="float">
            <text:p>89896.9056881088</text:p>
          </table:table-cell>
          <table:table-cell table:style-name="ce27" table:formula="of:=(([.G28]-[.B28])/[.B28])*100" office:value-type="float" office:value="959.260553658768" calcext:value-type="float">
            <text:p>959.260553658768</text:p>
          </table:table-cell>
        </table:table-row>
        <table:table-row table:style-name="ro1">
          <table:table-cell table:style-name="ce18" office:value-type="float" office:value="3600" calcext:value-type="float">
            <text:p>3600</text:p>
          </table:table-cell>
          <table:table-cell table:style-name="ce27" office:value-type="float" office:value="8766.67344960337" calcext:value-type="float">
            <text:p>8766.67344960337</text:p>
          </table:table-cell>
          <table:table-cell table:style-name="ce27" office:value-type="float" office:value="16281.1855607046" calcext:value-type="float">
            <text:p>16281.1855607046</text:p>
          </table:table-cell>
          <table:table-cell table:style-name="ce27" table:formula="of:=(([.C29]-[.B29])/[.B29])*100" office:value-type="float" office:value="85.716801866747" calcext:value-type="float">
            <text:p>85.716801866747</text:p>
          </table:table-cell>
          <table:table-cell table:style-name="ce27" office:value-type="float" office:value="21803.1988538578" calcext:value-type="float">
            <text:p>21803.1988538578</text:p>
          </table:table-cell>
          <table:table-cell table:style-name="ce27" table:formula="of:=(([.E29]-[.B29])/[.B29])*100" office:value-type="float" office:value="148.705497920015" calcext:value-type="float">
            <text:p>148.705497920015</text:p>
          </table:table-cell>
          <table:table-cell table:style-name="ce27" office:value-type="float" office:value="92785.2536543439" calcext:value-type="float">
            <text:p>92785.2536543439</text:p>
          </table:table-cell>
          <table:table-cell table:style-name="ce27" table:formula="of:=(([.G29]-[.B29])/[.B29])*100" office:value-type="float" office:value="958.386104920354" calcext:value-type="float">
            <text:p>958.386104920354</text:p>
          </table:table-cell>
        </table:table-row>
        <table:table-row table:style-name="ro1">
          <table:table-cell table:style-name="ce18" office:value-type="float" office:value="3700" calcext:value-type="float">
            <text:p>3700</text:p>
          </table:table-cell>
          <table:table-cell table:style-name="ce27" office:value-type="float" office:value="9047.67266197981" calcext:value-type="float">
            <text:p>9047.67266197981</text:p>
          </table:table-cell>
          <table:table-cell table:style-name="ce27" office:value-type="float" office:value="16843.7204812861" calcext:value-type="float">
            <text:p>16843.7204812861</text:p>
          </table:table-cell>
          <table:table-cell table:style-name="ce27" table:formula="of:=(([.C30]-[.B30])/[.B30])*100" office:value-type="float" office:value="86.1663337143804" calcext:value-type="float">
            <text:p>86.1663337143804</text:p>
          </table:table-cell>
          <table:table-cell table:style-name="ce27" office:value-type="float" office:value="22567.7813264692" calcext:value-type="float">
            <text:p>22567.7813264692</text:p>
          </table:table-cell>
          <table:table-cell table:style-name="ce27" table:formula="of:=(([.E30]-[.B30])/[.B30])*100" office:value-type="float" office:value="149.431894472749" calcext:value-type="float">
            <text:p>149.431894472749</text:p>
          </table:table-cell>
          <table:table-cell table:style-name="ce27" office:value-type="float" office:value="95682.3503788945" calcext:value-type="float">
            <text:p>95682.3503788945</text:p>
          </table:table-cell>
          <table:table-cell table:style-name="ce27" table:formula="of:=(([.G30]-[.B30])/[.B30])*100" office:value-type="float" office:value="957.535500604166" calcext:value-type="float">
            <text:p>957.535500604166</text:p>
          </table:table-cell>
        </table:table-row>
        <table:table-row table:style-name="ro1">
          <table:table-cell table:style-name="ce18" office:value-type="float" office:value="3800" calcext:value-type="float">
            <text:p>3800</text:p>
          </table:table-cell>
          <table:table-cell table:style-name="ce27" office:value-type="float" office:value="9329.7242558966" calcext:value-type="float">
            <text:p>9329.7242558966</text:p>
          </table:table-cell>
          <table:table-cell table:style-name="ce27" office:value-type="float" office:value="17437.2314548593" calcext:value-type="float">
            <text:p>17437.2314548593</text:p>
          </table:table-cell>
          <table:table-cell table:style-name="ce27" table:formula="of:=(([.C31]-[.B31])/[.B31])*100" office:value-type="float" office:value="86.8997515530919" calcext:value-type="float">
            <text:p>86.8997515530919</text:p>
          </table:table-cell>
          <table:table-cell table:style-name="ce27" office:value-type="float" office:value="23336.8557935169" calcext:value-type="float">
            <text:p>23336.8557935169</text:p>
          </table:table-cell>
          <table:table-cell table:style-name="ce27" table:formula="of:=(([.E31]-[.B31])/[.B31])*100" office:value-type="float" office:value="150.134464357481" calcext:value-type="float">
            <text:p>150.134464357481</text:p>
          </table:table-cell>
          <table:table-cell table:style-name="ce27" office:value-type="float" office:value="98587.9592864967" calcext:value-type="float">
            <text:p>98587.9592864967</text:p>
          </table:table-cell>
          <table:table-cell table:style-name="ce27" table:formula="of:=(([.G31]-[.B31])/[.B31])*100" office:value-type="float" office:value="956.708178960239" calcext:value-type="float">
            <text:p>956.708178960239</text:p>
          </table:table-cell>
        </table:table-row>
        <table:table-row table:style-name="ro1">
          <table:table-cell table:style-name="ce18" office:value-type="float" office:value="3900" calcext:value-type="float">
            <text:p>3900</text:p>
          </table:table-cell>
          <table:table-cell table:style-name="ce27" office:value-type="float" office:value="9612.80903473526" calcext:value-type="float">
            <text:p>9612.80903473526</text:p>
          </table:table-cell>
          <table:table-cell table:style-name="ce27" office:value-type="float" office:value="18011.5103762796" calcext:value-type="float">
            <text:p>18011.5103762796</text:p>
          </table:table-cell>
          <table:table-cell table:style-name="ce27" table:formula="of:=(([.C32]-[.B32])/[.B32])*100" office:value-type="float" office:value="87.3698968864998" calcext:value-type="float">
            <text:p>87.3698968864998</text:p>
          </table:table-cell>
          <table:table-cell table:style-name="ce27" office:value-type="float" office:value="24110.3041705714" calcext:value-type="float">
            <text:p>24110.3041705714</text:p>
          </table:table-cell>
          <table:table-cell table:style-name="ce27" table:formula="of:=(([.E32]-[.B32])/[.B32])*100" office:value-type="float" office:value="150.814346602022" calcext:value-type="float">
            <text:p>150.814346602022</text:p>
          </table:table-cell>
          <table:table-cell table:style-name="ce27" office:value-type="float" office:value="101501.856260927" calcext:value-type="float">
            <text:p>101501.856260927</text:p>
          </table:table-cell>
          <table:table-cell table:style-name="ce27" table:formula="of:=(([.G32]-[.B32])/[.B32])*100" office:value-type="float" office:value="955.902139469916" calcext:value-type="float">
            <text:p>955.902139469916</text:p>
          </table:table-cell>
        </table:table-row>
        <table:table-row table:style-name="ro1">
          <table:table-cell table:style-name="ce18" office:value-type="float" office:value="4000" calcext:value-type="float">
            <text:p>4000</text:p>
          </table:table-cell>
          <table:table-cell table:style-name="ce27" office:value-type="float" office:value="9896.89147297923" calcext:value-type="float">
            <text:p>9896.89147297923</text:p>
          </table:table-cell>
          <table:table-cell table:style-name="ce27" office:value-type="float" office:value="18559.7137502699" calcext:value-type="float">
            <text:p>18559.7137502699</text:p>
          </table:table-cell>
          <table:table-cell table:style-name="ce27" table:formula="of:=(([.C33]-[.B33])/[.B33])*100" office:value-type="float" office:value="87.5307393330739" calcext:value-type="float">
            <text:p>87.5307393330739</text:p>
          </table:table-cell>
          <table:table-cell table:style-name="ce27" office:value-type="float" office:value="24888.0144197678" calcext:value-type="float">
            <text:p>24888.0144197678</text:p>
          </table:table-cell>
          <table:table-cell table:style-name="ce27" table:formula="of:=(([.E33]-[.B33])/[.B33])*100" office:value-type="float" office:value="151.47304573075" calcext:value-type="float">
            <text:p>151.47304573075</text:p>
          </table:table-cell>
          <table:table-cell table:style-name="ce27" office:value-type="float" office:value="104423.828685933" calcext:value-type="float">
            <text:p>104423.828685933</text:p>
          </table:table-cell>
          <table:table-cell table:style-name="ce27" table:formula="of:=(([.G33]-[.B33])/[.B33])*100" office:value-type="float" office:value="955.117447443309" calcext:value-type="float">
            <text:p>955.117447443309</text:p>
          </table:table-cell>
        </table:table-row>
        <table:table-row table:style-name="ro1">
          <table:table-cell table:style-name="ce18" office:value-type="float" office:value="4100" calcext:value-type="float">
            <text:p>4100</text:p>
          </table:table-cell>
          <table:table-cell table:style-name="ce27" office:value-type="float" office:value="10181.9520040147" calcext:value-type="float">
            <text:p>10181.9520040147</text:p>
          </table:table-cell>
          <table:table-cell table:style-name="ce27" office:value-type="float" office:value="19178.8497365288" calcext:value-type="float">
            <text:p>19178.8497365288</text:p>
          </table:table-cell>
          <table:table-cell table:style-name="ce27" table:formula="of:=(([.C34]-[.B34])/[.B34])*100" office:value-type="float" office:value="88.3612270905094" calcext:value-type="float">
            <text:p>88.3612270905094</text:p>
          </table:table-cell>
          <table:table-cell table:style-name="ce27" office:value-type="float" office:value="25669.8800971602" calcext:value-type="float">
            <text:p>25669.8800971602</text:p>
          </table:table-cell>
          <table:table-cell table:style-name="ce27" table:formula="of:=(([.E34]-[.B34])/[.B34])*100" office:value-type="float" office:value="152.111580245504" calcext:value-type="float">
            <text:p>152.111580245504</text:p>
          </table:table-cell>
          <table:table-cell table:style-name="ce27" office:value-type="float" office:value="107353.674582143" calcext:value-type="float">
            <text:p>107353.674582143</text:p>
          </table:table-cell>
          <table:table-cell table:style-name="ce27" table:formula="of:=(([.G34]-[.B34])/[.B34])*100" office:value-type="float" office:value="954.352589167715" calcext:value-type="float">
            <text:p>954.352589167715</text:p>
          </table:table-cell>
        </table:table-row>
        <table:table-row table:style-name="ro1">
          <table:table-cell table:style-name="ce18" office:value-type="float" office:value="4200" calcext:value-type="float">
            <text:p>4200</text:p>
          </table:table-cell>
          <table:table-cell table:style-name="ce27" office:value-type="float" office:value="10467.9631528372" calcext:value-type="float">
            <text:p>10467.9631528372</text:p>
          </table:table-cell>
          <table:table-cell table:style-name="ce27" office:value-type="float" office:value="19735.1705984555" calcext:value-type="float">
            <text:p>19735.1705984555</text:p>
          </table:table-cell>
          <table:table-cell table:style-name="ce27" table:formula="of:=(([.C35]-[.B35])/[.B35])*100" office:value-type="float" office:value="88.5292325766981" calcext:value-type="float">
            <text:p>88.5292325766981</text:p>
          </table:table-cell>
          <table:table-cell table:style-name="ce27" office:value-type="float" office:value="26455.7999441392" calcext:value-type="float">
            <text:p>26455.7999441392</text:p>
          </table:table-cell>
          <table:table-cell table:style-name="ce27" table:formula="of:=(([.E35]-[.B35])/[.B35])*100" office:value-type="float" office:value="152.731114524116" calcext:value-type="float">
            <text:p>152.731114524116</text:p>
          </table:table-cell>
          <table:table-cell table:style-name="ce27" office:value-type="float" office:value="110291.201828249" calcext:value-type="float">
            <text:p>110291.201828249</text:p>
          </table:table-cell>
          <table:table-cell table:style-name="ce27" table:formula="of:=(([.G35]-[.B35])/[.B35])*100" office:value-type="float" office:value="953.607088771191" calcext:value-type="float">
            <text:p>953.607088771191</text:p>
          </table:table-cell>
        </table:table-row>
        <table:table-row table:style-name="ro1">
          <table:table-cell table:style-name="ce18" office:value-type="float" office:value="4300" calcext:value-type="float">
            <text:p>4300</text:p>
          </table:table-cell>
          <table:table-cell table:style-name="ce27" office:value-type="float" office:value="10754.8846013136" calcext:value-type="float">
            <text:p>10754.8846013136</text:p>
          </table:table-cell>
          <table:table-cell table:style-name="ce27" office:value-type="float" office:value="20341.9566623814" calcext:value-type="float">
            <text:p>20341.9566623814</text:p>
          </table:table-cell>
          <table:table-cell table:style-name="ce27" table:formula="of:=(([.C36]-[.B36])/[.B36])*100" office:value-type="float" office:value="89.1415614064035" calcext:value-type="float">
            <text:p>89.1415614064035</text:p>
          </table:table-cell>
          <table:table-cell table:style-name="ce27" office:value-type="float" office:value="27245.6775176806" calcext:value-type="float">
            <text:p>27245.6775176806</text:p>
          </table:table-cell>
          <table:table-cell table:style-name="ce27" table:formula="of:=(([.E36]-[.B36])/[.B36])*100" office:value-type="float" office:value="153.333053098058" calcext:value-type="float">
            <text:p>153.333053098058</text:p>
          </table:table-cell>
          <table:table-cell table:style-name="ce27" office:value-type="float" office:value="113236.227456414" calcext:value-type="float">
            <text:p>113236.227456414</text:p>
          </table:table-cell>
          <table:table-cell table:style-name="ce27" table:formula="of:=(([.G36]-[.B36])/[.B36])*100" office:value-type="float" office:value="952.881845357814" calcext:value-type="float">
            <text:p>952.881845357814</text:p>
          </table:table-cell>
        </table:table-row>
        <table:table-row table:style-name="ro1">
          <table:table-cell table:style-name="ce18" office:value-type="float" office:value="4400" calcext:value-type="float">
            <text:p>4400</text:p>
          </table:table-cell>
          <table:table-cell table:style-name="ce27" office:value-type="float" office:value="11042.7071034316" calcext:value-type="float">
            <text:p>11042.7071034316</text:p>
          </table:table-cell>
          <table:table-cell table:style-name="ce27" office:value-type="float" office:value="20918.3017146517" calcext:value-type="float">
            <text:p>20918.3017146517</text:p>
          </table:table-cell>
          <table:table-cell table:style-name="ce27" table:formula="of:=(([.C37]-[.B37])/[.B37])*100" office:value-type="float" office:value="89.430920504549" calcext:value-type="float">
            <text:p>89.430920504549</text:p>
          </table:table-cell>
          <table:table-cell table:style-name="ce27" office:value-type="float" office:value="28039.4208549215" calcext:value-type="float">
            <text:p>28039.4208549215</text:p>
          </table:table-cell>
          <table:table-cell table:style-name="ce27" table:formula="of:=(([.E37]-[.B37])/[.B37])*100" office:value-type="float" office:value="153.917998478906" calcext:value-type="float">
            <text:p>153.917998478906</text:p>
          </table:table-cell>
          <table:table-cell table:style-name="ce27" office:value-type="float" office:value="116188.577013272" calcext:value-type="float">
            <text:p>116188.577013272</text:p>
          </table:table-cell>
          <table:table-cell table:style-name="ce27" table:formula="of:=(([.G37]-[.B37])/[.B37])*100" office:value-type="float" office:value="952.174760454939" calcext:value-type="float">
            <text:p>952.174760454939</text:p>
          </table:table-cell>
        </table:table-row>
        <table:table-row table:style-name="ro1">
          <table:table-cell table:style-name="ce18" office:value-type="float" office:value="4500" calcext:value-type="float">
            <text:p>4500</text:p>
          </table:table-cell>
          <table:table-cell table:style-name="ce27" office:value-type="float" office:value="11331.3933431556" calcext:value-type="float">
            <text:p>11331.3933431556</text:p>
          </table:table-cell>
          <table:table-cell table:style-name="ce27" office:value-type="float" office:value="21506.8046096059" calcext:value-type="float">
            <text:p>21506.8046096059</text:p>
          </table:table-cell>
          <table:table-cell table:style-name="ce27" table:formula="of:=(([.C38]-[.B38])/[.B38])*100" office:value-type="float" office:value="89.7984118837112" calcext:value-type="float">
            <text:p>89.7984118837112</text:p>
          </table:table-cell>
          <table:table-cell table:style-name="ce27" office:value-type="float" office:value="28836.9421681702" calcext:value-type="float">
            <text:p>28836.9421681702</text:p>
          </table:table-cell>
          <table:table-cell table:style-name="ce27" table:formula="of:=(([.E38]-[.B38])/[.B38])*100" office:value-type="float" office:value="154.487169361112" calcext:value-type="float">
            <text:p>154.487169361112</text:p>
          </table:table-cell>
          <table:table-cell table:style-name="ce27" office:value-type="float" office:value="119148.083979054" calcext:value-type="float">
            <text:p>119148.083979054</text:p>
          </table:table-cell>
          <table:table-cell table:style-name="ce27" table:formula="of:=(([.G38]-[.B38])/[.B38])*100" office:value-type="float" office:value="951.486612200449" calcext:value-type="float">
            <text:p>951.486612200449</text:p>
          </table:table-cell>
        </table:table-row>
        <table:table-row table:style-name="ro1">
          <table:table-cell table:style-name="ce18" office:value-type="float" office:value="4600" calcext:value-type="float">
            <text:p>4600</text:p>
          </table:table-cell>
          <table:table-cell table:style-name="ce27" office:value-type="float" office:value="11620.9361339481" calcext:value-type="float">
            <text:p>11620.9361339481</text:p>
          </table:table-cell>
          <table:table-cell table:style-name="ce27" office:value-type="float" office:value="22117.4373020682" calcext:value-type="float">
            <text:p>22117.4373020682</text:p>
          </table:table-cell>
          <table:table-cell table:style-name="ce27" table:formula="of:=(([.C39]-[.B39])/[.B39])*100" office:value-type="float" office:value="90.3240586397924" calcext:value-type="float">
            <text:p>90.3240586397924</text:p>
          </table:table-cell>
          <table:table-cell table:style-name="ce27" office:value-type="float" office:value="29638.1575669768" calcext:value-type="float">
            <text:p>29638.1575669768</text:p>
          </table:table-cell>
          <table:table-cell table:style-name="ce27" table:formula="of:=(([.E39]-[.B39])/[.B39])*100" office:value-type="float" office:value="155.041050267846" calcext:value-type="float">
            <text:p>155.041050267846</text:p>
          </table:table-cell>
          <table:table-cell table:style-name="ce27" office:value-type="float" office:value="122114.589238386" calcext:value-type="float">
            <text:p>122114.589238386</text:p>
          </table:table-cell>
          <table:table-cell table:style-name="ce27" table:formula="of:=(([.G39]-[.B39])/[.B39])*100" office:value-type="float" office:value="950.8154233948" calcext:value-type="float">
            <text:p>950.8154233948</text:p>
          </table:table-cell>
        </table:table-row>
        <table:table-row table:style-name="ro1">
          <table:table-cell table:style-name="ce18" office:value-type="float" office:value="4700" calcext:value-type="float">
            <text:p>4700</text:p>
          </table:table-cell>
          <table:table-cell table:style-name="ce27" office:value-type="float" office:value="11911.3205109866" calcext:value-type="float">
            <text:p>11911.3205109866</text:p>
          </table:table-cell>
          <table:table-cell table:style-name="ce27" office:value-type="float" office:value="22689.358557186" calcext:value-type="float">
            <text:p>22689.358557186</text:p>
          </table:table-cell>
          <table:table-cell table:style-name="ce27" table:formula="of:=(([.C40]-[.B40])/[.B40])*100" office:value-type="float" office:value="90.4856689588539" calcext:value-type="float">
            <text:p>90.4856689588539</text:p>
          </table:table-cell>
          <table:table-cell table:style-name="ce27" office:value-type="float" office:value="30442.9868043289" calcext:value-type="float">
            <text:p>30442.9868043289</text:p>
          </table:table-cell>
          <table:table-cell table:style-name="ce27" table:formula="of:=(([.E40]-[.B40])/[.B40])*100" office:value-type="float" office:value="155.580284119207" calcext:value-type="float">
            <text:p>155.580284119207</text:p>
          </table:table-cell>
          <table:table-cell table:style-name="ce27" office:value-type="float" office:value="125087.94059713" calcext:value-type="float">
            <text:p>125087.94059713</text:p>
          </table:table-cell>
          <table:table-cell table:style-name="ce27" table:formula="of:=(([.G40]-[.B40])/[.B40])*100" office:value-type="float" office:value="950.160143720028" calcext:value-type="float">
            <text:p>950.160143720028</text:p>
          </table:table-cell>
        </table:table-row>
        <table:table-row table:style-name="ro1">
          <table:table-cell table:style-name="ce18" office:value-type="float" office:value="4800" calcext:value-type="float">
            <text:p>4800</text:p>
          </table:table-cell>
          <table:table-cell table:style-name="ce27" office:value-type="float" office:value="12202.5210533202" calcext:value-type="float">
            <text:p>12202.5210533202</text:p>
          </table:table-cell>
          <table:table-cell table:style-name="ce27" office:value-type="float" office:value="23321.6601366969" calcext:value-type="float">
            <text:p>23321.6601366969</text:p>
          </table:table-cell>
          <table:table-cell table:style-name="ce27" table:formula="of:=(([.C41]-[.B41])/[.B41])*100" office:value-type="float" office:value="91.121654572776" calcext:value-type="float">
            <text:p>91.121654572776</text:p>
          </table:table-cell>
          <table:table-cell table:style-name="ce27" office:value-type="float" office:value="31251.3530444115" calcext:value-type="float">
            <text:p>31251.3530444115</text:p>
          </table:table-cell>
          <table:table-cell table:style-name="ce27" table:formula="of:=(([.E41]-[.B41])/[.B41])*100" office:value-type="float" office:value="156.105708876513" calcext:value-type="float">
            <text:p>156.105708876513</text:p>
          </table:table-cell>
          <table:table-cell table:style-name="ce27" office:value-type="float" office:value="128067.992340371" calcext:value-type="float">
            <text:p>128067.992340371</text:p>
          </table:table-cell>
          <table:table-cell table:style-name="ce27" table:formula="of:=(([.G41]-[.B41])/[.B41])*100" office:value-type="float" office:value="949.520765264525" calcext:value-type="float">
            <text:p>949.520765264525</text:p>
          </table:table-cell>
        </table:table-row>
        <table:table-row table:style-name="ro1">
          <table:table-cell table:style-name="ce18" office:value-type="float" office:value="4900" calcext:value-type="float">
            <text:p>4900</text:p>
          </table:table-cell>
          <table:table-cell table:style-name="ce27" office:value-type="float" office:value="12494.504269371" calcext:value-type="float">
            <text:p>12494.504269371</text:p>
          </table:table-cell>
          <table:table-cell table:style-name="ce27" office:value-type="float" office:value="23891.8277891943" calcext:value-type="float">
            <text:p>23891.8277891943</text:p>
          </table:table-cell>
          <table:table-cell table:style-name="ce27" table:formula="of:=(([.C42]-[.B42])/[.B42])*100" office:value-type="float" office:value="91.2186932278912" calcext:value-type="float">
            <text:p>91.2186932278912</text:p>
          </table:table-cell>
          <table:table-cell table:style-name="ce27" office:value-type="float" office:value="32063.1826496883" calcext:value-type="float">
            <text:p>32063.1826496883</text:p>
          </table:table-cell>
          <table:table-cell table:style-name="ce27" table:formula="of:=(([.E42]-[.B42])/[.B42])*100" office:value-type="float" office:value="156.618285595275" calcext:value-type="float">
            <text:p>156.618285595275</text:p>
          </table:table-cell>
          <table:table-cell table:style-name="ce27" office:value-type="float" office:value="131054.604827263" calcext:value-type="float">
            <text:p>131054.604827263</text:p>
          </table:table-cell>
          <table:table-cell table:style-name="ce27" table:formula="of:=(([.G42]-[.B42])/[.B42])*100" office:value-type="float" office:value="948.897995485343" calcext:value-type="float">
            <text:p>948.897995485343</text:p>
          </table:table-cell>
        </table:table-row>
        <table:table-row table:style-name="ro1">
          <table:table-cell table:style-name="ce18" office:value-type="float" office:value="5000" calcext:value-type="float">
            <text:p>5000</text:p>
          </table:table-cell>
          <table:table-cell table:style-name="ce27" office:value-type="float" office:value="12787.2595759702" calcext:value-type="float">
            <text:p>12787.2595759702</text:p>
          </table:table-cell>
          <table:table-cell table:style-name="ce18" office:value-type="float" office:value="24526.4925018801" calcext:value-type="float">
            <text:p>24526.4925018801</text:p>
          </table:table-cell>
          <table:table-cell table:style-name="ce27" table:formula="of:=(([.C43]-[.B43])/[.B43])*100" office:value-type="float" office:value="91.8041340770954" calcext:value-type="float">
            <text:p>91.8041340770954</text:p>
          </table:table-cell>
          <table:table-cell table:style-name="ce27" office:value-type="float" office:value="32878.4049853369" calcext:value-type="float">
            <text:p>32878.4049853369</text:p>
          </table:table-cell>
          <table:table-cell table:style-name="ce27" table:formula="of:=(([.E43]-[.B43])/[.B43])*100" office:value-type="float" office:value="157.118460683491" calcext:value-type="float">
            <text:p>157.118460683491</text:p>
          </table:table-cell>
          <table:table-cell table:style-name="ce27" office:value-type="float" office:value="134047.64411896" calcext:value-type="float">
            <text:p>134047.64411896</text:p>
          </table:table-cell>
          <table:table-cell table:style-name="ce27" table:formula="of:=(([.G43]-[.B43])/[.B43])*100" office:value-type="float" office:value="948.290631175284" calcext:value-type="float">
            <text:p>948.290631175284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15" office:value-type="string" calcext:value-type="string" table:number-columns-spanned="2" table:number-rows-spanned="1">
            <text:p>Min. Gap Relative to Best:</text:p>
          </table:table-cell>
          <table:covered-table-cell table:style-name="ce15"/>
          <table:table-cell/>
          <table:table-cell table:style-name="ce40" table:formula="of:=MIN([.D3:.D43])" office:value-type="float" office:value="56.9226606811689" calcext:value-type="float">
            <text:p>56.9226606811689</text:p>
          </table:table-cell>
          <table:table-cell/>
          <table:table-cell table:style-name="ce40" table:formula="of:=MIN([.F3:.F43])" office:value-type="float" office:value="108.247160074732" calcext:value-type="float">
            <text:p>108.247160074732</text:p>
          </table:table-cell>
          <table:table-cell/>
          <table:table-cell table:style-name="ce40" table:formula="of:=MIN([.H3:.H43])" office:value-type="float" office:value="948.290631175277" calcext:value-type="float">
            <text:p>948.290631175277</text:p>
          </table:table-cell>
        </table:table-row>
        <table:table-row table:style-name="ro1">
          <table:table-cell table:style-name="ce15" office:value-type="string" calcext:value-type="string" table:number-columns-spanned="2" table:number-rows-spanned="1">
            <text:p>Max. Gap Relative to Best:</text:p>
          </table:table-cell>
          <table:covered-table-cell table:style-name="ce15"/>
          <table:table-cell/>
          <table:table-cell table:style-name="ce40" table:formula="of:=MAX([.D3:.D43])" office:value-type="float" office:value="91.8041340770948" calcext:value-type="float">
            <text:p>91.8041340770948</text:p>
          </table:table-cell>
          <table:table-cell/>
          <table:table-cell table:style-name="ce40" table:formula="of:=MAX([.F3:.F43])" office:value-type="float" office:value="157.11846068349" calcext:value-type="float">
            <text:p>157.11846068349</text:p>
          </table:table-cell>
          <table:table-cell/>
          <table:table-cell table:style-name="ce40" table:formula="of:=MAX([.H3:.H43])" office:value-type="float" office:value="984.849319778645" calcext:value-type="float">
            <text:p>984.849319778645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15" office:value-type="string" calcext:value-type="string" table:number-columns-spanned="3" table:number-rows-spanned="1">
            <text:p>Best Scheduler:</text:p>
          </table:table-cell>
          <table:covered-table-cell table:number-columns-repeated="2" table:style-name="ce27"/>
          <table:table-cell table:number-columns-repeated="5"/>
        </table:table-row>
        <table:table-row table:style-name="ro1">
          <table:table-cell table:style-name="ce18" office:value-type="string" calcext:value-type="string" table:number-columns-spanned="2" table:number-rows-spanned="1">
            <text:p>Maximum Energy:</text:p>
          </table:table-cell>
          <table:covered-table-cell table:style-name="ce27"/>
          <table:table-cell table:style-name="ce27" table:formula="of:=MAX([.B3:.B43])" office:value-type="float" office:value="12787.2595759702" calcext:value-type="float">
            <text:p>12787.2595759702</text:p>
          </table:table-cell>
          <table:table-cell table:number-columns-repeated="5"/>
        </table:table-row>
        <table:table-row table:style-name="ro1">
          <table:table-cell table:style-name="ce18" office:value-type="string" calcext:value-type="string" table:number-columns-spanned="2" table:number-rows-spanned="1">
            <text:p>Row of Maximum Energy:</text:p>
          </table:table-cell>
          <table:covered-table-cell table:style-name="ce27"/>
          <table:table-cell table:style-name="ce27" table:formula="of:=MATCH(MAX([.B1:.B43]); [.B1:.B43])"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style-name="ce19" office:value-type="string" calcext:value-type="string" table:number-columns-spanned="3" table:number-rows-spanned="1">
            <text:p>Second Best Scheduler:</text:p>
          </table:table-cell>
          <table:covered-table-cell table:number-columns-repeated="2" table:style-name="ce28"/>
          <table:table-cell table:number-columns-repeated="5"/>
        </table:table-row>
        <table:table-row table:style-name="ro5">
          <table:table-cell table:style-name="ce18" office:value-type="string" calcext:value-type="string" table:number-columns-spanned="2" table:number-rows-spanned="1">
            <text:p>Column of Second</text:p>
            <text:p>Best Scheduler:</text:p>
          </table:table-cell>
          <table:covered-table-cell table:style-name="ce28"/>
          <table:table-cell table:style-name="ce18" table:formula="of:=COLUMN([.C1:.C43])" office:value-type="float" office:value="3" calcext:value-type="float">
            <text:p>3</text:p>
          </table:table-cell>
          <table:table-cell table:number-columns-repeated="5"/>
        </table:table-row>
        <table:table-row table:style-name="ro4">
          <table:table-cell table:style-name="ce18" office:value-type="string" calcext:value-type="string" table:number-columns-spanned="2" table:number-rows-spanned="1">
            <text:p>Energy Relatived</text:p>
            <text:p>to the Row of Maximum</text:p>
            <text:p>Energy of Best Scheduler:</text:p>
          </table:table-cell>
          <table:covered-table-cell table:style-name="ce27"/>
          <table:table-cell table:style-name="ce18" table:formula="of:=INDIRECT(ADDRESS([.C50]; [.C53]))" office:value-type="float" office:value="24526.4925018801" calcext:value-type="float">
            <text:p>24526.4925018801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4">
          <table:table-cell table:style-name="ce15" office:value-type="string" calcext:value-type="string" table:number-columns-spanned="2" table:number-rows-spanned="1">
            <text:p>Required Energy by Best Scheduler compared to Second Best Scheduler (%):</text:p>
          </table:table-cell>
          <table:covered-table-cell table:style-name="ce27"/>
          <table:table-cell table:style-name="ce40" table:formula="of:=IF([.C49]&lt;[.C54]; -[.C49]/[.C54] * 100; +[.C49]/[.C54] * 100)" office:value-type="float" office:value="-52.1365196225672" calcext:value-type="float">
            <text:p>-52.1365196225672</text:p>
          </table:table-cell>
          <table:table-cell table:number-columns-repeated="5"/>
        </table:table-row>
        <table:table-row table:style-name="ro1" table:number-rows-repeated="1048519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accuracy_analysis_100_resources" table:style-name="ta1">
        <table:table-column table:style-name="co9" table:default-cell-style-name="ce16"/>
        <table:table-column table:style-name="co10" table:default-cell-style-name="ce16"/>
        <table:table-column table:style-name="co7" table:default-cell-style-name="ce16"/>
        <table:table-column table:style-name="co11" table:default-cell-style-name="ce16"/>
        <table:table-column table:style-name="co7" table:default-cell-style-name="ce16"/>
        <table:table-column table:style-name="co11" table:default-cell-style-name="ce16"/>
        <table:table-column table:style-name="co12" table:default-cell-style-name="ce16"/>
        <table:table-column table:style-name="co11" table:default-cell-style-name="ce16"/>
        <table:table-row table:style-name="ro5">
          <table:table-cell table:style-name="ce15" office:value-type="string" calcext:value-type="string" table:number-columns-spanned="1" table:number-rows-spanned="2">
            <text:p>Number of</text:p>
            <text:p>Tasks</text:p>
          </table:table-cell>
          <table:table-cell table:style-name="ce25" office:value-type="string" calcext:value-type="string">
            <text:p>FedAECS</text:p>
            <text:p>(Best Scheduler)</text:p>
          </table:table-cell>
          <table:table-cell table:style-name="ce38" office:value-type="string" calcext:value-type="string" table:number-columns-spanned="2" table:number-rows-spanned="1">
            <text:p>ELASTIC</text:p>
          </table:table-cell>
          <table:covered-table-cell table:style-name="ce38"/>
          <table:table-cell table:style-name="ce38" office:value-type="string" calcext:value-type="string" table:number-columns-spanned="2" table:number-rows-spanned="1">
            <text:p>MEC and OLAR</text:p>
          </table:table-cell>
          <table:covered-table-cell table:style-name="ce38"/>
          <table:table-cell table:style-name="ce38" office:value-type="string" calcext:value-type="string" table:number-columns-spanned="2" table:number-rows-spanned="1">
            <text:p><text:span text:style-name="T5">ECMTC and </text:span><text:span text:style-name="T6">MC²MKP</text:span></text:p>
          </table:table-cell>
          <table:covered-table-cell table:style-name="ce38"/>
        </table:table-row>
        <table:table-row table:style-name="ro2">
          <table:covered-table-cell table:style-name="ce15"/>
          <table:table-cell table:style-name="ce25" office:value-type="string" calcext:value-type="string">
            <text:p>Training</text:p>
            <text:p>Accuracy</text:p>
          </table:table-cell>
          <table:table-cell table:style-name="ce15" office:value-type="string" calcext:value-type="string">
            <text:p>Training</text:p>
            <text:p>Accuracy</text:p>
          </table:table-cell>
          <table:table-cell table:style-name="ce15" office:value-type="string" calcext:value-type="string">
            <text:p>% Difference</text:p>
            <text:p>(Gap)</text:p>
          </table:table-cell>
          <table:table-cell table:style-name="ce25" office:value-type="string" calcext:value-type="string">
            <text:p>Training</text:p>
            <text:p>Accuracy</text:p>
          </table:table-cell>
          <table:table-cell table:style-name="ce15" office:value-type="string" calcext:value-type="string">
            <text:p>% Difference</text:p>
            <text:p>(Gap)</text:p>
          </table:table-cell>
          <table:table-cell table:style-name="ce25" office:value-type="string" calcext:value-type="string">
            <text:p>Training</text:p>
            <text:p>Accuracy</text:p>
          </table:table-cell>
          <table:table-cell table:style-name="ce15" office:value-type="string" calcext:value-type="string">
            <text:p>% Difference</text:p>
            <text:p>(Gap)</text:p>
          </table:table-cell>
        </table:table-row>
        <table:table-row table:style-name="ro1">
          <table:table-cell table:style-name="ce27" office:value-type="float" office:value="1000" calcext:value-type="float">
            <text:p>1000</text:p>
          </table:table-cell>
          <table:table-cell table:style-name="ce27" office:value-type="float" office:value="0.150190067652228" calcext:value-type="float">
            <text:p>0.150190067652228</text:p>
          </table:table-cell>
          <table:table-cell table:style-name="ce27" office:value-type="float" office:value="0.000579507802217039" calcext:value-type="float">
            <text:p>0.000579507802217039</text:p>
          </table:table-cell>
          <table:table-cell table:style-name="ce27" table:formula="of:=(([.C3]-[.B3])/[.B3])*100" office:value-type="float" office:value="-99.6141503820619" calcext:value-type="float">
            <text:p>-99.6141503820619</text:p>
          </table:table-cell>
          <table:table-cell table:style-name="ce27" office:value-type="float" office:value="0.000226815676510278" calcext:value-type="float">
            <text:p>0.000226815676510278</text:p>
          </table:table-cell>
          <table:table-cell table:style-name="ce27" table:formula="of:=(([.E3]-[.B3])/[.B3])*100" office:value-type="float" office:value="-99.8489809079549" calcext:value-type="float">
            <text:p>-99.8489809079549</text:p>
          </table:table-cell>
          <table:table-cell table:style-name="ce27" office:value-type="float" office:value="0.0000327278223335466" calcext:value-type="float">
            <text:p>3.27278223335466E-05</text:p>
          </table:table-cell>
          <table:table-cell table:style-name="ce27" table:formula="of:=(([.G3]-[.B3])/[.B3])*100" office:value-type="float" office:value="-99.9782090634586" calcext:value-type="float">
            <text:p>-99.9782090634586</text:p>
          </table:table-cell>
        </table:table-row>
        <table:table-row table:style-name="ro1">
          <table:table-cell table:style-name="ce27" office:value-type="float" office:value="1100" calcext:value-type="float">
            <text:p>1100</text:p>
          </table:table-cell>
          <table:table-cell table:style-name="ce27" office:value-type="float" office:value="0.166136880785243" calcext:value-type="float">
            <text:p>0.166136880785243</text:p>
          </table:table-cell>
          <table:table-cell table:style-name="ce27" office:value-type="float" office:value="0.00065828789826515" calcext:value-type="float">
            <text:p>0.00065828789826515</text:p>
          </table:table-cell>
          <table:table-cell table:style-name="ce27" table:formula="of:=(([.C4]-[.B4])/[.B4])*100" office:value-type="float" office:value="-99.6037677515349" calcext:value-type="float">
            <text:p>-99.6037677515349</text:p>
          </table:table-cell>
          <table:table-cell table:style-name="ce27" office:value-type="float" office:value="0.000226816437740495" calcext:value-type="float">
            <text:p>0.000226816437740495</text:p>
          </table:table-cell>
          <table:table-cell table:style-name="ce27" table:formula="of:=(([.E4]-[.B4])/[.B4])*100" office:value-type="float" office:value="-99.8634761669604" calcext:value-type="float">
            <text:p>-99.8634761669604</text:p>
          </table:table-cell>
          <table:table-cell table:style-name="ce27" office:value-type="float" office:value="0.0000327278223335466" calcext:value-type="float">
            <text:p>3.27278223335466E-05</text:p>
          </table:table-cell>
          <table:table-cell table:style-name="ce27" table:formula="of:=(([.G4]-[.B4])/[.B4])*100" office:value-type="float" office:value="-99.980300688096" calcext:value-type="float">
            <text:p>-99.980300688096</text:p>
          </table:table-cell>
        </table:table-row>
        <table:table-row table:style-name="ro1">
          <table:table-cell table:style-name="ce27" office:value-type="float" office:value="1200" calcext:value-type="float">
            <text:p>1200</text:p>
          </table:table-cell>
          <table:table-cell table:style-name="ce27" office:value-type="float" office:value="0.182011745125402" calcext:value-type="float">
            <text:p>0.182011745125402</text:p>
          </table:table-cell>
          <table:table-cell table:style-name="ce27" office:value-type="float" office:value="0.00073919066992342" calcext:value-type="float">
            <text:p>0.00073919066992342</text:p>
          </table:table-cell>
          <table:table-cell table:style-name="ce27" table:formula="of:=(([.C5]-[.B5])/[.B5])*100" office:value-type="float" office:value="-99.5938774888323" calcext:value-type="float">
            <text:p>-99.5938774888323</text:p>
          </table:table-cell>
          <table:table-cell table:style-name="ce27" office:value-type="float" office:value="0.000290606350928574" calcext:value-type="float">
            <text:p>0.000290606350928574</text:p>
          </table:table-cell>
          <table:table-cell table:style-name="ce27" table:formula="of:=(([.E5]-[.B5])/[.B5])*100" office:value-type="float" office:value="-99.8403364844789" calcext:value-type="float">
            <text:p>-99.8403364844789</text:p>
          </table:table-cell>
          <table:table-cell table:style-name="ce27" office:value-type="float" office:value="0.0000327278223335466" calcext:value-type="float">
            <text:p>3.27278223335466E-05</text:p>
          </table:table-cell>
          <table:table-cell table:style-name="ce27" table:formula="of:=(([.G5]-[.B5])/[.B5])*100" office:value-type="float" office:value="-99.9820188404265" calcext:value-type="float">
            <text:p>-99.9820188404265</text:p>
          </table:table-cell>
        </table:table-row>
        <table:table-row table:style-name="ro1">
          <table:table-cell table:style-name="ce27" office:value-type="float" office:value="1300" calcext:value-type="float">
            <text:p>1300</text:p>
          </table:table-cell>
          <table:table-cell table:style-name="ce27" office:value-type="float" office:value="0.197799422696112" calcext:value-type="float">
            <text:p>0.197799422696112</text:p>
          </table:table-cell>
          <table:table-cell table:style-name="ce27" office:value-type="float" office:value="0.000822040832695344" calcext:value-type="float">
            <text:p>0.000822040832695344</text:p>
          </table:table-cell>
          <table:table-cell table:style-name="ce27" table:formula="of:=(([.C6]-[.B6])/[.B6])*100" office:value-type="float" office:value="-99.584406859489" calcext:value-type="float">
            <text:p>-99.584406859489</text:p>
          </table:table-cell>
          <table:table-cell table:style-name="ce27" office:value-type="float" office:value="0.000290606350928574" calcext:value-type="float">
            <text:p>0.000290606350928574</text:p>
          </table:table-cell>
          <table:table-cell table:style-name="ce27" table:formula="of:=(([.E6]-[.B6])/[.B6])*100" office:value-type="float" office:value="-99.8530802835684" calcext:value-type="float">
            <text:p>-99.8530802835684</text:p>
          </table:table-cell>
          <table:table-cell table:style-name="ce27" office:value-type="float" office:value="0.0000327278223335466" calcext:value-type="float">
            <text:p>3.27278223335466E-05</text:p>
          </table:table-cell>
          <table:table-cell table:style-name="ce27" table:formula="of:=(([.G6]-[.B6])/[.B6])*100" office:value-type="float" office:value="-99.9834540354631" calcext:value-type="float">
            <text:p>-99.9834540354631</text:p>
          </table:table-cell>
        </table:table-row>
        <table:table-row table:style-name="ro1">
          <table:table-cell table:style-name="ce27" office:value-type="float" office:value="1400" calcext:value-type="float">
            <text:p>1400</text:p>
          </table:table-cell>
          <table:table-cell table:style-name="ce27" office:value-type="float" office:value="0.213487886270907" calcext:value-type="float">
            <text:p>0.213487886270907</text:p>
          </table:table-cell>
          <table:table-cell table:style-name="ce27" office:value-type="float" office:value="0.000906689766225104" calcext:value-type="float">
            <text:p>0.000906689766225104</text:p>
          </table:table-cell>
          <table:table-cell table:style-name="ce27" table:formula="of:=(([.C7]-[.B7])/[.B7])*100" office:value-type="float" office:value="-99.5752968554504" calcext:value-type="float">
            <text:p>-99.5752968554504</text:p>
          </table:table-cell>
          <table:table-cell table:style-name="ce27" office:value-type="float" office:value="0.000358247161299954" calcext:value-type="float">
            <text:p>0.000358247161299954</text:p>
          </table:table-cell>
          <table:table-cell table:style-name="ce27" table:formula="of:=(([.E7]-[.B7])/[.B7])*100" office:value-type="float" office:value="-99.8321932136021" calcext:value-type="float">
            <text:p>-99.8321932136021</text:p>
          </table:table-cell>
          <table:table-cell table:style-name="ce27" office:value-type="float" office:value="0.0000327278223335466" calcext:value-type="float">
            <text:p>3.27278223335466E-05</text:p>
          </table:table-cell>
          <table:table-cell table:style-name="ce27" table:formula="of:=(([.G7]-[.B7])/[.B7])*100" office:value-type="float" office:value="-99.9846699394026" calcext:value-type="float">
            <text:p>-99.9846699394026</text:p>
          </table:table-cell>
        </table:table-row>
        <table:table-row table:style-name="ro1">
          <table:table-cell table:style-name="ce27" office:value-type="float" office:value="1500" calcext:value-type="float">
            <text:p>1500</text:p>
          </table:table-cell>
          <table:table-cell table:style-name="ce27" office:value-type="float" office:value="0.229067621445719" calcext:value-type="float">
            <text:p>0.229067621445719</text:p>
          </table:table-cell>
          <table:table-cell table:style-name="ce27" office:value-type="float" office:value="0.000993009872253998" calcext:value-type="float">
            <text:p>0.000993009872253998</text:p>
          </table:table-cell>
          <table:table-cell table:style-name="ce27" table:formula="of:=(([.C8]-[.B8])/[.B8])*100" office:value-type="float" office:value="-99.5664992433296" calcext:value-type="float">
            <text:p>-99.5664992433296</text:p>
          </table:table-cell>
          <table:table-cell table:style-name="ce27" office:value-type="float" office:value="0.000358247161299954" calcext:value-type="float">
            <text:p>0.000358247161299954</text:p>
          </table:table-cell>
          <table:table-cell table:style-name="ce27" table:formula="of:=(([.E8]-[.B8])/[.B8])*100" office:value-type="float" office:value="-99.8436063730706" calcext:value-type="float">
            <text:p>-99.8436063730706</text:p>
          </table:table-cell>
          <table:table-cell table:style-name="ce27" office:value-type="float" office:value="0.0000327278223335466" calcext:value-type="float">
            <text:p>3.27278223335466E-05</text:p>
          </table:table-cell>
          <table:table-cell table:style-name="ce27" table:formula="of:=(([.G8]-[.B8])/[.B8])*100" office:value-type="float" office:value="-99.9857125934574" calcext:value-type="float">
            <text:p>-99.9857125934574</text:p>
          </table:table-cell>
        </table:table-row>
        <table:table-row table:style-name="ro1">
          <table:table-cell table:style-name="ce27" office:value-type="float" office:value="1600" calcext:value-type="float">
            <text:p>1600</text:p>
          </table:table-cell>
          <table:table-cell table:style-name="ce27" office:value-type="float" office:value="0.244531109724166" calcext:value-type="float">
            <text:p>0.244531109724166</text:p>
          </table:table-cell>
          <table:table-cell table:style-name="ce27" office:value-type="float" office:value="0.00108089041705884" calcext:value-type="float">
            <text:p>0.00108089041705884</text:p>
          </table:table-cell>
          <table:table-cell table:style-name="ce27" table:formula="of:=(([.C9]-[.B9])/[.B9])*100" office:value-type="float" office:value="-99.5579742723623" calcext:value-type="float">
            <text:p>-99.5579742723623</text:p>
          </table:table-cell>
          <table:table-cell table:style-name="ce27" office:value-type="float" office:value="0.000429200611800435" calcext:value-type="float">
            <text:p>0.000429200611800435</text:p>
          </table:table-cell>
          <table:table-cell table:style-name="ce27" table:formula="of:=(([.E9]-[.B9])/[.B9])*100" office:value-type="float" office:value="-99.8244801603017" calcext:value-type="float">
            <text:p>-99.8244801603017</text:p>
          </table:table-cell>
          <table:table-cell table:style-name="ce27" office:value-type="float" office:value="0.0000327278223335466" calcext:value-type="float">
            <text:p>3.27278223335466E-05</text:p>
          </table:table-cell>
          <table:table-cell table:style-name="ce27" table:formula="of:=(([.G9]-[.B9])/[.B9])*100" office:value-type="float" office:value="-99.9866160905373" calcext:value-type="float">
            <text:p>-99.9866160905373</text:p>
          </table:table-cell>
        </table:table-row>
        <table:table-row table:style-name="ro1">
          <table:table-cell table:style-name="ce27" office:value-type="float" office:value="1700" calcext:value-type="float">
            <text:p>1700</text:p>
          </table:table-cell>
          <table:table-cell table:style-name="ce27" office:value-type="float" office:value="0.259872437343463" calcext:value-type="float">
            <text:p>0.259872437343463</text:p>
          </table:table-cell>
          <table:table-cell table:style-name="ce27" office:value-type="float" office:value="0.0011702344008568" calcext:value-type="float">
            <text:p>0.0011702344008568</text:p>
          </table:table-cell>
          <table:table-cell table:style-name="ce27" table:formula="of:=(([.C10]-[.B10])/[.B10])*100" office:value-type="float" office:value="-99.5496889116755" calcext:value-type="float">
            <text:p>-99.5496889116755</text:p>
          </table:table-cell>
          <table:table-cell table:style-name="ce27" office:value-type="float" office:value="0.000429200611811557" calcext:value-type="float">
            <text:p>0.000429200611811557</text:p>
          </table:table-cell>
          <table:table-cell table:style-name="ce27" table:formula="of:=(([.E10]-[.B10])/[.B10])*100" office:value-type="float" office:value="-99.8348418107749" calcext:value-type="float">
            <text:p>-99.8348418107749</text:p>
          </table:table-cell>
          <table:table-cell table:style-name="ce27" office:value-type="float" office:value="0.0000327278223335466" calcext:value-type="float">
            <text:p>3.27278223335466E-05</text:p>
          </table:table-cell>
          <table:table-cell table:style-name="ce27" table:formula="of:=(([.G10]-[.B10])/[.B10])*100" office:value-type="float" office:value="-99.9874061971835" calcext:value-type="float">
            <text:p>-99.9874061971835</text:p>
          </table:table-cell>
        </table:table-row>
        <table:table-row table:style-name="ro1">
          <table:table-cell table:style-name="ce27" office:value-type="float" office:value="1800" calcext:value-type="float">
            <text:p>1800</text:p>
          </table:table-cell>
          <table:table-cell table:style-name="ce27" office:value-type="float" office:value="0.275086993809026" calcext:value-type="float">
            <text:p>0.275086993809026</text:p>
          </table:table-cell>
          <table:table-cell table:style-name="ce27" office:value-type="float" office:value="0.00126095615588431" calcext:value-type="float">
            <text:p>0.00126095615588431</text:p>
          </table:table-cell>
          <table:table-cell table:style-name="ce27" table:formula="of:=(([.C11]-[.B11])/[.B11])*100" office:value-type="float" office:value="-99.5416154946389" calcext:value-type="float">
            <text:p>-99.5416154946389</text:p>
          </table:table-cell>
          <table:table-cell table:style-name="ce27" office:value-type="float" office:value="0.000503060182275186" calcext:value-type="float">
            <text:p>0.000503060182275186</text:p>
          </table:table-cell>
          <table:table-cell table:style-name="ce27" table:formula="of:=(([.E11]-[.B11])/[.B11])*100" office:value-type="float" office:value="-99.8171268749171" calcext:value-type="float">
            <text:p>-99.8171268749171</text:p>
          </table:table-cell>
          <table:table-cell table:style-name="ce27" office:value-type="float" office:value="0.0000327278223335466" calcext:value-type="float">
            <text:p>3.27278223335466E-05</text:p>
          </table:table-cell>
          <table:table-cell table:style-name="ce27" table:formula="of:=(([.G11]-[.B11])/[.B11])*100" office:value-type="float" office:value="-99.9881027372904" calcext:value-type="float">
            <text:p>-99.9881027372904</text:p>
          </table:table-cell>
        </table:table-row>
        <table:table-row table:style-name="ro1">
          <table:table-cell table:style-name="ce27" office:value-type="float" office:value="1900" calcext:value-type="float">
            <text:p>1900</text:p>
          </table:table-cell>
          <table:table-cell table:style-name="ce27" office:value-type="float" office:value="0.290171235916883" calcext:value-type="float">
            <text:p>0.290171235916883</text:p>
          </table:table-cell>
          <table:table-cell table:style-name="ce27" office:value-type="float" office:value="0.00135297947302604" calcext:value-type="float">
            <text:p>0.00135297947302604</text:p>
          </table:table-cell>
          <table:table-cell table:style-name="ce27" table:formula="of:=(([.C12]-[.B12])/[.B12])*100" office:value-type="float" office:value="-99.5337306715633" calcext:value-type="float">
            <text:p>-99.5337306715633</text:p>
          </table:table-cell>
          <table:table-cell table:style-name="ce27" office:value-type="float" office:value="0.000503060182286647" calcext:value-type="float">
            <text:p>0.000503060182286647</text:p>
          </table:table-cell>
          <table:table-cell table:style-name="ce27" table:formula="of:=(([.E12]-[.B12])/[.B12])*100" office:value-type="float" office:value="-99.8266333392085" calcext:value-type="float">
            <text:p>-99.8266333392085</text:p>
          </table:table-cell>
          <table:table-cell table:style-name="ce27" office:value-type="float" office:value="0.0000327278223335466" calcext:value-type="float">
            <text:p>3.27278223335466E-05</text:p>
          </table:table-cell>
          <table:table-cell table:style-name="ce27" table:formula="of:=(([.G12]-[.B12])/[.B12])*100" office:value-type="float" office:value="-99.9887212037988" calcext:value-type="float">
            <text:p>-99.9887212037988</text:p>
          </table:table-cell>
        </table:table-row>
        <table:table-row table:style-name="ro1">
          <table:table-cell table:style-name="ce27" office:value-type="float" office:value="2000" calcext:value-type="float">
            <text:p>2000</text:p>
          </table:table-cell>
          <table:table-cell table:style-name="ce27" office:value-type="float" office:value="0.305122500543619" calcext:value-type="float">
            <text:p>0.305122500543619</text:p>
          </table:table-cell>
          <table:table-cell table:style-name="ce27" office:value-type="float" office:value="0.00144623611933398" calcext:value-type="float">
            <text:p>0.00144623611933398</text:p>
          </table:table-cell>
          <table:table-cell table:style-name="ce27" table:formula="of:=(([.C13]-[.B13])/[.B13])*100" office:value-type="float" office:value="-99.5260145952012" calcext:value-type="float">
            <text:p>-99.5260145952012</text:p>
          </table:table-cell>
          <table:table-cell table:style-name="ce27" office:value-type="float" office:value="0.0005795078022285" calcext:value-type="float">
            <text:p>0.0005795078022285</text:p>
          </table:table-cell>
          <table:table-cell table:style-name="ce27" table:formula="of:=(([.E13]-[.B13])/[.B13])*100" office:value-type="float" office:value="-99.8100737240957" calcext:value-type="float">
            <text:p>-99.8100737240957</text:p>
          </table:table-cell>
          <table:table-cell table:style-name="ce27" office:value-type="float" office:value="0.0000327278223335466" calcext:value-type="float">
            <text:p>3.27278223335466E-05</text:p>
          </table:table-cell>
          <table:table-cell table:style-name="ce27" table:formula="of:=(([.G13]-[.B13])/[.B13])*100" office:value-type="float" office:value="-99.9892738745012" calcext:value-type="float">
            <text:p>-99.9892738745012</text:p>
          </table:table-cell>
        </table:table-row>
        <table:table-row table:style-name="ro1">
          <table:table-cell table:style-name="ce27" office:value-type="float" office:value="2100" calcext:value-type="float">
            <text:p>2100</text:p>
          </table:table-cell>
          <table:table-cell table:style-name="ce27" office:value-type="float" office:value="0.319938854389611" calcext:value-type="float">
            <text:p>0.319938854389611</text:p>
          </table:table-cell>
          <table:table-cell table:style-name="ce27" office:value-type="float" office:value="0.00154066464963535" calcext:value-type="float">
            <text:p>0.00154066464963535</text:p>
          </table:table-cell>
          <table:table-cell table:style-name="ce27" table:formula="of:=(([.C14]-[.B14])/[.B14])*100" office:value-type="float" office:value="-99.5184502824533" calcext:value-type="float">
            <text:p>-99.5184502824533</text:p>
          </table:table-cell>
          <table:table-cell table:style-name="ce27" office:value-type="float" office:value="0.00057950780224027" calcext:value-type="float">
            <text:p>0.00057950780224027</text:p>
          </table:table-cell>
          <table:table-cell table:style-name="ce27" table:formula="of:=(([.E14]-[.B14])/[.B14])*100" office:value-type="float" office:value="-99.818869201321" calcext:value-type="float">
            <text:p>-99.818869201321</text:p>
          </table:table-cell>
          <table:table-cell table:style-name="ce27" office:value-type="float" office:value="0.0000327278223335466" calcext:value-type="float">
            <text:p>3.27278223335466E-05</text:p>
          </table:table-cell>
          <table:table-cell table:style-name="ce27" table:formula="of:=(([.G14]-[.B14])/[.B14])*100" office:value-type="float" office:value="-99.9897706008869" calcext:value-type="float">
            <text:p>-99.9897706008869</text:p>
          </table:table-cell>
        </table:table-row>
        <table:table-row table:style-name="ro1">
          <table:table-cell table:style-name="ce27" office:value-type="float" office:value="2200" calcext:value-type="float">
            <text:p>2200</text:p>
          </table:table-cell>
          <table:table-cell table:style-name="ce27" office:value-type="float" office:value="0.334618972154745" calcext:value-type="float">
            <text:p>0.334618972154745</text:p>
          </table:table-cell>
          <table:table-cell table:style-name="ce27" office:value-type="float" office:value="0.00163620944281457" calcext:value-type="float">
            <text:p>0.00163620944281457</text:p>
          </table:table-cell>
          <table:table-cell table:style-name="ce27" table:formula="of:=(([.C15]-[.B15])/[.B15])*100" office:value-type="float" office:value="-99.5110231101726" calcext:value-type="float">
            <text:p>-99.5110231101726</text:p>
          </table:table-cell>
          <table:table-cell table:style-name="ce27" office:value-type="float" office:value="0.00065828789827692" calcext:value-type="float">
            <text:p>0.00065828789827692</text:p>
          </table:table-cell>
          <table:table-cell table:style-name="ce27" table:formula="of:=(([.E15]-[.B15])/[.B15])*100" office:value-type="float" office:value="-99.8032723924654" calcext:value-type="float">
            <text:p>-99.8032723924654</text:p>
          </table:table-cell>
          <table:table-cell table:style-name="ce27" office:value-type="float" office:value="0.0000327278223335466" calcext:value-type="float">
            <text:p>3.27278223335466E-05</text:p>
          </table:table-cell>
          <table:table-cell table:style-name="ce27" table:formula="of:=(([.G15]-[.B15])/[.B15])*100" office:value-type="float" office:value="-99.9902193763483" calcext:value-type="float">
            <text:p>-99.9902193763483</text:p>
          </table:table-cell>
        </table:table-row>
        <table:table-row table:style-name="ro1">
          <table:table-cell table:style-name="ce27" office:value-type="float" office:value="2300" calcext:value-type="float">
            <text:p>2300</text:p>
          </table:table-cell>
          <table:table-cell table:style-name="ce27" office:value-type="float" office:value="0.349162036888227" calcext:value-type="float">
            <text:p>0.349162036888227</text:p>
          </table:table-cell>
          <table:table-cell table:style-name="ce27" office:value-type="float" office:value="0.00173281991211491" calcext:value-type="float">
            <text:p>0.00173281991211491</text:p>
          </table:table-cell>
          <table:table-cell table:style-name="ce27" table:formula="of:=(([.C16]-[.B16])/[.B16])*100" office:value-type="float" office:value="-99.5037204137202" calcext:value-type="float">
            <text:p>-99.5037204137202</text:p>
          </table:table-cell>
          <table:table-cell table:style-name="ce27" office:value-type="float" office:value="0.000658287898288974" calcext:value-type="float">
            <text:p>0.000658287898288974</text:p>
          </table:table-cell>
          <table:table-cell table:style-name="ce27" table:formula="of:=(([.E16]-[.B16])/[.B16])*100" office:value-type="float" office:value="-99.8114663598151" calcext:value-type="float">
            <text:p>-99.8114663598151</text:p>
          </table:table-cell>
          <table:table-cell table:style-name="ce27" office:value-type="float" office:value="0.0000327278223335466" calcext:value-type="float">
            <text:p>3.27278223335466E-05</text:p>
          </table:table-cell>
          <table:table-cell table:style-name="ce27" table:formula="of:=(([.G16]-[.B16])/[.B16])*100" office:value-type="float" office:value="-99.990626752374" calcext:value-type="float">
            <text:p>-99.990626752374</text:p>
          </table:table-cell>
        </table:table-row>
        <table:table-row table:style-name="ro1">
          <table:table-cell table:style-name="ce27" office:value-type="float" office:value="2400" calcext:value-type="float">
            <text:p>2400</text:p>
          </table:table-cell>
          <table:table-cell table:style-name="ce27" office:value-type="float" office:value="0.363567657840485" calcext:value-type="float">
            <text:p>0.363567657840485</text:p>
          </table:table-cell>
          <table:table-cell table:style-name="ce27" office:value-type="float" office:value="0.00183044985190885" calcext:value-type="float">
            <text:p>0.00183044985190885</text:p>
          </table:table-cell>
          <table:table-cell table:style-name="ce27" table:formula="of:=(([.C17]-[.B17])/[.B17])*100" office:value-type="float" office:value="-99.4965311648508" calcext:value-type="float">
            <text:p>-99.4965311648508</text:p>
          </table:table-cell>
          <table:table-cell table:style-name="ce27" office:value-type="float" office:value="0.000739190669935474" calcext:value-type="float">
            <text:p>0.000739190669935474</text:p>
          </table:table-cell>
          <table:table-cell table:style-name="ce27" table:formula="of:=(([.E17]-[.B17])/[.B17])*100" office:value-type="float" office:value="-99.7966841510804" calcext:value-type="float">
            <text:p>-99.7966841510804</text:p>
          </table:table-cell>
          <table:table-cell table:style-name="ce27" office:value-type="float" office:value="0.0000327278223335466" calcext:value-type="float">
            <text:p>3.27278223335466E-05</text:p>
          </table:table-cell>
          <table:table-cell table:style-name="ce27" table:formula="of:=(([.G17]-[.B17])/[.B17])*100" office:value-type="float" office:value="-99.9909981480399" calcext:value-type="float">
            <text:p>-99.9909981480399</text:p>
          </table:table-cell>
        </table:table-row>
        <table:table-row table:style-name="ro1">
          <table:table-cell table:style-name="ce27" office:value-type="float" office:value="2500" calcext:value-type="float">
            <text:p>2500</text:p>
          </table:table-cell>
          <table:table-cell table:style-name="ce27" office:value-type="float" office:value="0.377835802278236" calcext:value-type="float">
            <text:p>0.377835802278236</text:p>
          </table:table-cell>
          <table:table-cell table:style-name="ce27" office:value-type="float" office:value="0.00192905689270101" calcext:value-type="float">
            <text:p>0.00192905689270101</text:p>
          </table:table-cell>
          <table:table-cell table:style-name="ce27" table:formula="of:=(([.C18]-[.B18])/[.B18])*100" office:value-type="float" office:value="-99.4894457113197" calcext:value-type="float">
            <text:p>-99.4894457113197</text:p>
          </table:table-cell>
          <table:table-cell table:style-name="ce27" office:value-type="float" office:value="0.000739190669947789" calcext:value-type="float">
            <text:p>0.000739190669947789</text:p>
          </table:table-cell>
          <table:table-cell table:style-name="ce27" table:formula="of:=(([.E18]-[.B18])/[.B18])*100" office:value-type="float" office:value="-99.8043619303701" calcext:value-type="float">
            <text:p>-99.8043619303701</text:p>
          </table:table-cell>
          <table:table-cell table:style-name="ce27" office:value-type="float" office:value="0.0000327278223335466" calcext:value-type="float">
            <text:p>3.27278223335466E-05</text:p>
          </table:table-cell>
          <table:table-cell table:style-name="ce27" table:formula="of:=(([.G18]-[.B18])/[.B18])*100" office:value-type="float" office:value="-99.9913380833324" calcext:value-type="float">
            <text:p>-99.9913380833324</text:p>
          </table:table-cell>
        </table:table-row>
        <table:table-row table:style-name="ro1">
          <table:table-cell table:style-name="ce27" office:value-type="float" office:value="2600" calcext:value-type="float">
            <text:p>2600</text:p>
          </table:table-cell>
          <table:table-cell table:style-name="ce27" office:value-type="float" office:value="0.391966738546664" calcext:value-type="float">
            <text:p>0.391966738546664</text:p>
          </table:table-cell>
          <table:table-cell table:style-name="ce27" office:value-type="float" office:value="0.00202860204285499" calcext:value-type="float">
            <text:p>0.00202860204285499</text:p>
          </table:table-cell>
          <table:table-cell table:style-name="ce27" table:formula="of:=(([.C19]-[.B19])/[.B19])*100" office:value-type="float" office:value="-99.4824555648837" calcext:value-type="float">
            <text:p>-99.4824555648837</text:p>
          </table:table-cell>
          <table:table-cell table:style-name="ce27" office:value-type="float" office:value="0.000822040832720218" calcext:value-type="float">
            <text:p>0.000822040832720218</text:p>
          </table:table-cell>
          <table:table-cell table:style-name="ce27" table:formula="of:=(([.E19]-[.B19])/[.B19])*100" office:value-type="float" office:value="-99.7902779108839" calcext:value-type="float">
            <text:p>-99.7902779108839</text:p>
          </table:table-cell>
          <table:table-cell table:style-name="ce27" office:value-type="float" office:value="0.0000327278223335466" calcext:value-type="float">
            <text:p>3.27278223335466E-05</text:p>
          </table:table-cell>
          <table:table-cell table:style-name="ce27" table:formula="of:=(([.G19]-[.B19])/[.B19])*100" office:value-type="float" office:value="-99.9916503572587" calcext:value-type="float">
            <text:p>-99.9916503572587</text:p>
          </table:table-cell>
        </table:table-row>
        <table:table-row table:style-name="ro1">
          <table:table-cell table:style-name="ce27" office:value-type="float" office:value="2700" calcext:value-type="float">
            <text:p>2700</text:p>
          </table:table-cell>
          <table:table-cell table:style-name="ce27" office:value-type="float" office:value="0.405960988269333" calcext:value-type="float">
            <text:p>0.405960988269333</text:p>
          </table:table-cell>
          <table:table-cell table:style-name="ce27" office:value-type="float" office:value="0.00212904930046563" calcext:value-type="float">
            <text:p>0.00212904930046563</text:p>
          </table:table-cell>
          <table:table-cell table:style-name="ce27" table:formula="of:=(([.C20]-[.B20])/[.B20])*100" office:value-type="float" office:value="-99.47555322753" calcext:value-type="float">
            <text:p>-99.47555322753</text:p>
          </table:table-cell>
          <table:table-cell table:style-name="ce27" office:value-type="float" office:value="0.000822040832720218" calcext:value-type="float">
            <text:p>0.000822040832720218</text:p>
          </table:table-cell>
          <table:table-cell table:style-name="ce27" table:formula="of:=(([.E20]-[.B20])/[.B20])*100" office:value-type="float" office:value="-99.7975074313853" calcext:value-type="float">
            <text:p>-99.7975074313853</text:p>
          </table:table-cell>
          <table:table-cell table:style-name="ce27" office:value-type="float" office:value="0.0000327278223335466" calcext:value-type="float">
            <text:p>3.27278223335466E-05</text:p>
          </table:table-cell>
          <table:table-cell table:style-name="ce27" table:formula="of:=(([.G20]-[.B20])/[.B20])*100" office:value-type="float" office:value="-99.9919381853727" calcext:value-type="float">
            <text:p>-99.9919381853727</text:p>
          </table:table-cell>
        </table:table-row>
        <table:table-row table:style-name="ro1">
          <table:table-cell table:style-name="ce27" office:value-type="float" office:value="2800" calcext:value-type="float">
            <text:p>2800</text:p>
          </table:table-cell>
          <table:table-cell table:style-name="ce27" office:value-type="float" office:value="0.419819286029902" calcext:value-type="float">
            <text:p>0.419819286029902</text:p>
          </table:table-cell>
          <table:table-cell table:style-name="ce27" office:value-type="float" office:value="0.00223036532245895" calcext:value-type="float">
            <text:p>0.00223036532245895</text:p>
          </table:table-cell>
          <table:table-cell table:style-name="ce27" table:formula="of:=(([.C21]-[.B21])/[.B21])*100" office:value-type="float" office:value="-99.468732048127" calcext:value-type="float">
            <text:p>-99.468732048127</text:p>
          </table:table-cell>
          <table:table-cell table:style-name="ce27" office:value-type="float" office:value="0.000906689766250447" calcext:value-type="float">
            <text:p>0.000906689766250447</text:p>
          </table:table-cell>
          <table:table-cell table:style-name="ce27" table:formula="of:=(([.E21]-[.B21])/[.B21])*100" office:value-type="float" office:value="-99.7840285579005" calcext:value-type="float">
            <text:p>-99.7840285579005</text:p>
          </table:table-cell>
          <table:table-cell table:style-name="ce27" office:value-type="float" office:value="0.0000327278223335466" calcext:value-type="float">
            <text:p>3.27278223335466E-05</text:p>
          </table:table-cell>
          <table:table-cell table:style-name="ce27" table:formula="of:=(([.G21]-[.B21])/[.B21])*100" office:value-type="float" office:value="-99.9922043070858" calcext:value-type="float">
            <text:p>-99.9922043070858</text:p>
          </table:table-cell>
        </table:table-row>
        <table:table-row table:style-name="ro1">
          <table:table-cell table:style-name="ce27" office:value-type="float" office:value="2900" calcext:value-type="float">
            <text:p>2900</text:p>
          </table:table-cell>
          <table:table-cell table:style-name="ce27" office:value-type="float" office:value="0.433542545222886" calcext:value-type="float">
            <text:p>0.433542545222886</text:p>
          </table:table-cell>
          <table:table-cell table:style-name="ce27" office:value-type="float" office:value="0.0023325191407536" calcext:value-type="float">
            <text:p>0.0023325191407536</text:p>
          </table:table-cell>
          <table:table-cell table:style-name="ce27" table:formula="of:=(([.C22]-[.B22])/[.B22])*100" office:value-type="float" office:value="-99.4619861034505" calcext:value-type="float">
            <text:p>-99.4619861034505</text:p>
          </table:table-cell>
          <table:table-cell table:style-name="ce27" office:value-type="float" office:value="0.000906689766250448" calcext:value-type="float">
            <text:p>0.000906689766250448</text:p>
          </table:table-cell>
          <table:table-cell table:style-name="ce27" table:formula="of:=(([.E22]-[.B22])/[.B22])*100" office:value-type="float" office:value="-99.7908648698401" calcext:value-type="float">
            <text:p>-99.7908648698401</text:p>
          </table:table-cell>
          <table:table-cell table:style-name="ce27" office:value-type="float" office:value="0.0000327278223335466" calcext:value-type="float">
            <text:p>3.27278223335466E-05</text:p>
          </table:table-cell>
          <table:table-cell table:style-name="ce27" table:formula="of:=(([.G22]-[.B22])/[.B22])*100" office:value-type="float" office:value="-99.9924510702135" calcext:value-type="float">
            <text:p>-99.9924510702135</text:p>
          </table:table-cell>
        </table:table-row>
        <table:table-row table:style-name="ro1">
          <table:table-cell table:style-name="ce27" office:value-type="float" office:value="3000" calcext:value-type="float">
            <text:p>3000</text:p>
          </table:table-cell>
          <table:table-cell table:style-name="ce27" office:value-type="float" office:value="0.447131829023476" calcext:value-type="float">
            <text:p>0.447131829023476</text:p>
          </table:table-cell>
          <table:table-cell table:style-name="ce27" office:value-type="float" office:value="0.00243548191740946" calcext:value-type="float">
            <text:p>0.00243548191740946</text:p>
          </table:table-cell>
          <table:table-cell table:style-name="ce27" table:formula="of:=(([.C23]-[.B23])/[.B23])*100" office:value-type="float" office:value="-99.4553100988743" calcext:value-type="float">
            <text:p>-99.4553100988743</text:p>
          </table:table-cell>
          <table:table-cell table:style-name="ce27" office:value-type="float" office:value="0.000906690796343056" calcext:value-type="float">
            <text:p>0.000906690796343056</text:p>
          </table:table-cell>
          <table:table-cell table:style-name="ce27" table:formula="of:=(([.E23]-[.B23])/[.B23])*100" office:value-type="float" office:value="-99.7972206992458" calcext:value-type="float">
            <text:p>-99.7972206992458</text:p>
          </table:table-cell>
          <table:table-cell table:style-name="ce27" office:value-type="float" office:value="0.0000327278223335466" calcext:value-type="float">
            <text:p>3.27278223335466E-05</text:p>
          </table:table-cell>
          <table:table-cell table:style-name="ce27" table:formula="of:=(([.G23]-[.B23])/[.B23])*100" office:value-type="float" office:value="-99.9926804981866" calcext:value-type="float">
            <text:p>-99.9926804981866</text:p>
          </table:table-cell>
        </table:table-row>
        <table:table-row table:style-name="ro1">
          <table:table-cell table:style-name="ce27" office:value-type="float" office:value="3100" calcext:value-type="float">
            <text:p>3100</text:p>
          </table:table-cell>
          <table:table-cell table:style-name="ce27" office:value-type="float" office:value="0.460588325629667" calcext:value-type="float">
            <text:p>0.460588325629667</text:p>
          </table:table-cell>
          <table:table-cell table:style-name="ce27" office:value-type="float" office:value="0.0025392267322954" calcext:value-type="float">
            <text:p>0.0025392267322954</text:p>
          </table:table-cell>
          <table:table-cell table:style-name="ce27" table:formula="of:=(([.C24]-[.B24])/[.B24])*100" office:value-type="float" office:value="-99.4486992850233" calcext:value-type="float">
            <text:p>-99.4486992850233</text:p>
          </table:table-cell>
          <table:table-cell table:style-name="ce27" office:value-type="float" office:value="0.000993009872279782" calcext:value-type="float">
            <text:p>0.000993009872279782</text:p>
          </table:table-cell>
          <table:table-cell table:style-name="ce27" table:formula="of:=(([.E24]-[.B24])/[.B24])*100" office:value-type="float" office:value="-99.7844040291464" calcext:value-type="float">
            <text:p>-99.7844040291464</text:p>
          </table:table-cell>
          <table:table-cell table:style-name="ce27" office:value-type="float" office:value="0.0000327278223335466" calcext:value-type="float">
            <text:p>3.27278223335466E-05</text:p>
          </table:table-cell>
          <table:table-cell table:style-name="ce27" table:formula="of:=(([.G24]-[.B24])/[.B24])*100" office:value-type="float" office:value="-99.9928943439266" calcext:value-type="float">
            <text:p>-99.9928943439266</text:p>
          </table:table-cell>
        </table:table-row>
        <table:table-row table:style-name="ro1">
          <table:table-cell table:style-name="ce27" office:value-type="float" office:value="3200" calcext:value-type="float">
            <text:p>3200</text:p>
          </table:table-cell>
          <table:table-cell table:style-name="ce27" office:value-type="float" office:value="0.47391332708877" calcext:value-type="float">
            <text:p>0.47391332708877</text:p>
          </table:table-cell>
          <table:table-cell table:style-name="ce27" office:value-type="float" office:value="0.00264372839805379" calcext:value-type="float">
            <text:p>0.00264372839805379</text:p>
          </table:table-cell>
          <table:table-cell table:style-name="ce27" table:formula="of:=(([.C25]-[.B25])/[.B25])*100" office:value-type="float" office:value="-99.4421493874641" calcext:value-type="float">
            <text:p>-99.4421493874641</text:p>
          </table:table-cell>
          <table:table-cell table:style-name="ce27" office:value-type="float" office:value="0.000993010920993701" calcext:value-type="float">
            <text:p>0.000993010920993701</text:p>
          </table:table-cell>
          <table:table-cell table:style-name="ce27" table:formula="of:=(([.E25]-[.B25])/[.B25])*100" office:value-type="float" office:value="-99.790465710873" calcext:value-type="float">
            <text:p>-99.790465710873</text:p>
          </table:table-cell>
          <table:table-cell table:style-name="ce27" office:value-type="float" office:value="0.0000327278223335466" calcext:value-type="float">
            <text:p>3.27278223335466E-05</text:p>
          </table:table-cell>
          <table:table-cell table:style-name="ce27" table:formula="of:=(([.G25]-[.B25])/[.B25])*100" office:value-type="float" office:value="-99.9930941333652" calcext:value-type="float">
            <text:p>-99.9930941333652</text:p>
          </table:table-cell>
        </table:table-row>
        <table:table-row table:style-name="ro1">
          <table:table-cell table:style-name="ce27" office:value-type="float" office:value="3300" calcext:value-type="float">
            <text:p>3300</text:p>
          </table:table-cell>
          <table:table-cell table:style-name="ce27" office:value-type="float" office:value="0.487108211145534" calcext:value-type="float">
            <text:p>0.487108211145534</text:p>
          </table:table-cell>
          <table:table-cell table:style-name="ce27" office:value-type="float" office:value="0.00274896329811405" calcext:value-type="float">
            <text:p>0.00274896329811405</text:p>
          </table:table-cell>
          <table:table-cell table:style-name="ce27" table:formula="of:=(([.C26]-[.B26])/[.B26])*100" office:value-type="float" office:value="-99.4356565471049" calcext:value-type="float">
            <text:p>-99.4356565471049</text:p>
          </table:table-cell>
          <table:table-cell table:style-name="ce27" office:value-type="float" office:value="0.00108089041708504" calcext:value-type="float">
            <text:p>0.00108089041708504</text:p>
          </table:table-cell>
          <table:table-cell table:style-name="ce27" table:formula="of:=(([.E26]-[.B26])/[.B26])*100" office:value-type="float" office:value="-99.7781005549993" calcext:value-type="float">
            <text:p>-99.7781005549993</text:p>
          </table:table-cell>
          <table:table-cell table:style-name="ce27" office:value-type="float" office:value="0.0000327278223335466" calcext:value-type="float">
            <text:p>3.27278223335466E-05</text:p>
          </table:table-cell>
          <table:table-cell table:style-name="ce27" table:formula="of:=(([.G26]-[.B26])/[.B26])*100" office:value-type="float" office:value="-99.9932812008534" calcext:value-type="float">
            <text:p>-99.9932812008534</text:p>
          </table:table-cell>
        </table:table-row>
        <table:table-row table:style-name="ro1">
          <table:table-cell table:style-name="ce27" office:value-type="float" office:value="3400" calcext:value-type="float">
            <text:p>3400</text:p>
          </table:table-cell>
          <table:table-cell table:style-name="ce27" office:value-type="float" office:value="0.500174425648576" calcext:value-type="float">
            <text:p>0.500174425648576</text:p>
          </table:table-cell>
          <table:table-cell table:style-name="ce27" office:value-type="float" office:value="0.00285490924427656" calcext:value-type="float">
            <text:p>0.00285490924427656</text:p>
          </table:table-cell>
          <table:table-cell table:style-name="ce27" table:formula="of:=(([.C27]-[.B27])/[.B27])*100" office:value-type="float" office:value="-99.4292172694406" calcext:value-type="float">
            <text:p>-99.4292172694406</text:p>
          </table:table-cell>
          <table:table-cell table:style-name="ce27" office:value-type="float" office:value="0.00108089148326273" calcext:value-type="float">
            <text:p>0.00108089148326273</text:p>
          </table:table-cell>
          <table:table-cell table:style-name="ce27" table:formula="of:=(([.E27]-[.B27])/[.B27])*100" office:value-type="float" office:value="-99.7838970911275" calcext:value-type="float">
            <text:p>-99.7838970911275</text:p>
          </table:table-cell>
          <table:table-cell table:style-name="ce27" office:value-type="float" office:value="0.0000327278223335466" calcext:value-type="float">
            <text:p>3.27278223335466E-05</text:p>
          </table:table-cell>
          <table:table-cell table:style-name="ce27" table:formula="of:=(([.G27]-[.B27])/[.B27])*100" office:value-type="float" office:value="-99.9934567181657" calcext:value-type="float">
            <text:p>-99.9934567181657</text:p>
          </table:table-cell>
        </table:table-row>
        <table:table-row table:style-name="ro1">
          <table:table-cell table:style-name="ce27" office:value-type="float" office:value="3500" calcext:value-type="float">
            <text:p>3500</text:p>
          </table:table-cell>
          <table:table-cell table:style-name="ce27" office:value-type="float" office:value="0.513113475131489" calcext:value-type="float">
            <text:p>0.513113475131489</text:p>
          </table:table-cell>
          <table:table-cell table:style-name="ce27" office:value-type="float" office:value="0.00296154535099931" calcext:value-type="float">
            <text:p>0.00296154535099931</text:p>
          </table:table-cell>
          <table:table-cell table:style-name="ce27" table:formula="of:=(([.C28]-[.B28])/[.B28])*100" office:value-type="float" office:value="-99.4228283811411" calcext:value-type="float">
            <text:p>-99.4228283811411</text:p>
          </table:table-cell>
          <table:table-cell table:style-name="ce27" office:value-type="float" office:value="0.00117023440089696" calcext:value-type="float">
            <text:p>0.00117023440089696</text:p>
          </table:table-cell>
          <table:table-cell table:style-name="ce27" table:formula="of:=(([.E28]-[.B28])/[.B28])*100" office:value-type="float" office:value="-99.7719345802413" calcext:value-type="float">
            <text:p>-99.7719345802413</text:p>
          </table:table-cell>
          <table:table-cell table:style-name="ce27" office:value-type="float" office:value="0.0000327278223335466" calcext:value-type="float">
            <text:p>3.27278223335466E-05</text:p>
          </table:table-cell>
          <table:table-cell table:style-name="ce27" table:formula="of:=(([.G28]-[.B28])/[.B28])*100" office:value-type="float" office:value="-99.9936217184074" calcext:value-type="float">
            <text:p>-99.9936217184074</text:p>
          </table:table-cell>
        </table:table-row>
        <table:table-row table:style-name="ro1">
          <table:table-cell table:style-name="ce27" office:value-type="float" office:value="3600" calcext:value-type="float">
            <text:p>3600</text:p>
          </table:table-cell>
          <table:table-cell table:style-name="ce27" office:value-type="float" office:value="0.52592690924926" calcext:value-type="float">
            <text:p>0.52592690924926</text:p>
          </table:table-cell>
          <table:table-cell table:style-name="ce27" office:value-type="float" office:value="0.0030688519240095" calcext:value-type="float">
            <text:p>0.0030688519240095</text:p>
          </table:table-cell>
          <table:table-cell table:style-name="ce27" table:formula="of:=(([.C29]-[.B29])/[.B29])*100" office:value-type="float" office:value="-99.4164869927667" calcext:value-type="float">
            <text:p>-99.4164869927667</text:p>
          </table:table-cell>
          <table:table-cell table:style-name="ce27" office:value-type="float" office:value="0.00117023548350256" calcext:value-type="float">
            <text:p>0.00117023548350256</text:p>
          </table:table-cell>
          <table:table-cell table:style-name="ce27" table:formula="of:=(([.E29]-[.B29])/[.B29])*100" office:value-type="float" office:value="-99.7774908522606" calcext:value-type="float">
            <text:p>-99.7774908522606</text:p>
          </table:table-cell>
          <table:table-cell table:style-name="ce27" office:value-type="float" office:value="0.0000327278223335466" calcext:value-type="float">
            <text:p>3.27278223335466E-05</text:p>
          </table:table-cell>
          <table:table-cell table:style-name="ce27" table:formula="of:=(([.G29]-[.B29])/[.B29])*100" office:value-type="float" office:value="-99.9937771158391" calcext:value-type="float">
            <text:p>-99.9937771158391</text:p>
          </table:table-cell>
        </table:table-row>
        <table:table-row table:style-name="ro1">
          <table:table-cell table:style-name="ce27" office:value-type="float" office:value="3700" calcext:value-type="float">
            <text:p>3700</text:p>
          </table:table-cell>
          <table:table-cell table:style-name="ce27" office:value-type="float" office:value="0.538616312802757" calcext:value-type="float">
            <text:p>0.538616312802757</text:p>
          </table:table-cell>
          <table:table-cell table:style-name="ce27" office:value-type="float" office:value="0.00317681036125712" calcext:value-type="float">
            <text:p>0.00317681036125712</text:p>
          </table:table-cell>
          <table:table-cell table:style-name="ce27" table:formula="of:=(([.C30]-[.B30])/[.B30])*100" office:value-type="float" office:value="-99.4101904666188" calcext:value-type="float">
            <text:p>-99.4101904666188</text:p>
          </table:table-cell>
          <table:table-cell table:style-name="ce27" office:value-type="float" office:value="0.00126095615592501" calcext:value-type="float">
            <text:p>0.00126095615592501</text:p>
          </table:table-cell>
          <table:table-cell table:style-name="ce27" table:formula="of:=(([.E30]-[.B30])/[.B30])*100" office:value-type="float" office:value="-99.7658897203905" calcext:value-type="float">
            <text:p>-99.7658897203905</text:p>
          </table:table-cell>
          <table:table-cell table:style-name="ce27" office:value-type="float" office:value="0.0000327278223335466" calcext:value-type="float">
            <text:p>3.27278223335466E-05</text:p>
          </table:table-cell>
          <table:table-cell table:style-name="ce27" table:formula="of:=(([.G30]-[.B30])/[.B30])*100" office:value-type="float" office:value="-99.9939237224058" calcext:value-type="float">
            <text:p>-99.9939237224058</text:p>
          </table:table-cell>
        </table:table-row>
        <table:table-row table:style-name="ro1">
          <table:table-cell table:style-name="ce27" office:value-type="float" office:value="3800" calcext:value-type="float">
            <text:p>3800</text:p>
          </table:table-cell>
          <table:table-cell table:style-name="ce27" office:value-type="float" office:value="0.551183297126713" calcext:value-type="float">
            <text:p>0.551183297126713</text:p>
          </table:table-cell>
          <table:table-cell table:style-name="ce27" office:value-type="float" office:value="0.00328540306454776" calcext:value-type="float">
            <text:p>0.00328540306454776</text:p>
          </table:table-cell>
          <table:table-cell table:style-name="ce27" table:formula="of:=(([.C31]-[.B31])/[.B31])*100" office:value-type="float" office:value="-99.4039363889156" calcext:value-type="float">
            <text:p>-99.4039363889156</text:p>
          </table:table-cell>
          <table:table-cell table:style-name="ce27" office:value-type="float" office:value="0.00126095725406247" calcext:value-type="float">
            <text:p>0.00126095725406247</text:p>
          </table:table-cell>
          <table:table-cell table:style-name="ce27" table:formula="of:=(([.E31]-[.B31])/[.B31])*100" office:value-type="float" office:value="-99.7712272377201" calcext:value-type="float">
            <text:p>-99.7712272377201</text:p>
          </table:table-cell>
          <table:table-cell table:style-name="ce27" office:value-type="float" office:value="0.0000327278223335466" calcext:value-type="float">
            <text:p>3.27278223335466E-05</text:p>
          </table:table-cell>
          <table:table-cell table:style-name="ce27" table:formula="of:=(([.G31]-[.B31])/[.B31])*100" office:value-type="float" office:value="-99.9940622615917" calcext:value-type="float">
            <text:p>-99.9940622615917</text:p>
          </table:table-cell>
        </table:table-row>
        <table:table-row table:style-name="ro1">
          <table:table-cell table:style-name="ce27" office:value-type="float" office:value="3900" calcext:value-type="float">
            <text:p>3900</text:p>
          </table:table-cell>
          <table:table-cell table:style-name="ce27" office:value-type="float" office:value="0.563629492651606" calcext:value-type="float">
            <text:p>0.563629492651606</text:p>
          </table:table-cell>
          <table:table-cell table:style-name="ce27" office:value-type="float" office:value="0.00339461336045387" calcext:value-type="float">
            <text:p>0.00339461336045387</text:p>
          </table:table-cell>
          <table:table-cell table:style-name="ce27" table:formula="of:=(([.C32]-[.B32])/[.B32])*100" office:value-type="float" office:value="-99.3977225456241" calcext:value-type="float">
            <text:p>-99.3977225456241</text:p>
          </table:table-cell>
          <table:table-cell table:style-name="ce27" office:value-type="float" office:value="0.00135297947306724" calcext:value-type="float">
            <text:p>0.00135297947306724</text:p>
          </table:table-cell>
          <table:table-cell table:style-name="ce27" table:formula="of:=(([.E32]-[.B32])/[.B32])*100" office:value-type="float" office:value="-99.7599523284876" calcext:value-type="float">
            <text:p>-99.7599523284876</text:p>
          </table:table-cell>
          <table:table-cell table:style-name="ce27" office:value-type="float" office:value="0.0000327278223335466" calcext:value-type="float">
            <text:p>3.27278223335466E-05</text:p>
          </table:table-cell>
          <table:table-cell table:style-name="ce27" table:formula="of:=(([.G32]-[.B32])/[.B32])*100" office:value-type="float" office:value="-99.994193380091" calcext:value-type="float">
            <text:p>-99.994193380091</text:p>
          </table:table-cell>
        </table:table-row>
        <table:table-row table:style-name="ro1">
          <table:table-cell table:style-name="ce27" office:value-type="float" office:value="4000" calcext:value-type="float">
            <text:p>4000</text:p>
          </table:table-cell>
          <table:table-cell table:style-name="ce27" office:value-type="float" office:value="0.575956542478749" calcext:value-type="float">
            <text:p>0.575956542478749</text:p>
          </table:table-cell>
          <table:table-cell table:style-name="ce27" office:value-type="float" office:value="0.003504425429318" calcext:value-type="float">
            <text:p>0.003504425429318</text:p>
          </table:table-cell>
          <table:table-cell table:style-name="ce27" table:formula="of:=(([.C33]-[.B33])/[.B33])*100" office:value-type="float" office:value="-99.3915469013971" calcext:value-type="float">
            <text:p>-99.3915469013971</text:p>
          </table:table-cell>
          <table:table-cell table:style-name="ce27" office:value-type="float" office:value="0.00135297947306724" calcext:value-type="float">
            <text:p>0.00135297947306724</text:p>
          </table:table-cell>
          <table:table-cell table:style-name="ce27" table:formula="of:=(([.E33]-[.B33])/[.B33])*100" office:value-type="float" office:value="-99.765090007096" calcext:value-type="float">
            <text:p>-99.765090007096</text:p>
          </table:table-cell>
          <table:table-cell table:style-name="ce27" office:value-type="float" office:value="0.0000327278223335466" calcext:value-type="float">
            <text:p>3.27278223335466E-05</text:p>
          </table:table-cell>
          <table:table-cell table:style-name="ce27" table:formula="of:=(([.G33]-[.B33])/[.B33])*100" office:value-type="float" office:value="-99.9943176576843" calcext:value-type="float">
            <text:p>-99.9943176576843</text:p>
          </table:table-cell>
        </table:table-row>
        <table:table-row table:style-name="ro1">
          <table:table-cell table:style-name="ce27" office:value-type="float" office:value="4100" calcext:value-type="float">
            <text:p>4100</text:p>
          </table:table-cell>
          <table:table-cell table:style-name="ce27" office:value-type="float" office:value="0.588166096831943" calcext:value-type="float">
            <text:p>0.588166096831943</text:p>
          </table:table-cell>
          <table:table-cell table:style-name="ce27" office:value-type="float" office:value="0.0036148242413396" calcext:value-type="float">
            <text:p>0.0036148242413396</text:p>
          </table:table-cell>
          <table:table-cell table:style-name="ce27" table:formula="of:=(([.C34]-[.B34])/[.B34])*100" office:value-type="float" office:value="-99.385407581156" calcext:value-type="float">
            <text:p>-99.385407581156</text:p>
          </table:table-cell>
          <table:table-cell table:style-name="ce27" office:value-type="float" office:value="0.00144623611937567" calcext:value-type="float">
            <text:p>0.00144623611937567</text:p>
          </table:table-cell>
          <table:table-cell table:style-name="ce27" table:formula="of:=(([.E34]-[.B34])/[.B34])*100" office:value-type="float" office:value="-99.7541109344511" calcext:value-type="float">
            <text:p>-99.7541109344511</text:p>
          </table:table-cell>
          <table:table-cell table:style-name="ce27" office:value-type="float" office:value="0.0000327278223335466" calcext:value-type="float">
            <text:p>3.27278223335466E-05</text:p>
          </table:table-cell>
          <table:table-cell table:style-name="ce27" table:formula="of:=(([.G34]-[.B34])/[.B34])*100" office:value-type="float" office:value="-99.9944356156348" calcext:value-type="float">
            <text:p>-99.9944356156348</text:p>
          </table:table-cell>
        </table:table-row>
        <table:table-row table:style-name="ro1">
          <table:table-cell table:style-name="ce27" office:value-type="float" office:value="4200" calcext:value-type="float">
            <text:p>4200</text:p>
          </table:table-cell>
          <table:table-cell table:style-name="ce27" office:value-type="float" office:value="0.600259808269022" calcext:value-type="float">
            <text:p>0.600259808269022</text:p>
          </table:table-cell>
          <table:table-cell table:style-name="ce27" office:value-type="float" office:value="0.00372579549888354" calcext:value-type="float">
            <text:p>0.00372579549888354</text:p>
          </table:table-cell>
          <table:table-cell table:style-name="ce27" table:formula="of:=(([.C35]-[.B35])/[.B35])*100" office:value-type="float" office:value="-99.3793028539379" calcext:value-type="float">
            <text:p>-99.3793028539379</text:p>
          </table:table-cell>
          <table:table-cell table:style-name="ce27" office:value-type="float" office:value="0.00144623611937567" calcext:value-type="float">
            <text:p>0.00144623611937567</text:p>
          </table:table-cell>
          <table:table-cell table:style-name="ce27" table:formula="of:=(([.E35]-[.B35])/[.B35])*100" office:value-type="float" office:value="-99.7590649749571" calcext:value-type="float">
            <text:p>-99.7590649749571</text:p>
          </table:table-cell>
          <table:table-cell table:style-name="ce27" office:value-type="float" office:value="0.0000327278223335466" calcext:value-type="float">
            <text:p>3.27278223335466E-05</text:p>
          </table:table-cell>
          <table:table-cell table:style-name="ce27" table:formula="of:=(([.G35]-[.B35])/[.B35])*100" office:value-type="float" office:value="-99.9945477238551" calcext:value-type="float">
            <text:p>-99.9945477238551</text:p>
          </table:table-cell>
        </table:table-row>
        <table:table-row table:style-name="ro1">
          <table:table-cell table:style-name="ce27" office:value-type="float" office:value="4300" calcext:value-type="float">
            <text:p>4300</text:p>
          </table:table-cell>
          <table:table-cell table:style-name="ce27" office:value-type="float" office:value="0.612239327553414" calcext:value-type="float">
            <text:p>0.612239327553414</text:p>
          </table:table-cell>
          <table:table-cell table:style-name="ce27" office:value-type="float" office:value="0.00383732558427148" calcext:value-type="float">
            <text:p>0.00383732558427148</text:p>
          </table:table-cell>
          <table:table-cell table:style-name="ce27" table:formula="of:=(([.C36]-[.B36])/[.B36])*100" office:value-type="float" office:value="-99.3732311186859" calcext:value-type="float">
            <text:p>-99.3732311186859</text:p>
          </table:table-cell>
          <table:table-cell table:style-name="ce27" office:value-type="float" office:value="0.00154066464967751" calcext:value-type="float">
            <text:p>0.00154066464967751</text:p>
          </table:table-cell>
          <table:table-cell table:style-name="ce27" table:formula="of:=(([.E36]-[.B36])/[.B36])*100" office:value-type="float" office:value="-99.7483558176777" calcext:value-type="float">
            <text:p>-99.7483558176777</text:p>
          </table:table-cell>
          <table:table-cell table:style-name="ce27" office:value-type="float" office:value="0.0000327278223335466" calcext:value-type="float">
            <text:p>3.27278223335466E-05</text:p>
          </table:table-cell>
          <table:table-cell table:style-name="ce27" table:formula="of:=(([.G36]-[.B36])/[.B36])*100" office:value-type="float" office:value="-99.9946544070496" calcext:value-type="float">
            <text:p>-99.9946544070496</text:p>
          </table:table-cell>
        </table:table-row>
        <table:table-row table:style-name="ro1">
          <table:table-cell table:style-name="ce27" office:value-type="float" office:value="4400" calcext:value-type="float">
            <text:p>4400</text:p>
          </table:table-cell>
          <table:table-cell table:style-name="ce27" office:value-type="float" office:value="0.624106300099942" calcext:value-type="float">
            <text:p>0.624106300099942</text:p>
          </table:table-cell>
          <table:table-cell table:style-name="ce27" office:value-type="float" office:value="0.00394940151242031" calcext:value-type="float">
            <text:p>0.00394940151242031</text:p>
          </table:table-cell>
          <table:table-cell table:style-name="ce27" table:formula="of:=(([.C37]-[.B37])/[.B37])*100" office:value-type="float" office:value="-99.3671908917138" calcext:value-type="float">
            <text:p>-99.3671908917138</text:p>
          </table:table-cell>
          <table:table-cell table:style-name="ce27" office:value-type="float" office:value="0.00154066464967751" calcext:value-type="float">
            <text:p>0.00154066464967751</text:p>
          </table:table-cell>
          <table:table-cell table:style-name="ce27" table:formula="of:=(([.E37]-[.B37])/[.B37])*100" office:value-type="float" office:value="-99.7531406669936" calcext:value-type="float">
            <text:p>-99.7531406669936</text:p>
          </table:table-cell>
          <table:table-cell table:style-name="ce27" office:value-type="float" office:value="0.0000327278223335466" calcext:value-type="float">
            <text:p>3.27278223335466E-05</text:p>
          </table:table-cell>
          <table:table-cell table:style-name="ce27" table:formula="of:=(([.G37]-[.B37])/[.B37])*100" office:value-type="float" office:value="-99.9947560499985" calcext:value-type="float">
            <text:p>-99.9947560499985</text:p>
          </table:table-cell>
        </table:table-row>
        <table:table-row table:style-name="ro1">
          <table:table-cell table:style-name="ce27" office:value-type="float" office:value="4500" calcext:value-type="float">
            <text:p>4500</text:p>
          </table:table-cell>
          <table:table-cell table:style-name="ce27" office:value-type="float" office:value="0.635862362920977" calcext:value-type="float">
            <text:p>0.635862362920977</text:p>
          </table:table-cell>
          <table:table-cell table:style-name="ce27" office:value-type="float" office:value="0.00406201088777773" calcext:value-type="float">
            <text:p>0.00406201088777773</text:p>
          </table:table-cell>
          <table:table-cell table:style-name="ce27" table:formula="of:=(([.C38]-[.B38])/[.B38])*100" office:value-type="float" office:value="-99.3611807956178" calcext:value-type="float">
            <text:p>-99.3611807956178</text:p>
          </table:table-cell>
          <table:table-cell table:style-name="ce27" office:value-type="float" office:value="0.00154066578985199" calcext:value-type="float">
            <text:p>0.00154066578985199</text:p>
          </table:table-cell>
          <table:table-cell table:style-name="ce27" table:formula="of:=(([.E38]-[.B38])/[.B38])*100" office:value-type="float" office:value="-99.7577045159939" calcext:value-type="float">
            <text:p>-99.7577045159939</text:p>
          </table:table-cell>
          <table:table-cell table:style-name="ce27" office:value-type="float" office:value="0.0000327278223335466" calcext:value-type="float">
            <text:p>3.27278223335466E-05</text:p>
          </table:table-cell>
          <table:table-cell table:style-name="ce27" table:formula="of:=(([.G38]-[.B38])/[.B38])*100" office:value-type="float" office:value="-99.9948530021209" calcext:value-type="float">
            <text:p>-99.9948530021209</text:p>
          </table:table-cell>
        </table:table-row>
        <table:table-row table:style-name="ro1">
          <table:table-cell table:style-name="ce27" office:value-type="float" office:value="4600" calcext:value-type="float">
            <text:p>4600</text:p>
          </table:table-cell>
          <table:table-cell table:style-name="ce27" office:value-type="float" office:value="0.647509142009169" calcext:value-type="float">
            <text:p>0.647509142009169</text:p>
          </table:table-cell>
          <table:table-cell table:style-name="ce27" office:value-type="float" office:value="0.00417514186507891" calcext:value-type="float">
            <text:p>0.00417514186507891</text:p>
          </table:table-cell>
          <table:table-cell table:style-name="ce27" table:formula="of:=(([.C39]-[.B39])/[.B39])*100" office:value-type="float" office:value="-99.3551995494421" calcext:value-type="float">
            <text:p>-99.3551995494421</text:p>
          </table:table-cell>
          <table:table-cell table:style-name="ce27" office:value-type="float" office:value="0.00163620944287166" calcext:value-type="float">
            <text:p>0.00163620944287166</text:p>
          </table:table-cell>
          <table:table-cell table:style-name="ce27" table:formula="of:=(([.E39]-[.B39])/[.B39])*100" office:value-type="float" office:value="-99.7473071287002" calcext:value-type="float">
            <text:p>-99.7473071287002</text:p>
          </table:table-cell>
          <table:table-cell table:style-name="ce27" office:value-type="float" office:value="0.0000327278223335466" calcext:value-type="float">
            <text:p>3.27278223335466E-05</text:p>
          </table:table-cell>
          <table:table-cell table:style-name="ce27" table:formula="of:=(([.G39]-[.B39])/[.B39])*100" office:value-type="float" office:value="-99.9949455814273" calcext:value-type="float">
            <text:p>-99.9949455814273</text:p>
          </table:table-cell>
        </table:table-row>
        <table:table-row table:style-name="ro1">
          <table:table-cell table:style-name="ce27" office:value-type="float" office:value="4700" calcext:value-type="float">
            <text:p>4700</text:p>
          </table:table-cell>
          <table:table-cell table:style-name="ce27" office:value-type="float" office:value="0.659048250101549" calcext:value-type="float">
            <text:p>0.659048250101549</text:p>
          </table:table-cell>
          <table:table-cell table:style-name="ce27" office:value-type="float" office:value="0.00428878311350954" calcext:value-type="float">
            <text:p>0.00428878311350954</text:p>
          </table:table-cell>
          <table:table-cell table:style-name="ce27" table:formula="of:=(([.C40]-[.B40])/[.B40])*100" office:value-type="float" office:value="-99.3492459599356" calcext:value-type="float">
            <text:p>-99.3492459599356</text:p>
          </table:table-cell>
          <table:table-cell table:style-name="ce27" office:value-type="float" office:value="0.00163621059574877" calcext:value-type="float">
            <text:p>0.00163621059574877</text:p>
          </table:table-cell>
          <table:table-cell table:style-name="ce27" table:formula="of:=(([.E40]-[.B40])/[.B40])*100" office:value-type="float" office:value="-99.7517312889464" calcext:value-type="float">
            <text:p>-99.7517312889464</text:p>
          </table:table-cell>
          <table:table-cell table:style-name="ce27" office:value-type="float" office:value="0.0000327278223335466" calcext:value-type="float">
            <text:p>3.27278223335466E-05</text:p>
          </table:table-cell>
          <table:table-cell table:style-name="ce27" table:formula="of:=(([.G40]-[.B40])/[.B40])*100" office:value-type="float" office:value="-99.9950340779558" calcext:value-type="float">
            <text:p>-99.9950340779558</text:p>
          </table:table-cell>
        </table:table-row>
        <table:table-row table:style-name="ro1">
          <table:table-cell table:style-name="ce27" office:value-type="float" office:value="4800" calcext:value-type="float">
            <text:p>4800</text:p>
          </table:table-cell>
          <table:table-cell table:style-name="ce27" office:value-type="float" office:value="0.670481284777109" calcext:value-type="float">
            <text:p>0.670481284777109</text:p>
          </table:table-cell>
          <table:table-cell table:style-name="ce27" office:value-type="float" office:value="0.0044029237839136" calcext:value-type="float">
            <text:p>0.0044029237839136</text:p>
          </table:table-cell>
          <table:table-cell table:style-name="ce27" table:formula="of:=(([.C41]-[.B41])/[.B41])*100" office:value-type="float" office:value="-99.3433189137595" calcext:value-type="float">
            <text:p>-99.3433189137595</text:p>
          </table:table-cell>
          <table:table-cell table:style-name="ce27" office:value-type="float" office:value="0.00173281991217256" calcext:value-type="float">
            <text:p>0.00173281991217256</text:p>
          </table:table-cell>
          <table:table-cell table:style-name="ce27" table:formula="of:=(([.E41]-[.B41])/[.B41])*100" office:value-type="float" office:value="-99.7415558119943" calcext:value-type="float">
            <text:p>-99.7415558119943</text:p>
          </table:table-cell>
          <table:table-cell table:style-name="ce27" office:value-type="float" office:value="0.0000327278223335466" calcext:value-type="float">
            <text:p>3.27278223335466E-05</text:p>
          </table:table-cell>
          <table:table-cell table:style-name="ce27" table:formula="of:=(([.G41]-[.B41])/[.B41])*100" office:value-type="float" office:value="-99.9951187567682" calcext:value-type="float">
            <text:p>-99.9951187567682</text:p>
          </table:table-cell>
        </table:table-row>
        <table:table-row table:style-name="ro1">
          <table:table-cell table:style-name="ce27" office:value-type="float" office:value="4900" calcext:value-type="float">
            <text:p>4900</text:p>
          </table:table-cell>
          <table:table-cell table:style-name="ce27" office:value-type="float" office:value="0.681809826846231" calcext:value-type="float">
            <text:p>0.681809826846231</text:p>
          </table:table-cell>
          <table:table-cell table:style-name="ce27" office:value-type="float" office:value="0.0045175534787295" calcext:value-type="float">
            <text:p>0.0045175534787295</text:p>
          </table:table-cell>
          <table:table-cell table:style-name="ce27" table:formula="of:=(([.C42]-[.B42])/[.B42])*100" office:value-type="float" office:value="-99.3374173705261" calcext:value-type="float">
            <text:p>-99.3374173705261</text:p>
          </table:table-cell>
          <table:table-cell table:style-name="ce27" office:value-type="float" office:value="0.00173282107721527" calcext:value-type="float">
            <text:p>0.00173282107721527</text:p>
          </table:table-cell>
          <table:table-cell table:style-name="ce27" table:formula="of:=(([.E42]-[.B42])/[.B42])*100" office:value-type="float" office:value="-99.7458497943289" calcext:value-type="float">
            <text:p>-99.7458497943289</text:p>
          </table:table-cell>
          <table:table-cell table:style-name="ce27" office:value-type="float" office:value="0.0000327278223335466" calcext:value-type="float">
            <text:p>3.27278223335466E-05</text:p>
          </table:table-cell>
          <table:table-cell table:style-name="ce27" table:formula="of:=(([.G42]-[.B42])/[.B42])*100" office:value-type="float" office:value="-99.9951998605704" calcext:value-type="float">
            <text:p>-99.9951998605704</text:p>
          </table:table-cell>
        </table:table-row>
        <table:table-row table:style-name="ro1">
          <table:table-cell table:style-name="ce27" office:value-type="float" office:value="5000" calcext:value-type="float">
            <text:p>5000</text:p>
          </table:table-cell>
          <table:table-cell table:style-name="ce27" office:value-type="float" office:value="0.693035438995716" calcext:value-type="float">
            <text:p>0.693035438995716</text:p>
          </table:table-cell>
          <table:table-cell table:style-name="ce27" office:value-type="float" office:value="0.00463266222437651" calcext:value-type="float">
            <text:p>0.00463266222437651</text:p>
          </table:table-cell>
          <table:table-cell table:style-name="ce27" table:formula="of:=(([.C43]-[.B43])/[.B43])*100" office:value-type="float" office:value="-99.3315403565668" calcext:value-type="float">
            <text:p>-99.3315403565668</text:p>
          </table:table-cell>
          <table:table-cell table:style-name="ce27" office:value-type="float" office:value="0.00183044985196704" calcext:value-type="float">
            <text:p>0.00183044985196704</text:p>
          </table:table-cell>
          <table:table-cell table:style-name="ce27" table:formula="of:=(([.E43]-[.B43])/[.B43])*100" office:value-type="float" office:value="-99.7358793289677" calcext:value-type="float">
            <text:p>-99.7358793289677</text:p>
          </table:table-cell>
          <table:table-cell table:style-name="ce27" office:value-type="float" office:value="0.0000327278223335466" calcext:value-type="float">
            <text:p>3.27278223335466E-05</text:p>
          </table:table-cell>
          <table:table-cell table:style-name="ce27" table:formula="of:=(([.G43]-[.B43])/[.B43])*100" office:value-type="float" office:value="-99.9952776120106" calcext:value-type="float">
            <text:p>-99.9952776120106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15" office:value-type="string" calcext:value-type="string" table:number-columns-spanned="2" table:number-rows-spanned="1">
            <text:p>Min. Gap Relative to Best:</text:p>
          </table:table-cell>
          <table:covered-table-cell table:style-name="ce15"/>
          <table:table-cell/>
          <table:table-cell table:style-name="ce41" table:formula="of:=MIN([.D3:.D43])" office:value-type="float" office:value="-99.6141503820619" calcext:value-type="float">
            <text:p>-99.6141503820619</text:p>
          </table:table-cell>
          <table:table-cell/>
          <table:table-cell table:style-name="ce40" table:formula="of:=MIN([.F3:.F43])" office:value-type="float" office:value="-99.8634761669604" calcext:value-type="float">
            <text:p>-99.8634761669604</text:p>
          </table:table-cell>
          <table:table-cell/>
          <table:table-cell table:style-name="ce40" table:formula="of:=MIN([.H3:.H43])" office:value-type="float" office:value="-99.9952776120106" calcext:value-type="float">
            <text:p>-99.9952776120106</text:p>
          </table:table-cell>
        </table:table-row>
        <table:table-row table:style-name="ro1">
          <table:table-cell table:style-name="ce15" office:value-type="string" calcext:value-type="string" table:number-columns-spanned="2" table:number-rows-spanned="1">
            <text:p>Max. Gap Relative to Best:</text:p>
          </table:table-cell>
          <table:covered-table-cell table:style-name="ce15"/>
          <table:table-cell/>
          <table:table-cell table:style-name="ce42" table:formula="of:=MAX([.D3:.D43])" office:value-type="float" office:value="-99.3315403565668" calcext:value-type="float">
            <text:p>-99.3315403565668</text:p>
          </table:table-cell>
          <table:table-cell/>
          <table:table-cell table:style-name="ce40" table:formula="of:=MAX([.F3:.F43])" office:value-type="float" office:value="-99.7358793289677" calcext:value-type="float">
            <text:p>-99.7358793289677</text:p>
          </table:table-cell>
          <table:table-cell/>
          <table:table-cell table:style-name="ce39" table:formula="of:=MAX([.H3:.H43])" office:value-type="float" office:value="-99.9782090634586" calcext:value-type="float">
            <text:p>-99.9782090634586</text:p>
          </table:table-cell>
        </table:table-row>
        <table:table-row table:style-name="ro1" table:number-rows-repeated="1048529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  <table:database-ranges>
        <table:database-range table:name="__Anonymous_Sheet_DB__0" table:target-range-address="nlogn_costs_experiment_results.A1:nlogn_costs_experiment_results.C493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1" number:min-decimal-places="11" number:min-integer-digits="1"/>
    </number:number-style>
    <number:number-style style:name="N130">
      <number:number number:decimal-places="10" number:min-decimal-places="10" number:min-integer-digits="1"/>
    </number:number-style>
    <number:number-style style:name="N131">
      <number:number number:decimal-places="9" number:min-decimal-places="9" number:min-integer-digits="1"/>
    </number:number-style>
    <number:number-style style:name="N132">
      <number:number number:decimal-places="8" number:min-decimal-places="8" number:min-integer-digits="1"/>
    </number:number-style>
    <number:number-style style:name="N133">
      <number:number number:decimal-places="7" number:min-decimal-places="7" number:min-integer-digits="1"/>
    </number:number-style>
    <number:number-style style:name="N134">
      <number:number number:decimal-places="6" number:min-decimal-places="6" number:min-integer-digits="1"/>
    </number:number-style>
    <number:number-style style:name="N135">
      <number:number number:decimal-places="5" number:min-decimal-places="5" number:min-integer-digits="1"/>
    </number:number-style>
    <number:number-style style:name="N136">
      <number:number number:decimal-places="4" number:min-decimal-places="4" number:min-integer-digits="1"/>
    </number:number-style>
    <number:number-style style:name="N137">
      <number:number number:decimal-places="3" number:min-decimal-places="3" number:min-integer-digits="1"/>
    </number:number-style>
    <number:number-style style:name="N138">
      <number:number number:decimal-places="1" number:min-decimal-places="1" number:min-integer-digits="1"/>
    </number:number-style>
    <number:number-style style:name="N139">
      <number:number number:decimal-places="13" number:min-decimal-places="13" number:min-integer-digits="1"/>
    </number:number-style>
    <number:number-style style:name="N140">
      <number:number number:decimal-places="12" number:min-decimal-places="12" number:min-integer-digits="1"/>
    </number:number-style>
    <number:number-style style:name="N141">
      <number:number number:decimal-places="14" number:min-decimal-places="14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2">00/00/0000</text:date>, <text:time style:data-style-name="N2" text:time-value="13:58:55.18163721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0.3$MacOSX_X86_64 LibreOffice_project/da48488a73ddd66ea24cf16bbc4f7b9c08e9bea1</meta:generator>
    <dc:date>2024-02-22T13:54:06.390794920</dc:date>
    <meta:editing-duration>PT20H48M45S</meta:editing-duration>
    <meta:editing-cycles>74</meta:editing-cycles>
    <meta:document-statistic meta:table-count="4" meta:cell-count="4519" meta:object-count="0"/>
  </office:meta>
</office:document-meta>
</file>